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2.94pt"/>
    </style:style>
    <style:style style:name="co2" style:family="table-column">
      <style:table-column-properties fo:break-before="auto" style:column-width="51.96pt"/>
    </style:style>
    <style:style style:name="co3" style:family="table-column">
      <style:table-column-properties fo:break-before="auto" style:column-width="52.7pt"/>
    </style:style>
    <style:style style:name="co4" style:family="table-column">
      <style:table-column-properties fo:break-before="auto" style:column-width="100.6pt"/>
    </style:style>
    <style:style style:name="co5" style:family="table-column">
      <style:table-column-properties fo:break-before="auto" style:column-width="65.85pt"/>
    </style:style>
    <style:style style:name="co6" style:family="table-column">
      <style:table-column-properties fo:break-before="auto" style:column-width="88.21pt"/>
    </style:style>
    <style:style style:name="co7" style:family="table-column">
      <style:table-column-properties fo:break-before="auto" style:column-width="96.69pt"/>
    </style:style>
    <style:style style:name="co8" style:family="table-column">
      <style:table-column-properties fo:break-before="auto" style:column-width="153.04pt"/>
    </style:style>
    <style:style style:name="co9" style:family="table-column">
      <style:table-column-properties fo:break-before="auto" style:column-width="161.55pt"/>
    </style:style>
    <style:style style:name="co10" style:family="table-column">
      <style:table-column-properties fo:break-before="auto" style:column-width="142.24pt"/>
    </style:style>
    <style:style style:name="co11" style:family="table-column">
      <style:table-column-properties fo:break-before="auto" style:column-width="150.75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6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7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8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0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1" style:family="table-cell" style:parent-style-name="Default">
      <style:table-cell-properties fo:border="0.99pt solid #000000"/>
    </style:style>
    <style:style style:name="ce32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3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34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35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36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37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38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39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40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41" style:family="table-cell" style:parent-style-name="Pivot_20_Table_20_Value" style:data-style-name="N0"/>
    <style:style style:name="ce42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43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44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45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46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47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48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49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nch.c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batch_timestamp</text:p>
          </table:table-cell>
          <table:table-cell office:value-type="string" calcext:value-type="string">
            <text:p>qty_loops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env_crystal_worker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ibers_any_thread</text:p>
          </table:table-cell>
          <table:table-cell office:value-type="string" calcext:value-type="string">
            <text:p>fibers_same_thread</text:p>
          </table:table-cell>
          <table:table-cell office:value-type="string" calcext:value-type="string">
            <text:p>fibers_any_thread_times_worker</text:p>
          </table:table-cell>
          <table:table-cell office:value-type="string" calcext:value-type="string">
            <text:p>fibers_same_thread_times_worker</text:p>
          </table:table-cell>
          <table:table-cell office:value-type="string" calcext:value-type="string">
            <text:p>fibers_any_thread_per_worker</text:p>
          </table:table-cell>
          <table:table-cell office:value-type="string" calcext:value-type="string">
            <text:p>fibers_same_thread_per_worker</text:p>
          </table:table-cell>
        </table:table-row>
        <table:table-row table:style-name="ro1">
          <table:table-cell office:value-type="string" calcext:value-type="string">
            <text:p>2019-10-21 02:42:5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" calcext:value-type="float">
            <text:p>1</text:p>
          </table:table-cell>
          <table:table-cell office:value-type="float" office:value="0.000912841" calcext:value-type="float">
            <text:p>0.000912841</text:p>
          </table:table-cell>
          <table:table-cell office:value-type="float" office:value="0.001992973" calcext:value-type="float">
            <text:p>0.001992973</text:p>
          </table:table-cell>
          <table:table-cell office:value-type="float" office:value="0.000990874" calcext:value-type="float">
            <text:p>0.000990874</text:p>
          </table:table-cell>
          <table:table-cell office:value-type="float" office:value="0.001992973" calcext:value-type="float">
            <text:p>0.001992973</text:p>
          </table:table-cell>
          <table:table-cell office:value-type="float" office:value="0.000990874" calcext:value-type="float">
            <text:p>0.000990874</text:p>
          </table:table-cell>
          <table:table-cell office:value-type="float" office:value="0.001992973" calcext:value-type="float">
            <text:p>0.001992973</text:p>
          </table:table-cell>
          <table:table-cell office:value-type="float" office:value="0.000990874" calcext:value-type="float">
            <text:p>0.000990874</text:p>
          </table:table-cell>
        </table:table-row>
        <table:table-row table:style-name="ro1">
          <table:table-cell office:value-type="string" calcext:value-type="string">
            <text:p>2019-10-21 02:42:5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" calcext:value-type="float">
            <text:p>1</text:p>
          </table:table-cell>
          <table:table-cell office:value-type="float" office:value="1.741889847" calcext:value-type="float">
            <text:p>1.741889847</text:p>
          </table:table-cell>
          <table:table-cell office:value-type="float" office:value="1.719117874" calcext:value-type="float">
            <text:p>1.719117874</text:p>
          </table:table-cell>
          <table:table-cell office:value-type="float" office:value="1.716796334" calcext:value-type="float">
            <text:p>1.716796334</text:p>
          </table:table-cell>
          <table:table-cell office:value-type="float" office:value="1.719117874" calcext:value-type="float">
            <text:p>1.719117874</text:p>
          </table:table-cell>
          <table:table-cell office:value-type="float" office:value="1.716796334" calcext:value-type="float">
            <text:p>1.716796334</text:p>
          </table:table-cell>
          <table:table-cell office:value-type="float" office:value="1.719117874" calcext:value-type="float">
            <text:p>1.719117874</text:p>
          </table:table-cell>
          <table:table-cell office:value-type="float" office:value="1.716796334" calcext:value-type="float">
            <text:p>1.716796334</text:p>
          </table:table-cell>
        </table:table-row>
        <table:table-row table:style-name="ro1">
          <table:table-cell office:value-type="string" calcext:value-type="string">
            <text:p>2019-10-21 02:43:0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" calcext:value-type="float">
            <text:p>2</text:p>
          </table:table-cell>
          <table:table-cell office:value-type="float" office:value="0.000233412" calcext:value-type="float">
            <text:p>0.000233412</text:p>
          </table:table-cell>
          <table:table-cell office:value-type="float" office:value="0.000436849" calcext:value-type="float">
            <text:p>0.000436849</text:p>
          </table:table-cell>
          <table:table-cell office:value-type="float" office:value="0.000348296" calcext:value-type="float">
            <text:p>0.000348296</text:p>
          </table:table-cell>
          <table:table-cell office:value-type="float" office:value="0.000873698" calcext:value-type="float">
            <text:p>0.000873698</text:p>
          </table:table-cell>
          <table:table-cell office:value-type="float" office:value="0.000696592" calcext:value-type="float">
            <text:p>0.000696592</text:p>
          </table:table-cell>
          <table:table-cell office:value-type="float" office:value="0.0002184245" calcext:value-type="float">
            <text:p>0.0002184245</text:p>
          </table:table-cell>
          <table:table-cell office:value-type="float" office:value="0.000174148" calcext:value-type="float">
            <text:p>0.000174148</text:p>
          </table:table-cell>
        </table:table-row>
        <table:table-row table:style-name="ro1">
          <table:table-cell office:value-type="string" calcext:value-type="string">
            <text:p>2019-10-21 02:43:0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" calcext:value-type="float">
            <text:p>2</text:p>
          </table:table-cell>
          <table:table-cell office:value-type="float" office:value="1.290623966" calcext:value-type="float">
            <text:p>1.290623966</text:p>
          </table:table-cell>
          <table:table-cell office:value-type="float" office:value="1.13865184" calcext:value-type="float">
            <text:p>1.13865184</text:p>
          </table:table-cell>
          <table:table-cell office:value-type="float" office:value="1.302020908" calcext:value-type="float">
            <text:p>1.302020908</text:p>
          </table:table-cell>
          <table:table-cell office:value-type="float" office:value="2.27730368" calcext:value-type="float">
            <text:p>2.27730368</text:p>
          </table:table-cell>
          <table:table-cell office:value-type="float" office:value="2.604041816" calcext:value-type="float">
            <text:p>2.604041816</text:p>
          </table:table-cell>
          <table:table-cell office:value-type="float" office:value="0.56932592" calcext:value-type="float">
            <text:p>0.56932592</text:p>
          </table:table-cell>
          <table:table-cell office:value-type="float" office:value="0.651010454" calcext:value-type="float">
            <text:p>0.651010454</text:p>
          </table:table-cell>
        </table:table-row>
        <table:table-row table:style-name="ro1">
          <table:table-cell office:value-type="string" calcext:value-type="string">
            <text:p>2019-10-21 02:43:0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" calcext:value-type="float">
            <text:p>3</text:p>
          </table:table-cell>
          <table:table-cell office:value-type="float" office:value="0.000224068" calcext:value-type="float">
            <text:p>0.000224068</text:p>
          </table:table-cell>
          <table:table-cell office:value-type="float" office:value="0.000425157" calcext:value-type="float">
            <text:p>0.000425157</text:p>
          </table:table-cell>
          <table:table-cell office:value-type="float" office:value="0.000363673" calcext:value-type="float">
            <text:p>0.000363673</text:p>
          </table:table-cell>
          <table:table-cell office:value-type="float" office:value="0.001275471" calcext:value-type="float">
            <text:p>0.001275471</text:p>
          </table:table-cell>
          <table:table-cell office:value-type="float" office:value="0.001091019" calcext:value-type="float">
            <text:p>0.001091019</text:p>
          </table:table-cell>
          <table:table-cell office:value-type="float" office:value="0.000141719" calcext:value-type="float">
            <text:p>0.000141719</text:p>
          </table:table-cell>
          <table:table-cell office:value-type="float" office:value="0.000121224333333333" calcext:value-type="float">
            <text:p>0.000121224333333</text:p>
          </table:table-cell>
        </table:table-row>
        <table:table-row table:style-name="ro1">
          <table:table-cell office:value-type="string" calcext:value-type="string">
            <text:p>2019-10-21 02:43:0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" calcext:value-type="float">
            <text:p>3</text:p>
          </table:table-cell>
          <table:table-cell office:value-type="float" office:value="1.364420241" calcext:value-type="float">
            <text:p>1.364420241</text:p>
          </table:table-cell>
          <table:table-cell office:value-type="float" office:value="0.749228663" calcext:value-type="float">
            <text:p>0.749228663</text:p>
          </table:table-cell>
          <table:table-cell office:value-type="float" office:value="1.388723353" calcext:value-type="float">
            <text:p>1.388723353</text:p>
          </table:table-cell>
          <table:table-cell office:value-type="float" office:value="2.247685989" calcext:value-type="float">
            <text:p>2.247685989</text:p>
          </table:table-cell>
          <table:table-cell office:value-type="float" office:value="4.166170059" calcext:value-type="float">
            <text:p>4.166170059</text:p>
          </table:table-cell>
          <table:table-cell office:value-type="float" office:value="0.249742887666667" calcext:value-type="float">
            <text:p>0.249742887666667</text:p>
          </table:table-cell>
          <table:table-cell office:value-type="float" office:value="0.462907784333333" calcext:value-type="float">
            <text:p>0.462907784333333</text:p>
          </table:table-cell>
        </table:table-row>
        <table:table-row table:style-name="ro1">
          <table:table-cell office:value-type="string" calcext:value-type="string">
            <text:p>2019-10-21 02:43:1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4" calcext:value-type="float">
            <text:p>4</text:p>
          </table:table-cell>
          <table:table-cell office:value-type="float" office:value="0.000277451" calcext:value-type="float">
            <text:p>0.000277451</text:p>
          </table:table-cell>
          <table:table-cell office:value-type="float" office:value="0.000658923" calcext:value-type="float">
            <text:p>0.000658923</text:p>
          </table:table-cell>
          <table:table-cell office:value-type="float" office:value="0.000501969" calcext:value-type="float">
            <text:p>0.000501969</text:p>
          </table:table-cell>
          <table:table-cell office:value-type="float" office:value="0.002635692" calcext:value-type="float">
            <text:p>0.002635692</text:p>
          </table:table-cell>
          <table:table-cell office:value-type="float" office:value="0.002007876" calcext:value-type="float">
            <text:p>0.002007876</text:p>
          </table:table-cell>
          <table:table-cell office:value-type="float" office:value="0.00016473075" calcext:value-type="float">
            <text:p>0.00016473075</text:p>
          </table:table-cell>
          <table:table-cell office:value-type="float" office:value="0.00012549225" calcext:value-type="float">
            <text:p>0.00012549225</text:p>
          </table:table-cell>
        </table:table-row>
        <table:table-row table:style-name="ro1">
          <table:table-cell office:value-type="string" calcext:value-type="string">
            <text:p>2019-10-21 02:43:1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4" calcext:value-type="float">
            <text:p>4</text:p>
          </table:table-cell>
          <table:table-cell office:value-type="float" office:value="1.381805867" calcext:value-type="float">
            <text:p>1.381805867</text:p>
          </table:table-cell>
          <table:table-cell office:value-type="float" office:value="0.709817751" calcext:value-type="float">
            <text:p>0.709817751</text:p>
          </table:table-cell>
          <table:table-cell office:value-type="float" office:value="1.816285548" calcext:value-type="float">
            <text:p>1.816285548</text:p>
          </table:table-cell>
          <table:table-cell office:value-type="float" office:value="2.839271004" calcext:value-type="float">
            <text:p>2.839271004</text:p>
          </table:table-cell>
          <table:table-cell office:value-type="float" office:value="7.265142192" calcext:value-type="float">
            <text:p>7.265142192</text:p>
          </table:table-cell>
          <table:table-cell office:value-type="float" office:value="0.17745443775" calcext:value-type="float">
            <text:p>0.17745443775</text:p>
          </table:table-cell>
          <table:table-cell office:value-type="float" office:value="0.454071387" calcext:value-type="float">
            <text:p>0.454071387</text:p>
          </table:table-cell>
        </table:table-row>
        <table:table-row table:style-name="ro1">
          <table:table-cell office:value-type="string" calcext:value-type="string">
            <text:p>2019-10-21 02:43:1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5" calcext:value-type="float">
            <text:p>5</text:p>
          </table:table-cell>
          <table:table-cell office:value-type="float" office:value="0.00024275" calcext:value-type="float">
            <text:p>0.00024275</text:p>
          </table:table-cell>
          <table:table-cell office:value-type="float" office:value="0.000630621" calcext:value-type="float">
            <text:p>0.000630621</text:p>
          </table:table-cell>
          <table:table-cell office:value-type="float" office:value="0.000444637" calcext:value-type="float">
            <text:p>0.000444637</text:p>
          </table:table-cell>
          <table:table-cell office:value-type="float" office:value="0.003153105" calcext:value-type="float">
            <text:p>0.003153105</text:p>
          </table:table-cell>
          <table:table-cell office:value-type="float" office:value="0.002223185" calcext:value-type="float">
            <text:p>0.002223185</text:p>
          </table:table-cell>
          <table:table-cell office:value-type="float" office:value="0.0001261242" calcext:value-type="float">
            <text:p>0.0001261242</text:p>
          </table:table-cell>
          <table:table-cell office:value-type="float" office:value="0.0000889274" calcext:value-type="float">
            <text:p>8.89274E-05</text:p>
          </table:table-cell>
        </table:table-row>
        <table:table-row table:style-name="ro1">
          <table:table-cell office:value-type="string" calcext:value-type="string">
            <text:p>2019-10-21 02:43:1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5" calcext:value-type="float">
            <text:p>5</text:p>
          </table:table-cell>
          <table:table-cell office:value-type="float" office:value="1.329448066" calcext:value-type="float">
            <text:p>1.329448066</text:p>
          </table:table-cell>
          <table:table-cell office:value-type="float" office:value="1.075957847" calcext:value-type="float">
            <text:p>1.075957847</text:p>
          </table:table-cell>
          <table:table-cell office:value-type="float" office:value="1.24830984" calcext:value-type="float">
            <text:p>1.24830984</text:p>
          </table:table-cell>
          <table:table-cell office:value-type="float" office:value="5.379789235" calcext:value-type="float">
            <text:p>5.379789235</text:p>
          </table:table-cell>
          <table:table-cell office:value-type="float" office:value="6.2415492" calcext:value-type="float">
            <text:p>6.2415492</text:p>
          </table:table-cell>
          <table:table-cell office:value-type="float" office:value="0.2151915694" calcext:value-type="float">
            <text:p>0.2151915694</text:p>
          </table:table-cell>
          <table:table-cell office:value-type="float" office:value="0.249661968" calcext:value-type="float">
            <text:p>0.249661968</text:p>
          </table:table-cell>
        </table:table-row>
        <table:table-row table:style-name="ro1">
          <table:table-cell office:value-type="string" calcext:value-type="string">
            <text:p>2019-10-21 02:43:1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6" calcext:value-type="float">
            <text:p>6</text:p>
          </table:table-cell>
          <table:table-cell office:value-type="float" office:value="0.000240957" calcext:value-type="float">
            <text:p>0.000240957</text:p>
          </table:table-cell>
          <table:table-cell office:value-type="float" office:value="0.000847582" calcext:value-type="float">
            <text:p>0.000847582</text:p>
          </table:table-cell>
          <table:table-cell office:value-type="float" office:value="0.000526955" calcext:value-type="float">
            <text:p>0.000526955</text:p>
          </table:table-cell>
          <table:table-cell office:value-type="float" office:value="0.005085492" calcext:value-type="float">
            <text:p>0.005085492</text:p>
          </table:table-cell>
          <table:table-cell office:value-type="float" office:value="0.00316173" calcext:value-type="float">
            <text:p>0.00316173</text:p>
          </table:table-cell>
          <table:table-cell office:value-type="float" office:value="0.000141263666666667" calcext:value-type="float">
            <text:p>0.000141263666667</text:p>
          </table:table-cell>
          <table:table-cell office:value-type="float" office:value="0.0000878258333333333" calcext:value-type="float">
            <text:p>8.78258333333333E-05</text:p>
          </table:table-cell>
        </table:table-row>
        <table:table-row table:style-name="ro1">
          <table:table-cell office:value-type="string" calcext:value-type="string">
            <text:p>2019-10-21 02:43:1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6" calcext:value-type="float">
            <text:p>6</text:p>
          </table:table-cell>
          <table:table-cell office:value-type="float" office:value="1.39890334" calcext:value-type="float">
            <text:p>1.39890334</text:p>
          </table:table-cell>
          <table:table-cell office:value-type="float" office:value="0.455196093" calcext:value-type="float">
            <text:p>0.455196093</text:p>
          </table:table-cell>
          <table:table-cell office:value-type="float" office:value="1.916794578" calcext:value-type="float">
            <text:p>1.916794578</text:p>
          </table:table-cell>
          <table:table-cell office:value-type="float" office:value="2.731176558" calcext:value-type="float">
            <text:p>2.731176558</text:p>
          </table:table-cell>
          <table:table-cell office:value-type="float" office:value="11.500767468" calcext:value-type="float">
            <text:p>11.500767468</text:p>
          </table:table-cell>
          <table:table-cell office:value-type="float" office:value="0.0758660155" calcext:value-type="float">
            <text:p>0.0758660155</text:p>
          </table:table-cell>
          <table:table-cell office:value-type="float" office:value="0.319465763" calcext:value-type="float">
            <text:p>0.319465763</text:p>
          </table:table-cell>
        </table:table-row>
        <table:table-row table:style-name="ro1">
          <table:table-cell office:value-type="string" calcext:value-type="string">
            <text:p>2019-10-21 02:43:2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7" calcext:value-type="float">
            <text:p>7</text:p>
          </table:table-cell>
          <table:table-cell office:value-type="float" office:value="0.000240651" calcext:value-type="float">
            <text:p>0.000240651</text:p>
          </table:table-cell>
          <table:table-cell office:value-type="float" office:value="0.000898113" calcext:value-type="float">
            <text:p>0.000898113</text:p>
          </table:table-cell>
          <table:table-cell office:value-type="float" office:value="0.000428383" calcext:value-type="float">
            <text:p>0.000428383</text:p>
          </table:table-cell>
          <table:table-cell office:value-type="float" office:value="0.006286791" calcext:value-type="float">
            <text:p>0.006286791</text:p>
          </table:table-cell>
          <table:table-cell office:value-type="float" office:value="0.002998681" calcext:value-type="float">
            <text:p>0.002998681</text:p>
          </table:table-cell>
          <table:table-cell office:value-type="float" office:value="0.000128301857142857" calcext:value-type="float">
            <text:p>0.000128301857143</text:p>
          </table:table-cell>
          <table:table-cell office:value-type="float" office:value="0.0000611975714285714" calcext:value-type="float">
            <text:p>6.11975714285714E-05</text:p>
          </table:table-cell>
        </table:table-row>
        <table:table-row table:style-name="ro1">
          <table:table-cell office:value-type="string" calcext:value-type="string">
            <text:p>2019-10-21 02:43:2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7" calcext:value-type="float">
            <text:p>7</text:p>
          </table:table-cell>
          <table:table-cell office:value-type="float" office:value="1.271631616" calcext:value-type="float">
            <text:p>1.271631616</text:p>
          </table:table-cell>
          <table:table-cell office:value-type="float" office:value="1.175235044" calcext:value-type="float">
            <text:p>1.175235044</text:p>
          </table:table-cell>
          <table:table-cell office:value-type="float" office:value="1.354947909" calcext:value-type="float">
            <text:p>1.354947909</text:p>
          </table:table-cell>
          <table:table-cell office:value-type="float" office:value="8.226645308" calcext:value-type="float">
            <text:p>8.226645308</text:p>
          </table:table-cell>
          <table:table-cell office:value-type="float" office:value="9.484635363" calcext:value-type="float">
            <text:p>9.484635363</text:p>
          </table:table-cell>
          <table:table-cell office:value-type="float" office:value="0.167890720571429" calcext:value-type="float">
            <text:p>0.167890720571429</text:p>
          </table:table-cell>
          <table:table-cell office:value-type="float" office:value="0.193563987" calcext:value-type="float">
            <text:p>0.193563987</text:p>
          </table:table-cell>
        </table:table-row>
        <table:table-row table:style-name="ro1">
          <table:table-cell office:value-type="string" calcext:value-type="string">
            <text:p>2019-10-21 02:43:2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8" calcext:value-type="float">
            <text:p>8</text:p>
          </table:table-cell>
          <table:table-cell office:value-type="float" office:value="0.000244881" calcext:value-type="float">
            <text:p>0.000244881</text:p>
          </table:table-cell>
          <table:table-cell office:value-type="float" office:value="0.0008239" calcext:value-type="float">
            <text:p>0.0008239</text:p>
          </table:table-cell>
          <table:table-cell office:value-type="float" office:value="0.00051219" calcext:value-type="float">
            <text:p>0.00051219</text:p>
          </table:table-cell>
          <table:table-cell office:value-type="float" office:value="0.0065912" calcext:value-type="float">
            <text:p>0.0065912</text:p>
          </table:table-cell>
          <table:table-cell office:value-type="float" office:value="0.00409752" calcext:value-type="float">
            <text:p>0.00409752</text:p>
          </table:table-cell>
          <table:table-cell office:value-type="float" office:value="0.0001029875" calcext:value-type="float">
            <text:p>0.0001029875</text:p>
          </table:table-cell>
          <table:table-cell office:value-type="float" office:value="0.00006402375" calcext:value-type="float">
            <text:p>6.402375E-05</text:p>
          </table:table-cell>
        </table:table-row>
        <table:table-row table:style-name="ro1">
          <table:table-cell office:value-type="string" calcext:value-type="string">
            <text:p>2019-10-21 02:43:2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8" calcext:value-type="float">
            <text:p>8</text:p>
          </table:table-cell>
          <table:table-cell office:value-type="float" office:value="1.342207214" calcext:value-type="float">
            <text:p>1.342207214</text:p>
          </table:table-cell>
          <table:table-cell office:value-type="float" office:value="0.281120176" calcext:value-type="float">
            <text:p>0.281120176</text:p>
          </table:table-cell>
          <table:table-cell office:value-type="float" office:value="2.133133779" calcext:value-type="float">
            <text:p>2.133133779</text:p>
          </table:table-cell>
          <table:table-cell office:value-type="float" office:value="2.248961408" calcext:value-type="float">
            <text:p>2.248961408</text:p>
          </table:table-cell>
          <table:table-cell office:value-type="float" office:value="17.065070232" calcext:value-type="float">
            <text:p>17.065070232</text:p>
          </table:table-cell>
          <table:table-cell office:value-type="float" office:value="0.035140022" calcext:value-type="float">
            <text:p>0.035140022</text:p>
          </table:table-cell>
          <table:table-cell office:value-type="float" office:value="0.266641722375" calcext:value-type="float">
            <text:p>0.266641722375</text:p>
          </table:table-cell>
        </table:table-row>
        <table:table-row table:style-name="ro1">
          <table:table-cell office:value-type="string" calcext:value-type="string">
            <text:p>2019-10-21 02:43:2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9" calcext:value-type="float">
            <text:p>9</text:p>
          </table:table-cell>
          <table:table-cell office:value-type="float" office:value="0.000286529" calcext:value-type="float">
            <text:p>0.000286529</text:p>
          </table:table-cell>
          <table:table-cell office:value-type="float" office:value="0.000786976" calcext:value-type="float">
            <text:p>0.000786976</text:p>
          </table:table-cell>
          <table:table-cell office:value-type="float" office:value="0.000768133" calcext:value-type="float">
            <text:p>0.000768133</text:p>
          </table:table-cell>
          <table:table-cell office:value-type="float" office:value="0.007082784" calcext:value-type="float">
            <text:p>0.007082784</text:p>
          </table:table-cell>
          <table:table-cell office:value-type="float" office:value="0.006913197" calcext:value-type="float">
            <text:p>0.006913197</text:p>
          </table:table-cell>
          <table:table-cell office:value-type="float" office:value="0.0000874417777777778" calcext:value-type="float">
            <text:p>8.74417777777778E-05</text:p>
          </table:table-cell>
          <table:table-cell office:value-type="float" office:value="0.0000853481111111111" calcext:value-type="float">
            <text:p>8.53481111111111E-05</text:p>
          </table:table-cell>
        </table:table-row>
        <table:table-row table:style-name="ro1">
          <table:table-cell office:value-type="string" calcext:value-type="string">
            <text:p>2019-10-21 02:43:2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9" calcext:value-type="float">
            <text:p>9</text:p>
          </table:table-cell>
          <table:table-cell office:value-type="float" office:value="1.326568461" calcext:value-type="float">
            <text:p>1.326568461</text:p>
          </table:table-cell>
          <table:table-cell office:value-type="float" office:value="0.213912214" calcext:value-type="float">
            <text:p>0.213912214</text:p>
          </table:table-cell>
          <table:table-cell office:value-type="float" office:value="2.279535194" calcext:value-type="float">
            <text:p>2.279535194</text:p>
          </table:table-cell>
          <table:table-cell office:value-type="float" office:value="1.925209926" calcext:value-type="float">
            <text:p>1.925209926</text:p>
          </table:table-cell>
          <table:table-cell office:value-type="float" office:value="20.515816746" calcext:value-type="float">
            <text:p>20.515816746</text:p>
          </table:table-cell>
          <table:table-cell office:value-type="float" office:value="0.0237680237777778" calcext:value-type="float">
            <text:p>0.023768023777778</text:p>
          </table:table-cell>
          <table:table-cell office:value-type="float" office:value="0.253281688222222" calcext:value-type="float">
            <text:p>0.253281688222222</text:p>
          </table:table-cell>
        </table:table-row>
        <table:table-row table:style-name="ro1">
          <table:table-cell office:value-type="string" calcext:value-type="string">
            <text:p>2019-10-21 02:43:3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0" calcext:value-type="float">
            <text:p>10</text:p>
          </table:table-cell>
          <table:table-cell office:value-type="float" office:value="0.000231316" calcext:value-type="float">
            <text:p>0.000231316</text:p>
          </table:table-cell>
          <table:table-cell office:value-type="float" office:value="0.000780137" calcext:value-type="float">
            <text:p>0.000780137</text:p>
          </table:table-cell>
          <table:table-cell office:value-type="float" office:value="0.000733421" calcext:value-type="float">
            <text:p>0.000733421</text:p>
          </table:table-cell>
          <table:table-cell office:value-type="float" office:value="0.00780137" calcext:value-type="float">
            <text:p>0.00780137</text:p>
          </table:table-cell>
          <table:table-cell office:value-type="float" office:value="0.00733421" calcext:value-type="float">
            <text:p>0.00733421</text:p>
          </table:table-cell>
          <table:table-cell office:value-type="float" office:value="0.0000780137" calcext:value-type="float">
            <text:p>7.80137E-05</text:p>
          </table:table-cell>
          <table:table-cell office:value-type="float" office:value="0.0000733421" calcext:value-type="float">
            <text:p>7.33421E-05</text:p>
          </table:table-cell>
        </table:table-row>
        <table:table-row table:style-name="ro1">
          <table:table-cell office:value-type="string" calcext:value-type="string">
            <text:p>2019-10-21 02:43:3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0" calcext:value-type="float">
            <text:p>10</text:p>
          </table:table-cell>
          <table:table-cell office:value-type="float" office:value="1.462675601" calcext:value-type="float">
            <text:p>1.462675601</text:p>
          </table:table-cell>
          <table:table-cell office:value-type="float" office:value="1.22956625" calcext:value-type="float">
            <text:p>1.22956625</text:p>
          </table:table-cell>
          <table:table-cell office:value-type="float" office:value="1.314905449" calcext:value-type="float">
            <text:p>1.314905449</text:p>
          </table:table-cell>
          <table:table-cell office:value-type="float" office:value="12.2956625" calcext:value-type="float">
            <text:p>12.2956625</text:p>
          </table:table-cell>
          <table:table-cell office:value-type="float" office:value="13.14905449" calcext:value-type="float">
            <text:p>13.14905449</text:p>
          </table:table-cell>
          <table:table-cell office:value-type="float" office:value="0.122956625" calcext:value-type="float">
            <text:p>0.122956625</text:p>
          </table:table-cell>
          <table:table-cell office:value-type="float" office:value="0.1314905449" calcext:value-type="float">
            <text:p>0.1314905449</text:p>
          </table:table-cell>
        </table:table-row>
        <table:table-row table:style-name="ro1">
          <table:table-cell office:value-type="string" calcext:value-type="string">
            <text:p>2019-10-21 02:43:3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1" calcext:value-type="float">
            <text:p>11</text:p>
          </table:table-cell>
          <table:table-cell office:value-type="float" office:value="0.000240173" calcext:value-type="float">
            <text:p>0.000240173</text:p>
          </table:table-cell>
          <table:table-cell office:value-type="float" office:value="0.000957143" calcext:value-type="float">
            <text:p>0.000957143</text:p>
          </table:table-cell>
          <table:table-cell office:value-type="float" office:value="0.000502285" calcext:value-type="float">
            <text:p>0.000502285</text:p>
          </table:table-cell>
          <table:table-cell office:value-type="float" office:value="0.010528573" calcext:value-type="float">
            <text:p>0.010528573</text:p>
          </table:table-cell>
          <table:table-cell office:value-type="float" office:value="0.005525135" calcext:value-type="float">
            <text:p>0.005525135</text:p>
          </table:table-cell>
          <table:table-cell office:value-type="float" office:value="0.000087013" calcext:value-type="float">
            <text:p>8.7013E-05</text:p>
          </table:table-cell>
          <table:table-cell office:value-type="float" office:value="0.0000456622727272727" calcext:value-type="float">
            <text:p>4.56622727272727E-05</text:p>
          </table:table-cell>
        </table:table-row>
        <table:table-row table:style-name="ro1">
          <table:table-cell office:value-type="string" calcext:value-type="string">
            <text:p>2019-10-21 02:43:3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1" calcext:value-type="float">
            <text:p>11</text:p>
          </table:table-cell>
          <table:table-cell office:value-type="float" office:value="1.405321981" calcext:value-type="float">
            <text:p>1.405321981</text:p>
          </table:table-cell>
          <table:table-cell office:value-type="float" office:value="0.541885989" calcext:value-type="float">
            <text:p>0.541885989</text:p>
          </table:table-cell>
          <table:table-cell office:value-type="float" office:value="1.904807361" calcext:value-type="float">
            <text:p>1.904807361</text:p>
          </table:table-cell>
          <table:table-cell office:value-type="float" office:value="5.960745879" calcext:value-type="float">
            <text:p>5.960745879</text:p>
          </table:table-cell>
          <table:table-cell office:value-type="float" office:value="20.952880971" calcext:value-type="float">
            <text:p>20.952880971</text:p>
          </table:table-cell>
          <table:table-cell office:value-type="float" office:value="0.0492623626363636" calcext:value-type="float">
            <text:p>0.049262362636364</text:p>
          </table:table-cell>
          <table:table-cell office:value-type="float" office:value="0.173164305545455" calcext:value-type="float">
            <text:p>0.173164305545455</text:p>
          </table:table-cell>
        </table:table-row>
        <table:table-row table:style-name="ro1">
          <table:table-cell office:value-type="string" calcext:value-type="string">
            <text:p>2019-10-21 02:43:4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2" calcext:value-type="float">
            <text:p>12</text:p>
          </table:table-cell>
          <table:table-cell office:value-type="float" office:value="0.000243693" calcext:value-type="float">
            <text:p>0.000243693</text:p>
          </table:table-cell>
          <table:table-cell office:value-type="float" office:value="0.000593583" calcext:value-type="float">
            <text:p>0.000593583</text:p>
          </table:table-cell>
          <table:table-cell office:value-type="float" office:value="0.00103031" calcext:value-type="float">
            <text:p>0.00103031</text:p>
          </table:table-cell>
          <table:table-cell office:value-type="float" office:value="0.007122996" calcext:value-type="float">
            <text:p>0.007122996</text:p>
          </table:table-cell>
          <table:table-cell office:value-type="float" office:value="0.01236372" calcext:value-type="float">
            <text:p>0.01236372</text:p>
          </table:table-cell>
          <table:table-cell office:value-type="float" office:value="0.00004946525" calcext:value-type="float">
            <text:p>4.946525E-05</text:p>
          </table:table-cell>
          <table:table-cell office:value-type="float" office:value="0.0000858591666666667" calcext:value-type="float">
            <text:p>8.58591666666667E-05</text:p>
          </table:table-cell>
        </table:table-row>
        <table:table-row table:style-name="ro1">
          <table:table-cell office:value-type="string" calcext:value-type="string">
            <text:p>2019-10-21 02:43:4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2" calcext:value-type="float">
            <text:p>12</text:p>
          </table:table-cell>
          <table:table-cell office:value-type="float" office:value="1.347591677" calcext:value-type="float">
            <text:p>1.347591677</text:p>
          </table:table-cell>
          <table:table-cell office:value-type="float" office:value="0.063858787" calcext:value-type="float">
            <text:p>0.063858787</text:p>
          </table:table-cell>
          <table:table-cell office:value-type="float" office:value="2.436221874" calcext:value-type="float">
            <text:p>2.436221874</text:p>
          </table:table-cell>
          <table:table-cell office:value-type="float" office:value="0.766305444" calcext:value-type="float">
            <text:p>0.766305444</text:p>
          </table:table-cell>
          <table:table-cell office:value-type="float" office:value="29.234662488" calcext:value-type="float">
            <text:p>29.234662488</text:p>
          </table:table-cell>
          <table:table-cell office:value-type="float" office:value="0.00532156558333333" calcext:value-type="float">
            <text:p>0.005321565583333</text:p>
          </table:table-cell>
          <table:table-cell office:value-type="float" office:value="0.2030184895" calcext:value-type="float">
            <text:p>0.2030184895</text:p>
          </table:table-cell>
        </table:table-row>
        <table:table-row table:style-name="ro1">
          <table:table-cell office:value-type="string" calcext:value-type="string">
            <text:p>2019-10-21 02:43:4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3" calcext:value-type="float">
            <text:p>13</text:p>
          </table:table-cell>
          <table:table-cell office:value-type="float" office:value="0.000277714" calcext:value-type="float">
            <text:p>0.000277714</text:p>
          </table:table-cell>
          <table:table-cell office:value-type="float" office:value="0.000864777" calcext:value-type="float">
            <text:p>0.000864777</text:p>
          </table:table-cell>
          <table:table-cell office:value-type="float" office:value="0.00088187" calcext:value-type="float">
            <text:p>0.00088187</text:p>
          </table:table-cell>
          <table:table-cell office:value-type="float" office:value="0.011242101" calcext:value-type="float">
            <text:p>0.011242101</text:p>
          </table:table-cell>
          <table:table-cell office:value-type="float" office:value="0.01146431" calcext:value-type="float">
            <text:p>0.01146431</text:p>
          </table:table-cell>
          <table:table-cell office:value-type="float" office:value="0.0000665213076923077" calcext:value-type="float">
            <text:p>6.65213076923077E-05</text:p>
          </table:table-cell>
          <table:table-cell office:value-type="float" office:value="0.0000678361538461539" calcext:value-type="float">
            <text:p>6.78361538461539E-05</text:p>
          </table:table-cell>
        </table:table-row>
        <table:table-row table:style-name="ro1">
          <table:table-cell office:value-type="string" calcext:value-type="string">
            <text:p>2019-10-21 02:43:4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3" calcext:value-type="float">
            <text:p>13</text:p>
          </table:table-cell>
          <table:table-cell office:value-type="float" office:value="1.3503087" calcext:value-type="float">
            <text:p>1.3503087</text:p>
          </table:table-cell>
          <table:table-cell office:value-type="float" office:value="0.411617189" calcext:value-type="float">
            <text:p>0.411617189</text:p>
          </table:table-cell>
          <table:table-cell office:value-type="float" office:value="2.229858662" calcext:value-type="float">
            <text:p>2.229858662</text:p>
          </table:table-cell>
          <table:table-cell office:value-type="float" office:value="5.351023457" calcext:value-type="float">
            <text:p>5.351023457</text:p>
          </table:table-cell>
          <table:table-cell office:value-type="float" office:value="28.988162606" calcext:value-type="float">
            <text:p>28.988162606</text:p>
          </table:table-cell>
          <table:table-cell office:value-type="float" office:value="0.0316628606923077" calcext:value-type="float">
            <text:p>0.031662860692308</text:p>
          </table:table-cell>
          <table:table-cell office:value-type="float" office:value="0.171527589384615" calcext:value-type="float">
            <text:p>0.171527589384615</text:p>
          </table:table-cell>
        </table:table-row>
        <table:table-row table:style-name="ro1">
          <table:table-cell office:value-type="string" calcext:value-type="string">
            <text:p>2019-10-21 02:43:4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4" calcext:value-type="float">
            <text:p>14</text:p>
          </table:table-cell>
          <table:table-cell office:value-type="float" office:value="0.000235125" calcext:value-type="float">
            <text:p>0.000235125</text:p>
          </table:table-cell>
          <table:table-cell office:value-type="float" office:value="0.000727003" calcext:value-type="float">
            <text:p>0.000727003</text:p>
          </table:table-cell>
          <table:table-cell office:value-type="float" office:value="0.000816704" calcext:value-type="float">
            <text:p>0.000816704</text:p>
          </table:table-cell>
          <table:table-cell office:value-type="float" office:value="0.010178042" calcext:value-type="float">
            <text:p>0.010178042</text:p>
          </table:table-cell>
          <table:table-cell office:value-type="float" office:value="0.011433856" calcext:value-type="float">
            <text:p>0.011433856</text:p>
          </table:table-cell>
          <table:table-cell office:value-type="float" office:value="0.0000519287857142857" calcext:value-type="float">
            <text:p>5.19287857142857E-05</text:p>
          </table:table-cell>
          <table:table-cell office:value-type="float" office:value="0.000058336" calcext:value-type="float">
            <text:p>5.8336E-05</text:p>
          </table:table-cell>
        </table:table-row>
        <table:table-row table:style-name="ro1">
          <table:table-cell office:value-type="string" calcext:value-type="string">
            <text:p>2019-10-21 02:43:4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4" calcext:value-type="float">
            <text:p>14</text:p>
          </table:table-cell>
          <table:table-cell office:value-type="float" office:value="1.357826817" calcext:value-type="float">
            <text:p>1.357826817</text:p>
          </table:table-cell>
          <table:table-cell office:value-type="float" office:value="1.241915757" calcext:value-type="float">
            <text:p>1.241915757</text:p>
          </table:table-cell>
          <table:table-cell office:value-type="float" office:value="1.35580638" calcext:value-type="float">
            <text:p>1.35580638</text:p>
          </table:table-cell>
          <table:table-cell office:value-type="float" office:value="17.386820598" calcext:value-type="float">
            <text:p>17.386820598</text:p>
          </table:table-cell>
          <table:table-cell office:value-type="float" office:value="18.98128932" calcext:value-type="float">
            <text:p>18.98128932</text:p>
          </table:table-cell>
          <table:table-cell office:value-type="float" office:value="0.0887082683571429" calcext:value-type="float">
            <text:p>0.088708268357143</text:p>
          </table:table-cell>
          <table:table-cell office:value-type="float" office:value="0.0968433128571429" calcext:value-type="float">
            <text:p>0.096843312857143</text:p>
          </table:table-cell>
        </table:table-row>
        <table:table-row table:style-name="ro1">
          <table:table-cell office:value-type="string" calcext:value-type="string">
            <text:p>2019-10-21 02:43:5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5" calcext:value-type="float">
            <text:p>15</text:p>
          </table:table-cell>
          <table:table-cell office:value-type="float" office:value="0.000256415" calcext:value-type="float">
            <text:p>0.000256415</text:p>
          </table:table-cell>
          <table:table-cell office:value-type="float" office:value="0.000708479" calcext:value-type="float">
            <text:p>0.000708479</text:p>
          </table:table-cell>
          <table:table-cell office:value-type="float" office:value="0.00096717" calcext:value-type="float">
            <text:p>0.00096717</text:p>
          </table:table-cell>
          <table:table-cell office:value-type="float" office:value="0.010627185" calcext:value-type="float">
            <text:p>0.010627185</text:p>
          </table:table-cell>
          <table:table-cell office:value-type="float" office:value="0.01450755" calcext:value-type="float">
            <text:p>0.01450755</text:p>
          </table:table-cell>
          <table:table-cell office:value-type="float" office:value="0.0000472319333333333" calcext:value-type="float">
            <text:p>4.72319333333333E-05</text:p>
          </table:table-cell>
          <table:table-cell office:value-type="float" office:value="0.000064478" calcext:value-type="float">
            <text:p>6.4478E-05</text:p>
          </table:table-cell>
        </table:table-row>
        <table:table-row table:style-name="ro1">
          <table:table-cell office:value-type="string" calcext:value-type="string">
            <text:p>2019-10-21 02:43:5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5" calcext:value-type="float">
            <text:p>15</text:p>
          </table:table-cell>
          <table:table-cell office:value-type="float" office:value="1.371519736" calcext:value-type="float">
            <text:p>1.371519736</text:p>
          </table:table-cell>
          <table:table-cell office:value-type="float" office:value="0.078278708" calcext:value-type="float">
            <text:p>0.078278708</text:p>
          </table:table-cell>
          <table:table-cell office:value-type="float" office:value="2.505029253" calcext:value-type="float">
            <text:p>2.505029253</text:p>
          </table:table-cell>
          <table:table-cell office:value-type="float" office:value="1.17418062" calcext:value-type="float">
            <text:p>1.17418062</text:p>
          </table:table-cell>
          <table:table-cell office:value-type="float" office:value="37.575438795" calcext:value-type="float">
            <text:p>37.575438795</text:p>
          </table:table-cell>
          <table:table-cell office:value-type="float" office:value="0.00521858053333333" calcext:value-type="float">
            <text:p>0.005218580533333</text:p>
          </table:table-cell>
          <table:table-cell office:value-type="float" office:value="0.1670019502" calcext:value-type="float">
            <text:p>0.1670019502</text:p>
          </table:table-cell>
        </table:table-row>
        <table:table-row table:style-name="ro1">
          <table:table-cell office:value-type="string" calcext:value-type="string">
            <text:p>2019-10-21 02:43:5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6" calcext:value-type="float">
            <text:p>16</text:p>
          </table:table-cell>
          <table:table-cell office:value-type="float" office:value="0.000241495" calcext:value-type="float">
            <text:p>0.000241495</text:p>
          </table:table-cell>
          <table:table-cell office:value-type="float" office:value="0.000992759" calcext:value-type="float">
            <text:p>0.000992759</text:p>
          </table:table-cell>
          <table:table-cell office:value-type="float" office:value="0.000583115" calcext:value-type="float">
            <text:p>0.000583115</text:p>
          </table:table-cell>
          <table:table-cell office:value-type="float" office:value="0.015884144" calcext:value-type="float">
            <text:p>0.015884144</text:p>
          </table:table-cell>
          <table:table-cell office:value-type="float" office:value="0.00932984" calcext:value-type="float">
            <text:p>0.00932984</text:p>
          </table:table-cell>
          <table:table-cell office:value-type="float" office:value="0.0000620474375" calcext:value-type="float">
            <text:p>6.20474375E-05</text:p>
          </table:table-cell>
          <table:table-cell office:value-type="float" office:value="0.0000364446875" calcext:value-type="float">
            <text:p>3.64446875E-05</text:p>
          </table:table-cell>
        </table:table-row>
        <table:table-row table:style-name="ro1">
          <table:table-cell office:value-type="string" calcext:value-type="string">
            <text:p>2019-10-21 02:43:5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6" calcext:value-type="float">
            <text:p>16</text:p>
          </table:table-cell>
          <table:table-cell office:value-type="float" office:value="1.37467011" calcext:value-type="float">
            <text:p>1.37467011</text:p>
          </table:table-cell>
          <table:table-cell office:value-type="float" office:value="0.309750927" calcext:value-type="float">
            <text:p>0.309750927</text:p>
          </table:table-cell>
          <table:table-cell office:value-type="float" office:value="2.280258947" calcext:value-type="float">
            <text:p>2.280258947</text:p>
          </table:table-cell>
          <table:table-cell office:value-type="float" office:value="4.956014832" calcext:value-type="float">
            <text:p>4.956014832</text:p>
          </table:table-cell>
          <table:table-cell office:value-type="float" office:value="36.484143152" calcext:value-type="float">
            <text:p>36.484143152</text:p>
          </table:table-cell>
          <table:table-cell office:value-type="float" office:value="0.0193594329375" calcext:value-type="float">
            <text:p>0.0193594329375</text:p>
          </table:table-cell>
          <table:table-cell office:value-type="float" office:value="0.1425161841875" calcext:value-type="float">
            <text:p>0.1425161841875</text:p>
          </table:table-cell>
        </table:table-row>
        <table:table-row table:style-name="ro1">
          <table:table-cell office:value-type="string" calcext:value-type="string">
            <text:p>2019-10-21 02:44:0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7" calcext:value-type="float">
            <text:p>17</text:p>
          </table:table-cell>
          <table:table-cell office:value-type="float" office:value="0.000238216" calcext:value-type="float">
            <text:p>0.000238216</text:p>
          </table:table-cell>
          <table:table-cell office:value-type="float" office:value="0.001090855" calcext:value-type="float">
            <text:p>0.001090855</text:p>
          </table:table-cell>
          <table:table-cell office:value-type="float" office:value="0.000624212" calcext:value-type="float">
            <text:p>0.000624212</text:p>
          </table:table-cell>
          <table:table-cell office:value-type="float" office:value="0.018544535" calcext:value-type="float">
            <text:p>0.018544535</text:p>
          </table:table-cell>
          <table:table-cell office:value-type="float" office:value="0.010611604" calcext:value-type="float">
            <text:p>0.010611604</text:p>
          </table:table-cell>
          <table:table-cell office:value-type="float" office:value="0.0000641679411764706" calcext:value-type="float">
            <text:p>6.41679411764706E-05</text:p>
          </table:table-cell>
          <table:table-cell office:value-type="float" office:value="0.0000367183529411765" calcext:value-type="float">
            <text:p>3.67183529411765E-05</text:p>
          </table:table-cell>
        </table:table-row>
        <table:table-row table:style-name="ro1">
          <table:table-cell office:value-type="string" calcext:value-type="string">
            <text:p>2019-10-21 02:44:0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7" calcext:value-type="float">
            <text:p>17</text:p>
          </table:table-cell>
          <table:table-cell office:value-type="float" office:value="1.440880171" calcext:value-type="float">
            <text:p>1.440880171</text:p>
          </table:table-cell>
          <table:table-cell office:value-type="float" office:value="0.880285166" calcext:value-type="float">
            <text:p>0.880285166</text:p>
          </table:table-cell>
          <table:table-cell office:value-type="float" office:value="1.771720415" calcext:value-type="float">
            <text:p>1.771720415</text:p>
          </table:table-cell>
          <table:table-cell office:value-type="float" office:value="14.964847822" calcext:value-type="float">
            <text:p>14.964847822</text:p>
          </table:table-cell>
          <table:table-cell office:value-type="float" office:value="30.119247055" calcext:value-type="float">
            <text:p>30.119247055</text:p>
          </table:table-cell>
          <table:table-cell office:value-type="float" office:value="0.0517814803529412" calcext:value-type="float">
            <text:p>0.051781480352941</text:p>
          </table:table-cell>
          <table:table-cell office:value-type="float" office:value="0.104218847941176" calcext:value-type="float">
            <text:p>0.104218847941176</text:p>
          </table:table-cell>
        </table:table-row>
        <table:table-row table:style-name="ro1">
          <table:table-cell office:value-type="string" calcext:value-type="string">
            <text:p>2019-10-21 02:44:0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8" calcext:value-type="float">
            <text:p>18</text:p>
          </table:table-cell>
          <table:table-cell office:value-type="float" office:value="0.000221469" calcext:value-type="float">
            <text:p>0.000221469</text:p>
          </table:table-cell>
          <table:table-cell office:value-type="float" office:value="0.000577059" calcext:value-type="float">
            <text:p>0.000577059</text:p>
          </table:table-cell>
          <table:table-cell office:value-type="float" office:value="0.001095124" calcext:value-type="float">
            <text:p>0.001095124</text:p>
          </table:table-cell>
          <table:table-cell office:value-type="float" office:value="0.010387062" calcext:value-type="float">
            <text:p>0.010387062</text:p>
          </table:table-cell>
          <table:table-cell office:value-type="float" office:value="0.019712232" calcext:value-type="float">
            <text:p>0.019712232</text:p>
          </table:table-cell>
          <table:table-cell office:value-type="float" office:value="0.0000320588333333333" calcext:value-type="float">
            <text:p>3.20588333333333E-05</text:p>
          </table:table-cell>
          <table:table-cell office:value-type="float" office:value="0.0000608402222222222" calcext:value-type="float">
            <text:p>6.08402222222222E-05</text:p>
          </table:table-cell>
        </table:table-row>
        <table:table-row table:style-name="ro1">
          <table:table-cell office:value-type="string" calcext:value-type="string">
            <text:p>2019-10-21 02:44:0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8" calcext:value-type="float">
            <text:p>18</text:p>
          </table:table-cell>
          <table:table-cell office:value-type="float" office:value="1.472186028" calcext:value-type="float">
            <text:p>1.472186028</text:p>
          </table:table-cell>
          <table:table-cell office:value-type="float" office:value="0.002334285" calcext:value-type="float">
            <text:p>0.002334285</text:p>
          </table:table-cell>
          <table:table-cell office:value-type="float" office:value="2.390847664" calcext:value-type="float">
            <text:p>2.390847664</text:p>
          </table:table-cell>
          <table:table-cell office:value-type="float" office:value="0.04201713" calcext:value-type="float">
            <text:p>0.04201713</text:p>
          </table:table-cell>
          <table:table-cell office:value-type="float" office:value="43.035257952" calcext:value-type="float">
            <text:p>43.035257952</text:p>
          </table:table-cell>
          <table:table-cell office:value-type="float" office:value="0.0001296825" calcext:value-type="float">
            <text:p>0.0001296825</text:p>
          </table:table-cell>
          <table:table-cell office:value-type="float" office:value="0.132824870222222" calcext:value-type="float">
            <text:p>0.132824870222222</text:p>
          </table:table-cell>
        </table:table-row>
        <table:table-row table:style-name="ro1">
          <table:table-cell office:value-type="string" calcext:value-type="string">
            <text:p>2019-10-21 02:44:0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9" calcext:value-type="float">
            <text:p>19</text:p>
          </table:table-cell>
          <table:table-cell office:value-type="float" office:value="0.000260244" calcext:value-type="float">
            <text:p>0.000260244</text:p>
          </table:table-cell>
          <table:table-cell office:value-type="float" office:value="0.000461309" calcext:value-type="float">
            <text:p>0.000461309</text:p>
          </table:table-cell>
          <table:table-cell office:value-type="float" office:value="0.001332438" calcext:value-type="float">
            <text:p>0.001332438</text:p>
          </table:table-cell>
          <table:table-cell office:value-type="float" office:value="0.008764871" calcext:value-type="float">
            <text:p>0.008764871</text:p>
          </table:table-cell>
          <table:table-cell office:value-type="float" office:value="0.025316322" calcext:value-type="float">
            <text:p>0.025316322</text:p>
          </table:table-cell>
          <table:table-cell office:value-type="float" office:value="0.0000242794210526316" calcext:value-type="float">
            <text:p>2.42794210526316E-05</text:p>
          </table:table-cell>
          <table:table-cell office:value-type="float" office:value="0.0000701283157894737" calcext:value-type="float">
            <text:p>7.01283157894737E-05</text:p>
          </table:table-cell>
        </table:table-row>
        <table:table-row table:style-name="ro1">
          <table:table-cell office:value-type="string" calcext:value-type="string">
            <text:p>2019-10-21 02:44:0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9" calcext:value-type="float">
            <text:p>19</text:p>
          </table:table-cell>
          <table:table-cell office:value-type="float" office:value="1.435244656" calcext:value-type="float">
            <text:p>1.435244656</text:p>
          </table:table-cell>
          <table:table-cell office:value-type="float" office:value="0.021974675" calcext:value-type="float">
            <text:p>0.021974675</text:p>
          </table:table-cell>
          <table:table-cell office:value-type="float" office:value="2.462695831" calcext:value-type="float">
            <text:p>2.462695831</text:p>
          </table:table-cell>
          <table:table-cell office:value-type="float" office:value="0.417518825" calcext:value-type="float">
            <text:p>0.417518825</text:p>
          </table:table-cell>
          <table:table-cell office:value-type="float" office:value="46.791220789" calcext:value-type="float">
            <text:p>46.791220789</text:p>
          </table:table-cell>
          <table:table-cell office:value-type="float" office:value="0.00115656184210526" calcext:value-type="float">
            <text:p>0.001156561842105</text:p>
          </table:table-cell>
          <table:table-cell office:value-type="float" office:value="0.129615570052632" calcext:value-type="float">
            <text:p>0.129615570052632</text:p>
          </table:table-cell>
        </table:table-row>
        <table:table-row table:style-name="ro1">
          <table:table-cell office:value-type="string" calcext:value-type="string">
            <text:p>2019-10-21 02:44:1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0" calcext:value-type="float">
            <text:p>20</text:p>
          </table:table-cell>
          <table:table-cell office:value-type="float" office:value="0.000231814" calcext:value-type="float">
            <text:p>0.000231814</text:p>
          </table:table-cell>
          <table:table-cell office:value-type="float" office:value="0.000936584" calcext:value-type="float">
            <text:p>0.000936584</text:p>
          </table:table-cell>
          <table:table-cell office:value-type="float" office:value="0.000755997" calcext:value-type="float">
            <text:p>0.000755997</text:p>
          </table:table-cell>
          <table:table-cell office:value-type="float" office:value="0.01873168" calcext:value-type="float">
            <text:p>0.01873168</text:p>
          </table:table-cell>
          <table:table-cell office:value-type="float" office:value="0.01511994" calcext:value-type="float">
            <text:p>0.01511994</text:p>
          </table:table-cell>
          <table:table-cell office:value-type="float" office:value="0.0000468292" calcext:value-type="float">
            <text:p>4.68292E-05</text:p>
          </table:table-cell>
          <table:table-cell office:value-type="float" office:value="0.00003779985" calcext:value-type="float">
            <text:p>3.779985E-05</text:p>
          </table:table-cell>
        </table:table-row>
        <table:table-row table:style-name="ro1">
          <table:table-cell office:value-type="string" calcext:value-type="string">
            <text:p>2019-10-21 02:44:1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0" calcext:value-type="float">
            <text:p>20</text:p>
          </table:table-cell>
          <table:table-cell office:value-type="float" office:value="1.4250742" calcext:value-type="float">
            <text:p>1.4250742</text:p>
          </table:table-cell>
          <table:table-cell office:value-type="float" office:value="0.077413607" calcext:value-type="float">
            <text:p>0.077413607</text:p>
          </table:table-cell>
          <table:table-cell office:value-type="float" office:value="2.626968775" calcext:value-type="float">
            <text:p>2.626968775</text:p>
          </table:table-cell>
          <table:table-cell office:value-type="float" office:value="1.54827214" calcext:value-type="float">
            <text:p>1.54827214</text:p>
          </table:table-cell>
          <table:table-cell office:value-type="float" office:value="52.5393755" calcext:value-type="float">
            <text:p>52.5393755</text:p>
          </table:table-cell>
          <table:table-cell office:value-type="float" office:value="0.00387068035" calcext:value-type="float">
            <text:p>0.00387068035</text:p>
          </table:table-cell>
          <table:table-cell office:value-type="float" office:value="0.13134843875" calcext:value-type="float">
            <text:p>0.13134843875</text:p>
          </table:table-cell>
        </table:table-row>
        <table:table-row table:style-name="ro1">
          <table:table-cell office:value-type="string" calcext:value-type="string">
            <text:p>2019-10-21 02:44:1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1" calcext:value-type="float">
            <text:p>21</text:p>
          </table:table-cell>
          <table:table-cell office:value-type="float" office:value="0.000246945" calcext:value-type="float">
            <text:p>0.000246945</text:p>
          </table:table-cell>
          <table:table-cell office:value-type="float" office:value="0.000863834" calcext:value-type="float">
            <text:p>0.000863834</text:p>
          </table:table-cell>
          <table:table-cell office:value-type="float" office:value="0.000987976" calcext:value-type="float">
            <text:p>0.000987976</text:p>
          </table:table-cell>
          <table:table-cell office:value-type="float" office:value="0.018140514" calcext:value-type="float">
            <text:p>0.018140514</text:p>
          </table:table-cell>
          <table:table-cell office:value-type="float" office:value="0.020747496" calcext:value-type="float">
            <text:p>0.020747496</text:p>
          </table:table-cell>
          <table:table-cell office:value-type="float" office:value="0.0000411349523809524" calcext:value-type="float">
            <text:p>4.11349523809524E-05</text:p>
          </table:table-cell>
          <table:table-cell office:value-type="float" office:value="0.0000470464761904762" calcext:value-type="float">
            <text:p>4.70464761904762E-05</text:p>
          </table:table-cell>
        </table:table-row>
        <table:table-row table:style-name="ro1">
          <table:table-cell office:value-type="string" calcext:value-type="string">
            <text:p>2019-10-21 02:44:1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1" calcext:value-type="float">
            <text:p>21</text:p>
          </table:table-cell>
          <table:table-cell office:value-type="float" office:value="1.488885227" calcext:value-type="float">
            <text:p>1.488885227</text:p>
          </table:table-cell>
          <table:table-cell office:value-type="float" office:value="0.258201908" calcext:value-type="float">
            <text:p>0.258201908</text:p>
          </table:table-cell>
          <table:table-cell office:value-type="float" office:value="2.613020102" calcext:value-type="float">
            <text:p>2.613020102</text:p>
          </table:table-cell>
          <table:table-cell office:value-type="float" office:value="5.422240068" calcext:value-type="float">
            <text:p>5.422240068</text:p>
          </table:table-cell>
          <table:table-cell office:value-type="float" office:value="54.873422142" calcext:value-type="float">
            <text:p>54.873422142</text:p>
          </table:table-cell>
          <table:table-cell office:value-type="float" office:value="0.012295328952381" calcext:value-type="float">
            <text:p>0.012295328952381</text:p>
          </table:table-cell>
          <table:table-cell office:value-type="float" office:value="0.124429528666667" calcext:value-type="float">
            <text:p>0.124429528666667</text:p>
          </table:table-cell>
        </table:table-row>
        <table:table-row table:style-name="ro1">
          <table:table-cell office:value-type="string" calcext:value-type="string">
            <text:p>2019-10-21 02:44:2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2" calcext:value-type="float">
            <text:p>22</text:p>
          </table:table-cell>
          <table:table-cell office:value-type="float" office:value="0.000227104" calcext:value-type="float">
            <text:p>0.000227104</text:p>
          </table:table-cell>
          <table:table-cell office:value-type="float" office:value="0.00087833" calcext:value-type="float">
            <text:p>0.00087833</text:p>
          </table:table-cell>
          <table:table-cell office:value-type="float" office:value="0.000915151" calcext:value-type="float">
            <text:p>0.000915151</text:p>
          </table:table-cell>
          <table:table-cell office:value-type="float" office:value="0.01932326" calcext:value-type="float">
            <text:p>0.01932326</text:p>
          </table:table-cell>
          <table:table-cell office:value-type="float" office:value="0.020133322" calcext:value-type="float">
            <text:p>0.020133322</text:p>
          </table:table-cell>
          <table:table-cell office:value-type="float" office:value="0.0000399240909090909" calcext:value-type="float">
            <text:p>3.99240909090909E-05</text:p>
          </table:table-cell>
          <table:table-cell office:value-type="float" office:value="0.0000415977727272727" calcext:value-type="float">
            <text:p>4.15977727272727E-05</text:p>
          </table:table-cell>
        </table:table-row>
        <table:table-row table:style-name="ro1">
          <table:table-cell office:value-type="string" calcext:value-type="string">
            <text:p>2019-10-21 02:44:2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2" calcext:value-type="float">
            <text:p>22</text:p>
          </table:table-cell>
          <table:table-cell office:value-type="float" office:value="1.382850744" calcext:value-type="float">
            <text:p>1.382850744</text:p>
          </table:table-cell>
          <table:table-cell office:value-type="float" office:value="0.589665511" calcext:value-type="float">
            <text:p>0.589665511</text:p>
          </table:table-cell>
          <table:table-cell office:value-type="float" office:value="1.994039814" calcext:value-type="float">
            <text:p>1.994039814</text:p>
          </table:table-cell>
          <table:table-cell office:value-type="float" office:value="12.972641242" calcext:value-type="float">
            <text:p>12.972641242</text:p>
          </table:table-cell>
          <table:table-cell office:value-type="float" office:value="43.868875908" calcext:value-type="float">
            <text:p>43.868875908</text:p>
          </table:table-cell>
          <table:table-cell office:value-type="float" office:value="0.0268029777727273" calcext:value-type="float">
            <text:p>0.026802977772727</text:p>
          </table:table-cell>
          <table:table-cell office:value-type="float" office:value="0.0906381733636364" calcext:value-type="float">
            <text:p>0.090638173363636</text:p>
          </table:table-cell>
        </table:table-row>
        <table:table-row table:style-name="ro1">
          <table:table-cell office:value-type="string" calcext:value-type="string">
            <text:p>2019-10-21 02:44:2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3" calcext:value-type="float">
            <text:p>23</text:p>
          </table:table-cell>
          <table:table-cell office:value-type="float" office:value="0.000328824" calcext:value-type="float">
            <text:p>0.000328824</text:p>
          </table:table-cell>
          <table:table-cell office:value-type="float" office:value="0.001410996" calcext:value-type="float">
            <text:p>0.001410996</text:p>
          </table:table-cell>
          <table:table-cell office:value-type="float" office:value="0.000494435" calcext:value-type="float">
            <text:p>0.000494435</text:p>
          </table:table-cell>
          <table:table-cell office:value-type="float" office:value="0.032452908" calcext:value-type="float">
            <text:p>0.032452908</text:p>
          </table:table-cell>
          <table:table-cell office:value-type="float" office:value="0.011372005" calcext:value-type="float">
            <text:p>0.011372005</text:p>
          </table:table-cell>
          <table:table-cell office:value-type="float" office:value="0.0000613476521739131" calcext:value-type="float">
            <text:p>6.13476521739131E-05</text:p>
          </table:table-cell>
          <table:table-cell office:value-type="float" office:value="0.0000214971739130435" calcext:value-type="float">
            <text:p>2.14971739130435E-05</text:p>
          </table:table-cell>
        </table:table-row>
        <table:table-row table:style-name="ro1">
          <table:table-cell office:value-type="string" calcext:value-type="string">
            <text:p>2019-10-21 02:44:2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3" calcext:value-type="float">
            <text:p>23</text:p>
          </table:table-cell>
          <table:table-cell office:value-type="float" office:value="1.492703795" calcext:value-type="float">
            <text:p>1.492703795</text:p>
          </table:table-cell>
          <table:table-cell office:value-type="float" office:value="1.231189408" calcext:value-type="float">
            <text:p>1.231189408</text:p>
          </table:table-cell>
          <table:table-cell office:value-type="float" office:value="1.616239361" calcext:value-type="float">
            <text:p>1.616239361</text:p>
          </table:table-cell>
          <table:table-cell office:value-type="float" office:value="28.317356384" calcext:value-type="float">
            <text:p>28.317356384</text:p>
          </table:table-cell>
          <table:table-cell office:value-type="float" office:value="37.173505303" calcext:value-type="float">
            <text:p>37.173505303</text:p>
          </table:table-cell>
          <table:table-cell office:value-type="float" office:value="0.0535299742608696" calcext:value-type="float">
            <text:p>0.05352997426087</text:p>
          </table:table-cell>
          <table:table-cell office:value-type="float" office:value="0.0702712765652174" calcext:value-type="float">
            <text:p>0.070271276565217</text:p>
          </table:table-cell>
        </table:table-row>
        <table:table-row table:style-name="ro1">
          <table:table-cell office:value-type="string" calcext:value-type="string">
            <text:p>2019-10-21 02:44:2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4" calcext:value-type="float">
            <text:p>24</text:p>
          </table:table-cell>
          <table:table-cell office:value-type="float" office:value="0.000264568" calcext:value-type="float">
            <text:p>0.000264568</text:p>
          </table:table-cell>
          <table:table-cell office:value-type="float" office:value="0.001081895" calcext:value-type="float">
            <text:p>0.001081895</text:p>
          </table:table-cell>
          <table:table-cell office:value-type="float" office:value="0.000666582" calcext:value-type="float">
            <text:p>0.000666582</text:p>
          </table:table-cell>
          <table:table-cell office:value-type="float" office:value="0.02596548" calcext:value-type="float">
            <text:p>0.02596548</text:p>
          </table:table-cell>
          <table:table-cell office:value-type="float" office:value="0.015997968" calcext:value-type="float">
            <text:p>0.015997968</text:p>
          </table:table-cell>
          <table:table-cell office:value-type="float" office:value="0.0000450789583333333" calcext:value-type="float">
            <text:p>4.50789583333333E-05</text:p>
          </table:table-cell>
          <table:table-cell office:value-type="float" office:value="0.00002777425" calcext:value-type="float">
            <text:p>2.777425E-05</text:p>
          </table:table-cell>
        </table:table-row>
        <table:table-row table:style-name="ro1">
          <table:table-cell office:value-type="string" calcext:value-type="string">
            <text:p>2019-10-21 02:44:2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4" calcext:value-type="float">
            <text:p>24</text:p>
          </table:table-cell>
          <table:table-cell office:value-type="float" office:value="1.543479235" calcext:value-type="float">
            <text:p>1.543479235</text:p>
          </table:table-cell>
          <table:table-cell office:value-type="float" office:value="0.000294727" calcext:value-type="float">
            <text:p>0.000294727</text:p>
          </table:table-cell>
          <table:table-cell office:value-type="float" office:value="2.803340829" calcext:value-type="float">
            <text:p>2.803340829</text:p>
          </table:table-cell>
          <table:table-cell office:value-type="float" office:value="0.007073448" calcext:value-type="float">
            <text:p>0.007073448</text:p>
          </table:table-cell>
          <table:table-cell office:value-type="float" office:value="67.280179896" calcext:value-type="float">
            <text:p>67.280179896</text:p>
          </table:table-cell>
          <table:table-cell office:value-type="float" office:value="0.0000122802916666667" calcext:value-type="float">
            <text:p>1.22802916666667E-05</text:p>
          </table:table-cell>
          <table:table-cell office:value-type="float" office:value="0.116805867875" calcext:value-type="float">
            <text:p>0.116805867875</text:p>
          </table:table-cell>
        </table:table-row>
        <table:table-row table:style-name="ro1">
          <table:table-cell office:value-type="string" calcext:value-type="string">
            <text:p>2019-10-21 02:44:3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5" calcext:value-type="float">
            <text:p>25</text:p>
          </table:table-cell>
          <table:table-cell office:value-type="float" office:value="0.000266715" calcext:value-type="float">
            <text:p>0.000266715</text:p>
          </table:table-cell>
          <table:table-cell office:value-type="float" office:value="0.001001063" calcext:value-type="float">
            <text:p>0.001001063</text:p>
          </table:table-cell>
          <table:table-cell office:value-type="float" office:value="0.000697061" calcext:value-type="float">
            <text:p>0.000697061</text:p>
          </table:table-cell>
          <table:table-cell office:value-type="float" office:value="0.025026575" calcext:value-type="float">
            <text:p>0.025026575</text:p>
          </table:table-cell>
          <table:table-cell office:value-type="float" office:value="0.017426525" calcext:value-type="float">
            <text:p>0.017426525</text:p>
          </table:table-cell>
          <table:table-cell office:value-type="float" office:value="0.00004004252" calcext:value-type="float">
            <text:p>4.004252E-05</text:p>
          </table:table-cell>
          <table:table-cell office:value-type="float" office:value="0.00002788244" calcext:value-type="float">
            <text:p>2.788244E-05</text:p>
          </table:table-cell>
        </table:table-row>
        <table:table-row table:style-name="ro1">
          <table:table-cell office:value-type="string" calcext:value-type="string">
            <text:p>2019-10-21 02:44:3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5" calcext:value-type="float">
            <text:p>25</text:p>
          </table:table-cell>
          <table:table-cell office:value-type="float" office:value="1.450547002" calcext:value-type="float">
            <text:p>1.450547002</text:p>
          </table:table-cell>
          <table:table-cell office:value-type="float" office:value="0.000272979" calcext:value-type="float">
            <text:p>0.000272979</text:p>
          </table:table-cell>
          <table:table-cell office:value-type="float" office:value="2.974259225" calcext:value-type="float">
            <text:p>2.974259225</text:p>
          </table:table-cell>
          <table:table-cell office:value-type="float" office:value="0.006824475" calcext:value-type="float">
            <text:p>0.006824475</text:p>
          </table:table-cell>
          <table:table-cell office:value-type="float" office:value="74.356480625" calcext:value-type="float">
            <text:p>74.356480625</text:p>
          </table:table-cell>
          <table:table-cell office:value-type="float" office:value="0.00001091916" calcext:value-type="float">
            <text:p>1.091916E-05</text:p>
          </table:table-cell>
          <table:table-cell office:value-type="float" office:value="0.118970369" calcext:value-type="float">
            <text:p>0.118970369</text:p>
          </table:table-cell>
        </table:table-row>
        <table:table-row table:style-name="ro1">
          <table:table-cell office:value-type="string" calcext:value-type="string">
            <text:p>2019-10-21 02:44:3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6" calcext:value-type="float">
            <text:p>26</text:p>
          </table:table-cell>
          <table:table-cell office:value-type="float" office:value="0.000232304" calcext:value-type="float">
            <text:p>0.000232304</text:p>
          </table:table-cell>
          <table:table-cell office:value-type="float" office:value="0.000695538" calcext:value-type="float">
            <text:p>0.000695538</text:p>
          </table:table-cell>
          <table:table-cell office:value-type="float" office:value="0.001097251" calcext:value-type="float">
            <text:p>0.001097251</text:p>
          </table:table-cell>
          <table:table-cell office:value-type="float" office:value="0.018083988" calcext:value-type="float">
            <text:p>0.018083988</text:p>
          </table:table-cell>
          <table:table-cell office:value-type="float" office:value="0.028528526" calcext:value-type="float">
            <text:p>0.028528526</text:p>
          </table:table-cell>
          <table:table-cell office:value-type="float" office:value="0.0000267514615384615" calcext:value-type="float">
            <text:p>2.67514615384615E-05</text:p>
          </table:table-cell>
          <table:table-cell office:value-type="float" office:value="0.0000422019615384615" calcext:value-type="float">
            <text:p>4.22019615384615E-05</text:p>
          </table:table-cell>
        </table:table-row>
        <table:table-row table:style-name="ro1">
          <table:table-cell office:value-type="string" calcext:value-type="string">
            <text:p>2019-10-21 02:44:3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6" calcext:value-type="float">
            <text:p>26</text:p>
          </table:table-cell>
          <table:table-cell office:value-type="float" office:value="1.533061493" calcext:value-type="float">
            <text:p>1.533061493</text:p>
          </table:table-cell>
          <table:table-cell office:value-type="float" office:value="0.000479825" calcext:value-type="float">
            <text:p>0.000479825</text:p>
          </table:table-cell>
          <table:table-cell office:value-type="float" office:value="2.872965072" calcext:value-type="float">
            <text:p>2.872965072</text:p>
          </table:table-cell>
          <table:table-cell office:value-type="float" office:value="0.01247545" calcext:value-type="float">
            <text:p>0.01247545</text:p>
          </table:table-cell>
          <table:table-cell office:value-type="float" office:value="74.697091872" calcext:value-type="float">
            <text:p>74.697091872</text:p>
          </table:table-cell>
          <table:table-cell office:value-type="float" office:value="0.0000184548076923077" calcext:value-type="float">
            <text:p>1.84548076923077E-05</text:p>
          </table:table-cell>
          <table:table-cell office:value-type="float" office:value="0.110498656615385" calcext:value-type="float">
            <text:p>0.110498656615385</text:p>
          </table:table-cell>
        </table:table-row>
        <table:table-row table:style-name="ro1">
          <table:table-cell office:value-type="string" calcext:value-type="string">
            <text:p>2019-10-21 02:44:4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7" calcext:value-type="float">
            <text:p>27</text:p>
          </table:table-cell>
          <table:table-cell office:value-type="float" office:value="0.000296559" calcext:value-type="float">
            <text:p>0.000296559</text:p>
          </table:table-cell>
          <table:table-cell office:value-type="float" office:value="0.001334201" calcext:value-type="float">
            <text:p>0.001334201</text:p>
          </table:table-cell>
          <table:table-cell office:value-type="float" office:value="0.000417548" calcext:value-type="float">
            <text:p>0.000417548</text:p>
          </table:table-cell>
          <table:table-cell office:value-type="float" office:value="0.036023427" calcext:value-type="float">
            <text:p>0.036023427</text:p>
          </table:table-cell>
          <table:table-cell office:value-type="float" office:value="0.011273796" calcext:value-type="float">
            <text:p>0.011273796</text:p>
          </table:table-cell>
          <table:table-cell office:value-type="float" office:value="0.0000494148518518518" calcext:value-type="float">
            <text:p>4.94148518518518E-05</text:p>
          </table:table-cell>
          <table:table-cell office:value-type="float" office:value="0.0000154647407407407" calcext:value-type="float">
            <text:p>1.54647407407407E-05</text:p>
          </table:table-cell>
        </table:table-row>
        <table:table-row table:style-name="ro1">
          <table:table-cell office:value-type="string" calcext:value-type="string">
            <text:p>2019-10-21 02:44:4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7" calcext:value-type="float">
            <text:p>27</text:p>
          </table:table-cell>
          <table:table-cell office:value-type="float" office:value="1.549138185" calcext:value-type="float">
            <text:p>1.549138185</text:p>
          </table:table-cell>
          <table:table-cell office:value-type="float" office:value="0.002655238" calcext:value-type="float">
            <text:p>0.002655238</text:p>
          </table:table-cell>
          <table:table-cell office:value-type="float" office:value="3.144187831" calcext:value-type="float">
            <text:p>3.144187831</text:p>
          </table:table-cell>
          <table:table-cell office:value-type="float" office:value="0.071691426" calcext:value-type="float">
            <text:p>0.071691426</text:p>
          </table:table-cell>
          <table:table-cell office:value-type="float" office:value="84.893071437" calcext:value-type="float">
            <text:p>84.893071437</text:p>
          </table:table-cell>
          <table:table-cell office:value-type="float" office:value="0.0000983421481481481" calcext:value-type="float">
            <text:p>9.83421481481481E-05</text:p>
          </table:table-cell>
          <table:table-cell office:value-type="float" office:value="0.116451401148148" calcext:value-type="float">
            <text:p>0.116451401148148</text:p>
          </table:table-cell>
        </table:table-row>
        <table:table-row table:style-name="ro1">
          <table:table-cell office:value-type="string" calcext:value-type="string">
            <text:p>2019-10-21 02:44:4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8" calcext:value-type="float">
            <text:p>28</text:p>
          </table:table-cell>
          <table:table-cell office:value-type="float" office:value="0.000240316" calcext:value-type="float">
            <text:p>0.000240316</text:p>
          </table:table-cell>
          <table:table-cell office:value-type="float" office:value="0.000772279" calcext:value-type="float">
            <text:p>0.000772279</text:p>
          </table:table-cell>
          <table:table-cell office:value-type="float" office:value="0.00083157" calcext:value-type="float">
            <text:p>0.00083157</text:p>
          </table:table-cell>
          <table:table-cell office:value-type="float" office:value="0.021623812" calcext:value-type="float">
            <text:p>0.021623812</text:p>
          </table:table-cell>
          <table:table-cell office:value-type="float" office:value="0.02328396" calcext:value-type="float">
            <text:p>0.02328396</text:p>
          </table:table-cell>
          <table:table-cell office:value-type="float" office:value="0.0000275813928571429" calcext:value-type="float">
            <text:p>2.75813928571429E-05</text:p>
          </table:table-cell>
          <table:table-cell office:value-type="float" office:value="0.0000296989285714286" calcext:value-type="float">
            <text:p>2.96989285714286E-05</text:p>
          </table:table-cell>
        </table:table-row>
        <table:table-row table:style-name="ro1">
          <table:table-cell office:value-type="string" calcext:value-type="string">
            <text:p>2019-10-21 02:44:4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8" calcext:value-type="float">
            <text:p>28</text:p>
          </table:table-cell>
          <table:table-cell office:value-type="float" office:value="1.531731547" calcext:value-type="float">
            <text:p>1.531731547</text:p>
          </table:table-cell>
          <table:table-cell office:value-type="float" office:value="0.011362242" calcext:value-type="float">
            <text:p>0.011362242</text:p>
          </table:table-cell>
          <table:table-cell office:value-type="float" office:value="3.142560768" calcext:value-type="float">
            <text:p>3.142560768</text:p>
          </table:table-cell>
          <table:table-cell office:value-type="float" office:value="0.318142776" calcext:value-type="float">
            <text:p>0.318142776</text:p>
          </table:table-cell>
          <table:table-cell office:value-type="float" office:value="87.991701504" calcext:value-type="float">
            <text:p>87.991701504</text:p>
          </table:table-cell>
          <table:table-cell office:value-type="float" office:value="0.000405794357142857" calcext:value-type="float">
            <text:p>0.000405794357143</text:p>
          </table:table-cell>
          <table:table-cell office:value-type="float" office:value="0.112234313142857" calcext:value-type="float">
            <text:p>0.112234313142857</text:p>
          </table:table-cell>
        </table:table-row>
        <table:table-row table:style-name="ro1">
          <table:table-cell office:value-type="string" calcext:value-type="string">
            <text:p>2019-10-21 02:44:5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9" calcext:value-type="float">
            <text:p>29</text:p>
          </table:table-cell>
          <table:table-cell office:value-type="float" office:value="0.000242263" calcext:value-type="float">
            <text:p>0.000242263</text:p>
          </table:table-cell>
          <table:table-cell office:value-type="float" office:value="0.001125454" calcext:value-type="float">
            <text:p>0.001125454</text:p>
          </table:table-cell>
          <table:table-cell office:value-type="float" office:value="0.00048527" calcext:value-type="float">
            <text:p>0.00048527</text:p>
          </table:table-cell>
          <table:table-cell office:value-type="float" office:value="0.032638166" calcext:value-type="float">
            <text:p>0.032638166</text:p>
          </table:table-cell>
          <table:table-cell office:value-type="float" office:value="0.01407283" calcext:value-type="float">
            <text:p>0.01407283</text:p>
          </table:table-cell>
          <table:table-cell office:value-type="float" office:value="0.0000388087586206897" calcext:value-type="float">
            <text:p>3.88087586206897E-05</text:p>
          </table:table-cell>
          <table:table-cell office:value-type="float" office:value="0.0000167334482758621" calcext:value-type="float">
            <text:p>1.67334482758621E-05</text:p>
          </table:table-cell>
        </table:table-row>
        <table:table-row table:style-name="ro1">
          <table:table-cell office:value-type="string" calcext:value-type="string">
            <text:p>2019-10-21 02:44:5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9" calcext:value-type="float">
            <text:p>29</text:p>
          </table:table-cell>
          <table:table-cell office:value-type="float" office:value="1.623810297" calcext:value-type="float">
            <text:p>1.623810297</text:p>
          </table:table-cell>
          <table:table-cell office:value-type="float" office:value="0.038124445" calcext:value-type="float">
            <text:p>0.038124445</text:p>
          </table:table-cell>
          <table:table-cell office:value-type="float" office:value="3.075006439" calcext:value-type="float">
            <text:p>3.075006439</text:p>
          </table:table-cell>
          <table:table-cell office:value-type="float" office:value="1.105608905" calcext:value-type="float">
            <text:p>1.105608905</text:p>
          </table:table-cell>
          <table:table-cell office:value-type="float" office:value="89.175186731" calcext:value-type="float">
            <text:p>89.175186731</text:p>
          </table:table-cell>
          <table:table-cell office:value-type="float" office:value="0.00131463603448276" calcext:value-type="float">
            <text:p>0.001314636034483</text:p>
          </table:table-cell>
          <table:table-cell office:value-type="float" office:value="0.106034704793103" calcext:value-type="float">
            <text:p>0.106034704793103</text:p>
          </table:table-cell>
        </table:table-row>
        <table:table-row table:style-name="ro1">
          <table:table-cell office:value-type="string" calcext:value-type="string">
            <text:p>2019-10-21 02:44:5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0" calcext:value-type="float">
            <text:p>30</text:p>
          </table:table-cell>
          <table:table-cell office:value-type="float" office:value="0.000233593" calcext:value-type="float">
            <text:p>0.000233593</text:p>
          </table:table-cell>
          <table:table-cell office:value-type="float" office:value="0.001326732" calcext:value-type="float">
            <text:p>0.001326732</text:p>
          </table:table-cell>
          <table:table-cell office:value-type="float" office:value="0.000523501" calcext:value-type="float">
            <text:p>0.000523501</text:p>
          </table:table-cell>
          <table:table-cell office:value-type="float" office:value="0.03980196" calcext:value-type="float">
            <text:p>0.03980196</text:p>
          </table:table-cell>
          <table:table-cell office:value-type="float" office:value="0.01570503" calcext:value-type="float">
            <text:p>0.01570503</text:p>
          </table:table-cell>
          <table:table-cell office:value-type="float" office:value="0.0000442244" calcext:value-type="float">
            <text:p>4.42244E-05</text:p>
          </table:table-cell>
          <table:table-cell office:value-type="float" office:value="0.0000174500333333333" calcext:value-type="float">
            <text:p>1.74500333333333E-05</text:p>
          </table:table-cell>
        </table:table-row>
        <table:table-row table:style-name="ro1">
          <table:table-cell office:value-type="string" calcext:value-type="string">
            <text:p>2019-10-21 02:44:5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0" calcext:value-type="float">
            <text:p>30</text:p>
          </table:table-cell>
          <table:table-cell office:value-type="float" office:value="1.586111042" calcext:value-type="float">
            <text:p>1.586111042</text:p>
          </table:table-cell>
          <table:table-cell office:value-type="float" office:value="0.08696059" calcext:value-type="float">
            <text:p>0.08696059</text:p>
          </table:table-cell>
          <table:table-cell office:value-type="float" office:value="3.138028948" calcext:value-type="float">
            <text:p>3.138028948</text:p>
          </table:table-cell>
          <table:table-cell office:value-type="float" office:value="2.6088177" calcext:value-type="float">
            <text:p>2.6088177</text:p>
          </table:table-cell>
          <table:table-cell office:value-type="float" office:value="94.14086844" calcext:value-type="float">
            <text:p>94.14086844</text:p>
          </table:table-cell>
          <table:table-cell office:value-type="float" office:value="0.00289868633333333" calcext:value-type="float">
            <text:p>0.002898686333333</text:p>
          </table:table-cell>
          <table:table-cell office:value-type="float" office:value="0.104600964933333" calcext:value-type="float">
            <text:p>0.104600964933333</text:p>
          </table:table-cell>
        </table:table-row>
        <table:table-row table:style-name="ro1">
          <table:table-cell office:value-type="string" calcext:value-type="string">
            <text:p>2019-10-21 02:45:0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1" calcext:value-type="float">
            <text:p>31</text:p>
          </table:table-cell>
          <table:table-cell office:value-type="float" office:value="0.000232137" calcext:value-type="float">
            <text:p>0.000232137</text:p>
          </table:table-cell>
          <table:table-cell office:value-type="float" office:value="0.001365426" calcext:value-type="float">
            <text:p>0.001365426</text:p>
          </table:table-cell>
          <table:table-cell office:value-type="float" office:value="0.000388498" calcext:value-type="float">
            <text:p>0.000388498</text:p>
          </table:table-cell>
          <table:table-cell office:value-type="float" office:value="0.042328206" calcext:value-type="float">
            <text:p>0.042328206</text:p>
          </table:table-cell>
          <table:table-cell office:value-type="float" office:value="0.012043438" calcext:value-type="float">
            <text:p>0.012043438</text:p>
          </table:table-cell>
          <table:table-cell office:value-type="float" office:value="0.000044046" calcext:value-type="float">
            <text:p>4.4046E-05</text:p>
          </table:table-cell>
          <table:table-cell office:value-type="float" office:value="0.0000125321935483871" calcext:value-type="float">
            <text:p>1.25321935483871E-05</text:p>
          </table:table-cell>
        </table:table-row>
        <table:table-row table:style-name="ro1">
          <table:table-cell office:value-type="string" calcext:value-type="string">
            <text:p>2019-10-21 02:45:0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1" calcext:value-type="float">
            <text:p>31</text:p>
          </table:table-cell>
          <table:table-cell office:value-type="float" office:value="1.707034219" calcext:value-type="float">
            <text:p>1.707034219</text:p>
          </table:table-cell>
          <table:table-cell office:value-type="float" office:value="0.19602256" calcext:value-type="float">
            <text:p>0.19602256</text:p>
          </table:table-cell>
          <table:table-cell office:value-type="float" office:value="3.056335984" calcext:value-type="float">
            <text:p>3.056335984</text:p>
          </table:table-cell>
          <table:table-cell office:value-type="float" office:value="6.07669936" calcext:value-type="float">
            <text:p>6.07669936</text:p>
          </table:table-cell>
          <table:table-cell office:value-type="float" office:value="94.746415504" calcext:value-type="float">
            <text:p>94.746415504</text:p>
          </table:table-cell>
          <table:table-cell office:value-type="float" office:value="0.00632330838709678" calcext:value-type="float">
            <text:p>0.006323308387097</text:p>
          </table:table-cell>
          <table:table-cell office:value-type="float" office:value="0.0985914833548387" calcext:value-type="float">
            <text:p>0.098591483354839</text:p>
          </table:table-cell>
        </table:table-row>
        <table:table-row table:style-name="ro1">
          <table:table-cell office:value-type="string" calcext:value-type="string">
            <text:p>2019-10-21 02:45:0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2" calcext:value-type="float">
            <text:p>32</text:p>
          </table:table-cell>
          <table:table-cell office:value-type="float" office:value="0.000239337" calcext:value-type="float">
            <text:p>0.000239337</text:p>
          </table:table-cell>
          <table:table-cell office:value-type="float" office:value="0.001310826" calcext:value-type="float">
            <text:p>0.001310826</text:p>
          </table:table-cell>
          <table:table-cell office:value-type="float" office:value="0.000432269" calcext:value-type="float">
            <text:p>0.000432269</text:p>
          </table:table-cell>
          <table:table-cell office:value-type="float" office:value="0.041946432" calcext:value-type="float">
            <text:p>0.041946432</text:p>
          </table:table-cell>
          <table:table-cell office:value-type="float" office:value="0.013832608" calcext:value-type="float">
            <text:p>0.013832608</text:p>
          </table:table-cell>
          <table:table-cell office:value-type="float" office:value="0.0000409633125" calcext:value-type="float">
            <text:p>4.09633125E-05</text:p>
          </table:table-cell>
          <table:table-cell office:value-type="float" office:value="0.00001350840625" calcext:value-type="float">
            <text:p>1.350840625E-05</text:p>
          </table:table-cell>
        </table:table-row>
        <table:table-row table:style-name="ro1">
          <table:table-cell office:value-type="string" calcext:value-type="string">
            <text:p>2019-10-21 02:45:0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2" calcext:value-type="float">
            <text:p>32</text:p>
          </table:table-cell>
          <table:table-cell office:value-type="float" office:value="1.615167627" calcext:value-type="float">
            <text:p>1.615167627</text:p>
          </table:table-cell>
          <table:table-cell office:value-type="float" office:value="0.417357258" calcext:value-type="float">
            <text:p>0.417357258</text:p>
          </table:table-cell>
          <table:table-cell office:value-type="float" office:value="2.874010033" calcext:value-type="float">
            <text:p>2.874010033</text:p>
          </table:table-cell>
          <table:table-cell office:value-type="float" office:value="13.355432256" calcext:value-type="float">
            <text:p>13.355432256</text:p>
          </table:table-cell>
          <table:table-cell office:value-type="float" office:value="91.968321056" calcext:value-type="float">
            <text:p>91.968321056</text:p>
          </table:table-cell>
          <table:table-cell office:value-type="float" office:value="0.0130424143125" calcext:value-type="float">
            <text:p>0.0130424143125</text:p>
          </table:table-cell>
          <table:table-cell office:value-type="float" office:value="0.08981281353125" calcext:value-type="float">
            <text:p>0.08981281353125</text:p>
          </table:table-cell>
        </table:table-row>
        <table:table-row table:style-name="ro1">
          <table:table-cell office:value-type="string" calcext:value-type="string">
            <text:p>2019-10-21 02:45:1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3" calcext:value-type="float">
            <text:p>33</text:p>
          </table:table-cell>
          <table:table-cell office:value-type="float" office:value="0.000255767" calcext:value-type="float">
            <text:p>0.000255767</text:p>
          </table:table-cell>
          <table:table-cell office:value-type="float" office:value="0.000960295" calcext:value-type="float">
            <text:p>0.000960295</text:p>
          </table:table-cell>
          <table:table-cell office:value-type="float" office:value="0.001108654" calcext:value-type="float">
            <text:p>0.001108654</text:p>
          </table:table-cell>
          <table:table-cell office:value-type="float" office:value="0.031689735" calcext:value-type="float">
            <text:p>0.031689735</text:p>
          </table:table-cell>
          <table:table-cell office:value-type="float" office:value="0.036585582" calcext:value-type="float">
            <text:p>0.036585582</text:p>
          </table:table-cell>
          <table:table-cell office:value-type="float" office:value="0.0000290998484848485" calcext:value-type="float">
            <text:p>2.90998484848485E-05</text:p>
          </table:table-cell>
          <table:table-cell office:value-type="float" office:value="0.0000335955757575758" calcext:value-type="float">
            <text:p>3.35955757575758E-05</text:p>
          </table:table-cell>
        </table:table-row>
        <table:table-row table:style-name="ro1">
          <table:table-cell office:value-type="string" calcext:value-type="string">
            <text:p>2019-10-21 02:45:1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3" calcext:value-type="float">
            <text:p>33</text:p>
          </table:table-cell>
          <table:table-cell office:value-type="float" office:value="1.671743553" calcext:value-type="float">
            <text:p>1.671743553</text:p>
          </table:table-cell>
          <table:table-cell office:value-type="float" office:value="0.723351064" calcext:value-type="float">
            <text:p>0.723351064</text:p>
          </table:table-cell>
          <table:table-cell office:value-type="float" office:value="2.547178977" calcext:value-type="float">
            <text:p>2.547178977</text:p>
          </table:table-cell>
          <table:table-cell office:value-type="float" office:value="23.870585112" calcext:value-type="float">
            <text:p>23.870585112</text:p>
          </table:table-cell>
          <table:table-cell office:value-type="float" office:value="84.056906241" calcext:value-type="float">
            <text:p>84.056906241</text:p>
          </table:table-cell>
          <table:table-cell office:value-type="float" office:value="0.0219197292121212" calcext:value-type="float">
            <text:p>0.021919729212121</text:p>
          </table:table-cell>
          <table:table-cell office:value-type="float" office:value="0.0771872417272727" calcext:value-type="float">
            <text:p>0.077187241727273</text:p>
          </table:table-cell>
        </table:table-row>
        <table:table-row table:style-name="ro1">
          <table:table-cell office:value-type="string" calcext:value-type="string">
            <text:p>2019-10-21 02:45:1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4" calcext:value-type="float">
            <text:p>34</text:p>
          </table:table-cell>
          <table:table-cell office:value-type="float" office:value="0.000232392" calcext:value-type="float">
            <text:p>0.000232392</text:p>
          </table:table-cell>
          <table:table-cell office:value-type="float" office:value="0.001127667" calcext:value-type="float">
            <text:p>0.001127667</text:p>
          </table:table-cell>
          <table:table-cell office:value-type="float" office:value="0.000897014" calcext:value-type="float">
            <text:p>0.000897014</text:p>
          </table:table-cell>
          <table:table-cell office:value-type="float" office:value="0.038340678" calcext:value-type="float">
            <text:p>0.038340678</text:p>
          </table:table-cell>
          <table:table-cell office:value-type="float" office:value="0.030498476" calcext:value-type="float">
            <text:p>0.030498476</text:p>
          </table:table-cell>
          <table:table-cell office:value-type="float" office:value="0.0000331666764705882" calcext:value-type="float">
            <text:p>3.31666764705882E-05</text:p>
          </table:table-cell>
          <table:table-cell office:value-type="float" office:value="0.0000263827647058824" calcext:value-type="float">
            <text:p>2.63827647058824E-05</text:p>
          </table:table-cell>
        </table:table-row>
        <table:table-row table:style-name="ro1">
          <table:table-cell office:value-type="string" calcext:value-type="string">
            <text:p>2019-10-21 02:45:1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4" calcext:value-type="float">
            <text:p>34</text:p>
          </table:table-cell>
          <table:table-cell office:value-type="float" office:value="1.608073262" calcext:value-type="float">
            <text:p>1.608073262</text:p>
          </table:table-cell>
          <table:table-cell office:value-type="float" office:value="1.155788306" calcext:value-type="float">
            <text:p>1.155788306</text:p>
          </table:table-cell>
          <table:table-cell office:value-type="float" office:value="2.105090071" calcext:value-type="float">
            <text:p>2.105090071</text:p>
          </table:table-cell>
          <table:table-cell office:value-type="float" office:value="39.296802404" calcext:value-type="float">
            <text:p>39.296802404</text:p>
          </table:table-cell>
          <table:table-cell office:value-type="float" office:value="71.573062414" calcext:value-type="float">
            <text:p>71.573062414</text:p>
          </table:table-cell>
          <table:table-cell office:value-type="float" office:value="0.0339937737058824" calcext:value-type="float">
            <text:p>0.033993773705882</text:p>
          </table:table-cell>
          <table:table-cell office:value-type="float" office:value="0.0619144138529412" calcext:value-type="float">
            <text:p>0.061914413852941</text:p>
          </table:table-cell>
        </table:table-row>
        <table:table-row table:style-name="ro1">
          <table:table-cell office:value-type="string" calcext:value-type="string">
            <text:p>2019-10-21 02:45:2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5" calcext:value-type="float">
            <text:p>35</text:p>
          </table:table-cell>
          <table:table-cell office:value-type="float" office:value="0.000259478" calcext:value-type="float">
            <text:p>0.000259478</text:p>
          </table:table-cell>
          <table:table-cell office:value-type="float" office:value="0.001095432" calcext:value-type="float">
            <text:p>0.001095432</text:p>
          </table:table-cell>
          <table:table-cell office:value-type="float" office:value="0.000882442" calcext:value-type="float">
            <text:p>0.000882442</text:p>
          </table:table-cell>
          <table:table-cell office:value-type="float" office:value="0.03834012" calcext:value-type="float">
            <text:p>0.03834012</text:p>
          </table:table-cell>
          <table:table-cell office:value-type="float" office:value="0.03088547" calcext:value-type="float">
            <text:p>0.03088547</text:p>
          </table:table-cell>
          <table:table-cell office:value-type="float" office:value="0.0000312980571428571" calcext:value-type="float">
            <text:p>3.12980571428571E-05</text:p>
          </table:table-cell>
          <table:table-cell office:value-type="float" office:value="0.0000252126285714286" calcext:value-type="float">
            <text:p>2.52126285714286E-05</text:p>
          </table:table-cell>
        </table:table-row>
        <table:table-row table:style-name="ro1">
          <table:table-cell office:value-type="string" calcext:value-type="string">
            <text:p>2019-10-21 02:45:2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5" calcext:value-type="float">
            <text:p>35</text:p>
          </table:table-cell>
          <table:table-cell office:value-type="float" office:value="1.586577627" calcext:value-type="float">
            <text:p>1.586577627</text:p>
          </table:table-cell>
          <table:table-cell office:value-type="float" office:value="1.680681812" calcext:value-type="float">
            <text:p>1.680681812</text:p>
          </table:table-cell>
          <table:table-cell office:value-type="float" office:value="1.74353147" calcext:value-type="float">
            <text:p>1.74353147</text:p>
          </table:table-cell>
          <table:table-cell office:value-type="float" office:value="58.82386342" calcext:value-type="float">
            <text:p>58.82386342</text:p>
          </table:table-cell>
          <table:table-cell office:value-type="float" office:value="61.02360145" calcext:value-type="float">
            <text:p>61.02360145</text:p>
          </table:table-cell>
          <table:table-cell office:value-type="float" office:value="0.0480194803428571" calcext:value-type="float">
            <text:p>0.048019480342857</text:p>
          </table:table-cell>
          <table:table-cell office:value-type="float" office:value="0.0498151848571429" calcext:value-type="float">
            <text:p>0.049815184857143</text:p>
          </table:table-cell>
        </table:table-row>
        <table:table-row table:style-name="ro1">
          <table:table-cell office:value-type="string" calcext:value-type="string">
            <text:p>2019-10-21 02:45:2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6" calcext:value-type="float">
            <text:p>36</text:p>
          </table:table-cell>
          <table:table-cell office:value-type="float" office:value="0.000259091" calcext:value-type="float">
            <text:p>0.000259091</text:p>
          </table:table-cell>
          <table:table-cell office:value-type="float" office:value="0.000627511" calcext:value-type="float">
            <text:p>0.000627511</text:p>
          </table:table-cell>
          <table:table-cell office:value-type="float" office:value="0.001079868" calcext:value-type="float">
            <text:p>0.001079868</text:p>
          </table:table-cell>
          <table:table-cell office:value-type="float" office:value="0.022590396" calcext:value-type="float">
            <text:p>0.022590396</text:p>
          </table:table-cell>
          <table:table-cell office:value-type="float" office:value="0.038875248" calcext:value-type="float">
            <text:p>0.038875248</text:p>
          </table:table-cell>
          <table:table-cell office:value-type="float" office:value="0.0000174308611111111" calcext:value-type="float">
            <text:p>1.74308611111111E-05</text:p>
          </table:table-cell>
          <table:table-cell office:value-type="float" office:value="0.0000299963333333333" calcext:value-type="float">
            <text:p>2.99963333333333E-05</text:p>
          </table:table-cell>
        </table:table-row>
        <table:table-row table:style-name="ro1">
          <table:table-cell office:value-type="string" calcext:value-type="string">
            <text:p>2019-10-21 02:45:2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6" calcext:value-type="float">
            <text:p>36</text:p>
          </table:table-cell>
          <table:table-cell office:value-type="float" office:value="1.555858657" calcext:value-type="float">
            <text:p>1.555858657</text:p>
          </table:table-cell>
          <table:table-cell office:value-type="float" office:value="0.00015594" calcext:value-type="float">
            <text:p>0.00015594</text:p>
          </table:table-cell>
          <table:table-cell office:value-type="float" office:value="3.173142446" calcext:value-type="float">
            <text:p>3.173142446</text:p>
          </table:table-cell>
          <table:table-cell office:value-type="float" office:value="0.00561384" calcext:value-type="float">
            <text:p>0.00561384</text:p>
          </table:table-cell>
          <table:table-cell office:value-type="float" office:value="114.233128056" calcext:value-type="float">
            <text:p>114.233128056</text:p>
          </table:table-cell>
          <table:table-cell office:value-type="float" office:value="0.00000433166666666667" calcext:value-type="float">
            <text:p>4.33166666666667E-06</text:p>
          </table:table-cell>
          <table:table-cell office:value-type="float" office:value="0.0881428457222222" calcext:value-type="float">
            <text:p>0.088142845722222</text:p>
          </table:table-cell>
        </table:table-row>
        <table:table-row table:style-name="ro1">
          <table:table-cell office:value-type="string" calcext:value-type="string">
            <text:p>2019-10-21 02:45:3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7" calcext:value-type="float">
            <text:p>37</text:p>
          </table:table-cell>
          <table:table-cell office:value-type="float" office:value="0.000240496" calcext:value-type="float">
            <text:p>0.000240496</text:p>
          </table:table-cell>
          <table:table-cell office:value-type="float" office:value="0.000633806" calcext:value-type="float">
            <text:p>0.000633806</text:p>
          </table:table-cell>
          <table:table-cell office:value-type="float" office:value="0.001282128" calcext:value-type="float">
            <text:p>0.001282128</text:p>
          </table:table-cell>
          <table:table-cell office:value-type="float" office:value="0.023450822" calcext:value-type="float">
            <text:p>0.023450822</text:p>
          </table:table-cell>
          <table:table-cell office:value-type="float" office:value="0.047438736" calcext:value-type="float">
            <text:p>0.047438736</text:p>
          </table:table-cell>
          <table:table-cell office:value-type="float" office:value="0.0000171298918918919" calcext:value-type="float">
            <text:p>1.71298918918919E-05</text:p>
          </table:table-cell>
          <table:table-cell office:value-type="float" office:value="0.0000346521081081081" calcext:value-type="float">
            <text:p>3.46521081081081E-05</text:p>
          </table:table-cell>
        </table:table-row>
        <table:table-row table:style-name="ro1">
          <table:table-cell office:value-type="string" calcext:value-type="string">
            <text:p>2019-10-21 02:45:3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7" calcext:value-type="float">
            <text:p>37</text:p>
          </table:table-cell>
          <table:table-cell office:value-type="float" office:value="1.650622537" calcext:value-type="float">
            <text:p>1.650622537</text:p>
          </table:table-cell>
          <table:table-cell office:value-type="float" office:value="0.000140418" calcext:value-type="float">
            <text:p>0.000140418</text:p>
          </table:table-cell>
          <table:table-cell office:value-type="float" office:value="2.988586425" calcext:value-type="float">
            <text:p>2.988586425</text:p>
          </table:table-cell>
          <table:table-cell office:value-type="float" office:value="0.005195466" calcext:value-type="float">
            <text:p>0.005195466</text:p>
          </table:table-cell>
          <table:table-cell office:value-type="float" office:value="110.577697725" calcext:value-type="float">
            <text:p>110.577697725</text:p>
          </table:table-cell>
          <table:table-cell office:value-type="float" office:value="0.00000379508108108108" calcext:value-type="float">
            <text:p>3.79508108108108E-06</text:p>
          </table:table-cell>
          <table:table-cell office:value-type="float" office:value="0.0807726060810811" calcext:value-type="float">
            <text:p>0.080772606081081</text:p>
          </table:table-cell>
        </table:table-row>
        <table:table-row table:style-name="ro1">
          <table:table-cell office:value-type="string" calcext:value-type="string">
            <text:p>2019-10-21 02:45:3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8" calcext:value-type="float">
            <text:p>38</text:p>
          </table:table-cell>
          <table:table-cell office:value-type="float" office:value="0.000271868" calcext:value-type="float">
            <text:p>0.000271868</text:p>
          </table:table-cell>
          <table:table-cell office:value-type="float" office:value="0.0003959" calcext:value-type="float">
            <text:p>0.0003959</text:p>
          </table:table-cell>
          <table:table-cell office:value-type="float" office:value="0.001327276" calcext:value-type="float">
            <text:p>0.001327276</text:p>
          </table:table-cell>
          <table:table-cell office:value-type="float" office:value="0.0150442" calcext:value-type="float">
            <text:p>0.0150442</text:p>
          </table:table-cell>
          <table:table-cell office:value-type="float" office:value="0.050436488" calcext:value-type="float">
            <text:p>0.050436488</text:p>
          </table:table-cell>
          <table:table-cell office:value-type="float" office:value="0.0000104184210526316" calcext:value-type="float">
            <text:p>1.04184210526316E-05</text:p>
          </table:table-cell>
          <table:table-cell office:value-type="float" office:value="0.0000349283157894737" calcext:value-type="float">
            <text:p>3.49283157894737E-05</text:p>
          </table:table-cell>
        </table:table-row>
        <table:table-row table:style-name="ro1">
          <table:table-cell office:value-type="string" calcext:value-type="string">
            <text:p>2019-10-21 02:45:3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8" calcext:value-type="float">
            <text:p>38</text:p>
          </table:table-cell>
          <table:table-cell office:value-type="float" office:value="1.582467336" calcext:value-type="float">
            <text:p>1.582467336</text:p>
          </table:table-cell>
          <table:table-cell office:value-type="float" office:value="0.000152418" calcext:value-type="float">
            <text:p>0.000152418</text:p>
          </table:table-cell>
          <table:table-cell office:value-type="float" office:value="2.901075208" calcext:value-type="float">
            <text:p>2.901075208</text:p>
          </table:table-cell>
          <table:table-cell office:value-type="float" office:value="0.005791884" calcext:value-type="float">
            <text:p>0.005791884</text:p>
          </table:table-cell>
          <table:table-cell office:value-type="float" office:value="110.240857904" calcext:value-type="float">
            <text:p>110.240857904</text:p>
          </table:table-cell>
          <table:table-cell office:value-type="float" office:value="0.000004011" calcext:value-type="float">
            <text:p>4.011E-06</text:p>
          </table:table-cell>
          <table:table-cell office:value-type="float" office:value="0.0763440844210526" calcext:value-type="float">
            <text:p>0.076344084421053</text:p>
          </table:table-cell>
        </table:table-row>
        <table:table-row table:style-name="ro1">
          <table:table-cell office:value-type="string" calcext:value-type="string">
            <text:p>2019-10-21 02:45:3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9" calcext:value-type="float">
            <text:p>39</text:p>
          </table:table-cell>
          <table:table-cell office:value-type="float" office:value="0.000260231" calcext:value-type="float">
            <text:p>0.000260231</text:p>
          </table:table-cell>
          <table:table-cell office:value-type="float" office:value="0.000578518" calcext:value-type="float">
            <text:p>0.000578518</text:p>
          </table:table-cell>
          <table:table-cell office:value-type="float" office:value="0.001331183" calcext:value-type="float">
            <text:p>0.001331183</text:p>
          </table:table-cell>
          <table:table-cell office:value-type="float" office:value="0.022562202" calcext:value-type="float">
            <text:p>0.022562202</text:p>
          </table:table-cell>
          <table:table-cell office:value-type="float" office:value="0.051916137" calcext:value-type="float">
            <text:p>0.051916137</text:p>
          </table:table-cell>
          <table:table-cell office:value-type="float" office:value="0.0000148337948717949" calcext:value-type="float">
            <text:p>1.48337948717949E-05</text:p>
          </table:table-cell>
          <table:table-cell office:value-type="float" office:value="0.0000341328974358974" calcext:value-type="float">
            <text:p>3.41328974358974E-05</text:p>
          </table:table-cell>
        </table:table-row>
        <table:table-row table:style-name="ro1">
          <table:table-cell office:value-type="string" calcext:value-type="string">
            <text:p>2019-10-21 02:45:3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9" calcext:value-type="float">
            <text:p>39</text:p>
          </table:table-cell>
          <table:table-cell office:value-type="float" office:value="1.584060949" calcext:value-type="float">
            <text:p>1.584060949</text:p>
          </table:table-cell>
          <table:table-cell office:value-type="float" office:value="0.000144777" calcext:value-type="float">
            <text:p>0.000144777</text:p>
          </table:table-cell>
          <table:table-cell office:value-type="float" office:value="2.844354179" calcext:value-type="float">
            <text:p>2.844354179</text:p>
          </table:table-cell>
          <table:table-cell office:value-type="float" office:value="0.005646303" calcext:value-type="float">
            <text:p>0.005646303</text:p>
          </table:table-cell>
          <table:table-cell office:value-type="float" office:value="110.929812981" calcext:value-type="float">
            <text:p>110.929812981</text:p>
          </table:table-cell>
          <table:table-cell office:value-type="float" office:value="0.00000371223076923077" calcext:value-type="float">
            <text:p>3.71223076923077E-06</text:p>
          </table:table-cell>
          <table:table-cell office:value-type="float" office:value="0.0729321584358974" calcext:value-type="float">
            <text:p>0.072932158435898</text:p>
          </table:table-cell>
        </table:table-row>
        <table:table-row table:style-name="ro1">
          <table:table-cell office:value-type="string" calcext:value-type="string">
            <text:p>2019-10-21 02:45:4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40" calcext:value-type="float">
            <text:p>40</text:p>
          </table:table-cell>
          <table:table-cell office:value-type="float" office:value="0.000249213" calcext:value-type="float">
            <text:p>0.000249213</text:p>
          </table:table-cell>
          <table:table-cell office:value-type="float" office:value="0.000484694" calcext:value-type="float">
            <text:p>0.000484694</text:p>
          </table:table-cell>
          <table:table-cell office:value-type="float" office:value="0.001295216" calcext:value-type="float">
            <text:p>0.001295216</text:p>
          </table:table-cell>
          <table:table-cell office:value-type="float" office:value="0.01938776" calcext:value-type="float">
            <text:p>0.01938776</text:p>
          </table:table-cell>
          <table:table-cell office:value-type="float" office:value="0.05180864" calcext:value-type="float">
            <text:p>0.05180864</text:p>
          </table:table-cell>
          <table:table-cell office:value-type="float" office:value="0.00001211735" calcext:value-type="float">
            <text:p>1.211735E-05</text:p>
          </table:table-cell>
          <table:table-cell office:value-type="float" office:value="0.0000323804" calcext:value-type="float">
            <text:p>3.23804E-05</text:p>
          </table:table-cell>
        </table:table-row>
        <table:table-row table:style-name="ro1">
          <table:table-cell office:value-type="string" calcext:value-type="string">
            <text:p>2019-10-21 02:45:4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40" calcext:value-type="float">
            <text:p>40</text:p>
          </table:table-cell>
          <table:table-cell office:value-type="float" office:value="1.607882455" calcext:value-type="float">
            <text:p>1.607882455</text:p>
          </table:table-cell>
          <table:table-cell office:value-type="float" office:value="0.000166574" calcext:value-type="float">
            <text:p>0.000166574</text:p>
          </table:table-cell>
          <table:table-cell office:value-type="float" office:value="2.633482575" calcext:value-type="float">
            <text:p>2.633482575</text:p>
          </table:table-cell>
          <table:table-cell office:value-type="float" office:value="0.00666296" calcext:value-type="float">
            <text:p>0.00666296</text:p>
          </table:table-cell>
          <table:table-cell office:value-type="float" office:value="105.339303" calcext:value-type="float">
            <text:p>105.339303</text:p>
          </table:table-cell>
          <table:table-cell office:value-type="float" office:value="0.00000416435" calcext:value-type="float">
            <text:p>4.16435E-06</text:p>
          </table:table-cell>
          <table:table-cell office:value-type="float" office:value="0.065837064375" calcext:value-type="float">
            <text:p>0.065837064375</text:p>
          </table:table-cell>
        </table:table-row>
        <table:table-row table:style-name="ro1">
          <table:table-cell office:value-type="string" calcext:value-type="string">
            <text:p>2019-10-21 02:45:4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41" calcext:value-type="float">
            <text:p>41</text:p>
          </table:table-cell>
          <table:table-cell office:value-type="float" office:value="0.000237867" calcext:value-type="float">
            <text:p>0.000237867</text:p>
          </table:table-cell>
          <table:table-cell office:value-type="float" office:value="0.000531612" calcext:value-type="float">
            <text:p>0.000531612</text:p>
          </table:table-cell>
          <table:table-cell office:value-type="float" office:value="0.001195743" calcext:value-type="float">
            <text:p>0.001195743</text:p>
          </table:table-cell>
          <table:table-cell office:value-type="float" office:value="0.021796092" calcext:value-type="float">
            <text:p>0.021796092</text:p>
          </table:table-cell>
          <table:table-cell office:value-type="float" office:value="0.049025463" calcext:value-type="float">
            <text:p>0.049025463</text:p>
          </table:table-cell>
          <table:table-cell office:value-type="float" office:value="0.0000129661463414634" calcext:value-type="float">
            <text:p>1.29661463414634E-05</text:p>
          </table:table-cell>
          <table:table-cell office:value-type="float" office:value="0.0000291644634146341" calcext:value-type="float">
            <text:p>2.91644634146341E-05</text:p>
          </table:table-cell>
        </table:table-row>
        <table:table-row table:style-name="ro1">
          <table:table-cell office:value-type="string" calcext:value-type="string">
            <text:p>2019-10-21 02:45:4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41" calcext:value-type="float">
            <text:p>41</text:p>
          </table:table-cell>
          <table:table-cell office:value-type="float" office:value="1.62237553" calcext:value-type="float">
            <text:p>1.62237553</text:p>
          </table:table-cell>
          <table:table-cell office:value-type="float" office:value="0.000179431" calcext:value-type="float">
            <text:p>0.000179431</text:p>
          </table:table-cell>
          <table:table-cell office:value-type="float" office:value="2.648285806" calcext:value-type="float">
            <text:p>2.648285806</text:p>
          </table:table-cell>
          <table:table-cell office:value-type="float" office:value="0.007356671" calcext:value-type="float">
            <text:p>0.007356671</text:p>
          </table:table-cell>
          <table:table-cell office:value-type="float" office:value="108.579718046" calcext:value-type="float">
            <text:p>108.579718046</text:p>
          </table:table-cell>
          <table:table-cell office:value-type="float" office:value="0.00000437636585365854" calcext:value-type="float">
            <text:p>4.37636585365854E-06</text:p>
          </table:table-cell>
          <table:table-cell office:value-type="float" office:value="0.0645923367317073" calcext:value-type="float">
            <text:p>0.064592336731707</text:p>
          </table:table-cell>
        </table:table-row>
        <table:table-row table:style-name="ro1">
          <table:table-cell office:value-type="string" calcext:value-type="string">
            <text:p>2019-10-21 02:45:5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42" calcext:value-type="float">
            <text:p>42</text:p>
          </table:table-cell>
          <table:table-cell office:value-type="float" office:value="0.000241837" calcext:value-type="float">
            <text:p>0.000241837</text:p>
          </table:table-cell>
          <table:table-cell office:value-type="float" office:value="0.000386084" calcext:value-type="float">
            <text:p>0.000386084</text:p>
          </table:table-cell>
          <table:table-cell office:value-type="float" office:value="0.001280983" calcext:value-type="float">
            <text:p>0.001280983</text:p>
          </table:table-cell>
          <table:table-cell office:value-type="float" office:value="0.016215528" calcext:value-type="float">
            <text:p>0.016215528</text:p>
          </table:table-cell>
          <table:table-cell office:value-type="float" office:value="0.053801286" calcext:value-type="float">
            <text:p>0.053801286</text:p>
          </table:table-cell>
          <table:table-cell office:value-type="float" office:value="0.00000919247619047619" calcext:value-type="float">
            <text:p>9.19247619047619E-06</text:p>
          </table:table-cell>
          <table:table-cell office:value-type="float" office:value="0.0000304995952380952" calcext:value-type="float">
            <text:p>3.04995952380952E-05</text:p>
          </table:table-cell>
        </table:table-row>
        <table:table-row table:style-name="ro1">
          <table:table-cell office:value-type="string" calcext:value-type="string">
            <text:p>2019-10-21 02:45:5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42" calcext:value-type="float">
            <text:p>42</text:p>
          </table:table-cell>
          <table:table-cell office:value-type="float" office:value="1.660751649" calcext:value-type="float">
            <text:p>1.660751649</text:p>
          </table:table-cell>
          <table:table-cell office:value-type="float" office:value="0.000158505" calcext:value-type="float">
            <text:p>0.000158505</text:p>
          </table:table-cell>
          <table:table-cell office:value-type="float" office:value="2.664342659" calcext:value-type="float">
            <text:p>2.664342659</text:p>
          </table:table-cell>
          <table:table-cell office:value-type="float" office:value="0.00665721" calcext:value-type="float">
            <text:p>0.00665721</text:p>
          </table:table-cell>
          <table:table-cell office:value-type="float" office:value="111.902391678" calcext:value-type="float">
            <text:p>111.902391678</text:p>
          </table:table-cell>
          <table:table-cell office:value-type="float" office:value="0.00000377392857142857" calcext:value-type="float">
            <text:p>3.77392857142857E-06</text:p>
          </table:table-cell>
          <table:table-cell office:value-type="float" office:value="0.0634367299761905" calcext:value-type="float">
            <text:p>0.063436729976191</text:p>
          </table:table-cell>
        </table:table-row>
        <table:table-row table:style-name="ro1">
          <table:table-cell office:value-type="string" calcext:value-type="string">
            <text:p>2019-10-21 02:45:5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43" calcext:value-type="float">
            <text:p>43</text:p>
          </table:table-cell>
          <table:table-cell office:value-type="float" office:value="0.000373116" calcext:value-type="float">
            <text:p>0.000373116</text:p>
          </table:table-cell>
          <table:table-cell office:value-type="float" office:value="0.000886343" calcext:value-type="float">
            <text:p>0.000886343</text:p>
          </table:table-cell>
          <table:table-cell office:value-type="float" office:value="0.001869903" calcext:value-type="float">
            <text:p>0.001869903</text:p>
          </table:table-cell>
          <table:table-cell office:value-type="float" office:value="0.038112749" calcext:value-type="float">
            <text:p>0.038112749</text:p>
          </table:table-cell>
          <table:table-cell office:value-type="float" office:value="0.080405829" calcext:value-type="float">
            <text:p>0.080405829</text:p>
          </table:table-cell>
          <table:table-cell office:value-type="float" office:value="0.0000206126279069767" calcext:value-type="float">
            <text:p>2.06126279069767E-05</text:p>
          </table:table-cell>
          <table:table-cell office:value-type="float" office:value="0.0000434861162790698" calcext:value-type="float">
            <text:p>4.34861162790698E-05</text:p>
          </table:table-cell>
        </table:table-row>
        <table:table-row table:style-name="ro1">
          <table:table-cell office:value-type="string" calcext:value-type="string">
            <text:p>2019-10-21 02:45:5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43" calcext:value-type="float">
            <text:p>43</text:p>
          </table:table-cell>
          <table:table-cell office:value-type="float" office:value="1.801219498" calcext:value-type="float">
            <text:p>1.801219498</text:p>
          </table:table-cell>
          <table:table-cell office:value-type="float" office:value="0.000158391" calcext:value-type="float">
            <text:p>0.000158391</text:p>
          </table:table-cell>
          <table:table-cell office:value-type="float" office:value="2.686398543" calcext:value-type="float">
            <text:p>2.686398543</text:p>
          </table:table-cell>
          <table:table-cell office:value-type="float" office:value="0.006810813" calcext:value-type="float">
            <text:p>0.006810813</text:p>
          </table:table-cell>
          <table:table-cell office:value-type="float" office:value="115.515137349" calcext:value-type="float">
            <text:p>115.515137349</text:p>
          </table:table-cell>
          <table:table-cell office:value-type="float" office:value="0.00000368351162790698" calcext:value-type="float">
            <text:p>3.68351162790698E-06</text:p>
          </table:table-cell>
          <table:table-cell office:value-type="float" office:value="0.0624743847209302" calcext:value-type="float">
            <text:p>0.06247438472093</text:p>
          </table:table-cell>
        </table:table-row>
        <table:table-row table:style-name="ro1">
          <table:table-cell office:value-type="string" calcext:value-type="string">
            <text:p>2019-10-21 02:46:0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44" calcext:value-type="float">
            <text:p>44</text:p>
          </table:table-cell>
          <table:table-cell office:value-type="float" office:value="0.000305798" calcext:value-type="float">
            <text:p>0.000305798</text:p>
          </table:table-cell>
          <table:table-cell office:value-type="float" office:value="0.000636026" calcext:value-type="float">
            <text:p>0.000636026</text:p>
          </table:table-cell>
          <table:table-cell office:value-type="float" office:value="0.001082578" calcext:value-type="float">
            <text:p>0.001082578</text:p>
          </table:table-cell>
          <table:table-cell office:value-type="float" office:value="0.027985144" calcext:value-type="float">
            <text:p>0.027985144</text:p>
          </table:table-cell>
          <table:table-cell office:value-type="float" office:value="0.047633432" calcext:value-type="float">
            <text:p>0.047633432</text:p>
          </table:table-cell>
          <table:table-cell office:value-type="float" office:value="0.0000144551363636364" calcext:value-type="float">
            <text:p>1.44551363636364E-05</text:p>
          </table:table-cell>
          <table:table-cell office:value-type="float" office:value="0.0000246040454545455" calcext:value-type="float">
            <text:p>2.46040454545455E-05</text:p>
          </table:table-cell>
        </table:table-row>
        <table:table-row table:style-name="ro1">
          <table:table-cell office:value-type="string" calcext:value-type="string">
            <text:p>2019-10-21 02:46:0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44" calcext:value-type="float">
            <text:p>44</text:p>
          </table:table-cell>
          <table:table-cell office:value-type="float" office:value="1.89275893" calcext:value-type="float">
            <text:p>1.89275893</text:p>
          </table:table-cell>
          <table:table-cell office:value-type="float" office:value="0.000168039" calcext:value-type="float">
            <text:p>0.000168039</text:p>
          </table:table-cell>
          <table:table-cell office:value-type="float" office:value="2.95935254" calcext:value-type="float">
            <text:p>2.95935254</text:p>
          </table:table-cell>
          <table:table-cell office:value-type="float" office:value="0.007393716" calcext:value-type="float">
            <text:p>0.007393716</text:p>
          </table:table-cell>
          <table:table-cell office:value-type="float" office:value="130.21151176" calcext:value-type="float">
            <text:p>130.21151176</text:p>
          </table:table-cell>
          <table:table-cell office:value-type="float" office:value="0.00000381906818181818" calcext:value-type="float">
            <text:p>3.81906818181818E-06</text:p>
          </table:table-cell>
          <table:table-cell office:value-type="float" office:value="0.0672580122727273" calcext:value-type="float">
            <text:p>0.067258012272727</text:p>
          </table:table-cell>
        </table:table-row>
        <table:table-row table:style-name="ro1">
          <table:table-cell office:value-type="string" calcext:value-type="string">
            <text:p>2019-10-21 02:46:0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45" calcext:value-type="float">
            <text:p>45</text:p>
          </table:table-cell>
          <table:table-cell office:value-type="float" office:value="0.000246704" calcext:value-type="float">
            <text:p>0.000246704</text:p>
          </table:table-cell>
          <table:table-cell office:value-type="float" office:value="0.000957496" calcext:value-type="float">
            <text:p>0.000957496</text:p>
          </table:table-cell>
          <table:table-cell office:value-type="float" office:value="0.001247716" calcext:value-type="float">
            <text:p>0.001247716</text:p>
          </table:table-cell>
          <table:table-cell office:value-type="float" office:value="0.04308732" calcext:value-type="float">
            <text:p>0.04308732</text:p>
          </table:table-cell>
          <table:table-cell office:value-type="float" office:value="0.05614722" calcext:value-type="float">
            <text:p>0.05614722</text:p>
          </table:table-cell>
          <table:table-cell office:value-type="float" office:value="0.0000212776888888889" calcext:value-type="float">
            <text:p>2.12776888888889E-05</text:p>
          </table:table-cell>
          <table:table-cell office:value-type="float" office:value="0.0000277270222222222" calcext:value-type="float">
            <text:p>2.77270222222222E-05</text:p>
          </table:table-cell>
        </table:table-row>
        <table:table-row table:style-name="ro1">
          <table:table-cell office:value-type="string" calcext:value-type="string">
            <text:p>2019-10-21 02:46:0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45" calcext:value-type="float">
            <text:p>45</text:p>
          </table:table-cell>
          <table:table-cell office:value-type="float" office:value="1.547279045" calcext:value-type="float">
            <text:p>1.547279045</text:p>
          </table:table-cell>
          <table:table-cell office:value-type="float" office:value="0.000151783" calcext:value-type="float">
            <text:p>0.000151783</text:p>
          </table:table-cell>
          <table:table-cell office:value-type="float" office:value="2.801341725" calcext:value-type="float">
            <text:p>2.801341725</text:p>
          </table:table-cell>
          <table:table-cell office:value-type="float" office:value="0.006830235" calcext:value-type="float">
            <text:p>0.006830235</text:p>
          </table:table-cell>
          <table:table-cell office:value-type="float" office:value="126.060377625" calcext:value-type="float">
            <text:p>126.060377625</text:p>
          </table:table-cell>
          <table:table-cell office:value-type="float" office:value="0.00000337295555555556" calcext:value-type="float">
            <text:p>3.37295555555556E-06</text:p>
          </table:table-cell>
          <table:table-cell office:value-type="float" office:value="0.0622520383333333" calcext:value-type="float">
            <text:p>0.062252038333333</text:p>
          </table:table-cell>
        </table:table-row>
        <table:table-row table:style-name="ro1">
          <table:table-cell office:value-type="string" calcext:value-type="string">
            <text:p>2019-10-21 02:46:1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46" calcext:value-type="float">
            <text:p>46</text:p>
          </table:table-cell>
          <table:table-cell office:value-type="float" office:value="0.000225308" calcext:value-type="float">
            <text:p>0.000225308</text:p>
          </table:table-cell>
          <table:table-cell office:value-type="float" office:value="0.001017144" calcext:value-type="float">
            <text:p>0.001017144</text:p>
          </table:table-cell>
          <table:table-cell office:value-type="float" office:value="0.0011902" calcext:value-type="float">
            <text:p>0.0011902</text:p>
          </table:table-cell>
          <table:table-cell office:value-type="float" office:value="0.046788624" calcext:value-type="float">
            <text:p>0.046788624</text:p>
          </table:table-cell>
          <table:table-cell office:value-type="float" office:value="0.0547492" calcext:value-type="float">
            <text:p>0.0547492</text:p>
          </table:table-cell>
          <table:table-cell office:value-type="float" office:value="0.0000221118260869565" calcext:value-type="float">
            <text:p>2.21118260869565E-05</text:p>
          </table:table-cell>
          <table:table-cell office:value-type="float" office:value="0.0000258739130434783" calcext:value-type="float">
            <text:p>2.58739130434783E-05</text:p>
          </table:table-cell>
        </table:table-row>
        <table:table-row table:style-name="ro1">
          <table:table-cell office:value-type="string" calcext:value-type="string">
            <text:p>2019-10-21 02:46:1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46" calcext:value-type="float">
            <text:p>46</text:p>
          </table:table-cell>
          <table:table-cell office:value-type="float" office:value="1.593500571" calcext:value-type="float">
            <text:p>1.593500571</text:p>
          </table:table-cell>
          <table:table-cell office:value-type="float" office:value="0.000161278" calcext:value-type="float">
            <text:p>0.000161278</text:p>
          </table:table-cell>
          <table:table-cell office:value-type="float" office:value="2.931113642" calcext:value-type="float">
            <text:p>2.931113642</text:p>
          </table:table-cell>
          <table:table-cell office:value-type="float" office:value="0.007418788" calcext:value-type="float">
            <text:p>0.007418788</text:p>
          </table:table-cell>
          <table:table-cell office:value-type="float" office:value="134.831227532" calcext:value-type="float">
            <text:p>134.831227532</text:p>
          </table:table-cell>
          <table:table-cell office:value-type="float" office:value="0.00000350604347826087" calcext:value-type="float">
            <text:p>3.50604347826087E-06</text:p>
          </table:table-cell>
          <table:table-cell office:value-type="float" office:value="0.0637198617826087" calcext:value-type="float">
            <text:p>0.063719861782609</text:p>
          </table:table-cell>
        </table:table-row>
        <table:table-row table:style-name="ro1">
          <table:table-cell office:value-type="string" calcext:value-type="string">
            <text:p>2019-10-21 02:46:1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47" calcext:value-type="float">
            <text:p>47</text:p>
          </table:table-cell>
          <table:table-cell office:value-type="float" office:value="0.000250236" calcext:value-type="float">
            <text:p>0.000250236</text:p>
          </table:table-cell>
          <table:table-cell office:value-type="float" office:value="0.000890597" calcext:value-type="float">
            <text:p>0.000890597</text:p>
          </table:table-cell>
          <table:table-cell office:value-type="float" office:value="0.001356946" calcext:value-type="float">
            <text:p>0.001356946</text:p>
          </table:table-cell>
          <table:table-cell office:value-type="float" office:value="0.041858059" calcext:value-type="float">
            <text:p>0.041858059</text:p>
          </table:table-cell>
          <table:table-cell office:value-type="float" office:value="0.063776462" calcext:value-type="float">
            <text:p>0.063776462</text:p>
          </table:table-cell>
          <table:table-cell office:value-type="float" office:value="0.0000189488723404255" calcext:value-type="float">
            <text:p>1.89488723404255E-05</text:p>
          </table:table-cell>
          <table:table-cell office:value-type="float" office:value="0.0000288711914893617" calcext:value-type="float">
            <text:p>2.88711914893617E-05</text:p>
          </table:table-cell>
        </table:table-row>
        <table:table-row table:style-name="ro1">
          <table:table-cell office:value-type="string" calcext:value-type="string">
            <text:p>2019-10-21 02:46:1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47" calcext:value-type="float">
            <text:p>47</text:p>
          </table:table-cell>
          <table:table-cell office:value-type="float" office:value="1.56632525" calcext:value-type="float">
            <text:p>1.56632525</text:p>
          </table:table-cell>
          <table:table-cell office:value-type="float" office:value="0.000163443" calcext:value-type="float">
            <text:p>0.000163443</text:p>
          </table:table-cell>
          <table:table-cell office:value-type="float" office:value="3.019586771" calcext:value-type="float">
            <text:p>3.019586771</text:p>
          </table:table-cell>
          <table:table-cell office:value-type="float" office:value="0.007681821" calcext:value-type="float">
            <text:p>0.007681821</text:p>
          </table:table-cell>
          <table:table-cell office:value-type="float" office:value="141.920578237" calcext:value-type="float">
            <text:p>141.920578237</text:p>
          </table:table-cell>
          <table:table-cell office:value-type="float" office:value="0.00000347751063829787" calcext:value-type="float">
            <text:p>3.47751063829787E-06</text:p>
          </table:table-cell>
          <table:table-cell office:value-type="float" office:value="0.0642465270425532" calcext:value-type="float">
            <text:p>0.064246527042553</text:p>
          </table:table-cell>
        </table:table-row>
        <table:table-row table:style-name="ro1">
          <table:table-cell office:value-type="string" calcext:value-type="string">
            <text:p>2019-10-21 02:46:2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48" calcext:value-type="float">
            <text:p>48</text:p>
          </table:table-cell>
          <table:table-cell office:value-type="float" office:value="0.00026191" calcext:value-type="float">
            <text:p>0.00026191</text:p>
          </table:table-cell>
          <table:table-cell office:value-type="float" office:value="0.000543014" calcext:value-type="float">
            <text:p>0.000543014</text:p>
          </table:table-cell>
          <table:table-cell office:value-type="float" office:value="0.001278647" calcext:value-type="float">
            <text:p>0.001278647</text:p>
          </table:table-cell>
          <table:table-cell office:value-type="float" office:value="0.026064672" calcext:value-type="float">
            <text:p>0.026064672</text:p>
          </table:table-cell>
          <table:table-cell office:value-type="float" office:value="0.061375056" calcext:value-type="float">
            <text:p>0.061375056</text:p>
          </table:table-cell>
          <table:table-cell office:value-type="float" office:value="0.0000113127916666667" calcext:value-type="float">
            <text:p>1.13127916666667E-05</text:p>
          </table:table-cell>
          <table:table-cell office:value-type="float" office:value="0.0000266384791666667" calcext:value-type="float">
            <text:p>2.66384791666667E-05</text:p>
          </table:table-cell>
        </table:table-row>
        <table:table-row table:style-name="ro1">
          <table:table-cell office:value-type="string" calcext:value-type="string">
            <text:p>2019-10-21 02:46:2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48" calcext:value-type="float">
            <text:p>48</text:p>
          </table:table-cell>
          <table:table-cell office:value-type="float" office:value="1.541215955" calcext:value-type="float">
            <text:p>1.541215955</text:p>
          </table:table-cell>
          <table:table-cell office:value-type="float" office:value="0.000200227" calcext:value-type="float">
            <text:p>0.000200227</text:p>
          </table:table-cell>
          <table:table-cell office:value-type="float" office:value="2.98029442" calcext:value-type="float">
            <text:p>2.98029442</text:p>
          </table:table-cell>
          <table:table-cell office:value-type="float" office:value="0.009610896" calcext:value-type="float">
            <text:p>0.009610896</text:p>
          </table:table-cell>
          <table:table-cell office:value-type="float" office:value="143.05413216" calcext:value-type="float">
            <text:p>143.05413216</text:p>
          </table:table-cell>
          <table:table-cell office:value-type="float" office:value="0.00000417139583333333" calcext:value-type="float">
            <text:p>4.17139583333333E-06</text:p>
          </table:table-cell>
          <table:table-cell office:value-type="float" office:value="0.0620894670833333" calcext:value-type="float">
            <text:p>0.062089467083333</text:p>
          </table:table-cell>
        </table:table-row>
        <table:table-row table:style-name="ro1">
          <table:table-cell office:value-type="string" calcext:value-type="string">
            <text:p>2019-10-21 02:46:2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49" calcext:value-type="float">
            <text:p>49</text:p>
          </table:table-cell>
          <table:table-cell office:value-type="float" office:value="0.000327062" calcext:value-type="float">
            <text:p>0.000327062</text:p>
          </table:table-cell>
          <table:table-cell office:value-type="float" office:value="0.00062275" calcext:value-type="float">
            <text:p>0.00062275</text:p>
          </table:table-cell>
          <table:table-cell office:value-type="float" office:value="0.001394957" calcext:value-type="float">
            <text:p>0.001394957</text:p>
          </table:table-cell>
          <table:table-cell office:value-type="float" office:value="0.03051475" calcext:value-type="float">
            <text:p>0.03051475</text:p>
          </table:table-cell>
          <table:table-cell office:value-type="float" office:value="0.068352893" calcext:value-type="float">
            <text:p>0.068352893</text:p>
          </table:table-cell>
          <table:table-cell office:value-type="float" office:value="0.0000127091836734694" calcext:value-type="float">
            <text:p>1.27091836734694E-05</text:p>
          </table:table-cell>
          <table:table-cell office:value-type="float" office:value="0.0000284685102040816" calcext:value-type="float">
            <text:p>2.84685102040816E-05</text:p>
          </table:table-cell>
        </table:table-row>
        <table:table-row table:style-name="ro1">
          <table:table-cell office:value-type="string" calcext:value-type="string">
            <text:p>2019-10-21 02:46:2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49" calcext:value-type="float">
            <text:p>49</text:p>
          </table:table-cell>
          <table:table-cell office:value-type="float" office:value="1.543544987" calcext:value-type="float">
            <text:p>1.543544987</text:p>
          </table:table-cell>
          <table:table-cell office:value-type="float" office:value="0.000203549" calcext:value-type="float">
            <text:p>0.000203549</text:p>
          </table:table-cell>
          <table:table-cell office:value-type="float" office:value="3.011882842" calcext:value-type="float">
            <text:p>3.011882842</text:p>
          </table:table-cell>
          <table:table-cell office:value-type="float" office:value="0.009973901" calcext:value-type="float">
            <text:p>0.009973901</text:p>
          </table:table-cell>
          <table:table-cell office:value-type="float" office:value="147.582259258" calcext:value-type="float">
            <text:p>147.582259258</text:p>
          </table:table-cell>
          <table:table-cell office:value-type="float" office:value="0.0000041540612244898" calcext:value-type="float">
            <text:p>4.1540612244898E-06</text:p>
          </table:table-cell>
          <table:table-cell office:value-type="float" office:value="0.0614669967755102" calcext:value-type="float">
            <text:p>0.06146699677551</text:p>
          </table:table-cell>
        </table:table-row>
        <table:table-row table:style-name="ro1">
          <table:table-cell office:value-type="string" calcext:value-type="string">
            <text:p>2019-10-21 02:46:2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50" calcext:value-type="float">
            <text:p>50</text:p>
          </table:table-cell>
          <table:table-cell office:value-type="float" office:value="0.000226731" calcext:value-type="float">
            <text:p>0.000226731</text:p>
          </table:table-cell>
          <table:table-cell office:value-type="float" office:value="0.000813879" calcext:value-type="float">
            <text:p>0.000813879</text:p>
          </table:table-cell>
          <table:table-cell office:value-type="float" office:value="0.00115916" calcext:value-type="float">
            <text:p>0.00115916</text:p>
          </table:table-cell>
          <table:table-cell office:value-type="float" office:value="0.04069395" calcext:value-type="float">
            <text:p>0.04069395</text:p>
          </table:table-cell>
          <table:table-cell office:value-type="float" office:value="0.057958" calcext:value-type="float">
            <text:p>0.057958</text:p>
          </table:table-cell>
          <table:table-cell office:value-type="float" office:value="0.00001627758" calcext:value-type="float">
            <text:p>1.627758E-05</text:p>
          </table:table-cell>
          <table:table-cell office:value-type="float" office:value="0.0000231832" calcext:value-type="float">
            <text:p>2.31832E-05</text:p>
          </table:table-cell>
        </table:table-row>
        <table:table-row table:style-name="ro1">
          <table:table-cell office:value-type="string" calcext:value-type="string">
            <text:p>2019-10-21 02:46:2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50" calcext:value-type="float">
            <text:p>50</text:p>
          </table:table-cell>
          <table:table-cell office:value-type="float" office:value="1.609399668" calcext:value-type="float">
            <text:p>1.609399668</text:p>
          </table:table-cell>
          <table:table-cell office:value-type="float" office:value="0.000285183" calcext:value-type="float">
            <text:p>0.000285183</text:p>
          </table:table-cell>
          <table:table-cell office:value-type="float" office:value="3.02329194" calcext:value-type="float">
            <text:p>3.02329194</text:p>
          </table:table-cell>
          <table:table-cell office:value-type="float" office:value="0.01425915" calcext:value-type="float">
            <text:p>0.01425915</text:p>
          </table:table-cell>
          <table:table-cell office:value-type="float" office:value="151.164597" calcext:value-type="float">
            <text:p>151.164597</text:p>
          </table:table-cell>
          <table:table-cell office:value-type="float" office:value="0.00000570366" calcext:value-type="float">
            <text:p>5.70366E-06</text:p>
          </table:table-cell>
          <table:table-cell office:value-type="float" office:value="0.0604658388" calcext:value-type="float">
            <text:p>0.0604658388</text:p>
          </table:table-cell>
        </table:table-row>
        <table:table-row table:style-name="ro1">
          <table:table-cell office:value-type="string" calcext:value-type="string">
            <text:p>2019-10-21 02:46:3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51" calcext:value-type="float">
            <text:p>51</text:p>
          </table:table-cell>
          <table:table-cell office:value-type="float" office:value="0.000266289" calcext:value-type="float">
            <text:p>0.000266289</text:p>
          </table:table-cell>
          <table:table-cell office:value-type="float" office:value="0.000659391" calcext:value-type="float">
            <text:p>0.000659391</text:p>
          </table:table-cell>
          <table:table-cell office:value-type="float" office:value="0.001139175" calcext:value-type="float">
            <text:p>0.001139175</text:p>
          </table:table-cell>
          <table:table-cell office:value-type="float" office:value="0.033628941" calcext:value-type="float">
            <text:p>0.033628941</text:p>
          </table:table-cell>
          <table:table-cell office:value-type="float" office:value="0.058097925" calcext:value-type="float">
            <text:p>0.058097925</text:p>
          </table:table-cell>
          <table:table-cell office:value-type="float" office:value="0.0000129292352941176" calcext:value-type="float">
            <text:p>1.29292352941176E-05</text:p>
          </table:table-cell>
          <table:table-cell office:value-type="float" office:value="0.0000223367647058824" calcext:value-type="float">
            <text:p>2.23367647058824E-05</text:p>
          </table:table-cell>
        </table:table-row>
        <table:table-row table:style-name="ro1">
          <table:table-cell office:value-type="string" calcext:value-type="string">
            <text:p>2019-10-21 02:46:3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51" calcext:value-type="float">
            <text:p>51</text:p>
          </table:table-cell>
          <table:table-cell office:value-type="float" office:value="1.656149017" calcext:value-type="float">
            <text:p>1.656149017</text:p>
          </table:table-cell>
          <table:table-cell office:value-type="float" office:value="0.000321287" calcext:value-type="float">
            <text:p>0.000321287</text:p>
          </table:table-cell>
          <table:table-cell office:value-type="float" office:value="3.057527737" calcext:value-type="float">
            <text:p>3.057527737</text:p>
          </table:table-cell>
          <table:table-cell office:value-type="float" office:value="0.016385637" calcext:value-type="float">
            <text:p>0.016385637</text:p>
          </table:table-cell>
          <table:table-cell office:value-type="float" office:value="155.933914587" calcext:value-type="float">
            <text:p>155.933914587</text:p>
          </table:table-cell>
          <table:table-cell office:value-type="float" office:value="0.00000629974509803922" calcext:value-type="float">
            <text:p>6.29974509803922E-06</text:p>
          </table:table-cell>
          <table:table-cell office:value-type="float" office:value="0.059951524254902" calcext:value-type="float">
            <text:p>0.059951524254902</text:p>
          </table:table-cell>
        </table:table-row>
        <table:table-row table:style-name="ro1">
          <table:table-cell office:value-type="string" calcext:value-type="string">
            <text:p>2019-10-21 02:46:3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52" calcext:value-type="float">
            <text:p>52</text:p>
          </table:table-cell>
          <table:table-cell office:value-type="float" office:value="0.000650492" calcext:value-type="float">
            <text:p>0.000650492</text:p>
          </table:table-cell>
          <table:table-cell office:value-type="float" office:value="0.001355178" calcext:value-type="float">
            <text:p>0.001355178</text:p>
          </table:table-cell>
          <table:table-cell office:value-type="float" office:value="0.003772947" calcext:value-type="float">
            <text:p>0.003772947</text:p>
          </table:table-cell>
          <table:table-cell office:value-type="float" office:value="0.070469256" calcext:value-type="float">
            <text:p>0.070469256</text:p>
          </table:table-cell>
          <table:table-cell office:value-type="float" office:value="0.196193244" calcext:value-type="float">
            <text:p>0.196193244</text:p>
          </table:table-cell>
          <table:table-cell office:value-type="float" office:value="0.0000260611153846154" calcext:value-type="float">
            <text:p>2.60611153846154E-05</text:p>
          </table:table-cell>
          <table:table-cell office:value-type="float" office:value="0.0000725566730769231" calcext:value-type="float">
            <text:p>7.25566730769231E-05</text:p>
          </table:table-cell>
        </table:table-row>
        <table:table-row table:style-name="ro1">
          <table:table-cell office:value-type="string" calcext:value-type="string">
            <text:p>2019-10-21 02:46:3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52" calcext:value-type="float">
            <text:p>52</text:p>
          </table:table-cell>
          <table:table-cell office:value-type="float" office:value="1.719568526" calcext:value-type="float">
            <text:p>1.719568526</text:p>
          </table:table-cell>
          <table:table-cell office:value-type="float" office:value="0.000636652" calcext:value-type="float">
            <text:p>0.000636652</text:p>
          </table:table-cell>
          <table:table-cell office:value-type="float" office:value="3.111811872" calcext:value-type="float">
            <text:p>3.111811872</text:p>
          </table:table-cell>
          <table:table-cell office:value-type="float" office:value="0.033105904" calcext:value-type="float">
            <text:p>0.033105904</text:p>
          </table:table-cell>
          <table:table-cell office:value-type="float" office:value="161.814217344" calcext:value-type="float">
            <text:p>161.814217344</text:p>
          </table:table-cell>
          <table:table-cell office:value-type="float" office:value="0.0000122433076923077" calcext:value-type="float">
            <text:p>1.22433076923077E-05</text:p>
          </table:table-cell>
          <table:table-cell office:value-type="float" office:value="0.059842536" calcext:value-type="float">
            <text:p>0.059842536</text:p>
          </table:table-cell>
        </table:table-row>
        <table:table-row table:style-name="ro1">
          <table:table-cell office:value-type="string" calcext:value-type="string">
            <text:p>2019-10-21 02:46:4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53" calcext:value-type="float">
            <text:p>53</text:p>
          </table:table-cell>
          <table:table-cell office:value-type="float" office:value="0.000295479" calcext:value-type="float">
            <text:p>0.000295479</text:p>
          </table:table-cell>
          <table:table-cell office:value-type="float" office:value="0.000505838" calcext:value-type="float">
            <text:p>0.000505838</text:p>
          </table:table-cell>
          <table:table-cell office:value-type="float" office:value="0.001277291" calcext:value-type="float">
            <text:p>0.001277291</text:p>
          </table:table-cell>
          <table:table-cell office:value-type="float" office:value="0.026809414" calcext:value-type="float">
            <text:p>0.026809414</text:p>
          </table:table-cell>
          <table:table-cell office:value-type="float" office:value="0.067696423" calcext:value-type="float">
            <text:p>0.067696423</text:p>
          </table:table-cell>
          <table:table-cell office:value-type="float" office:value="0.00000954411320754717" calcext:value-type="float">
            <text:p>9.54411320754717E-06</text:p>
          </table:table-cell>
          <table:table-cell office:value-type="float" office:value="0.0000240998301886792" calcext:value-type="float">
            <text:p>2.40998301886792E-05</text:p>
          </table:table-cell>
        </table:table-row>
        <table:table-row table:style-name="ro1">
          <table:table-cell office:value-type="string" calcext:value-type="string">
            <text:p>2019-10-21 02:46:4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53" calcext:value-type="float">
            <text:p>53</text:p>
          </table:table-cell>
          <table:table-cell office:value-type="float" office:value="1.609058091" calcext:value-type="float">
            <text:p>1.609058091</text:p>
          </table:table-cell>
          <table:table-cell office:value-type="float" office:value="0.001215682" calcext:value-type="float">
            <text:p>0.001215682</text:p>
          </table:table-cell>
          <table:table-cell office:value-type="float" office:value="3.110832164" calcext:value-type="float">
            <text:p>3.110832164</text:p>
          </table:table-cell>
          <table:table-cell office:value-type="float" office:value="0.064431146" calcext:value-type="float">
            <text:p>0.064431146</text:p>
          </table:table-cell>
          <table:table-cell office:value-type="float" office:value="164.874104692" calcext:value-type="float">
            <text:p>164.874104692</text:p>
          </table:table-cell>
          <table:table-cell office:value-type="float" office:value="0.0000229373962264151" calcext:value-type="float">
            <text:p>2.29373962264151E-05</text:p>
          </table:table-cell>
          <table:table-cell office:value-type="float" office:value="0.058694946490566" calcext:value-type="float">
            <text:p>0.058694946490566</text:p>
          </table:table-cell>
        </table:table-row>
        <table:table-row table:style-name="ro1">
          <table:table-cell office:value-type="string" calcext:value-type="string">
            <text:p>2019-10-21 02:46:4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54" calcext:value-type="float">
            <text:p>54</text:p>
          </table:table-cell>
          <table:table-cell office:value-type="float" office:value="0.000286942" calcext:value-type="float">
            <text:p>0.000286942</text:p>
          </table:table-cell>
          <table:table-cell office:value-type="float" office:value="0.000520206" calcext:value-type="float">
            <text:p>0.000520206</text:p>
          </table:table-cell>
          <table:table-cell office:value-type="float" office:value="0.001279848" calcext:value-type="float">
            <text:p>0.001279848</text:p>
          </table:table-cell>
          <table:table-cell office:value-type="float" office:value="0.028091124" calcext:value-type="float">
            <text:p>0.028091124</text:p>
          </table:table-cell>
          <table:table-cell office:value-type="float" office:value="0.069111792" calcext:value-type="float">
            <text:p>0.069111792</text:p>
          </table:table-cell>
          <table:table-cell office:value-type="float" office:value="0.00000963344444444445" calcext:value-type="float">
            <text:p>9.63344444444445E-06</text:p>
          </table:table-cell>
          <table:table-cell office:value-type="float" office:value="0.0000237008888888889" calcext:value-type="float">
            <text:p>2.37008888888889E-05</text:p>
          </table:table-cell>
        </table:table-row>
        <table:table-row table:style-name="ro1">
          <table:table-cell office:value-type="string" calcext:value-type="string">
            <text:p>2019-10-21 02:46:4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54" calcext:value-type="float">
            <text:p>54</text:p>
          </table:table-cell>
          <table:table-cell office:value-type="float" office:value="1.625746149" calcext:value-type="float">
            <text:p>1.625746149</text:p>
          </table:table-cell>
          <table:table-cell office:value-type="float" office:value="0.000871163" calcext:value-type="float">
            <text:p>0.000871163</text:p>
          </table:table-cell>
          <table:table-cell office:value-type="float" office:value="3.160095078" calcext:value-type="float">
            <text:p>3.160095078</text:p>
          </table:table-cell>
          <table:table-cell office:value-type="float" office:value="0.047042802" calcext:value-type="float">
            <text:p>0.047042802</text:p>
          </table:table-cell>
          <table:table-cell office:value-type="float" office:value="170.645134212" calcext:value-type="float">
            <text:p>170.645134212</text:p>
          </table:table-cell>
          <table:table-cell office:value-type="float" office:value="0.0000161326481481482" calcext:value-type="float">
            <text:p>1.61326481481482E-05</text:p>
          </table:table-cell>
          <table:table-cell office:value-type="float" office:value="0.0585202792222222" calcext:value-type="float">
            <text:p>0.058520279222222</text:p>
          </table:table-cell>
        </table:table-row>
        <table:table-row table:style-name="ro1">
          <table:table-cell office:value-type="string" calcext:value-type="string">
            <text:p>2019-10-21 02:46:5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55" calcext:value-type="float">
            <text:p>55</text:p>
          </table:table-cell>
          <table:table-cell office:value-type="float" office:value="0.000264456" calcext:value-type="float">
            <text:p>0.000264456</text:p>
          </table:table-cell>
          <table:table-cell office:value-type="float" office:value="0.000530575" calcext:value-type="float">
            <text:p>0.000530575</text:p>
          </table:table-cell>
          <table:table-cell office:value-type="float" office:value="0.001153429" calcext:value-type="float">
            <text:p>0.001153429</text:p>
          </table:table-cell>
          <table:table-cell office:value-type="float" office:value="0.029181625" calcext:value-type="float">
            <text:p>0.029181625</text:p>
          </table:table-cell>
          <table:table-cell office:value-type="float" office:value="0.063438595" calcext:value-type="float">
            <text:p>0.063438595</text:p>
          </table:table-cell>
          <table:table-cell office:value-type="float" office:value="0.00000964681818181818" calcext:value-type="float">
            <text:p>9.64681818181818E-06</text:p>
          </table:table-cell>
          <table:table-cell office:value-type="float" office:value="0.0000209714363636364" calcext:value-type="float">
            <text:p>2.09714363636364E-05</text:p>
          </table:table-cell>
        </table:table-row>
        <table:table-row table:style-name="ro1">
          <table:table-cell office:value-type="string" calcext:value-type="string">
            <text:p>2019-10-21 02:46:5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55" calcext:value-type="float">
            <text:p>55</text:p>
          </table:table-cell>
          <table:table-cell office:value-type="float" office:value="1.692845869" calcext:value-type="float">
            <text:p>1.692845869</text:p>
          </table:table-cell>
          <table:table-cell office:value-type="float" office:value="0.003582556" calcext:value-type="float">
            <text:p>0.003582556</text:p>
          </table:table-cell>
          <table:table-cell office:value-type="float" office:value="3.104075298" calcext:value-type="float">
            <text:p>3.104075298</text:p>
          </table:table-cell>
          <table:table-cell office:value-type="float" office:value="0.19704058" calcext:value-type="float">
            <text:p>0.19704058</text:p>
          </table:table-cell>
          <table:table-cell office:value-type="float" office:value="170.72414139" calcext:value-type="float">
            <text:p>170.72414139</text:p>
          </table:table-cell>
          <table:table-cell office:value-type="float" office:value="0.0000651373818181818" calcext:value-type="float">
            <text:p>6.51373818181818E-05</text:p>
          </table:table-cell>
          <table:table-cell office:value-type="float" office:value="0.0564377326909091" calcext:value-type="float">
            <text:p>0.056437732690909</text:p>
          </table:table-cell>
        </table:table-row>
        <table:table-row table:style-name="ro1">
          <table:table-cell office:value-type="string" calcext:value-type="string">
            <text:p>2019-10-21 02:46:5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56" calcext:value-type="float">
            <text:p>56</text:p>
          </table:table-cell>
          <table:table-cell office:value-type="float" office:value="0.001051896" calcext:value-type="float">
            <text:p>0.001051896</text:p>
          </table:table-cell>
          <table:table-cell office:value-type="float" office:value="0.001877712" calcext:value-type="float">
            <text:p>0.001877712</text:p>
          </table:table-cell>
          <table:table-cell office:value-type="float" office:value="0.006141475" calcext:value-type="float">
            <text:p>0.006141475</text:p>
          </table:table-cell>
          <table:table-cell office:value-type="float" office:value="0.105151872" calcext:value-type="float">
            <text:p>0.105151872</text:p>
          </table:table-cell>
          <table:table-cell office:value-type="float" office:value="0.3439226" calcext:value-type="float">
            <text:p>0.3439226</text:p>
          </table:table-cell>
          <table:table-cell office:value-type="float" office:value="0.0000335305714285714" calcext:value-type="float">
            <text:p>3.35305714285714E-05</text:p>
          </table:table-cell>
          <table:table-cell office:value-type="float" office:value="0.000109669196428571" calcext:value-type="float">
            <text:p>0.000109669196429</text:p>
          </table:table-cell>
        </table:table-row>
        <table:table-row table:style-name="ro1">
          <table:table-cell office:value-type="string" calcext:value-type="string">
            <text:p>2019-10-21 02:46:5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56" calcext:value-type="float">
            <text:p>56</text:p>
          </table:table-cell>
          <table:table-cell office:value-type="float" office:value="1.77201868" calcext:value-type="float">
            <text:p>1.77201868</text:p>
          </table:table-cell>
          <table:table-cell office:value-type="float" office:value="0.01148265" calcext:value-type="float">
            <text:p>0.01148265</text:p>
          </table:table-cell>
          <table:table-cell office:value-type="float" office:value="3.19741739" calcext:value-type="float">
            <text:p>3.19741739</text:p>
          </table:table-cell>
          <table:table-cell office:value-type="float" office:value="0.6430284" calcext:value-type="float">
            <text:p>0.6430284</text:p>
          </table:table-cell>
          <table:table-cell office:value-type="float" office:value="179.05537384" calcext:value-type="float">
            <text:p>179.05537384</text:p>
          </table:table-cell>
          <table:table-cell office:value-type="float" office:value="0.000205047321428571" calcext:value-type="float">
            <text:p>0.000205047321429</text:p>
          </table:table-cell>
          <table:table-cell office:value-type="float" office:value="0.0570967391071429" calcext:value-type="float">
            <text:p>0.057096739107143</text:p>
          </table:table-cell>
        </table:table-row>
        <table:table-row table:style-name="ro1">
          <table:table-cell office:value-type="string" calcext:value-type="string">
            <text:p>2019-10-21 02:47:0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57" calcext:value-type="float">
            <text:p>57</text:p>
          </table:table-cell>
          <table:table-cell office:value-type="float" office:value="0.000247975" calcext:value-type="float">
            <text:p>0.000247975</text:p>
          </table:table-cell>
          <table:table-cell office:value-type="float" office:value="0.000434642" calcext:value-type="float">
            <text:p>0.000434642</text:p>
          </table:table-cell>
          <table:table-cell office:value-type="float" office:value="0.001806155" calcext:value-type="float">
            <text:p>0.001806155</text:p>
          </table:table-cell>
          <table:table-cell office:value-type="float" office:value="0.024774594" calcext:value-type="float">
            <text:p>0.024774594</text:p>
          </table:table-cell>
          <table:table-cell office:value-type="float" office:value="0.102950835" calcext:value-type="float">
            <text:p>0.102950835</text:p>
          </table:table-cell>
          <table:table-cell office:value-type="float" office:value="0.00000762529824561404" calcext:value-type="float">
            <text:p>7.62529824561404E-06</text:p>
          </table:table-cell>
          <table:table-cell office:value-type="float" office:value="0.0000316869298245614" calcext:value-type="float">
            <text:p>3.16869298245614E-05</text:p>
          </table:table-cell>
        </table:table-row>
        <table:table-row table:style-name="ro1">
          <table:table-cell office:value-type="string" calcext:value-type="string">
            <text:p>2019-10-21 02:47:0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57" calcext:value-type="float">
            <text:p>57</text:p>
          </table:table-cell>
          <table:table-cell office:value-type="float" office:value="1.649028162" calcext:value-type="float">
            <text:p>1.649028162</text:p>
          </table:table-cell>
          <table:table-cell office:value-type="float" office:value="0.022097016" calcext:value-type="float">
            <text:p>0.022097016</text:p>
          </table:table-cell>
          <table:table-cell office:value-type="float" office:value="3.164091644" calcext:value-type="float">
            <text:p>3.164091644</text:p>
          </table:table-cell>
          <table:table-cell office:value-type="float" office:value="1.259529912" calcext:value-type="float">
            <text:p>1.259529912</text:p>
          </table:table-cell>
          <table:table-cell office:value-type="float" office:value="180.353223708" calcext:value-type="float">
            <text:p>180.353223708</text:p>
          </table:table-cell>
          <table:table-cell office:value-type="float" office:value="0.000387666947368421" calcext:value-type="float">
            <text:p>0.000387666947368</text:p>
          </table:table-cell>
          <table:table-cell office:value-type="float" office:value="0.0555103797192982" calcext:value-type="float">
            <text:p>0.055510379719298</text:p>
          </table:table-cell>
        </table:table-row>
        <table:table-row table:style-name="ro1">
          <table:table-cell office:value-type="string" calcext:value-type="string">
            <text:p>2019-10-21 02:47:0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58" calcext:value-type="float">
            <text:p>58</text:p>
          </table:table-cell>
          <table:table-cell office:value-type="float" office:value="0.000253591" calcext:value-type="float">
            <text:p>0.000253591</text:p>
          </table:table-cell>
          <table:table-cell office:value-type="float" office:value="0.000678052" calcext:value-type="float">
            <text:p>0.000678052</text:p>
          </table:table-cell>
          <table:table-cell office:value-type="float" office:value="0.003937921" calcext:value-type="float">
            <text:p>0.003937921</text:p>
          </table:table-cell>
          <table:table-cell office:value-type="float" office:value="0.039327016" calcext:value-type="float">
            <text:p>0.039327016</text:p>
          </table:table-cell>
          <table:table-cell office:value-type="float" office:value="0.228399418" calcext:value-type="float">
            <text:p>0.228399418</text:p>
          </table:table-cell>
          <table:table-cell office:value-type="float" office:value="0.0000116905517241379" calcext:value-type="float">
            <text:p>1.16905517241379E-05</text:p>
          </table:table-cell>
          <table:table-cell office:value-type="float" office:value="0.0000678951896551724" calcext:value-type="float">
            <text:p>6.78951896551724E-05</text:p>
          </table:table-cell>
        </table:table-row>
        <table:table-row table:style-name="ro1">
          <table:table-cell office:value-type="string" calcext:value-type="string">
            <text:p>2019-10-21 02:47:0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58" calcext:value-type="float">
            <text:p>58</text:p>
          </table:table-cell>
          <table:table-cell office:value-type="float" office:value="1.667964327" calcext:value-type="float">
            <text:p>1.667964327</text:p>
          </table:table-cell>
          <table:table-cell office:value-type="float" office:value="0.032128523" calcext:value-type="float">
            <text:p>0.032128523</text:p>
          </table:table-cell>
          <table:table-cell office:value-type="float" office:value="3.124661123" calcext:value-type="float">
            <text:p>3.124661123</text:p>
          </table:table-cell>
          <table:table-cell office:value-type="float" office:value="1.863454334" calcext:value-type="float">
            <text:p>1.863454334</text:p>
          </table:table-cell>
          <table:table-cell office:value-type="float" office:value="181.230345134" calcext:value-type="float">
            <text:p>181.230345134</text:p>
          </table:table-cell>
          <table:table-cell office:value-type="float" office:value="0.000553940051724138" calcext:value-type="float">
            <text:p>0.000553940051724</text:p>
          </table:table-cell>
          <table:table-cell office:value-type="float" office:value="0.053873467637931" calcext:value-type="float">
            <text:p>0.053873467637931</text:p>
          </table:table-cell>
        </table:table-row>
        <table:table-row table:style-name="ro1">
          <table:table-cell office:value-type="string" calcext:value-type="string">
            <text:p>2019-10-21 02:47:1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59" calcext:value-type="float">
            <text:p>59</text:p>
          </table:table-cell>
          <table:table-cell office:value-type="float" office:value="0.000863452" calcext:value-type="float">
            <text:p>0.000863452</text:p>
          </table:table-cell>
          <table:table-cell office:value-type="float" office:value="0.001371701" calcext:value-type="float">
            <text:p>0.001371701</text:p>
          </table:table-cell>
          <table:table-cell office:value-type="float" office:value="0.006350612" calcext:value-type="float">
            <text:p>0.006350612</text:p>
          </table:table-cell>
          <table:table-cell office:value-type="float" office:value="0.080930359" calcext:value-type="float">
            <text:p>0.080930359</text:p>
          </table:table-cell>
          <table:table-cell office:value-type="float" office:value="0.374686108" calcext:value-type="float">
            <text:p>0.374686108</text:p>
          </table:table-cell>
          <table:table-cell office:value-type="float" office:value="0.0000232491694915254" calcext:value-type="float">
            <text:p>2.32491694915254E-05</text:p>
          </table:table-cell>
          <table:table-cell office:value-type="float" office:value="0.000107637491525424" calcext:value-type="float">
            <text:p>0.000107637491525</text:p>
          </table:table-cell>
        </table:table-row>
        <table:table-row table:style-name="ro1">
          <table:table-cell office:value-type="string" calcext:value-type="string">
            <text:p>2019-10-21 02:47:1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59" calcext:value-type="float">
            <text:p>59</text:p>
          </table:table-cell>
          <table:table-cell office:value-type="float" office:value="1.725515839" calcext:value-type="float">
            <text:p>1.725515839</text:p>
          </table:table-cell>
          <table:table-cell office:value-type="float" office:value="0.055017911" calcext:value-type="float">
            <text:p>0.055017911</text:p>
          </table:table-cell>
          <table:table-cell office:value-type="float" office:value="3.212340138" calcext:value-type="float">
            <text:p>3.212340138</text:p>
          </table:table-cell>
          <table:table-cell office:value-type="float" office:value="3.246056749" calcext:value-type="float">
            <text:p>3.246056749</text:p>
          </table:table-cell>
          <table:table-cell office:value-type="float" office:value="189.528068142" calcext:value-type="float">
            <text:p>189.528068142</text:p>
          </table:table-cell>
          <table:table-cell office:value-type="float" office:value="0.000932506966101695" calcext:value-type="float">
            <text:p>0.000932506966102</text:p>
          </table:table-cell>
          <table:table-cell office:value-type="float" office:value="0.0544464430169492" calcext:value-type="float">
            <text:p>0.054446443016949</text:p>
          </table:table-cell>
        </table:table-row>
        <table:table-row table:style-name="ro1">
          <table:table-cell office:value-type="string" calcext:value-type="string">
            <text:p>2019-10-21 02:47:1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60" calcext:value-type="float">
            <text:p>60</text:p>
          </table:table-cell>
          <table:table-cell office:value-type="float" office:value="0.00028182" calcext:value-type="float">
            <text:p>0.00028182</text:p>
          </table:table-cell>
          <table:table-cell office:value-type="float" office:value="0.000574053" calcext:value-type="float">
            <text:p>0.000574053</text:p>
          </table:table-cell>
          <table:table-cell office:value-type="float" office:value="0.001799981" calcext:value-type="float">
            <text:p>0.001799981</text:p>
          </table:table-cell>
          <table:table-cell office:value-type="float" office:value="0.03444318" calcext:value-type="float">
            <text:p>0.03444318</text:p>
          </table:table-cell>
          <table:table-cell office:value-type="float" office:value="0.10799886" calcext:value-type="float">
            <text:p>0.10799886</text:p>
          </table:table-cell>
          <table:table-cell office:value-type="float" office:value="0.00000956755" calcext:value-type="float">
            <text:p>9.56755E-06</text:p>
          </table:table-cell>
          <table:table-cell office:value-type="float" office:value="0.0000299996833333333" calcext:value-type="float">
            <text:p>2.99996833333333E-05</text:p>
          </table:table-cell>
        </table:table-row>
        <table:table-row table:style-name="ro1">
          <table:table-cell office:value-type="string" calcext:value-type="string">
            <text:p>2019-10-21 02:47:1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60" calcext:value-type="float">
            <text:p>60</text:p>
          </table:table-cell>
          <table:table-cell office:value-type="float" office:value="1.717262935" calcext:value-type="float">
            <text:p>1.717262935</text:p>
          </table:table-cell>
          <table:table-cell office:value-type="float" office:value="0.086271693" calcext:value-type="float">
            <text:p>0.086271693</text:p>
          </table:table-cell>
          <table:table-cell office:value-type="float" office:value="3.217875708" calcext:value-type="float">
            <text:p>3.217875708</text:p>
          </table:table-cell>
          <table:table-cell office:value-type="float" office:value="5.17630158" calcext:value-type="float">
            <text:p>5.17630158</text:p>
          </table:table-cell>
          <table:table-cell office:value-type="float" office:value="193.07254248" calcext:value-type="float">
            <text:p>193.07254248</text:p>
          </table:table-cell>
          <table:table-cell office:value-type="float" office:value="0.00143786155" calcext:value-type="float">
            <text:p>0.00143786155</text:p>
          </table:table-cell>
          <table:table-cell office:value-type="float" office:value="0.0536312618" calcext:value-type="float">
            <text:p>0.0536312618</text:p>
          </table:table-cell>
        </table:table-row>
        <table:table-row table:style-name="ro1">
          <table:table-cell office:value-type="string" calcext:value-type="string">
            <text:p>2019-10-21 02:47:2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61" calcext:value-type="float">
            <text:p>61</text:p>
          </table:table-cell>
          <table:table-cell office:value-type="float" office:value="0.000266318" calcext:value-type="float">
            <text:p>0.000266318</text:p>
          </table:table-cell>
          <table:table-cell office:value-type="float" office:value="0.002372503" calcext:value-type="float">
            <text:p>0.002372503</text:p>
          </table:table-cell>
          <table:table-cell office:value-type="float" office:value="0.001627066" calcext:value-type="float">
            <text:p>0.001627066</text:p>
          </table:table-cell>
          <table:table-cell office:value-type="float" office:value="0.144722683" calcext:value-type="float">
            <text:p>0.144722683</text:p>
          </table:table-cell>
          <table:table-cell office:value-type="float" office:value="0.099251026" calcext:value-type="float">
            <text:p>0.099251026</text:p>
          </table:table-cell>
          <table:table-cell office:value-type="float" office:value="0.0000388934918032787" calcext:value-type="float">
            <text:p>3.88934918032787E-05</text:p>
          </table:table-cell>
          <table:table-cell office:value-type="float" office:value="0.0000266732131147541" calcext:value-type="float">
            <text:p>2.66732131147541E-05</text:p>
          </table:table-cell>
        </table:table-row>
        <table:table-row table:style-name="ro1">
          <table:table-cell office:value-type="string" calcext:value-type="string">
            <text:p>2019-10-21 02:47:2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61" calcext:value-type="float">
            <text:p>61</text:p>
          </table:table-cell>
          <table:table-cell office:value-type="float" office:value="1.731243179" calcext:value-type="float">
            <text:p>1.731243179</text:p>
          </table:table-cell>
          <table:table-cell office:value-type="float" office:value="0.12920658" calcext:value-type="float">
            <text:p>0.12920658</text:p>
          </table:table-cell>
          <table:table-cell office:value-type="float" office:value="3.156445223" calcext:value-type="float">
            <text:p>3.156445223</text:p>
          </table:table-cell>
          <table:table-cell office:value-type="float" office:value="7.88160138" calcext:value-type="float">
            <text:p>7.88160138</text:p>
          </table:table-cell>
          <table:table-cell office:value-type="float" office:value="192.543158603" calcext:value-type="float">
            <text:p>192.543158603</text:p>
          </table:table-cell>
          <table:table-cell office:value-type="float" office:value="0.0021181406557377" calcext:value-type="float">
            <text:p>0.002118140655738</text:p>
          </table:table-cell>
          <table:table-cell office:value-type="float" office:value="0.0517450036557377" calcext:value-type="float">
            <text:p>0.051745003655738</text:p>
          </table:table-cell>
        </table:table-row>
        <table:table-row table:style-name="ro1">
          <table:table-cell office:value-type="string" calcext:value-type="string">
            <text:p>2019-10-21 02:47:2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62" calcext:value-type="float">
            <text:p>62</text:p>
          </table:table-cell>
          <table:table-cell office:value-type="float" office:value="0.000378581" calcext:value-type="float">
            <text:p>0.000378581</text:p>
          </table:table-cell>
          <table:table-cell office:value-type="float" office:value="0.000663636" calcext:value-type="float">
            <text:p>0.000663636</text:p>
          </table:table-cell>
          <table:table-cell office:value-type="float" office:value="0.001824579" calcext:value-type="float">
            <text:p>0.001824579</text:p>
          </table:table-cell>
          <table:table-cell office:value-type="float" office:value="0.041145432" calcext:value-type="float">
            <text:p>0.041145432</text:p>
          </table:table-cell>
          <table:table-cell office:value-type="float" office:value="0.113123898" calcext:value-type="float">
            <text:p>0.113123898</text:p>
          </table:table-cell>
          <table:table-cell office:value-type="float" office:value="0.0000107038064516129" calcext:value-type="float">
            <text:p>1.07038064516129E-05</text:p>
          </table:table-cell>
          <table:table-cell office:value-type="float" office:value="0.0000294286935483871" calcext:value-type="float">
            <text:p>2.94286935483871E-05</text:p>
          </table:table-cell>
        </table:table-row>
        <table:table-row table:style-name="ro1">
          <table:table-cell office:value-type="string" calcext:value-type="string">
            <text:p>2019-10-21 02:47:2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62" calcext:value-type="float">
            <text:p>62</text:p>
          </table:table-cell>
          <table:table-cell office:value-type="float" office:value="1.728596625" calcext:value-type="float">
            <text:p>1.728596625</text:p>
          </table:table-cell>
          <table:table-cell office:value-type="float" office:value="0.193786602" calcext:value-type="float">
            <text:p>0.193786602</text:p>
          </table:table-cell>
          <table:table-cell office:value-type="float" office:value="3.173814606" calcext:value-type="float">
            <text:p>3.173814606</text:p>
          </table:table-cell>
          <table:table-cell office:value-type="float" office:value="12.014769324" calcext:value-type="float">
            <text:p>12.014769324</text:p>
          </table:table-cell>
          <table:table-cell office:value-type="float" office:value="196.776505572" calcext:value-type="float">
            <text:p>196.776505572</text:p>
          </table:table-cell>
          <table:table-cell office:value-type="float" office:value="0.00312559035483871" calcext:value-type="float">
            <text:p>0.003125590354839</text:p>
          </table:table-cell>
          <table:table-cell office:value-type="float" office:value="0.0511905581612903" calcext:value-type="float">
            <text:p>0.05119055816129</text:p>
          </table:table-cell>
        </table:table-row>
        <table:table-row table:style-name="ro1">
          <table:table-cell office:value-type="string" calcext:value-type="string">
            <text:p>2019-10-21 02:47:3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63" calcext:value-type="float">
            <text:p>63</text:p>
          </table:table-cell>
          <table:table-cell office:value-type="float" office:value="0.000267137" calcext:value-type="float">
            <text:p>0.000267137</text:p>
          </table:table-cell>
          <table:table-cell office:value-type="float" office:value="0.00075101" calcext:value-type="float">
            <text:p>0.00075101</text:p>
          </table:table-cell>
          <table:table-cell office:value-type="float" office:value="0.002107608" calcext:value-type="float">
            <text:p>0.002107608</text:p>
          </table:table-cell>
          <table:table-cell office:value-type="float" office:value="0.04731363" calcext:value-type="float">
            <text:p>0.04731363</text:p>
          </table:table-cell>
          <table:table-cell office:value-type="float" office:value="0.132779304" calcext:value-type="float">
            <text:p>0.132779304</text:p>
          </table:table-cell>
          <table:table-cell office:value-type="float" office:value="0.0000119207936507937" calcext:value-type="float">
            <text:p>1.19207936507937E-05</text:p>
          </table:table-cell>
          <table:table-cell office:value-type="float" office:value="0.0000334540952380952" calcext:value-type="float">
            <text:p>3.34540952380952E-05</text:p>
          </table:table-cell>
        </table:table-row>
        <table:table-row table:style-name="ro1">
          <table:table-cell office:value-type="string" calcext:value-type="string">
            <text:p>2019-10-21 02:47:3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63" calcext:value-type="float">
            <text:p>63</text:p>
          </table:table-cell>
          <table:table-cell office:value-type="float" office:value="1.77752834" calcext:value-type="float">
            <text:p>1.77752834</text:p>
          </table:table-cell>
          <table:table-cell office:value-type="float" office:value="0.283135648" calcext:value-type="float">
            <text:p>0.283135648</text:p>
          </table:table-cell>
          <table:table-cell office:value-type="float" office:value="3.088530219" calcext:value-type="float">
            <text:p>3.088530219</text:p>
          </table:table-cell>
          <table:table-cell office:value-type="float" office:value="17.837545824" calcext:value-type="float">
            <text:p>17.837545824</text:p>
          </table:table-cell>
          <table:table-cell office:value-type="float" office:value="194.577403797" calcext:value-type="float">
            <text:p>194.577403797</text:p>
          </table:table-cell>
          <table:table-cell office:value-type="float" office:value="0.00449421663492064" calcext:value-type="float">
            <text:p>0.004494216634921</text:p>
          </table:table-cell>
          <table:table-cell office:value-type="float" office:value="0.0490242891904762" calcext:value-type="float">
            <text:p>0.049024289190476</text:p>
          </table:table-cell>
        </table:table-row>
        <table:table-row table:style-name="ro1">
          <table:table-cell office:value-type="string" calcext:value-type="string">
            <text:p>2019-10-21 02:47:3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64" calcext:value-type="float">
            <text:p>64</text:p>
          </table:table-cell>
          <table:table-cell office:value-type="float" office:value="0.000309613" calcext:value-type="float">
            <text:p>0.000309613</text:p>
          </table:table-cell>
          <table:table-cell office:value-type="float" office:value="0.000599083" calcext:value-type="float">
            <text:p>0.000599083</text:p>
          </table:table-cell>
          <table:table-cell office:value-type="float" office:value="0.001800569" calcext:value-type="float">
            <text:p>0.001800569</text:p>
          </table:table-cell>
          <table:table-cell office:value-type="float" office:value="0.038341312" calcext:value-type="float">
            <text:p>0.038341312</text:p>
          </table:table-cell>
          <table:table-cell office:value-type="float" office:value="0.115236416" calcext:value-type="float">
            <text:p>0.115236416</text:p>
          </table:table-cell>
          <table:table-cell office:value-type="float" office:value="0.000009360671875" calcext:value-type="float">
            <text:p>9.360671875E-06</text:p>
          </table:table-cell>
          <table:table-cell office:value-type="float" office:value="0.000028133890625" calcext:value-type="float">
            <text:p>2.8133890625E-05</text:p>
          </table:table-cell>
        </table:table-row>
        <table:table-row table:style-name="ro1">
          <table:table-cell office:value-type="string" calcext:value-type="string">
            <text:p>2019-10-21 02:47:3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64" calcext:value-type="float">
            <text:p>64</text:p>
          </table:table-cell>
          <table:table-cell office:value-type="float" office:value="1.813315644" calcext:value-type="float">
            <text:p>1.813315644</text:p>
          </table:table-cell>
          <table:table-cell office:value-type="float" office:value="0.390519588" calcext:value-type="float">
            <text:p>0.390519588</text:p>
          </table:table-cell>
          <table:table-cell office:value-type="float" office:value="2.940701407" calcext:value-type="float">
            <text:p>2.940701407</text:p>
          </table:table-cell>
          <table:table-cell office:value-type="float" office:value="24.993253632" calcext:value-type="float">
            <text:p>24.993253632</text:p>
          </table:table-cell>
          <table:table-cell office:value-type="float" office:value="188.204890048" calcext:value-type="float">
            <text:p>188.204890048</text:p>
          </table:table-cell>
          <table:table-cell office:value-type="float" office:value="0.0061018685625" calcext:value-type="float">
            <text:p>0.0061018685625</text:p>
          </table:table-cell>
          <table:table-cell office:value-type="float" office:value="0.045948459484375" calcext:value-type="float">
            <text:p>0.045948459484375</text:p>
          </table:table-cell>
        </table:table-row>
        <table:table-row table:style-name="ro1">
          <table:table-cell office:value-type="string" calcext:value-type="string">
            <text:p>2019-10-21 02:47:4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65" calcext:value-type="float">
            <text:p>65</text:p>
          </table:table-cell>
          <table:table-cell office:value-type="float" office:value="0.000318946" calcext:value-type="float">
            <text:p>0.000318946</text:p>
          </table:table-cell>
          <table:table-cell office:value-type="float" office:value="0.00057047" calcext:value-type="float">
            <text:p>0.00057047</text:p>
          </table:table-cell>
          <table:table-cell office:value-type="float" office:value="0.002355407" calcext:value-type="float">
            <text:p>0.002355407</text:p>
          </table:table-cell>
          <table:table-cell office:value-type="float" office:value="0.03708055" calcext:value-type="float">
            <text:p>0.03708055</text:p>
          </table:table-cell>
          <table:table-cell office:value-type="float" office:value="0.153101455" calcext:value-type="float">
            <text:p>0.153101455</text:p>
          </table:table-cell>
          <table:table-cell office:value-type="float" office:value="0.00000877646153846154" calcext:value-type="float">
            <text:p>8.77646153846154E-06</text:p>
          </table:table-cell>
          <table:table-cell office:value-type="float" office:value="0.0000362370307692308" calcext:value-type="float">
            <text:p>3.62370307692308E-05</text:p>
          </table:table-cell>
        </table:table-row>
        <table:table-row table:style-name="ro1">
          <table:table-cell office:value-type="string" calcext:value-type="string">
            <text:p>2019-10-21 02:47:4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65" calcext:value-type="float">
            <text:p>65</text:p>
          </table:table-cell>
          <table:table-cell office:value-type="float" office:value="1.696304404" calcext:value-type="float">
            <text:p>1.696304404</text:p>
          </table:table-cell>
          <table:table-cell office:value-type="float" office:value="0.532920039" calcext:value-type="float">
            <text:p>0.532920039</text:p>
          </table:table-cell>
          <table:table-cell office:value-type="float" office:value="2.840388677" calcext:value-type="float">
            <text:p>2.840388677</text:p>
          </table:table-cell>
          <table:table-cell office:value-type="float" office:value="34.639802535" calcext:value-type="float">
            <text:p>34.639802535</text:p>
          </table:table-cell>
          <table:table-cell office:value-type="float" office:value="184.625264005" calcext:value-type="float">
            <text:p>184.625264005</text:p>
          </table:table-cell>
          <table:table-cell office:value-type="float" office:value="0.00819876983076923" calcext:value-type="float">
            <text:p>0.008198769830769</text:p>
          </table:table-cell>
          <table:table-cell office:value-type="float" office:value="0.0436982873384615" calcext:value-type="float">
            <text:p>0.043698287338462</text:p>
          </table:table-cell>
        </table:table-row>
        <table:table-row table:style-name="ro1">
          <table:table-cell office:value-type="string" calcext:value-type="string">
            <text:p>2019-10-21 02:47:4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66" calcext:value-type="float">
            <text:p>66</text:p>
          </table:table-cell>
          <table:table-cell office:value-type="float" office:value="0.000360632" calcext:value-type="float">
            <text:p>0.000360632</text:p>
          </table:table-cell>
          <table:table-cell office:value-type="float" office:value="0.000732848" calcext:value-type="float">
            <text:p>0.000732848</text:p>
          </table:table-cell>
          <table:table-cell office:value-type="float" office:value="0.002510537" calcext:value-type="float">
            <text:p>0.002510537</text:p>
          </table:table-cell>
          <table:table-cell office:value-type="float" office:value="0.048367968" calcext:value-type="float">
            <text:p>0.048367968</text:p>
          </table:table-cell>
          <table:table-cell office:value-type="float" office:value="0.165695442" calcext:value-type="float">
            <text:p>0.165695442</text:p>
          </table:table-cell>
          <table:table-cell office:value-type="float" office:value="0.0000111037575757576" calcext:value-type="float">
            <text:p>1.11037575757576E-05</text:p>
          </table:table-cell>
          <table:table-cell office:value-type="float" office:value="0.0000380384393939394" calcext:value-type="float">
            <text:p>3.80384393939394E-05</text:p>
          </table:table-cell>
        </table:table-row>
        <table:table-row table:style-name="ro1">
          <table:table-cell office:value-type="string" calcext:value-type="string">
            <text:p>2019-10-21 02:47:4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66" calcext:value-type="float">
            <text:p>66</text:p>
          </table:table-cell>
          <table:table-cell office:value-type="float" office:value="1.800318271" calcext:value-type="float">
            <text:p>1.800318271</text:p>
          </table:table-cell>
          <table:table-cell office:value-type="float" office:value="0.719046817" calcext:value-type="float">
            <text:p>0.719046817</text:p>
          </table:table-cell>
          <table:table-cell office:value-type="float" office:value="2.674555834" calcext:value-type="float">
            <text:p>2.674555834</text:p>
          </table:table-cell>
          <table:table-cell office:value-type="float" office:value="47.457089922" calcext:value-type="float">
            <text:p>47.457089922</text:p>
          </table:table-cell>
          <table:table-cell office:value-type="float" office:value="176.520685044" calcext:value-type="float">
            <text:p>176.520685044</text:p>
          </table:table-cell>
          <table:table-cell office:value-type="float" office:value="0.0108946487424242" calcext:value-type="float">
            <text:p>0.010894648742424</text:p>
          </table:table-cell>
          <table:table-cell office:value-type="float" office:value="0.0405235732424242" calcext:value-type="float">
            <text:p>0.040523573242424</text:p>
          </table:table-cell>
        </table:table-row>
        <table:table-row table:style-name="ro1">
          <table:table-cell office:value-type="string" calcext:value-type="string">
            <text:p>2019-10-21 02:47:5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67" calcext:value-type="float">
            <text:p>67</text:p>
          </table:table-cell>
          <table:table-cell office:value-type="float" office:value="0.000844366" calcext:value-type="float">
            <text:p>0.000844366</text:p>
          </table:table-cell>
          <table:table-cell office:value-type="float" office:value="0.001434684" calcext:value-type="float">
            <text:p>0.001434684</text:p>
          </table:table-cell>
          <table:table-cell office:value-type="float" office:value="0.006059616" calcext:value-type="float">
            <text:p>0.006059616</text:p>
          </table:table-cell>
          <table:table-cell office:value-type="float" office:value="0.096123828" calcext:value-type="float">
            <text:p>0.096123828</text:p>
          </table:table-cell>
          <table:table-cell office:value-type="float" office:value="0.405994272" calcext:value-type="float">
            <text:p>0.405994272</text:p>
          </table:table-cell>
          <table:table-cell office:value-type="float" office:value="0.0000214131940298507" calcext:value-type="float">
            <text:p>2.14131940298507E-05</text:p>
          </table:table-cell>
          <table:table-cell office:value-type="float" office:value="0.0000904420298507463" calcext:value-type="float">
            <text:p>9.04420298507463E-05</text:p>
          </table:table-cell>
        </table:table-row>
        <table:table-row table:style-name="ro1">
          <table:table-cell office:value-type="string" calcext:value-type="string">
            <text:p>2019-10-21 02:47:5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67" calcext:value-type="float">
            <text:p>67</text:p>
          </table:table-cell>
          <table:table-cell office:value-type="float" office:value="1.829780956" calcext:value-type="float">
            <text:p>1.829780956</text:p>
          </table:table-cell>
          <table:table-cell office:value-type="float" office:value="0.928187652" calcext:value-type="float">
            <text:p>0.928187652</text:p>
          </table:table-cell>
          <table:table-cell office:value-type="float" office:value="2.486931392" calcext:value-type="float">
            <text:p>2.486931392</text:p>
          </table:table-cell>
          <table:table-cell office:value-type="float" office:value="62.188572684" calcext:value-type="float">
            <text:p>62.188572684</text:p>
          </table:table-cell>
          <table:table-cell office:value-type="float" office:value="166.624403264" calcext:value-type="float">
            <text:p>166.624403264</text:p>
          </table:table-cell>
          <table:table-cell office:value-type="float" office:value="0.0138535470447761" calcext:value-type="float">
            <text:p>0.013853547044776</text:p>
          </table:table-cell>
          <table:table-cell office:value-type="float" office:value="0.0371183789850746" calcext:value-type="float">
            <text:p>0.037118378985075</text:p>
          </table:table-cell>
        </table:table-row>
        <table:table-row table:style-name="ro1">
          <table:table-cell office:value-type="string" calcext:value-type="string">
            <text:p>2019-10-21 02:47:5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68" calcext:value-type="float">
            <text:p>68</text:p>
          </table:table-cell>
          <table:table-cell office:value-type="float" office:value="0.000245251" calcext:value-type="float">
            <text:p>0.000245251</text:p>
          </table:table-cell>
          <table:table-cell office:value-type="float" office:value="0.000488586" calcext:value-type="float">
            <text:p>0.000488586</text:p>
          </table:table-cell>
          <table:table-cell office:value-type="float" office:value="0.001730761" calcext:value-type="float">
            <text:p>0.001730761</text:p>
          </table:table-cell>
          <table:table-cell office:value-type="float" office:value="0.033223848" calcext:value-type="float">
            <text:p>0.033223848</text:p>
          </table:table-cell>
          <table:table-cell office:value-type="float" office:value="0.117691748" calcext:value-type="float">
            <text:p>0.117691748</text:p>
          </table:table-cell>
          <table:table-cell office:value-type="float" office:value="0.00000718508823529412" calcext:value-type="float">
            <text:p>7.18508823529412E-06</text:p>
          </table:table-cell>
          <table:table-cell office:value-type="float" office:value="0.0000254523676470588" calcext:value-type="float">
            <text:p>2.54523676470588E-05</text:p>
          </table:table-cell>
        </table:table-row>
        <table:table-row table:style-name="ro1">
          <table:table-cell office:value-type="string" calcext:value-type="string">
            <text:p>2019-10-21 02:47:5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68" calcext:value-type="float">
            <text:p>68</text:p>
          </table:table-cell>
          <table:table-cell office:value-type="float" office:value="1.846366415" calcext:value-type="float">
            <text:p>1.846366415</text:p>
          </table:table-cell>
          <table:table-cell office:value-type="float" office:value="1.161326303" calcext:value-type="float">
            <text:p>1.161326303</text:p>
          </table:table-cell>
          <table:table-cell office:value-type="float" office:value="2.248607299" calcext:value-type="float">
            <text:p>2.248607299</text:p>
          </table:table-cell>
          <table:table-cell office:value-type="float" office:value="78.970188604" calcext:value-type="float">
            <text:p>78.970188604</text:p>
          </table:table-cell>
          <table:table-cell office:value-type="float" office:value="152.905296332" calcext:value-type="float">
            <text:p>152.905296332</text:p>
          </table:table-cell>
          <table:table-cell office:value-type="float" office:value="0.0170783279852941" calcext:value-type="float">
            <text:p>0.017078327985294</text:p>
          </table:table-cell>
          <table:table-cell office:value-type="float" office:value="0.0330677543970588" calcext:value-type="float">
            <text:p>0.033067754397059</text:p>
          </table:table-cell>
        </table:table-row>
        <table:table-row table:style-name="ro1">
          <table:table-cell office:value-type="string" calcext:value-type="string">
            <text:p>2019-10-21 02:48:0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69" calcext:value-type="float">
            <text:p>69</text:p>
          </table:table-cell>
          <table:table-cell office:value-type="float" office:value="0.00025133" calcext:value-type="float">
            <text:p>0.00025133</text:p>
          </table:table-cell>
          <table:table-cell office:value-type="float" office:value="0.000464266" calcext:value-type="float">
            <text:p>0.000464266</text:p>
          </table:table-cell>
          <table:table-cell office:value-type="float" office:value="0.001805829" calcext:value-type="float">
            <text:p>0.001805829</text:p>
          </table:table-cell>
          <table:table-cell office:value-type="float" office:value="0.032034354" calcext:value-type="float">
            <text:p>0.032034354</text:p>
          </table:table-cell>
          <table:table-cell office:value-type="float" office:value="0.124602201" calcext:value-type="float">
            <text:p>0.124602201</text:p>
          </table:table-cell>
          <table:table-cell office:value-type="float" office:value="0.00000672849275362319" calcext:value-type="float">
            <text:p>6.72849275362319E-06</text:p>
          </table:table-cell>
          <table:table-cell office:value-type="float" office:value="0.0000261714347826087" calcext:value-type="float">
            <text:p>2.61714347826087E-05</text:p>
          </table:table-cell>
        </table:table-row>
        <table:table-row table:style-name="ro1">
          <table:table-cell office:value-type="string" calcext:value-type="string">
            <text:p>2019-10-21 02:48:0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69" calcext:value-type="float">
            <text:p>69</text:p>
          </table:table-cell>
          <table:table-cell office:value-type="float" office:value="1.869607741" calcext:value-type="float">
            <text:p>1.869607741</text:p>
          </table:table-cell>
          <table:table-cell office:value-type="float" office:value="1.250317501" calcext:value-type="float">
            <text:p>1.250317501</text:p>
          </table:table-cell>
          <table:table-cell office:value-type="float" office:value="1.777424347" calcext:value-type="float">
            <text:p>1.777424347</text:p>
          </table:table-cell>
          <table:table-cell office:value-type="float" office:value="86.271907569" calcext:value-type="float">
            <text:p>86.271907569</text:p>
          </table:table-cell>
          <table:table-cell office:value-type="float" office:value="122.642279943" calcext:value-type="float">
            <text:p>122.642279943</text:p>
          </table:table-cell>
          <table:table-cell office:value-type="float" office:value="0.0181205434927536" calcext:value-type="float">
            <text:p>0.018120543492754</text:p>
          </table:table-cell>
          <table:table-cell office:value-type="float" office:value="0.0257597731449275" calcext:value-type="float">
            <text:p>0.025759773144928</text:p>
          </table:table-cell>
        </table:table-row>
        <table:table-row table:style-name="ro1">
          <table:table-cell office:value-type="string" calcext:value-type="string">
            <text:p>2019-10-21 02:48:0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70" calcext:value-type="float">
            <text:p>70</text:p>
          </table:table-cell>
          <table:table-cell office:value-type="float" office:value="0.000831952" calcext:value-type="float">
            <text:p>0.000831952</text:p>
          </table:table-cell>
          <table:table-cell office:value-type="float" office:value="0.001531361" calcext:value-type="float">
            <text:p>0.001531361</text:p>
          </table:table-cell>
          <table:table-cell office:value-type="float" office:value="0.006255044" calcext:value-type="float">
            <text:p>0.006255044</text:p>
          </table:table-cell>
          <table:table-cell office:value-type="float" office:value="0.10719527" calcext:value-type="float">
            <text:p>0.10719527</text:p>
          </table:table-cell>
          <table:table-cell office:value-type="float" office:value="0.43785308" calcext:value-type="float">
            <text:p>0.43785308</text:p>
          </table:table-cell>
          <table:table-cell office:value-type="float" office:value="0.0000218765857142857" calcext:value-type="float">
            <text:p>2.18765857142857E-05</text:p>
          </table:table-cell>
          <table:table-cell office:value-type="float" office:value="0.0000893577714285714" calcext:value-type="float">
            <text:p>8.93577714285714E-05</text:p>
          </table:table-cell>
        </table:table-row>
        <table:table-row table:style-name="ro1">
          <table:table-cell office:value-type="string" calcext:value-type="string">
            <text:p>2019-10-21 02:48:0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70" calcext:value-type="float">
            <text:p>70</text:p>
          </table:table-cell>
          <table:table-cell office:value-type="float" office:value="2.029113987" calcext:value-type="float">
            <text:p>2.029113987</text:p>
          </table:table-cell>
          <table:table-cell office:value-type="float" office:value="1.500975619" calcext:value-type="float">
            <text:p>1.500975619</text:p>
          </table:table-cell>
          <table:table-cell office:value-type="float" office:value="1.679163031" calcext:value-type="float">
            <text:p>1.679163031</text:p>
          </table:table-cell>
          <table:table-cell office:value-type="float" office:value="105.06829333" calcext:value-type="float">
            <text:p>105.06829333</text:p>
          </table:table-cell>
          <table:table-cell office:value-type="float" office:value="117.54141217" calcext:value-type="float">
            <text:p>117.54141217</text:p>
          </table:table-cell>
          <table:table-cell office:value-type="float" office:value="0.0214425088428571" calcext:value-type="float">
            <text:p>0.021442508842857</text:p>
          </table:table-cell>
          <table:table-cell office:value-type="float" office:value="0.0239880433" calcext:value-type="float">
            <text:p>0.0239880433</text:p>
          </table:table-cell>
        </table:table-row>
        <table:table-row table:style-name="ro1">
          <table:table-cell office:value-type="string" calcext:value-type="string">
            <text:p>2019-10-21 02:48:1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71" calcext:value-type="float">
            <text:p>71</text:p>
          </table:table-cell>
          <table:table-cell office:value-type="float" office:value="0.000300892" calcext:value-type="float">
            <text:p>0.000300892</text:p>
          </table:table-cell>
          <table:table-cell office:value-type="float" office:value="0.003702961" calcext:value-type="float">
            <text:p>0.003702961</text:p>
          </table:table-cell>
          <table:table-cell office:value-type="float" office:value="0.00050035" calcext:value-type="float">
            <text:p>0.00050035</text:p>
          </table:table-cell>
          <table:table-cell office:value-type="float" office:value="0.262910231" calcext:value-type="float">
            <text:p>0.262910231</text:p>
          </table:table-cell>
          <table:table-cell office:value-type="float" office:value="0.03552485" calcext:value-type="float">
            <text:p>0.03552485</text:p>
          </table:table-cell>
          <table:table-cell office:value-type="float" office:value="0.0000521543802816901" calcext:value-type="float">
            <text:p>5.21543802816901E-05</text:p>
          </table:table-cell>
          <table:table-cell office:value-type="float" office:value="0.00000704718309859155" calcext:value-type="float">
            <text:p>7.04718309859155E-06</text:p>
          </table:table-cell>
        </table:table-row>
        <table:table-row table:style-name="ro1">
          <table:table-cell office:value-type="string" calcext:value-type="string">
            <text:p>2019-10-21 02:48:1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71" calcext:value-type="float">
            <text:p>71</text:p>
          </table:table-cell>
          <table:table-cell office:value-type="float" office:value="1.838795147" calcext:value-type="float">
            <text:p>1.838795147</text:p>
          </table:table-cell>
          <table:table-cell office:value-type="float" office:value="0.000165398" calcext:value-type="float">
            <text:p>0.000165398</text:p>
          </table:table-cell>
          <table:table-cell office:value-type="float" office:value="3.102786584" calcext:value-type="float">
            <text:p>3.102786584</text:p>
          </table:table-cell>
          <table:table-cell office:value-type="float" office:value="0.011743258" calcext:value-type="float">
            <text:p>0.011743258</text:p>
          </table:table-cell>
          <table:table-cell office:value-type="float" office:value="220.297847464" calcext:value-type="float">
            <text:p>220.297847464</text:p>
          </table:table-cell>
          <table:table-cell office:value-type="float" office:value="0.00000232954929577465" calcext:value-type="float">
            <text:p>2.32954929577465E-06</text:p>
          </table:table-cell>
          <table:table-cell office:value-type="float" office:value="0.0437012194929577" calcext:value-type="float">
            <text:p>0.043701219492958</text:p>
          </table:table-cell>
        </table:table-row>
        <table:table-row table:style-name="ro1">
          <table:table-cell office:value-type="string" calcext:value-type="string">
            <text:p>2019-10-21 02:48:1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72" calcext:value-type="float">
            <text:p>72</text:p>
          </table:table-cell>
          <table:table-cell office:value-type="float" office:value="0.000247346" calcext:value-type="float">
            <text:p>0.000247346</text:p>
          </table:table-cell>
          <table:table-cell office:value-type="float" office:value="0.000497382" calcext:value-type="float">
            <text:p>0.000497382</text:p>
          </table:table-cell>
          <table:table-cell office:value-type="float" office:value="0.001201263" calcext:value-type="float">
            <text:p>0.001201263</text:p>
          </table:table-cell>
          <table:table-cell office:value-type="float" office:value="0.035811504" calcext:value-type="float">
            <text:p>0.035811504</text:p>
          </table:table-cell>
          <table:table-cell office:value-type="float" office:value="0.086490936" calcext:value-type="float">
            <text:p>0.086490936</text:p>
          </table:table-cell>
          <table:table-cell office:value-type="float" office:value="0.00000690808333333333" calcext:value-type="float">
            <text:p>6.90808333333333E-06</text:p>
          </table:table-cell>
          <table:table-cell office:value-type="float" office:value="0.0000166842083333333" calcext:value-type="float">
            <text:p>1.66842083333333E-05</text:p>
          </table:table-cell>
        </table:table-row>
        <table:table-row table:style-name="ro1">
          <table:table-cell office:value-type="string" calcext:value-type="string">
            <text:p>2019-10-21 02:48:1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72" calcext:value-type="float">
            <text:p>72</text:p>
          </table:table-cell>
          <table:table-cell office:value-type="float" office:value="1.872262327" calcext:value-type="float">
            <text:p>1.872262327</text:p>
          </table:table-cell>
          <table:table-cell office:value-type="float" office:value="0.000146161" calcext:value-type="float">
            <text:p>0.000146161</text:p>
          </table:table-cell>
          <table:table-cell office:value-type="float" office:value="2.922223006" calcext:value-type="float">
            <text:p>2.922223006</text:p>
          </table:table-cell>
          <table:table-cell office:value-type="float" office:value="0.010523592" calcext:value-type="float">
            <text:p>0.010523592</text:p>
          </table:table-cell>
          <table:table-cell office:value-type="float" office:value="210.400056432" calcext:value-type="float">
            <text:p>210.400056432</text:p>
          </table:table-cell>
          <table:table-cell office:value-type="float" office:value="0.00000203001388888889" calcext:value-type="float">
            <text:p>2.03001388888889E-06</text:p>
          </table:table-cell>
          <table:table-cell office:value-type="float" office:value="0.0405864306388889" calcext:value-type="float">
            <text:p>0.040586430638889</text:p>
          </table:table-cell>
        </table:table-row>
        <table:table-row table:style-name="ro1">
          <table:table-cell office:value-type="string" calcext:value-type="string">
            <text:p>2019-10-21 02:48:2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73" calcext:value-type="float">
            <text:p>73</text:p>
          </table:table-cell>
          <table:table-cell office:value-type="float" office:value="0.000260675" calcext:value-type="float">
            <text:p>0.000260675</text:p>
          </table:table-cell>
          <table:table-cell office:value-type="float" office:value="0.00044833" calcext:value-type="float">
            <text:p>0.00044833</text:p>
          </table:table-cell>
          <table:table-cell office:value-type="float" office:value="0.000526435" calcext:value-type="float">
            <text:p>0.000526435</text:p>
          </table:table-cell>
          <table:table-cell office:value-type="float" office:value="0.03272809" calcext:value-type="float">
            <text:p>0.03272809</text:p>
          </table:table-cell>
          <table:table-cell office:value-type="float" office:value="0.038429755" calcext:value-type="float">
            <text:p>0.038429755</text:p>
          </table:table-cell>
          <table:table-cell office:value-type="float" office:value="0.00000614150684931507" calcext:value-type="float">
            <text:p>6.14150684931507E-06</text:p>
          </table:table-cell>
          <table:table-cell office:value-type="float" office:value="0.00000721143835616438" calcext:value-type="float">
            <text:p>7.21143835616438E-06</text:p>
          </table:table-cell>
        </table:table-row>
        <table:table-row table:style-name="ro1">
          <table:table-cell office:value-type="string" calcext:value-type="string">
            <text:p>2019-10-21 02:48:2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73" calcext:value-type="float">
            <text:p>73</text:p>
          </table:table-cell>
          <table:table-cell office:value-type="float" office:value="1.986855264" calcext:value-type="float">
            <text:p>1.986855264</text:p>
          </table:table-cell>
          <table:table-cell office:value-type="float" office:value="0.00014556" calcext:value-type="float">
            <text:p>0.00014556</text:p>
          </table:table-cell>
          <table:table-cell office:value-type="float" office:value="3.00143387" calcext:value-type="float">
            <text:p>3.00143387</text:p>
          </table:table-cell>
          <table:table-cell office:value-type="float" office:value="0.01062588" calcext:value-type="float">
            <text:p>0.01062588</text:p>
          </table:table-cell>
          <table:table-cell office:value-type="float" office:value="219.10467251" calcext:value-type="float">
            <text:p>219.10467251</text:p>
          </table:table-cell>
          <table:table-cell office:value-type="float" office:value="0.00000199397260273973" calcext:value-type="float">
            <text:p>1.99397260273973E-06</text:p>
          </table:table-cell>
          <table:table-cell office:value-type="float" office:value="0.0411155324657534" calcext:value-type="float">
            <text:p>0.041115532465754</text:p>
          </table:table-cell>
        </table:table-row>
        <table:table-row table:style-name="ro1">
          <table:table-cell office:value-type="string" calcext:value-type="string">
            <text:p>2019-10-21 02:48:2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74" calcext:value-type="float">
            <text:p>74</text:p>
          </table:table-cell>
          <table:table-cell office:value-type="float" office:value="0.000826012" calcext:value-type="float">
            <text:p>0.000826012</text:p>
          </table:table-cell>
          <table:table-cell office:value-type="float" office:value="0.004818632" calcext:value-type="float">
            <text:p>0.004818632</text:p>
          </table:table-cell>
          <table:table-cell office:value-type="float" office:value="0.001647311" calcext:value-type="float">
            <text:p>0.001647311</text:p>
          </table:table-cell>
          <table:table-cell office:value-type="float" office:value="0.356578768" calcext:value-type="float">
            <text:p>0.356578768</text:p>
          </table:table-cell>
          <table:table-cell office:value-type="float" office:value="0.121901014" calcext:value-type="float">
            <text:p>0.121901014</text:p>
          </table:table-cell>
          <table:table-cell office:value-type="float" office:value="0.0000651166486486486" calcext:value-type="float">
            <text:p>6.51166486486486E-05</text:p>
          </table:table-cell>
          <table:table-cell office:value-type="float" office:value="0.0000222609594594595" calcext:value-type="float">
            <text:p>2.22609594594595E-05</text:p>
          </table:table-cell>
        </table:table-row>
        <table:table-row table:style-name="ro1">
          <table:table-cell office:value-type="string" calcext:value-type="string">
            <text:p>2019-10-21 02:48:2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74" calcext:value-type="float">
            <text:p>74</text:p>
          </table:table-cell>
          <table:table-cell office:value-type="float" office:value="2.069466953" calcext:value-type="float">
            <text:p>2.069466953</text:p>
          </table:table-cell>
          <table:table-cell office:value-type="float" office:value="0.000165857" calcext:value-type="float">
            <text:p>0.000165857</text:p>
          </table:table-cell>
          <table:table-cell office:value-type="float" office:value="2.934207463" calcext:value-type="float">
            <text:p>2.934207463</text:p>
          </table:table-cell>
          <table:table-cell office:value-type="float" office:value="0.012273418" calcext:value-type="float">
            <text:p>0.012273418</text:p>
          </table:table-cell>
          <table:table-cell office:value-type="float" office:value="217.131352262" calcext:value-type="float">
            <text:p>217.131352262</text:p>
          </table:table-cell>
          <table:table-cell office:value-type="float" office:value="0.00000224131081081081" calcext:value-type="float">
            <text:p>2.24131081081081E-06</text:p>
          </table:table-cell>
          <table:table-cell office:value-type="float" office:value="0.0396514522027027" calcext:value-type="float">
            <text:p>0.039651452202703</text:p>
          </table:table-cell>
        </table:table-row>
        <table:table-row table:style-name="ro1">
          <table:table-cell office:value-type="string" calcext:value-type="string">
            <text:p>2019-10-21 02:48:3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75" calcext:value-type="float">
            <text:p>75</text:p>
          </table:table-cell>
          <table:table-cell office:value-type="float" office:value="0.000263991" calcext:value-type="float">
            <text:p>0.000263991</text:p>
          </table:table-cell>
          <table:table-cell office:value-type="float" office:value="0.007798874" calcext:value-type="float">
            <text:p>0.007798874</text:p>
          </table:table-cell>
          <table:table-cell office:value-type="float" office:value="0.000798638" calcext:value-type="float">
            <text:p>0.000798638</text:p>
          </table:table-cell>
          <table:table-cell office:value-type="float" office:value="0.58491555" calcext:value-type="float">
            <text:p>0.58491555</text:p>
          </table:table-cell>
          <table:table-cell office:value-type="float" office:value="0.05989785" calcext:value-type="float">
            <text:p>0.05989785</text:p>
          </table:table-cell>
          <table:table-cell office:value-type="float" office:value="0.000103984986666667" calcext:value-type="float">
            <text:p>0.000103984986667</text:p>
          </table:table-cell>
          <table:table-cell office:value-type="float" office:value="0.0000106485066666667" calcext:value-type="float">
            <text:p>1.06485066666667E-05</text:p>
          </table:table-cell>
        </table:table-row>
        <table:table-row table:style-name="ro1">
          <table:table-cell office:value-type="string" calcext:value-type="string">
            <text:p>2019-10-21 02:48:3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75" calcext:value-type="float">
            <text:p>75</text:p>
          </table:table-cell>
          <table:table-cell office:value-type="float" office:value="1.969892976" calcext:value-type="float">
            <text:p>1.969892976</text:p>
          </table:table-cell>
          <table:table-cell office:value-type="float" office:value="0.0001773" calcext:value-type="float">
            <text:p>0.0001773</text:p>
          </table:table-cell>
          <table:table-cell office:value-type="float" office:value="2.985563413" calcext:value-type="float">
            <text:p>2.985563413</text:p>
          </table:table-cell>
          <table:table-cell office:value-type="float" office:value="0.0132975" calcext:value-type="float">
            <text:p>0.0132975</text:p>
          </table:table-cell>
          <table:table-cell office:value-type="float" office:value="223.917255975" calcext:value-type="float">
            <text:p>223.917255975</text:p>
          </table:table-cell>
          <table:table-cell office:value-type="float" office:value="0.000002364" calcext:value-type="float">
            <text:p>2.364E-06</text:p>
          </table:table-cell>
          <table:table-cell office:value-type="float" office:value="0.0398075121733333" calcext:value-type="float">
            <text:p>0.039807512173333</text:p>
          </table:table-cell>
        </table:table-row>
        <table:table-row table:style-name="ro1">
          <table:table-cell office:value-type="string" calcext:value-type="string">
            <text:p>2019-10-21 02:48:3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76" calcext:value-type="float">
            <text:p>76</text:p>
          </table:table-cell>
          <table:table-cell office:value-type="float" office:value="0.000811341" calcext:value-type="float">
            <text:p>0.000811341</text:p>
          </table:table-cell>
          <table:table-cell office:value-type="float" office:value="0.00888472" calcext:value-type="float">
            <text:p>0.00888472</text:p>
          </table:table-cell>
          <table:table-cell office:value-type="float" office:value="0.001593949" calcext:value-type="float">
            <text:p>0.001593949</text:p>
          </table:table-cell>
          <table:table-cell office:value-type="float" office:value="0.67523872" calcext:value-type="float">
            <text:p>0.67523872</text:p>
          </table:table-cell>
          <table:table-cell office:value-type="float" office:value="0.121140124" calcext:value-type="float">
            <text:p>0.121140124</text:p>
          </table:table-cell>
          <table:table-cell office:value-type="float" office:value="0.000116904210526316" calcext:value-type="float">
            <text:p>0.000116904210526</text:p>
          </table:table-cell>
          <table:table-cell office:value-type="float" office:value="0.0000209730131578947" calcext:value-type="float">
            <text:p>2.09730131578947E-05</text:p>
          </table:table-cell>
        </table:table-row>
        <table:table-row table:style-name="ro1">
          <table:table-cell office:value-type="string" calcext:value-type="string">
            <text:p>2019-10-21 02:48:3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76" calcext:value-type="float">
            <text:p>76</text:p>
          </table:table-cell>
          <table:table-cell office:value-type="float" office:value="1.931313033" calcext:value-type="float">
            <text:p>1.931313033</text:p>
          </table:table-cell>
          <table:table-cell office:value-type="float" office:value="0.000157116" calcext:value-type="float">
            <text:p>0.000157116</text:p>
          </table:table-cell>
          <table:table-cell office:value-type="float" office:value="2.941851953" calcext:value-type="float">
            <text:p>2.941851953</text:p>
          </table:table-cell>
          <table:table-cell office:value-type="float" office:value="0.011940816" calcext:value-type="float">
            <text:p>0.011940816</text:p>
          </table:table-cell>
          <table:table-cell office:value-type="float" office:value="223.580748428" calcext:value-type="float">
            <text:p>223.580748428</text:p>
          </table:table-cell>
          <table:table-cell office:value-type="float" office:value="0.00000206731578947368" calcext:value-type="float">
            <text:p>2.06731578947368E-06</text:p>
          </table:table-cell>
          <table:table-cell office:value-type="float" office:value="0.0387085783289474" calcext:value-type="float">
            <text:p>0.038708578328947</text:p>
          </table:table-cell>
        </table:table-row>
        <table:table-row table:style-name="ro1">
          <table:table-cell office:value-type="string" calcext:value-type="string">
            <text:p>2019-10-21 02:48:4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77" calcext:value-type="float">
            <text:p>77</text:p>
          </table:table-cell>
          <table:table-cell office:value-type="float" office:value="0.001036021" calcext:value-type="float">
            <text:p>0.001036021</text:p>
          </table:table-cell>
          <table:table-cell office:value-type="float" office:value="0.00046763" calcext:value-type="float">
            <text:p>0.00046763</text:p>
          </table:table-cell>
          <table:table-cell office:value-type="float" office:value="0.001521382" calcext:value-type="float">
            <text:p>0.001521382</text:p>
          </table:table-cell>
          <table:table-cell office:value-type="float" office:value="0.03600751" calcext:value-type="float">
            <text:p>0.03600751</text:p>
          </table:table-cell>
          <table:table-cell office:value-type="float" office:value="0.117146414" calcext:value-type="float">
            <text:p>0.117146414</text:p>
          </table:table-cell>
          <table:table-cell office:value-type="float" office:value="0.00000607311688311688" calcext:value-type="float">
            <text:p>6.07311688311688E-06</text:p>
          </table:table-cell>
          <table:table-cell office:value-type="float" office:value="0.0000197582077922078" calcext:value-type="float">
            <text:p>1.97582077922078E-05</text:p>
          </table:table-cell>
        </table:table-row>
        <table:table-row table:style-name="ro1">
          <table:table-cell office:value-type="string" calcext:value-type="string">
            <text:p>2019-10-21 02:48:4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77" calcext:value-type="float">
            <text:p>77</text:p>
          </table:table-cell>
          <table:table-cell office:value-type="float" office:value="1.948454227" calcext:value-type="float">
            <text:p>1.948454227</text:p>
          </table:table-cell>
          <table:table-cell office:value-type="float" office:value="0.000162435" calcext:value-type="float">
            <text:p>0.000162435</text:p>
          </table:table-cell>
          <table:table-cell office:value-type="float" office:value="3.172004302" calcext:value-type="float">
            <text:p>3.172004302</text:p>
          </table:table-cell>
          <table:table-cell office:value-type="float" office:value="0.012507495" calcext:value-type="float">
            <text:p>0.012507495</text:p>
          </table:table-cell>
          <table:table-cell office:value-type="float" office:value="244.244331254" calcext:value-type="float">
            <text:p>244.244331254</text:p>
          </table:table-cell>
          <table:table-cell office:value-type="float" office:value="0.00000210954545454545" calcext:value-type="float">
            <text:p>2.10954545454545E-06</text:p>
          </table:table-cell>
          <table:table-cell office:value-type="float" office:value="0.0411948610649351" calcext:value-type="float">
            <text:p>0.041194861064935</text:p>
          </table:table-cell>
        </table:table-row>
        <table:table-row table:style-name="ro1">
          <table:table-cell office:value-type="string" calcext:value-type="string">
            <text:p>2019-10-21 02:48:4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78" calcext:value-type="float">
            <text:p>78</text:p>
          </table:table-cell>
          <table:table-cell office:value-type="float" office:value="0.000952521" calcext:value-type="float">
            <text:p>0.000952521</text:p>
          </table:table-cell>
          <table:table-cell office:value-type="float" office:value="0.000484574" calcext:value-type="float">
            <text:p>0.000484574</text:p>
          </table:table-cell>
          <table:table-cell office:value-type="float" office:value="0.001049993" calcext:value-type="float">
            <text:p>0.001049993</text:p>
          </table:table-cell>
          <table:table-cell office:value-type="float" office:value="0.037796772" calcext:value-type="float">
            <text:p>0.037796772</text:p>
          </table:table-cell>
          <table:table-cell office:value-type="float" office:value="0.081899454" calcext:value-type="float">
            <text:p>0.081899454</text:p>
          </table:table-cell>
          <table:table-cell office:value-type="float" office:value="0.00000621248717948718" calcext:value-type="float">
            <text:p>6.21248717948718E-06</text:p>
          </table:table-cell>
          <table:table-cell office:value-type="float" office:value="0.0000134614487179487" calcext:value-type="float">
            <text:p>1.34614487179487E-05</text:p>
          </table:table-cell>
        </table:table-row>
        <table:table-row table:style-name="ro1">
          <table:table-cell office:value-type="string" calcext:value-type="string">
            <text:p>2019-10-21 02:48:4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78" calcext:value-type="float">
            <text:p>78</text:p>
          </table:table-cell>
          <table:table-cell office:value-type="float" office:value="2.013610782" calcext:value-type="float">
            <text:p>2.013610782</text:p>
          </table:table-cell>
          <table:table-cell office:value-type="float" office:value="0.000160648" calcext:value-type="float">
            <text:p>0.000160648</text:p>
          </table:table-cell>
          <table:table-cell office:value-type="float" office:value="3.029720935" calcext:value-type="float">
            <text:p>3.029720935</text:p>
          </table:table-cell>
          <table:table-cell office:value-type="float" office:value="0.012530544" calcext:value-type="float">
            <text:p>0.012530544</text:p>
          </table:table-cell>
          <table:table-cell office:value-type="float" office:value="236.31823293" calcext:value-type="float">
            <text:p>236.31823293</text:p>
          </table:table-cell>
          <table:table-cell office:value-type="float" office:value="0.00000205958974358974" calcext:value-type="float">
            <text:p>2.05958974358974E-06</text:p>
          </table:table-cell>
          <table:table-cell office:value-type="float" office:value="0.0388425760897436" calcext:value-type="float">
            <text:p>0.038842576089744</text:p>
          </table:table-cell>
        </table:table-row>
        <table:table-row table:style-name="ro1">
          <table:table-cell office:value-type="string" calcext:value-type="string">
            <text:p>2019-10-21 02:48:5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79" calcext:value-type="float">
            <text:p>79</text:p>
          </table:table-cell>
          <table:table-cell office:value-type="float" office:value="0.000955545" calcext:value-type="float">
            <text:p>0.000955545</text:p>
          </table:table-cell>
          <table:table-cell office:value-type="float" office:value="0.000477484" calcext:value-type="float">
            <text:p>0.000477484</text:p>
          </table:table-cell>
          <table:table-cell office:value-type="float" office:value="0.001202533" calcext:value-type="float">
            <text:p>0.001202533</text:p>
          </table:table-cell>
          <table:table-cell office:value-type="float" office:value="0.037721236" calcext:value-type="float">
            <text:p>0.037721236</text:p>
          </table:table-cell>
          <table:table-cell office:value-type="float" office:value="0.095000107" calcext:value-type="float">
            <text:p>0.095000107</text:p>
          </table:table-cell>
          <table:table-cell office:value-type="float" office:value="0.00000604410126582278" calcext:value-type="float">
            <text:p>6.04410126582278E-06</text:p>
          </table:table-cell>
          <table:table-cell office:value-type="float" office:value="0.0000152219367088608" calcext:value-type="float">
            <text:p>1.52219367088608E-05</text:p>
          </table:table-cell>
        </table:table-row>
        <table:table-row table:style-name="ro1">
          <table:table-cell office:value-type="string" calcext:value-type="string">
            <text:p>2019-10-21 02:48:5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79" calcext:value-type="float">
            <text:p>79</text:p>
          </table:table-cell>
          <table:table-cell office:value-type="float" office:value="1.642721929" calcext:value-type="float">
            <text:p>1.642721929</text:p>
          </table:table-cell>
          <table:table-cell office:value-type="float" office:value="0.000174851" calcext:value-type="float">
            <text:p>0.000174851</text:p>
          </table:table-cell>
          <table:table-cell office:value-type="float" office:value="3.177031927" calcext:value-type="float">
            <text:p>3.177031927</text:p>
          </table:table-cell>
          <table:table-cell office:value-type="float" office:value="0.013813229" calcext:value-type="float">
            <text:p>0.013813229</text:p>
          </table:table-cell>
          <table:table-cell office:value-type="float" office:value="250.985522233" calcext:value-type="float">
            <text:p>250.985522233</text:p>
          </table:table-cell>
          <table:table-cell office:value-type="float" office:value="0.00000221330379746835" calcext:value-type="float">
            <text:p>2.21330379746835E-06</text:p>
          </table:table-cell>
          <table:table-cell office:value-type="float" office:value="0.0402155940126582" calcext:value-type="float">
            <text:p>0.040215594012658</text:p>
          </table:table-cell>
        </table:table-row>
        <table:table-row table:style-name="ro1">
          <table:table-cell office:value-type="string" calcext:value-type="string">
            <text:p>2019-10-21 02:48:5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80" calcext:value-type="float">
            <text:p>80</text:p>
          </table:table-cell>
          <table:table-cell office:value-type="float" office:value="0.000857197" calcext:value-type="float">
            <text:p>0.000857197</text:p>
          </table:table-cell>
          <table:table-cell office:value-type="float" office:value="0.000537839" calcext:value-type="float">
            <text:p>0.000537839</text:p>
          </table:table-cell>
          <table:table-cell office:value-type="float" office:value="0.001337786" calcext:value-type="float">
            <text:p>0.001337786</text:p>
          </table:table-cell>
          <table:table-cell office:value-type="float" office:value="0.04302712" calcext:value-type="float">
            <text:p>0.04302712</text:p>
          </table:table-cell>
          <table:table-cell office:value-type="float" office:value="0.10702288" calcext:value-type="float">
            <text:p>0.10702288</text:p>
          </table:table-cell>
          <table:table-cell office:value-type="float" office:value="0.0000067229875" calcext:value-type="float">
            <text:p>6.7229875E-06</text:p>
          </table:table-cell>
          <table:table-cell office:value-type="float" office:value="0.000016722325" calcext:value-type="float">
            <text:p>1.6722325E-05</text:p>
          </table:table-cell>
        </table:table-row>
        <table:table-row table:style-name="ro1">
          <table:table-cell office:value-type="string" calcext:value-type="string">
            <text:p>2019-10-21 02:48:5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80" calcext:value-type="float">
            <text:p>80</text:p>
          </table:table-cell>
          <table:table-cell office:value-type="float" office:value="1.733523245" calcext:value-type="float">
            <text:p>1.733523245</text:p>
          </table:table-cell>
          <table:table-cell office:value-type="float" office:value="0.000152237" calcext:value-type="float">
            <text:p>0.000152237</text:p>
          </table:table-cell>
          <table:table-cell office:value-type="float" office:value="3.081153251" calcext:value-type="float">
            <text:p>3.081153251</text:p>
          </table:table-cell>
          <table:table-cell office:value-type="float" office:value="0.01217896" calcext:value-type="float">
            <text:p>0.01217896</text:p>
          </table:table-cell>
          <table:table-cell office:value-type="float" office:value="246.49226008" calcext:value-type="float">
            <text:p>246.49226008</text:p>
          </table:table-cell>
          <table:table-cell office:value-type="float" office:value="0.0000019029625" calcext:value-type="float">
            <text:p>1.9029625E-06</text:p>
          </table:table-cell>
          <table:table-cell office:value-type="float" office:value="0.0385144156375" calcext:value-type="float">
            <text:p>0.0385144156375</text:p>
          </table:table-cell>
        </table:table-row>
        <table:table-row table:style-name="ro1">
          <table:table-cell office:value-type="string" calcext:value-type="string">
            <text:p>2019-10-21 02:49:0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81" calcext:value-type="float">
            <text:p>81</text:p>
          </table:table-cell>
          <table:table-cell office:value-type="float" office:value="0.002800718" calcext:value-type="float">
            <text:p>0.002800718</text:p>
          </table:table-cell>
          <table:table-cell office:value-type="float" office:value="0.006162344" calcext:value-type="float">
            <text:p>0.006162344</text:p>
          </table:table-cell>
          <table:table-cell office:value-type="float" office:value="0.001798062" calcext:value-type="float">
            <text:p>0.001798062</text:p>
          </table:table-cell>
          <table:table-cell office:value-type="float" office:value="0.499149864" calcext:value-type="float">
            <text:p>0.499149864</text:p>
          </table:table-cell>
          <table:table-cell office:value-type="float" office:value="0.145643022" calcext:value-type="float">
            <text:p>0.145643022</text:p>
          </table:table-cell>
          <table:table-cell office:value-type="float" office:value="0.0000760783209876543" calcext:value-type="float">
            <text:p>7.60783209876543E-05</text:p>
          </table:table-cell>
          <table:table-cell office:value-type="float" office:value="0.0000221982962962963" calcext:value-type="float">
            <text:p>2.21982962962963E-05</text:p>
          </table:table-cell>
        </table:table-row>
        <table:table-row table:style-name="ro1">
          <table:table-cell office:value-type="string" calcext:value-type="string">
            <text:p>2019-10-21 02:49:0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81" calcext:value-type="float">
            <text:p>81</text:p>
          </table:table-cell>
          <table:table-cell office:value-type="float" office:value="1.704887205" calcext:value-type="float">
            <text:p>1.704887205</text:p>
          </table:table-cell>
          <table:table-cell office:value-type="float" office:value="0.000163724" calcext:value-type="float">
            <text:p>0.000163724</text:p>
          </table:table-cell>
          <table:table-cell office:value-type="float" office:value="3.30430442" calcext:value-type="float">
            <text:p>3.30430442</text:p>
          </table:table-cell>
          <table:table-cell office:value-type="float" office:value="0.013261644" calcext:value-type="float">
            <text:p>0.013261644</text:p>
          </table:table-cell>
          <table:table-cell office:value-type="float" office:value="267.64865802" calcext:value-type="float">
            <text:p>267.64865802</text:p>
          </table:table-cell>
          <table:table-cell office:value-type="float" office:value="0.00000202128395061728" calcext:value-type="float">
            <text:p>2.02128395061728E-06</text:p>
          </table:table-cell>
          <table:table-cell office:value-type="float" office:value="0.0407938817283951" calcext:value-type="float">
            <text:p>0.040793881728395</text:p>
          </table:table-cell>
        </table:table-row>
        <table:table-row table:style-name="ro1">
          <table:table-cell office:value-type="string" calcext:value-type="string">
            <text:p>2019-10-21 02:49:0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82" calcext:value-type="float">
            <text:p>82</text:p>
          </table:table-cell>
          <table:table-cell office:value-type="float" office:value="0.001097818" calcext:value-type="float">
            <text:p>0.001097818</text:p>
          </table:table-cell>
          <table:table-cell office:value-type="float" office:value="0.000569248" calcext:value-type="float">
            <text:p>0.000569248</text:p>
          </table:table-cell>
          <table:table-cell office:value-type="float" office:value="0.001441353" calcext:value-type="float">
            <text:p>0.001441353</text:p>
          </table:table-cell>
          <table:table-cell office:value-type="float" office:value="0.046678336" calcext:value-type="float">
            <text:p>0.046678336</text:p>
          </table:table-cell>
          <table:table-cell office:value-type="float" office:value="0.118190946" calcext:value-type="float">
            <text:p>0.118190946</text:p>
          </table:table-cell>
          <table:table-cell office:value-type="float" office:value="0.00000694204878048781" calcext:value-type="float">
            <text:p>6.94204878048781E-06</text:p>
          </table:table-cell>
          <table:table-cell office:value-type="float" office:value="0.0000175774756097561" calcext:value-type="float">
            <text:p>1.75774756097561E-05</text:p>
          </table:table-cell>
        </table:table-row>
        <table:table-row table:style-name="ro1">
          <table:table-cell office:value-type="string" calcext:value-type="string">
            <text:p>2019-10-21 02:49:0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82" calcext:value-type="float">
            <text:p>82</text:p>
          </table:table-cell>
          <table:table-cell office:value-type="float" office:value="1.698358982" calcext:value-type="float">
            <text:p>1.698358982</text:p>
          </table:table-cell>
          <table:table-cell office:value-type="float" office:value="0.00017008" calcext:value-type="float">
            <text:p>0.00017008</text:p>
          </table:table-cell>
          <table:table-cell office:value-type="float" office:value="3.280324614" calcext:value-type="float">
            <text:p>3.280324614</text:p>
          </table:table-cell>
          <table:table-cell office:value-type="float" office:value="0.01394656" calcext:value-type="float">
            <text:p>0.01394656</text:p>
          </table:table-cell>
          <table:table-cell office:value-type="float" office:value="268.986618348" calcext:value-type="float">
            <text:p>268.986618348</text:p>
          </table:table-cell>
          <table:table-cell office:value-type="float" office:value="0.00000207414634146341" calcext:value-type="float">
            <text:p>2.07414634146341E-06</text:p>
          </table:table-cell>
          <table:table-cell office:value-type="float" office:value="0.0400039587073171" calcext:value-type="float">
            <text:p>0.040003958707317</text:p>
          </table:table-cell>
        </table:table-row>
        <table:table-row table:style-name="ro1">
          <table:table-cell office:value-type="string" calcext:value-type="string">
            <text:p>2019-10-21 02:49:1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83" calcext:value-type="float">
            <text:p>83</text:p>
          </table:table-cell>
          <table:table-cell office:value-type="float" office:value="0.002919328" calcext:value-type="float">
            <text:p>0.002919328</text:p>
          </table:table-cell>
          <table:table-cell office:value-type="float" office:value="0.014505883" calcext:value-type="float">
            <text:p>0.014505883</text:p>
          </table:table-cell>
          <table:table-cell office:value-type="float" office:value="0.001832278" calcext:value-type="float">
            <text:p>0.001832278</text:p>
          </table:table-cell>
          <table:table-cell office:value-type="float" office:value="1.203988289" calcext:value-type="float">
            <text:p>1.203988289</text:p>
          </table:table-cell>
          <table:table-cell office:value-type="float" office:value="0.152079074" calcext:value-type="float">
            <text:p>0.152079074</text:p>
          </table:table-cell>
          <table:table-cell office:value-type="float" office:value="0.000174769674698795" calcext:value-type="float">
            <text:p>0.000174769674699</text:p>
          </table:table-cell>
          <table:table-cell office:value-type="float" office:value="0.0000220756385542169" calcext:value-type="float">
            <text:p>2.20756385542169E-05</text:p>
          </table:table-cell>
        </table:table-row>
        <table:table-row table:style-name="ro1">
          <table:table-cell office:value-type="string" calcext:value-type="string">
            <text:p>2019-10-21 02:49:1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83" calcext:value-type="float">
            <text:p>83</text:p>
          </table:table-cell>
          <table:table-cell office:value-type="float" office:value="1.69641114" calcext:value-type="float">
            <text:p>1.69641114</text:p>
          </table:table-cell>
          <table:table-cell office:value-type="float" office:value="0.000143787" calcext:value-type="float">
            <text:p>0.000143787</text:p>
          </table:table-cell>
          <table:table-cell office:value-type="float" office:value="3.100754473" calcext:value-type="float">
            <text:p>3.100754473</text:p>
          </table:table-cell>
          <table:table-cell office:value-type="float" office:value="0.011934321" calcext:value-type="float">
            <text:p>0.011934321</text:p>
          </table:table-cell>
          <table:table-cell office:value-type="float" office:value="257.362621259" calcext:value-type="float">
            <text:p>257.362621259</text:p>
          </table:table-cell>
          <table:table-cell office:value-type="float" office:value="0.0000017323734939759" calcext:value-type="float">
            <text:p>1.7323734939759E-06</text:p>
          </table:table-cell>
          <table:table-cell office:value-type="float" office:value="0.037358487626506" calcext:value-type="float">
            <text:p>0.037358487626506</text:p>
          </table:table-cell>
        </table:table-row>
        <table:table-row table:style-name="ro1">
          <table:table-cell office:value-type="string" calcext:value-type="string">
            <text:p>2019-10-21 02:49:1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84" calcext:value-type="float">
            <text:p>84</text:p>
          </table:table-cell>
          <table:table-cell office:value-type="float" office:value="0.002905887" calcext:value-type="float">
            <text:p>0.002905887</text:p>
          </table:table-cell>
          <table:table-cell office:value-type="float" office:value="0.009940744" calcext:value-type="float">
            <text:p>0.009940744</text:p>
          </table:table-cell>
          <table:table-cell office:value-type="float" office:value="0.001458737" calcext:value-type="float">
            <text:p>0.001458737</text:p>
          </table:table-cell>
          <table:table-cell office:value-type="float" office:value="0.835022496" calcext:value-type="float">
            <text:p>0.835022496</text:p>
          </table:table-cell>
          <table:table-cell office:value-type="float" office:value="0.122533908" calcext:value-type="float">
            <text:p>0.122533908</text:p>
          </table:table-cell>
          <table:table-cell office:value-type="float" office:value="0.00011834219047619" calcext:value-type="float">
            <text:p>0.000118342190476</text:p>
          </table:table-cell>
          <table:table-cell office:value-type="float" office:value="0.0000173659166666667" calcext:value-type="float">
            <text:p>1.73659166666667E-05</text:p>
          </table:table-cell>
        </table:table-row>
        <table:table-row table:style-name="ro1">
          <table:table-cell office:value-type="string" calcext:value-type="string">
            <text:p>2019-10-21 02:49:1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84" calcext:value-type="float">
            <text:p>84</text:p>
          </table:table-cell>
          <table:table-cell office:value-type="float" office:value="1.719889621" calcext:value-type="float">
            <text:p>1.719889621</text:p>
          </table:table-cell>
          <table:table-cell office:value-type="float" office:value="0.000158753" calcext:value-type="float">
            <text:p>0.000158753</text:p>
          </table:table-cell>
          <table:table-cell office:value-type="float" office:value="3.208990014" calcext:value-type="float">
            <text:p>3.208990014</text:p>
          </table:table-cell>
          <table:table-cell office:value-type="float" office:value="0.013335252" calcext:value-type="float">
            <text:p>0.013335252</text:p>
          </table:table-cell>
          <table:table-cell office:value-type="float" office:value="269.555161176" calcext:value-type="float">
            <text:p>269.555161176</text:p>
          </table:table-cell>
          <table:table-cell office:value-type="float" office:value="0.00000188991666666667" calcext:value-type="float">
            <text:p>1.88991666666667E-06</text:p>
          </table:table-cell>
          <table:table-cell office:value-type="float" office:value="0.0382022620714286" calcext:value-type="float">
            <text:p>0.038202262071429</text:p>
          </table:table-cell>
        </table:table-row>
        <table:table-row table:style-name="ro1">
          <table:table-cell office:value-type="string" calcext:value-type="string">
            <text:p>2019-10-21 02:49:2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85" calcext:value-type="float">
            <text:p>85</text:p>
          </table:table-cell>
          <table:table-cell office:value-type="float" office:value="0.028333095" calcext:value-type="float">
            <text:p>0.028333095</text:p>
          </table:table-cell>
          <table:table-cell office:value-type="float" office:value="0.000967571" calcext:value-type="float">
            <text:p>0.000967571</text:p>
          </table:table-cell>
          <table:table-cell office:value-type="float" office:value="0.002384133" calcext:value-type="float">
            <text:p>0.002384133</text:p>
          </table:table-cell>
          <table:table-cell office:value-type="float" office:value="0.082243535" calcext:value-type="float">
            <text:p>0.082243535</text:p>
          </table:table-cell>
          <table:table-cell office:value-type="float" office:value="0.202651305" calcext:value-type="float">
            <text:p>0.202651305</text:p>
          </table:table-cell>
          <table:table-cell office:value-type="float" office:value="0.0000113831882352941" calcext:value-type="float">
            <text:p>1.13831882352941E-05</text:p>
          </table:table-cell>
          <table:table-cell office:value-type="float" office:value="0.0000280486235294118" calcext:value-type="float">
            <text:p>2.80486235294118E-05</text:p>
          </table:table-cell>
        </table:table-row>
        <table:table-row table:style-name="ro1">
          <table:table-cell office:value-type="string" calcext:value-type="string">
            <text:p>2019-10-21 02:49:2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85" calcext:value-type="float">
            <text:p>85</text:p>
          </table:table-cell>
          <table:table-cell office:value-type="float" office:value="1.768785987" calcext:value-type="float">
            <text:p>1.768785987</text:p>
          </table:table-cell>
          <table:table-cell office:value-type="float" office:value="0.000173625" calcext:value-type="float">
            <text:p>0.000173625</text:p>
          </table:table-cell>
          <table:table-cell office:value-type="float" office:value="3.377894163" calcext:value-type="float">
            <text:p>3.377894163</text:p>
          </table:table-cell>
          <table:table-cell office:value-type="float" office:value="0.014758125" calcext:value-type="float">
            <text:p>0.014758125</text:p>
          </table:table-cell>
          <table:table-cell office:value-type="float" office:value="287.121003855" calcext:value-type="float">
            <text:p>287.121003855</text:p>
          </table:table-cell>
          <table:table-cell office:value-type="float" office:value="0.00000204264705882353" calcext:value-type="float">
            <text:p>2.04264705882353E-06</text:p>
          </table:table-cell>
          <table:table-cell office:value-type="float" office:value="0.0397399313294118" calcext:value-type="float">
            <text:p>0.039739931329412</text:p>
          </table:table-cell>
        </table:table-row>
        <table:table-row table:style-name="ro1">
          <table:table-cell office:value-type="string" calcext:value-type="string">
            <text:p>2019-10-21 02:49:2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86" calcext:value-type="float">
            <text:p>86</text:p>
          </table:table-cell>
          <table:table-cell office:value-type="float" office:value="0.037189949" calcext:value-type="float">
            <text:p>0.037189949</text:p>
          </table:table-cell>
          <table:table-cell office:value-type="float" office:value="0.005651915" calcext:value-type="float">
            <text:p>0.005651915</text:p>
          </table:table-cell>
          <table:table-cell office:value-type="float" office:value="0.002423147" calcext:value-type="float">
            <text:p>0.002423147</text:p>
          </table:table-cell>
          <table:table-cell office:value-type="float" office:value="0.48606469" calcext:value-type="float">
            <text:p>0.48606469</text:p>
          </table:table-cell>
          <table:table-cell office:value-type="float" office:value="0.208390642" calcext:value-type="float">
            <text:p>0.208390642</text:p>
          </table:table-cell>
          <table:table-cell office:value-type="float" office:value="0.0000657199418604651" calcext:value-type="float">
            <text:p>6.57199418604651E-05</text:p>
          </table:table-cell>
          <table:table-cell office:value-type="float" office:value="0.0000281761279069767" calcext:value-type="float">
            <text:p>2.81761279069767E-05</text:p>
          </table:table-cell>
        </table:table-row>
        <table:table-row table:style-name="ro1">
          <table:table-cell office:value-type="string" calcext:value-type="string">
            <text:p>2019-10-21 02:49:2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86" calcext:value-type="float">
            <text:p>86</text:p>
          </table:table-cell>
          <table:table-cell office:value-type="float" office:value="1.82942971" calcext:value-type="float">
            <text:p>1.82942971</text:p>
          </table:table-cell>
          <table:table-cell office:value-type="float" office:value="0.00016007" calcext:value-type="float">
            <text:p>0.00016007</text:p>
          </table:table-cell>
          <table:table-cell office:value-type="float" office:value="3.437621812" calcext:value-type="float">
            <text:p>3.437621812</text:p>
          </table:table-cell>
          <table:table-cell office:value-type="float" office:value="0.01376602" calcext:value-type="float">
            <text:p>0.01376602</text:p>
          </table:table-cell>
          <table:table-cell office:value-type="float" office:value="295.635475832" calcext:value-type="float">
            <text:p>295.635475832</text:p>
          </table:table-cell>
          <table:table-cell office:value-type="float" office:value="0.00000186127906976744" calcext:value-type="float">
            <text:p>1.86127906976744E-06</text:p>
          </table:table-cell>
          <table:table-cell office:value-type="float" office:value="0.0399723466511628" calcext:value-type="float">
            <text:p>0.039972346651163</text:p>
          </table:table-cell>
        </table:table-row>
        <table:table-row table:style-name="ro1">
          <table:table-cell office:value-type="string" calcext:value-type="string">
            <text:p>2019-10-21 02:49:3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87" calcext:value-type="float">
            <text:p>87</text:p>
          </table:table-cell>
          <table:table-cell office:value-type="float" office:value="0.000766374" calcext:value-type="float">
            <text:p>0.000766374</text:p>
          </table:table-cell>
          <table:table-cell office:value-type="float" office:value="0.006179754" calcext:value-type="float">
            <text:p>0.006179754</text:p>
          </table:table-cell>
          <table:table-cell office:value-type="float" office:value="0.002412808" calcext:value-type="float">
            <text:p>0.002412808</text:p>
          </table:table-cell>
          <table:table-cell office:value-type="float" office:value="0.537638598" calcext:value-type="float">
            <text:p>0.537638598</text:p>
          </table:table-cell>
          <table:table-cell office:value-type="float" office:value="0.209914296" calcext:value-type="float">
            <text:p>0.209914296</text:p>
          </table:table-cell>
          <table:table-cell office:value-type="float" office:value="0.0000710316551724138" calcext:value-type="float">
            <text:p>7.10316551724138E-05</text:p>
          </table:table-cell>
          <table:table-cell office:value-type="float" office:value="0.0000277334252873563" calcext:value-type="float">
            <text:p>2.77334252873563E-05</text:p>
          </table:table-cell>
        </table:table-row>
        <table:table-row table:style-name="ro1">
          <table:table-cell office:value-type="string" calcext:value-type="string">
            <text:p>2019-10-21 02:49:3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87" calcext:value-type="float">
            <text:p>87</text:p>
          </table:table-cell>
          <table:table-cell office:value-type="float" office:value="1.81988612" calcext:value-type="float">
            <text:p>1.81988612</text:p>
          </table:table-cell>
          <table:table-cell office:value-type="float" office:value="0.000157971" calcext:value-type="float">
            <text:p>0.000157971</text:p>
          </table:table-cell>
          <table:table-cell office:value-type="float" office:value="3.358457858" calcext:value-type="float">
            <text:p>3.358457858</text:p>
          </table:table-cell>
          <table:table-cell office:value-type="float" office:value="0.013743477" calcext:value-type="float">
            <text:p>0.013743477</text:p>
          </table:table-cell>
          <table:table-cell office:value-type="float" office:value="292.185833646" calcext:value-type="float">
            <text:p>292.185833646</text:p>
          </table:table-cell>
          <table:table-cell office:value-type="float" office:value="0.00000181575862068966" calcext:value-type="float">
            <text:p>1.81575862068966E-06</text:p>
          </table:table-cell>
          <table:table-cell office:value-type="float" office:value="0.0386029638850575" calcext:value-type="float">
            <text:p>0.038602963885058</text:p>
          </table:table-cell>
        </table:table-row>
        <table:table-row table:style-name="ro1">
          <table:table-cell office:value-type="string" calcext:value-type="string">
            <text:p>2019-10-21 02:49:4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88" calcext:value-type="float">
            <text:p>88</text:p>
          </table:table-cell>
          <table:table-cell office:value-type="float" office:value="0.000837622" calcext:value-type="float">
            <text:p>0.000837622</text:p>
          </table:table-cell>
          <table:table-cell office:value-type="float" office:value="0.001451833" calcext:value-type="float">
            <text:p>0.001451833</text:p>
          </table:table-cell>
          <table:table-cell office:value-type="float" office:value="0.004685495" calcext:value-type="float">
            <text:p>0.004685495</text:p>
          </table:table-cell>
          <table:table-cell office:value-type="float" office:value="0.127761304" calcext:value-type="float">
            <text:p>0.127761304</text:p>
          </table:table-cell>
          <table:table-cell office:value-type="float" office:value="0.41232356" calcext:value-type="float">
            <text:p>0.41232356</text:p>
          </table:table-cell>
          <table:table-cell office:value-type="float" office:value="0.0000164981022727273" calcext:value-type="float">
            <text:p>1.64981022727273E-05</text:p>
          </table:table-cell>
          <table:table-cell office:value-type="float" office:value="0.0000532442613636364" calcext:value-type="float">
            <text:p>5.32442613636364E-05</text:p>
          </table:table-cell>
        </table:table-row>
        <table:table-row table:style-name="ro1">
          <table:table-cell office:value-type="string" calcext:value-type="string">
            <text:p>2019-10-21 02:49:4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88" calcext:value-type="float">
            <text:p>88</text:p>
          </table:table-cell>
          <table:table-cell office:value-type="float" office:value="1.844746514" calcext:value-type="float">
            <text:p>1.844746514</text:p>
          </table:table-cell>
          <table:table-cell office:value-type="float" office:value="0.000174122" calcext:value-type="float">
            <text:p>0.000174122</text:p>
          </table:table-cell>
          <table:table-cell office:value-type="float" office:value="3.394838753" calcext:value-type="float">
            <text:p>3.394838753</text:p>
          </table:table-cell>
          <table:table-cell office:value-type="float" office:value="0.015322736" calcext:value-type="float">
            <text:p>0.015322736</text:p>
          </table:table-cell>
          <table:table-cell office:value-type="float" office:value="298.745810264" calcext:value-type="float">
            <text:p>298.745810264</text:p>
          </table:table-cell>
          <table:table-cell office:value-type="float" office:value="0.00000197865909090909" calcext:value-type="float">
            <text:p>1.97865909090909E-06</text:p>
          </table:table-cell>
          <table:table-cell office:value-type="float" office:value="0.0385777131022727" calcext:value-type="float">
            <text:p>0.038577713102273</text:p>
          </table:table-cell>
        </table:table-row>
        <table:table-row table:style-name="ro1">
          <table:table-cell office:value-type="string" calcext:value-type="string">
            <text:p>2019-10-21 02:49:4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89" calcext:value-type="float">
            <text:p>89</text:p>
          </table:table-cell>
          <table:table-cell office:value-type="float" office:value="0.000772946" calcext:value-type="float">
            <text:p>0.000772946</text:p>
          </table:table-cell>
          <table:table-cell office:value-type="float" office:value="0.005688295" calcext:value-type="float">
            <text:p>0.005688295</text:p>
          </table:table-cell>
          <table:table-cell office:value-type="float" office:value="0.001826244" calcext:value-type="float">
            <text:p>0.001826244</text:p>
          </table:table-cell>
          <table:table-cell office:value-type="float" office:value="0.506258255" calcext:value-type="float">
            <text:p>0.506258255</text:p>
          </table:table-cell>
          <table:table-cell office:value-type="float" office:value="0.162535716" calcext:value-type="float">
            <text:p>0.162535716</text:p>
          </table:table-cell>
          <table:table-cell office:value-type="float" office:value="0.0000639134269662921" calcext:value-type="float">
            <text:p>6.39134269662921E-05</text:p>
          </table:table-cell>
          <table:table-cell office:value-type="float" office:value="0.000020519595505618" calcext:value-type="float">
            <text:p>2.0519595505618E-05</text:p>
          </table:table-cell>
        </table:table-row>
        <table:table-row table:style-name="ro1">
          <table:table-cell office:value-type="string" calcext:value-type="string">
            <text:p>2019-10-21 02:49:4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89" calcext:value-type="float">
            <text:p>89</text:p>
          </table:table-cell>
          <table:table-cell office:value-type="float" office:value="1.772975989" calcext:value-type="float">
            <text:p>1.772975989</text:p>
          </table:table-cell>
          <table:table-cell office:value-type="float" office:value="0.000155295" calcext:value-type="float">
            <text:p>0.000155295</text:p>
          </table:table-cell>
          <table:table-cell office:value-type="float" office:value="3.475726407" calcext:value-type="float">
            <text:p>3.475726407</text:p>
          </table:table-cell>
          <table:table-cell office:value-type="float" office:value="0.013821255" calcext:value-type="float">
            <text:p>0.013821255</text:p>
          </table:table-cell>
          <table:table-cell office:value-type="float" office:value="309.339650223" calcext:value-type="float">
            <text:p>309.339650223</text:p>
          </table:table-cell>
          <table:table-cell office:value-type="float" office:value="0.00000174488764044944" calcext:value-type="float">
            <text:p>1.74488764044944E-06</text:p>
          </table:table-cell>
          <table:table-cell office:value-type="float" office:value="0.0390531056966292" calcext:value-type="float">
            <text:p>0.039053105696629</text:p>
          </table:table-cell>
        </table:table-row>
        <table:table-row table:style-name="ro1">
          <table:table-cell office:value-type="string" calcext:value-type="string">
            <text:p>2019-10-21 02:49:5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90" calcext:value-type="float">
            <text:p>90</text:p>
          </table:table-cell>
          <table:table-cell office:value-type="float" office:value="0.000830334" calcext:value-type="float">
            <text:p>0.000830334</text:p>
          </table:table-cell>
          <table:table-cell office:value-type="float" office:value="0.005398488" calcext:value-type="float">
            <text:p>0.005398488</text:p>
          </table:table-cell>
          <table:table-cell office:value-type="float" office:value="0.002881972" calcext:value-type="float">
            <text:p>0.002881972</text:p>
          </table:table-cell>
          <table:table-cell office:value-type="float" office:value="0.48586392" calcext:value-type="float">
            <text:p>0.48586392</text:p>
          </table:table-cell>
          <table:table-cell office:value-type="float" office:value="0.25937748" calcext:value-type="float">
            <text:p>0.25937748</text:p>
          </table:table-cell>
          <table:table-cell office:value-type="float" office:value="0.0000599832" calcext:value-type="float">
            <text:p>5.99832E-05</text:p>
          </table:table-cell>
          <table:table-cell office:value-type="float" office:value="0.0000320219111111111" calcext:value-type="float">
            <text:p>3.20219111111111E-05</text:p>
          </table:table-cell>
        </table:table-row>
        <table:table-row table:style-name="ro1">
          <table:table-cell office:value-type="string" calcext:value-type="string">
            <text:p>2019-10-21 02:49:5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90" calcext:value-type="float">
            <text:p>90</text:p>
          </table:table-cell>
          <table:table-cell office:value-type="float" office:value="1.808582329" calcext:value-type="float">
            <text:p>1.808582329</text:p>
          </table:table-cell>
          <table:table-cell office:value-type="float" office:value="0.000179711" calcext:value-type="float">
            <text:p>0.000179711</text:p>
          </table:table-cell>
          <table:table-cell office:value-type="float" office:value="3.514327183" calcext:value-type="float">
            <text:p>3.514327183</text:p>
          </table:table-cell>
          <table:table-cell office:value-type="float" office:value="0.01617399" calcext:value-type="float">
            <text:p>0.01617399</text:p>
          </table:table-cell>
          <table:table-cell office:value-type="float" office:value="316.28944647" calcext:value-type="float">
            <text:p>316.28944647</text:p>
          </table:table-cell>
          <table:table-cell office:value-type="float" office:value="0.00000199678888888889" calcext:value-type="float">
            <text:p>1.99678888888889E-06</text:p>
          </table:table-cell>
          <table:table-cell office:value-type="float" office:value="0.0390480798111111" calcext:value-type="float">
            <text:p>0.039048079811111</text:p>
          </table:table-cell>
        </table:table-row>
        <table:table-row table:style-name="ro1">
          <table:table-cell office:value-type="string" calcext:value-type="string">
            <text:p>2019-10-21 02:49:5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91" calcext:value-type="float">
            <text:p>91</text:p>
          </table:table-cell>
          <table:table-cell office:value-type="float" office:value="0.000318029" calcext:value-type="float">
            <text:p>0.000318029</text:p>
          </table:table-cell>
          <table:table-cell office:value-type="float" office:value="0.00061924" calcext:value-type="float">
            <text:p>0.00061924</text:p>
          </table:table-cell>
          <table:table-cell office:value-type="float" office:value="0.001848421" calcext:value-type="float">
            <text:p>0.001848421</text:p>
          </table:table-cell>
          <table:table-cell office:value-type="float" office:value="0.05635084" calcext:value-type="float">
            <text:p>0.05635084</text:p>
          </table:table-cell>
          <table:table-cell office:value-type="float" office:value="0.168206311" calcext:value-type="float">
            <text:p>0.168206311</text:p>
          </table:table-cell>
          <table:table-cell office:value-type="float" office:value="0.00000680483516483516" calcext:value-type="float">
            <text:p>6.80483516483516E-06</text:p>
          </table:table-cell>
          <table:table-cell office:value-type="float" office:value="0.0000203123186813187" calcext:value-type="float">
            <text:p>2.03123186813187E-05</text:p>
          </table:table-cell>
        </table:table-row>
        <table:table-row table:style-name="ro1">
          <table:table-cell office:value-type="string" calcext:value-type="string">
            <text:p>2019-10-21 02:49:5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91" calcext:value-type="float">
            <text:p>91</text:p>
          </table:table-cell>
          <table:table-cell office:value-type="float" office:value="1.872981965" calcext:value-type="float">
            <text:p>1.872981965</text:p>
          </table:table-cell>
          <table:table-cell office:value-type="float" office:value="0.000161995" calcext:value-type="float">
            <text:p>0.000161995</text:p>
          </table:table-cell>
          <table:table-cell office:value-type="float" office:value="3.46360094" calcext:value-type="float">
            <text:p>3.46360094</text:p>
          </table:table-cell>
          <table:table-cell office:value-type="float" office:value="0.014741545" calcext:value-type="float">
            <text:p>0.014741545</text:p>
          </table:table-cell>
          <table:table-cell office:value-type="float" office:value="315.18768554" calcext:value-type="float">
            <text:p>315.18768554</text:p>
          </table:table-cell>
          <table:table-cell office:value-type="float" office:value="0.00000178016483516484" calcext:value-type="float">
            <text:p>1.78016483516484E-06</text:p>
          </table:table-cell>
          <table:table-cell office:value-type="float" office:value="0.0380615487912088" calcext:value-type="float">
            <text:p>0.038061548791209</text:p>
          </table:table-cell>
        </table:table-row>
        <table:table-row table:style-name="ro1">
          <table:table-cell office:value-type="string" calcext:value-type="string">
            <text:p>2019-10-21 02:50:0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92" calcext:value-type="float">
            <text:p>92</text:p>
          </table:table-cell>
          <table:table-cell office:value-type="float" office:value="0.000838628" calcext:value-type="float">
            <text:p>0.000838628</text:p>
          </table:table-cell>
          <table:table-cell office:value-type="float" office:value="0.002126871" calcext:value-type="float">
            <text:p>0.002126871</text:p>
          </table:table-cell>
          <table:table-cell office:value-type="float" office:value="0.003571883" calcext:value-type="float">
            <text:p>0.003571883</text:p>
          </table:table-cell>
          <table:table-cell office:value-type="float" office:value="0.195672132" calcext:value-type="float">
            <text:p>0.195672132</text:p>
          </table:table-cell>
          <table:table-cell office:value-type="float" office:value="0.328613236" calcext:value-type="float">
            <text:p>0.328613236</text:p>
          </table:table-cell>
          <table:table-cell office:value-type="float" office:value="0.0000231181630434783" calcext:value-type="float">
            <text:p>2.31181630434783E-05</text:p>
          </table:table-cell>
          <table:table-cell office:value-type="float" office:value="0.0000388248152173913" calcext:value-type="float">
            <text:p>3.88248152173913E-05</text:p>
          </table:table-cell>
        </table:table-row>
        <table:table-row table:style-name="ro1">
          <table:table-cell office:value-type="string" calcext:value-type="string">
            <text:p>2019-10-21 02:50:0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92" calcext:value-type="float">
            <text:p>92</text:p>
          </table:table-cell>
          <table:table-cell office:value-type="float" office:value="1.846889057" calcext:value-type="float">
            <text:p>1.846889057</text:p>
          </table:table-cell>
          <table:table-cell office:value-type="float" office:value="0.000193589" calcext:value-type="float">
            <text:p>0.000193589</text:p>
          </table:table-cell>
          <table:table-cell office:value-type="float" office:value="3.51877093" calcext:value-type="float">
            <text:p>3.51877093</text:p>
          </table:table-cell>
          <table:table-cell office:value-type="float" office:value="0.017810188" calcext:value-type="float">
            <text:p>0.017810188</text:p>
          </table:table-cell>
          <table:table-cell office:value-type="float" office:value="323.72692556" calcext:value-type="float">
            <text:p>323.72692556</text:p>
          </table:table-cell>
          <table:table-cell office:value-type="float" office:value="0.00000210422826086957" calcext:value-type="float">
            <text:p>2.10422826086957E-06</text:p>
          </table:table-cell>
          <table:table-cell office:value-type="float" office:value="0.0382475101086957" calcext:value-type="float">
            <text:p>0.038247510108696</text:p>
          </table:table-cell>
        </table:table-row>
        <table:table-row table:style-name="ro1">
          <table:table-cell office:value-type="string" calcext:value-type="string">
            <text:p>2019-10-21 02:50:0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93" calcext:value-type="float">
            <text:p>93</text:p>
          </table:table-cell>
          <table:table-cell office:value-type="float" office:value="0.000537958" calcext:value-type="float">
            <text:p>0.000537958</text:p>
          </table:table-cell>
          <table:table-cell office:value-type="float" office:value="0.001220427" calcext:value-type="float">
            <text:p>0.001220427</text:p>
          </table:table-cell>
          <table:table-cell office:value-type="float" office:value="0.003038791" calcext:value-type="float">
            <text:p>0.003038791</text:p>
          </table:table-cell>
          <table:table-cell office:value-type="float" office:value="0.113499711" calcext:value-type="float">
            <text:p>0.113499711</text:p>
          </table:table-cell>
          <table:table-cell office:value-type="float" office:value="0.282607563" calcext:value-type="float">
            <text:p>0.282607563</text:p>
          </table:table-cell>
          <table:table-cell office:value-type="float" office:value="0.0000131228709677419" calcext:value-type="float">
            <text:p>1.31228709677419E-05</text:p>
          </table:table-cell>
          <table:table-cell office:value-type="float" office:value="0.0000326751720430107" calcext:value-type="float">
            <text:p>3.26751720430107E-05</text:p>
          </table:table-cell>
        </table:table-row>
        <table:table-row table:style-name="ro1">
          <table:table-cell office:value-type="string" calcext:value-type="string">
            <text:p>2019-10-21 02:50:0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93" calcext:value-type="float">
            <text:p>93</text:p>
          </table:table-cell>
          <table:table-cell office:value-type="float" office:value="1.821287056" calcext:value-type="float">
            <text:p>1.821287056</text:p>
          </table:table-cell>
          <table:table-cell office:value-type="float" office:value="0.000193954" calcext:value-type="float">
            <text:p>0.000193954</text:p>
          </table:table-cell>
          <table:table-cell office:value-type="float" office:value="3.574464727" calcext:value-type="float">
            <text:p>3.574464727</text:p>
          </table:table-cell>
          <table:table-cell office:value-type="float" office:value="0.018037722" calcext:value-type="float">
            <text:p>0.018037722</text:p>
          </table:table-cell>
          <table:table-cell office:value-type="float" office:value="332.425219611" calcext:value-type="float">
            <text:p>332.425219611</text:p>
          </table:table-cell>
          <table:table-cell office:value-type="float" office:value="0.00000208552688172043" calcext:value-type="float">
            <text:p>2.08552688172043E-06</text:p>
          </table:table-cell>
          <table:table-cell office:value-type="float" office:value="0.0384351045913978" calcext:value-type="float">
            <text:p>0.038435104591398</text:p>
          </table:table-cell>
        </table:table-row>
        <table:table-row table:style-name="ro1">
          <table:table-cell office:value-type="string" calcext:value-type="string">
            <text:p>2019-10-21 02:50:1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94" calcext:value-type="float">
            <text:p>94</text:p>
          </table:table-cell>
          <table:table-cell office:value-type="float" office:value="0.000413342" calcext:value-type="float">
            <text:p>0.000413342</text:p>
          </table:table-cell>
          <table:table-cell office:value-type="float" office:value="0.001017514" calcext:value-type="float">
            <text:p>0.001017514</text:p>
          </table:table-cell>
          <table:table-cell office:value-type="float" office:value="0.002466161" calcext:value-type="float">
            <text:p>0.002466161</text:p>
          </table:table-cell>
          <table:table-cell office:value-type="float" office:value="0.095646316" calcext:value-type="float">
            <text:p>0.095646316</text:p>
          </table:table-cell>
          <table:table-cell office:value-type="float" office:value="0.231819134" calcext:value-type="float">
            <text:p>0.231819134</text:p>
          </table:table-cell>
          <table:table-cell office:value-type="float" office:value="0.0000108246170212766" calcext:value-type="float">
            <text:p>1.08246170212766E-05</text:p>
          </table:table-cell>
          <table:table-cell office:value-type="float" office:value="0.0000262357553191489" calcext:value-type="float">
            <text:p>2.62357553191489E-05</text:p>
          </table:table-cell>
        </table:table-row>
        <table:table-row table:style-name="ro1">
          <table:table-cell office:value-type="string" calcext:value-type="string">
            <text:p>2019-10-21 02:50:1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94" calcext:value-type="float">
            <text:p>94</text:p>
          </table:table-cell>
          <table:table-cell office:value-type="float" office:value="1.860162405" calcext:value-type="float">
            <text:p>1.860162405</text:p>
          </table:table-cell>
          <table:table-cell office:value-type="float" office:value="0.000156432" calcext:value-type="float">
            <text:p>0.000156432</text:p>
          </table:table-cell>
          <table:table-cell office:value-type="float" office:value="3.599144328" calcext:value-type="float">
            <text:p>3.599144328</text:p>
          </table:table-cell>
          <table:table-cell office:value-type="float" office:value="0.014704608" calcext:value-type="float">
            <text:p>0.014704608</text:p>
          </table:table-cell>
          <table:table-cell office:value-type="float" office:value="338.319566832" calcext:value-type="float">
            <text:p>338.319566832</text:p>
          </table:table-cell>
          <table:table-cell office:value-type="float" office:value="0.00000166417021276596" calcext:value-type="float">
            <text:p>1.66417021276596E-06</text:p>
          </table:table-cell>
          <table:table-cell office:value-type="float" office:value="0.0382887694468085" calcext:value-type="float">
            <text:p>0.038288769446809</text:p>
          </table:table-cell>
        </table:table-row>
        <table:table-row table:style-name="ro1">
          <table:table-cell office:value-type="string" calcext:value-type="string">
            <text:p>2019-10-21 02:50:1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95" calcext:value-type="float">
            <text:p>95</text:p>
          </table:table-cell>
          <table:table-cell office:value-type="float" office:value="0.000818104" calcext:value-type="float">
            <text:p>0.000818104</text:p>
          </table:table-cell>
          <table:table-cell office:value-type="float" office:value="0.00468086" calcext:value-type="float">
            <text:p>0.00468086</text:p>
          </table:table-cell>
          <table:table-cell office:value-type="float" office:value="0.002330595" calcext:value-type="float">
            <text:p>0.002330595</text:p>
          </table:table-cell>
          <table:table-cell office:value-type="float" office:value="0.4446817" calcext:value-type="float">
            <text:p>0.4446817</text:p>
          </table:table-cell>
          <table:table-cell office:value-type="float" office:value="0.221406525" calcext:value-type="float">
            <text:p>0.221406525</text:p>
          </table:table-cell>
          <table:table-cell office:value-type="float" office:value="0.0000492722105263158" calcext:value-type="float">
            <text:p>4.92722105263158E-05</text:p>
          </table:table-cell>
          <table:table-cell office:value-type="float" office:value="0.0000245325789473684" calcext:value-type="float">
            <text:p>2.45325789473684E-05</text:p>
          </table:table-cell>
        </table:table-row>
        <table:table-row table:style-name="ro1">
          <table:table-cell office:value-type="string" calcext:value-type="string">
            <text:p>2019-10-21 02:50:1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95" calcext:value-type="float">
            <text:p>95</text:p>
          </table:table-cell>
          <table:table-cell office:value-type="float" office:value="1.875023773" calcext:value-type="float">
            <text:p>1.875023773</text:p>
          </table:table-cell>
          <table:table-cell office:value-type="float" office:value="0.000160495" calcext:value-type="float">
            <text:p>0.000160495</text:p>
          </table:table-cell>
          <table:table-cell office:value-type="float" office:value="3.625576357" calcext:value-type="float">
            <text:p>3.625576357</text:p>
          </table:table-cell>
          <table:table-cell office:value-type="float" office:value="0.015247025" calcext:value-type="float">
            <text:p>0.015247025</text:p>
          </table:table-cell>
          <table:table-cell office:value-type="float" office:value="344.429753915" calcext:value-type="float">
            <text:p>344.429753915</text:p>
          </table:table-cell>
          <table:table-cell office:value-type="float" office:value="0.00000168942105263158" calcext:value-type="float">
            <text:p>1.68942105263158E-06</text:p>
          </table:table-cell>
          <table:table-cell office:value-type="float" office:value="0.0381639616526316" calcext:value-type="float">
            <text:p>0.038163961652632</text:p>
          </table:table-cell>
        </table:table-row>
        <table:table-row table:style-name="ro1">
          <table:table-cell office:value-type="string" calcext:value-type="string">
            <text:p>2019-10-21 02:50:2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96" calcext:value-type="float">
            <text:p>96</text:p>
          </table:table-cell>
          <table:table-cell office:value-type="float" office:value="0.00079593" calcext:value-type="float">
            <text:p>0.00079593</text:p>
          </table:table-cell>
          <table:table-cell office:value-type="float" office:value="0.001426578" calcext:value-type="float">
            <text:p>0.001426578</text:p>
          </table:table-cell>
          <table:table-cell office:value-type="float" office:value="0.004181736" calcext:value-type="float">
            <text:p>0.004181736</text:p>
          </table:table-cell>
          <table:table-cell office:value-type="float" office:value="0.136951488" calcext:value-type="float">
            <text:p>0.136951488</text:p>
          </table:table-cell>
          <table:table-cell office:value-type="float" office:value="0.401446656" calcext:value-type="float">
            <text:p>0.401446656</text:p>
          </table:table-cell>
          <table:table-cell office:value-type="float" office:value="0.0000148601875" calcext:value-type="float">
            <text:p>1.48601875E-05</text:p>
          </table:table-cell>
          <table:table-cell office:value-type="float" office:value="0.00004355975" calcext:value-type="float">
            <text:p>4.355975E-05</text:p>
          </table:table-cell>
        </table:table-row>
        <table:table-row table:style-name="ro1">
          <table:table-cell office:value-type="string" calcext:value-type="string">
            <text:p>2019-10-21 02:50:2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96" calcext:value-type="float">
            <text:p>96</text:p>
          </table:table-cell>
          <table:table-cell office:value-type="float" office:value="1.903593895" calcext:value-type="float">
            <text:p>1.903593895</text:p>
          </table:table-cell>
          <table:table-cell office:value-type="float" office:value="0.00016441" calcext:value-type="float">
            <text:p>0.00016441</text:p>
          </table:table-cell>
          <table:table-cell office:value-type="float" office:value="3.893458422" calcext:value-type="float">
            <text:p>3.893458422</text:p>
          </table:table-cell>
          <table:table-cell office:value-type="float" office:value="0.01578336" calcext:value-type="float">
            <text:p>0.01578336</text:p>
          </table:table-cell>
          <table:table-cell office:value-type="float" office:value="373.772008512" calcext:value-type="float">
            <text:p>373.772008512</text:p>
          </table:table-cell>
          <table:table-cell office:value-type="float" office:value="0.00000171260416666667" calcext:value-type="float">
            <text:p>1.71260416666667E-06</text:p>
          </table:table-cell>
          <table:table-cell office:value-type="float" office:value="0.0405568585625" calcext:value-type="float">
            <text:p>0.0405568585625</text:p>
          </table:table-cell>
        </table:table-row>
        <table:table-row table:style-name="ro1">
          <table:table-cell office:value-type="string" calcext:value-type="string">
            <text:p>2019-10-21 02:50:2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97" calcext:value-type="float">
            <text:p>97</text:p>
          </table:table-cell>
          <table:table-cell office:value-type="float" office:value="0.00027619" calcext:value-type="float">
            <text:p>0.00027619</text:p>
          </table:table-cell>
          <table:table-cell office:value-type="float" office:value="0.000517337" calcext:value-type="float">
            <text:p>0.000517337</text:p>
          </table:table-cell>
          <table:table-cell office:value-type="float" office:value="0.001321061" calcext:value-type="float">
            <text:p>0.001321061</text:p>
          </table:table-cell>
          <table:table-cell office:value-type="float" office:value="0.050181689" calcext:value-type="float">
            <text:p>0.050181689</text:p>
          </table:table-cell>
          <table:table-cell office:value-type="float" office:value="0.128142917" calcext:value-type="float">
            <text:p>0.128142917</text:p>
          </table:table-cell>
          <table:table-cell office:value-type="float" office:value="0.00000533337113402062" calcext:value-type="float">
            <text:p>5.33337113402062E-06</text:p>
          </table:table-cell>
          <table:table-cell office:value-type="float" office:value="0.0000136191855670103" calcext:value-type="float">
            <text:p>1.36191855670103E-05</text:p>
          </table:table-cell>
        </table:table-row>
        <table:table-row table:style-name="ro1">
          <table:table-cell office:value-type="string" calcext:value-type="string">
            <text:p>2019-10-21 02:50:2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97" calcext:value-type="float">
            <text:p>97</text:p>
          </table:table-cell>
          <table:table-cell office:value-type="float" office:value="2.159074009" calcext:value-type="float">
            <text:p>2.159074009</text:p>
          </table:table-cell>
          <table:table-cell office:value-type="float" office:value="0.000166387" calcext:value-type="float">
            <text:p>0.000166387</text:p>
          </table:table-cell>
          <table:table-cell office:value-type="float" office:value="3.826184426" calcext:value-type="float">
            <text:p>3.826184426</text:p>
          </table:table-cell>
          <table:table-cell office:value-type="float" office:value="0.016139539" calcext:value-type="float">
            <text:p>0.016139539</text:p>
          </table:table-cell>
          <table:table-cell office:value-type="float" office:value="371.139889322" calcext:value-type="float">
            <text:p>371.139889322</text:p>
          </table:table-cell>
          <table:table-cell office:value-type="float" office:value="0.00000171532989690722" calcext:value-type="float">
            <text:p>1.71532989690722E-06</text:p>
          </table:table-cell>
          <table:table-cell office:value-type="float" office:value="0.0394452002680412" calcext:value-type="float">
            <text:p>0.039445200268041</text:p>
          </table:table-cell>
        </table:table-row>
        <table:table-row table:style-name="ro1">
          <table:table-cell office:value-type="string" calcext:value-type="string">
            <text:p>2019-10-21 02:50:3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98" calcext:value-type="float">
            <text:p>98</text:p>
          </table:table-cell>
          <table:table-cell office:value-type="float" office:value="0.000810403" calcext:value-type="float">
            <text:p>0.000810403</text:p>
          </table:table-cell>
          <table:table-cell office:value-type="float" office:value="0.008984753" calcext:value-type="float">
            <text:p>0.008984753</text:p>
          </table:table-cell>
          <table:table-cell office:value-type="float" office:value="0.003372022" calcext:value-type="float">
            <text:p>0.003372022</text:p>
          </table:table-cell>
          <table:table-cell office:value-type="float" office:value="0.880505794" calcext:value-type="float">
            <text:p>0.880505794</text:p>
          </table:table-cell>
          <table:table-cell office:value-type="float" office:value="0.330458156" calcext:value-type="float">
            <text:p>0.330458156</text:p>
          </table:table-cell>
          <table:table-cell office:value-type="float" office:value="0.0000916811530612245" calcext:value-type="float">
            <text:p>9.16811530612245E-05</text:p>
          </table:table-cell>
          <table:table-cell office:value-type="float" office:value="0.000034408387755102" calcext:value-type="float">
            <text:p>3.4408387755102E-05</text:p>
          </table:table-cell>
        </table:table-row>
        <table:table-row table:style-name="ro1">
          <table:table-cell office:value-type="string" calcext:value-type="string">
            <text:p>2019-10-21 02:50:3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98" calcext:value-type="float">
            <text:p>98</text:p>
          </table:table-cell>
          <table:table-cell office:value-type="float" office:value="1.954410201" calcext:value-type="float">
            <text:p>1.954410201</text:p>
          </table:table-cell>
          <table:table-cell office:value-type="float" office:value="0.000165344" calcext:value-type="float">
            <text:p>0.000165344</text:p>
          </table:table-cell>
          <table:table-cell office:value-type="float" office:value="3.698874562" calcext:value-type="float">
            <text:p>3.698874562</text:p>
          </table:table-cell>
          <table:table-cell office:value-type="float" office:value="0.016203712" calcext:value-type="float">
            <text:p>0.016203712</text:p>
          </table:table-cell>
          <table:table-cell office:value-type="float" office:value="362.489707076" calcext:value-type="float">
            <text:p>362.489707076</text:p>
          </table:table-cell>
          <table:table-cell office:value-type="float" office:value="0.00000168718367346939" calcext:value-type="float">
            <text:p>1.68718367346939E-06</text:p>
          </table:table-cell>
          <table:table-cell office:value-type="float" office:value="0.0377436179795918" calcext:value-type="float">
            <text:p>0.037743617979592</text:p>
          </table:table-cell>
        </table:table-row>
        <table:table-row table:style-name="ro1">
          <table:table-cell office:value-type="string" calcext:value-type="string">
            <text:p>2019-10-21 02:50:4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99" calcext:value-type="float">
            <text:p>99</text:p>
          </table:table-cell>
          <table:table-cell office:value-type="float" office:value="0.000504578" calcext:value-type="float">
            <text:p>0.000504578</text:p>
          </table:table-cell>
          <table:table-cell office:value-type="float" office:value="0.00097103" calcext:value-type="float">
            <text:p>0.00097103</text:p>
          </table:table-cell>
          <table:table-cell office:value-type="float" office:value="0.003198245" calcext:value-type="float">
            <text:p>0.003198245</text:p>
          </table:table-cell>
          <table:table-cell office:value-type="float" office:value="0.09613197" calcext:value-type="float">
            <text:p>0.09613197</text:p>
          </table:table-cell>
          <table:table-cell office:value-type="float" office:value="0.316626255" calcext:value-type="float">
            <text:p>0.316626255</text:p>
          </table:table-cell>
          <table:table-cell office:value-type="float" office:value="0.00000980838383838384" calcext:value-type="float">
            <text:p>9.80838383838384E-06</text:p>
          </table:table-cell>
          <table:table-cell office:value-type="float" office:value="0.0000323055050505051" calcext:value-type="float">
            <text:p>3.23055050505051E-05</text:p>
          </table:table-cell>
        </table:table-row>
        <table:table-row table:style-name="ro1">
          <table:table-cell office:value-type="string" calcext:value-type="string">
            <text:p>2019-10-21 02:50:4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99" calcext:value-type="float">
            <text:p>99</text:p>
          </table:table-cell>
          <table:table-cell office:value-type="float" office:value="1.95109844" calcext:value-type="float">
            <text:p>1.95109844</text:p>
          </table:table-cell>
          <table:table-cell office:value-type="float" office:value="0.000220542" calcext:value-type="float">
            <text:p>0.000220542</text:p>
          </table:table-cell>
          <table:table-cell office:value-type="float" office:value="3.766500271" calcext:value-type="float">
            <text:p>3.766500271</text:p>
          </table:table-cell>
          <table:table-cell office:value-type="float" office:value="0.021833658" calcext:value-type="float">
            <text:p>0.021833658</text:p>
          </table:table-cell>
          <table:table-cell office:value-type="float" office:value="372.883526829" calcext:value-type="float">
            <text:p>372.883526829</text:p>
          </table:table-cell>
          <table:table-cell office:value-type="float" office:value="0.00000222769696969697" calcext:value-type="float">
            <text:p>2.22769696969697E-06</text:p>
          </table:table-cell>
          <table:table-cell office:value-type="float" office:value="0.0380454572828283" calcext:value-type="float">
            <text:p>0.038045457282828</text:p>
          </table:table-cell>
        </table:table-row>
        <table:table-row table:style-name="ro1">
          <table:table-cell office:value-type="string" calcext:value-type="string">
            <text:p>2019-10-21 02:50:4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00" calcext:value-type="float">
            <text:p>100</text:p>
          </table:table-cell>
          <table:table-cell office:value-type="float" office:value="0.000818461" calcext:value-type="float">
            <text:p>0.000818461</text:p>
          </table:table-cell>
          <table:table-cell office:value-type="float" office:value="0.008789713" calcext:value-type="float">
            <text:p>0.008789713</text:p>
          </table:table-cell>
          <table:table-cell office:value-type="float" office:value="0.001461234" calcext:value-type="float">
            <text:p>0.001461234</text:p>
          </table:table-cell>
          <table:table-cell office:value-type="float" office:value="0.8789713" calcext:value-type="float">
            <text:p>0.8789713</text:p>
          </table:table-cell>
          <table:table-cell office:value-type="float" office:value="0.1461234" calcext:value-type="float">
            <text:p>0.1461234</text:p>
          </table:table-cell>
          <table:table-cell office:value-type="float" office:value="0.00008789713" calcext:value-type="float">
            <text:p>8.789713E-05</text:p>
          </table:table-cell>
          <table:table-cell office:value-type="float" office:value="0.00001461234" calcext:value-type="float">
            <text:p>1.461234E-05</text:p>
          </table:table-cell>
        </table:table-row>
        <table:table-row table:style-name="ro1">
          <table:table-cell office:value-type="string" calcext:value-type="string">
            <text:p>2019-10-21 02:50:4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00" calcext:value-type="float">
            <text:p>100</text:p>
          </table:table-cell>
          <table:table-cell office:value-type="float" office:value="1.989774191" calcext:value-type="float">
            <text:p>1.989774191</text:p>
          </table:table-cell>
          <table:table-cell office:value-type="float" office:value="0.000170444" calcext:value-type="float">
            <text:p>0.000170444</text:p>
          </table:table-cell>
          <table:table-cell office:value-type="float" office:value="3.726275201" calcext:value-type="float">
            <text:p>3.726275201</text:p>
          </table:table-cell>
          <table:table-cell office:value-type="float" office:value="0.0170444" calcext:value-type="float">
            <text:p>0.0170444</text:p>
          </table:table-cell>
          <table:table-cell office:value-type="float" office:value="372.6275201" calcext:value-type="float">
            <text:p>372.6275201</text:p>
          </table:table-cell>
          <table:table-cell office:value-type="float" office:value="0.00000170444" calcext:value-type="float">
            <text:p>1.70444E-06</text:p>
          </table:table-cell>
          <table:table-cell office:value-type="float" office:value="0.03726275201" calcext:value-type="float">
            <text:p>0.03726275201</text:p>
          </table:table-cell>
        </table:table-row>
        <table:table-row table:style-name="ro1">
          <table:table-cell office:value-type="string" calcext:value-type="string">
            <text:p>2019-10-21 02:50:5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01" calcext:value-type="float">
            <text:p>101</text:p>
          </table:table-cell>
          <table:table-cell office:value-type="float" office:value="0.000308688" calcext:value-type="float">
            <text:p>0.000308688</text:p>
          </table:table-cell>
          <table:table-cell office:value-type="float" office:value="0.000602716" calcext:value-type="float">
            <text:p>0.000602716</text:p>
          </table:table-cell>
          <table:table-cell office:value-type="float" office:value="0.001665816" calcext:value-type="float">
            <text:p>0.001665816</text:p>
          </table:table-cell>
          <table:table-cell office:value-type="float" office:value="0.060874316" calcext:value-type="float">
            <text:p>0.060874316</text:p>
          </table:table-cell>
          <table:table-cell office:value-type="float" office:value="0.168247416" calcext:value-type="float">
            <text:p>0.168247416</text:p>
          </table:table-cell>
          <table:table-cell office:value-type="float" office:value="0.00000596748514851485" calcext:value-type="float">
            <text:p>5.96748514851485E-06</text:p>
          </table:table-cell>
          <table:table-cell office:value-type="float" office:value="0.0000164932277227723" calcext:value-type="float">
            <text:p>1.64932277227723E-05</text:p>
          </table:table-cell>
        </table:table-row>
        <table:table-row table:style-name="ro1">
          <table:table-cell office:value-type="string" calcext:value-type="string">
            <text:p>2019-10-21 02:50:5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01" calcext:value-type="float">
            <text:p>101</text:p>
          </table:table-cell>
          <table:table-cell office:value-type="float" office:value="2.003963347" calcext:value-type="float">
            <text:p>2.003963347</text:p>
          </table:table-cell>
          <table:table-cell office:value-type="float" office:value="0.000165296" calcext:value-type="float">
            <text:p>0.000165296</text:p>
          </table:table-cell>
          <table:table-cell office:value-type="float" office:value="3.836169534" calcext:value-type="float">
            <text:p>3.836169534</text:p>
          </table:table-cell>
          <table:table-cell office:value-type="float" office:value="0.016694896" calcext:value-type="float">
            <text:p>0.016694896</text:p>
          </table:table-cell>
          <table:table-cell office:value-type="float" office:value="387.453122934" calcext:value-type="float">
            <text:p>387.453122934</text:p>
          </table:table-cell>
          <table:table-cell office:value-type="float" office:value="0.00000163659405940594" calcext:value-type="float">
            <text:p>1.63659405940594E-06</text:p>
          </table:table-cell>
          <table:table-cell office:value-type="float" office:value="0.0379818765742574" calcext:value-type="float">
            <text:p>0.037981876574258</text:p>
          </table:table-cell>
        </table:table-row>
        <table:table-row table:style-name="ro1">
          <table:table-cell office:value-type="string" calcext:value-type="string">
            <text:p>2019-10-21 02:50:5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02" calcext:value-type="float">
            <text:p>102</text:p>
          </table:table-cell>
          <table:table-cell office:value-type="float" office:value="0.000596476" calcext:value-type="float">
            <text:p>0.000596476</text:p>
          </table:table-cell>
          <table:table-cell office:value-type="float" office:value="0.001206495" calcext:value-type="float">
            <text:p>0.001206495</text:p>
          </table:table-cell>
          <table:table-cell office:value-type="float" office:value="0.003947958" calcext:value-type="float">
            <text:p>0.003947958</text:p>
          </table:table-cell>
          <table:table-cell office:value-type="float" office:value="0.12306249" calcext:value-type="float">
            <text:p>0.12306249</text:p>
          </table:table-cell>
          <table:table-cell office:value-type="float" office:value="0.402691716" calcext:value-type="float">
            <text:p>0.402691716</text:p>
          </table:table-cell>
          <table:table-cell office:value-type="float" office:value="0.0000118283823529412" calcext:value-type="float">
            <text:p>1.18283823529412E-05</text:p>
          </table:table-cell>
          <table:table-cell office:value-type="float" office:value="0.0000387054705882353" calcext:value-type="float">
            <text:p>3.87054705882353E-05</text:p>
          </table:table-cell>
        </table:table-row>
        <table:table-row table:style-name="ro1">
          <table:table-cell office:value-type="string" calcext:value-type="string">
            <text:p>2019-10-21 02:50:5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02" calcext:value-type="float">
            <text:p>102</text:p>
          </table:table-cell>
          <table:table-cell office:value-type="float" office:value="1.962584794" calcext:value-type="float">
            <text:p>1.962584794</text:p>
          </table:table-cell>
          <table:table-cell office:value-type="float" office:value="0.000159512" calcext:value-type="float">
            <text:p>0.000159512</text:p>
          </table:table-cell>
          <table:table-cell office:value-type="float" office:value="3.849992208" calcext:value-type="float">
            <text:p>3.849992208</text:p>
          </table:table-cell>
          <table:table-cell office:value-type="float" office:value="0.016270224" calcext:value-type="float">
            <text:p>0.016270224</text:p>
          </table:table-cell>
          <table:table-cell office:value-type="float" office:value="392.699205216" calcext:value-type="float">
            <text:p>392.699205216</text:p>
          </table:table-cell>
          <table:table-cell office:value-type="float" office:value="0.0000015638431372549" calcext:value-type="float">
            <text:p>1.5638431372549E-06</text:p>
          </table:table-cell>
          <table:table-cell office:value-type="float" office:value="0.0377450216470588" calcext:value-type="float">
            <text:p>0.037745021647059</text:p>
          </table:table-cell>
        </table:table-row>
        <table:table-row table:style-name="ro1">
          <table:table-cell office:value-type="string" calcext:value-type="string">
            <text:p>2019-10-21 02:51:0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03" calcext:value-type="float">
            <text:p>103</text:p>
          </table:table-cell>
          <table:table-cell office:value-type="float" office:value="0.000499946" calcext:value-type="float">
            <text:p>0.000499946</text:p>
          </table:table-cell>
          <table:table-cell office:value-type="float" office:value="0.003591473" calcext:value-type="float">
            <text:p>0.003591473</text:p>
          </table:table-cell>
          <table:table-cell office:value-type="float" office:value="0.001185519" calcext:value-type="float">
            <text:p>0.001185519</text:p>
          </table:table-cell>
          <table:table-cell office:value-type="float" office:value="0.369921719" calcext:value-type="float">
            <text:p>0.369921719</text:p>
          </table:table-cell>
          <table:table-cell office:value-type="float" office:value="0.122108457" calcext:value-type="float">
            <text:p>0.122108457</text:p>
          </table:table-cell>
          <table:table-cell office:value-type="float" office:value="0.0000348686699029126" calcext:value-type="float">
            <text:p>3.48686699029126E-05</text:p>
          </table:table-cell>
          <table:table-cell office:value-type="float" office:value="0.0000115098932038835" calcext:value-type="float">
            <text:p>1.15098932038835E-05</text:p>
          </table:table-cell>
        </table:table-row>
        <table:table-row table:style-name="ro1">
          <table:table-cell office:value-type="string" calcext:value-type="string">
            <text:p>2019-10-21 02:51:0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03" calcext:value-type="float">
            <text:p>103</text:p>
          </table:table-cell>
          <table:table-cell office:value-type="float" office:value="2.041835441" calcext:value-type="float">
            <text:p>2.041835441</text:p>
          </table:table-cell>
          <table:table-cell office:value-type="float" office:value="0.000157873" calcext:value-type="float">
            <text:p>0.000157873</text:p>
          </table:table-cell>
          <table:table-cell office:value-type="float" office:value="3.965106603" calcext:value-type="float">
            <text:p>3.965106603</text:p>
          </table:table-cell>
          <table:table-cell office:value-type="float" office:value="0.016260919" calcext:value-type="float">
            <text:p>0.016260919</text:p>
          </table:table-cell>
          <table:table-cell office:value-type="float" office:value="408.405980109" calcext:value-type="float">
            <text:p>408.405980109</text:p>
          </table:table-cell>
          <table:table-cell office:value-type="float" office:value="0.00000153274757281553" calcext:value-type="float">
            <text:p>1.53274757281553E-06</text:p>
          </table:table-cell>
          <table:table-cell office:value-type="float" office:value="0.0384961806116505" calcext:value-type="float">
            <text:p>0.038496180611651</text:p>
          </table:table-cell>
        </table:table-row>
        <table:table-row table:style-name="ro1">
          <table:table-cell office:value-type="string" calcext:value-type="string">
            <text:p>2019-10-21 02:51:1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04" calcext:value-type="float">
            <text:p>104</text:p>
          </table:table-cell>
          <table:table-cell office:value-type="float" office:value="0.000813336" calcext:value-type="float">
            <text:p>0.000813336</text:p>
          </table:table-cell>
          <table:table-cell office:value-type="float" office:value="0.001808752" calcext:value-type="float">
            <text:p>0.001808752</text:p>
          </table:table-cell>
          <table:table-cell office:value-type="float" office:value="0.004230178" calcext:value-type="float">
            <text:p>0.004230178</text:p>
          </table:table-cell>
          <table:table-cell office:value-type="float" office:value="0.188110208" calcext:value-type="float">
            <text:p>0.188110208</text:p>
          </table:table-cell>
          <table:table-cell office:value-type="float" office:value="0.439938512" calcext:value-type="float">
            <text:p>0.439938512</text:p>
          </table:table-cell>
          <table:table-cell office:value-type="float" office:value="0.0000173918461538462" calcext:value-type="float">
            <text:p>1.73918461538462E-05</text:p>
          </table:table-cell>
          <table:table-cell office:value-type="float" office:value="0.0000406747884615385" calcext:value-type="float">
            <text:p>4.06747884615385E-05</text:p>
          </table:table-cell>
        </table:table-row>
        <table:table-row table:style-name="ro1">
          <table:table-cell office:value-type="string" calcext:value-type="string">
            <text:p>2019-10-21 02:51:1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04" calcext:value-type="float">
            <text:p>104</text:p>
          </table:table-cell>
          <table:table-cell office:value-type="float" office:value="2.026487702" calcext:value-type="float">
            <text:p>2.026487702</text:p>
          </table:table-cell>
          <table:table-cell office:value-type="float" office:value="0.000163855" calcext:value-type="float">
            <text:p>0.000163855</text:p>
          </table:table-cell>
          <table:table-cell office:value-type="float" office:value="3.88720311" calcext:value-type="float">
            <text:p>3.88720311</text:p>
          </table:table-cell>
          <table:table-cell office:value-type="float" office:value="0.01704092" calcext:value-type="float">
            <text:p>0.01704092</text:p>
          </table:table-cell>
          <table:table-cell office:value-type="float" office:value="404.26912344" calcext:value-type="float">
            <text:p>404.26912344</text:p>
          </table:table-cell>
          <table:table-cell office:value-type="float" office:value="0.00000157552884615385" calcext:value-type="float">
            <text:p>1.57552884615385E-06</text:p>
          </table:table-cell>
          <table:table-cell office:value-type="float" office:value="0.0373769529807692" calcext:value-type="float">
            <text:p>0.037376952980769</text:p>
          </table:table-cell>
        </table:table-row>
        <table:table-row table:style-name="ro1">
          <table:table-cell office:value-type="string" calcext:value-type="string">
            <text:p>2019-10-21 02:51:1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05" calcext:value-type="float">
            <text:p>105</text:p>
          </table:table-cell>
          <table:table-cell office:value-type="float" office:value="0.00085617" calcext:value-type="float">
            <text:p>0.00085617</text:p>
          </table:table-cell>
          <table:table-cell office:value-type="float" office:value="0.001395851" calcext:value-type="float">
            <text:p>0.001395851</text:p>
          </table:table-cell>
          <table:table-cell office:value-type="float" office:value="0.004467001" calcext:value-type="float">
            <text:p>0.004467001</text:p>
          </table:table-cell>
          <table:table-cell office:value-type="float" office:value="0.146564355" calcext:value-type="float">
            <text:p>0.146564355</text:p>
          </table:table-cell>
          <table:table-cell office:value-type="float" office:value="0.469035105" calcext:value-type="float">
            <text:p>0.469035105</text:p>
          </table:table-cell>
          <table:table-cell office:value-type="float" office:value="0.000013293819047619" calcext:value-type="float">
            <text:p>1.3293819047619E-05</text:p>
          </table:table-cell>
          <table:table-cell office:value-type="float" office:value="0.0000425428666666667" calcext:value-type="float">
            <text:p>4.25428666666667E-05</text:p>
          </table:table-cell>
        </table:table-row>
        <table:table-row table:style-name="ro1">
          <table:table-cell office:value-type="string" calcext:value-type="string">
            <text:p>2019-10-21 02:51:1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05" calcext:value-type="float">
            <text:p>105</text:p>
          </table:table-cell>
          <table:table-cell office:value-type="float" office:value="2.068788939" calcext:value-type="float">
            <text:p>2.068788939</text:p>
          </table:table-cell>
          <table:table-cell office:value-type="float" office:value="0.00017508" calcext:value-type="float">
            <text:p>0.00017508</text:p>
          </table:table-cell>
          <table:table-cell office:value-type="float" office:value="3.952148591" calcext:value-type="float">
            <text:p>3.952148591</text:p>
          </table:table-cell>
          <table:table-cell office:value-type="float" office:value="0.0183834" calcext:value-type="float">
            <text:p>0.0183834</text:p>
          </table:table-cell>
          <table:table-cell office:value-type="float" office:value="414.975602055" calcext:value-type="float">
            <text:p>414.975602055</text:p>
          </table:table-cell>
          <table:table-cell office:value-type="float" office:value="0.00000166742857142857" calcext:value-type="float">
            <text:p>1.66742857142857E-06</text:p>
          </table:table-cell>
          <table:table-cell office:value-type="float" office:value="0.0376395103904762" calcext:value-type="float">
            <text:p>0.037639510390476</text:p>
          </table:table-cell>
        </table:table-row>
        <table:table-row table:style-name="ro1">
          <table:table-cell office:value-type="string" calcext:value-type="string">
            <text:p>2019-10-21 02:51:2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06" calcext:value-type="float">
            <text:p>106</text:p>
          </table:table-cell>
          <table:table-cell office:value-type="float" office:value="0.000853306" calcext:value-type="float">
            <text:p>0.000853306</text:p>
          </table:table-cell>
          <table:table-cell office:value-type="float" office:value="0.003933547" calcext:value-type="float">
            <text:p>0.003933547</text:p>
          </table:table-cell>
          <table:table-cell office:value-type="float" office:value="0.001599875" calcext:value-type="float">
            <text:p>0.001599875</text:p>
          </table:table-cell>
          <table:table-cell office:value-type="float" office:value="0.416955982" calcext:value-type="float">
            <text:p>0.416955982</text:p>
          </table:table-cell>
          <table:table-cell office:value-type="float" office:value="0.16958675" calcext:value-type="float">
            <text:p>0.16958675</text:p>
          </table:table-cell>
          <table:table-cell office:value-type="float" office:value="0.0000371089339622641" calcext:value-type="float">
            <text:p>3.71089339622641E-05</text:p>
          </table:table-cell>
          <table:table-cell office:value-type="float" office:value="0.0000150931603773585" calcext:value-type="float">
            <text:p>1.50931603773585E-05</text:p>
          </table:table-cell>
        </table:table-row>
        <table:table-row table:style-name="ro1">
          <table:table-cell office:value-type="string" calcext:value-type="string">
            <text:p>2019-10-21 02:51:2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06" calcext:value-type="float">
            <text:p>106</text:p>
          </table:table-cell>
          <table:table-cell office:value-type="float" office:value="2.080841246" calcext:value-type="float">
            <text:p>2.080841246</text:p>
          </table:table-cell>
          <table:table-cell office:value-type="float" office:value="0.000161514" calcext:value-type="float">
            <text:p>0.000161514</text:p>
          </table:table-cell>
          <table:table-cell office:value-type="float" office:value="3.943918202" calcext:value-type="float">
            <text:p>3.943918202</text:p>
          </table:table-cell>
          <table:table-cell office:value-type="float" office:value="0.017120484" calcext:value-type="float">
            <text:p>0.017120484</text:p>
          </table:table-cell>
          <table:table-cell office:value-type="float" office:value="418.055329412" calcext:value-type="float">
            <text:p>418.055329412</text:p>
          </table:table-cell>
          <table:table-cell office:value-type="float" office:value="0.00000152371698113208" calcext:value-type="float">
            <text:p>1.52371698113208E-06</text:p>
          </table:table-cell>
          <table:table-cell office:value-type="float" office:value="0.037206775490566" calcext:value-type="float">
            <text:p>0.037206775490566</text:p>
          </table:table-cell>
        </table:table-row>
        <table:table-row table:style-name="ro1">
          <table:table-cell office:value-type="string" calcext:value-type="string">
            <text:p>2019-10-21 02:51:2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07" calcext:value-type="float">
            <text:p>107</text:p>
          </table:table-cell>
          <table:table-cell office:value-type="float" office:value="0.000874866" calcext:value-type="float">
            <text:p>0.000874866</text:p>
          </table:table-cell>
          <table:table-cell office:value-type="float" office:value="0.007802103" calcext:value-type="float">
            <text:p>0.007802103</text:p>
          </table:table-cell>
          <table:table-cell office:value-type="float" office:value="0.002861136" calcext:value-type="float">
            <text:p>0.002861136</text:p>
          </table:table-cell>
          <table:table-cell office:value-type="float" office:value="0.834825021" calcext:value-type="float">
            <text:p>0.834825021</text:p>
          </table:table-cell>
          <table:table-cell office:value-type="float" office:value="0.306141552" calcext:value-type="float">
            <text:p>0.306141552</text:p>
          </table:table-cell>
          <table:table-cell office:value-type="float" office:value="0.0000729168504672897" calcext:value-type="float">
            <text:p>7.29168504672897E-05</text:p>
          </table:table-cell>
          <table:table-cell office:value-type="float" office:value="0.0000267395887850467" calcext:value-type="float">
            <text:p>2.67395887850467E-05</text:p>
          </table:table-cell>
        </table:table-row>
        <table:table-row table:style-name="ro1">
          <table:table-cell office:value-type="string" calcext:value-type="string">
            <text:p>2019-10-21 02:51:2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07" calcext:value-type="float">
            <text:p>107</text:p>
          </table:table-cell>
          <table:table-cell office:value-type="float" office:value="2.101165797" calcext:value-type="float">
            <text:p>2.101165797</text:p>
          </table:table-cell>
          <table:table-cell office:value-type="float" office:value="0.000173273" calcext:value-type="float">
            <text:p>0.000173273</text:p>
          </table:table-cell>
          <table:table-cell office:value-type="float" office:value="4.02963741" calcext:value-type="float">
            <text:p>4.02963741</text:p>
          </table:table-cell>
          <table:table-cell office:value-type="float" office:value="0.018540211" calcext:value-type="float">
            <text:p>0.018540211</text:p>
          </table:table-cell>
          <table:table-cell office:value-type="float" office:value="431.17120287" calcext:value-type="float">
            <text:p>431.17120287</text:p>
          </table:table-cell>
          <table:table-cell office:value-type="float" office:value="0.0000016193738317757" calcext:value-type="float">
            <text:p>1.6193738317757E-06</text:p>
          </table:table-cell>
          <table:table-cell office:value-type="float" office:value="0.0376601627102804" calcext:value-type="float">
            <text:p>0.03766016271028</text:p>
          </table:table-cell>
        </table:table-row>
        <table:table-row table:style-name="ro1">
          <table:table-cell office:value-type="string" calcext:value-type="string">
            <text:p>2019-10-21 02:51:3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08" calcext:value-type="float">
            <text:p>108</text:p>
          </table:table-cell>
          <table:table-cell office:value-type="float" office:value="0.000579992" calcext:value-type="float">
            <text:p>0.000579992</text:p>
          </table:table-cell>
          <table:table-cell office:value-type="float" office:value="0.001035966" calcext:value-type="float">
            <text:p>0.001035966</text:p>
          </table:table-cell>
          <table:table-cell office:value-type="float" office:value="0.002356153" calcext:value-type="float">
            <text:p>0.002356153</text:p>
          </table:table-cell>
          <table:table-cell office:value-type="float" office:value="0.111884328" calcext:value-type="float">
            <text:p>0.111884328</text:p>
          </table:table-cell>
          <table:table-cell office:value-type="float" office:value="0.254464524" calcext:value-type="float">
            <text:p>0.254464524</text:p>
          </table:table-cell>
          <table:table-cell office:value-type="float" office:value="0.00000959227777777778" calcext:value-type="float">
            <text:p>9.59227777777778E-06</text:p>
          </table:table-cell>
          <table:table-cell office:value-type="float" office:value="0.0000218162314814815" calcext:value-type="float">
            <text:p>2.18162314814815E-05</text:p>
          </table:table-cell>
        </table:table-row>
        <table:table-row table:style-name="ro1">
          <table:table-cell office:value-type="string" calcext:value-type="string">
            <text:p>2019-10-21 02:51:3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08" calcext:value-type="float">
            <text:p>108</text:p>
          </table:table-cell>
          <table:table-cell office:value-type="float" office:value="2.053327002" calcext:value-type="float">
            <text:p>2.053327002</text:p>
          </table:table-cell>
          <table:table-cell office:value-type="float" office:value="0.000150771" calcext:value-type="float">
            <text:p>0.000150771</text:p>
          </table:table-cell>
          <table:table-cell office:value-type="float" office:value="4.088667392" calcext:value-type="float">
            <text:p>4.088667392</text:p>
          </table:table-cell>
          <table:table-cell office:value-type="float" office:value="0.016283268" calcext:value-type="float">
            <text:p>0.016283268</text:p>
          </table:table-cell>
          <table:table-cell office:value-type="float" office:value="441.576078336" calcext:value-type="float">
            <text:p>441.576078336</text:p>
          </table:table-cell>
          <table:table-cell office:value-type="float" office:value="0.00000139602777777778" calcext:value-type="float">
            <text:p>1.39602777777778E-06</text:p>
          </table:table-cell>
          <table:table-cell office:value-type="float" office:value="0.0378580314074074" calcext:value-type="float">
            <text:p>0.037858031407408</text:p>
          </table:table-cell>
        </table:table-row>
        <table:table-row table:style-name="ro1">
          <table:table-cell office:value-type="string" calcext:value-type="string">
            <text:p>2019-10-21 02:51:4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09" calcext:value-type="float">
            <text:p>109</text:p>
          </table:table-cell>
          <table:table-cell office:value-type="float" office:value="0.000884748" calcext:value-type="float">
            <text:p>0.000884748</text:p>
          </table:table-cell>
          <table:table-cell office:value-type="float" office:value="0.001731604" calcext:value-type="float">
            <text:p>0.001731604</text:p>
          </table:table-cell>
          <table:table-cell office:value-type="float" office:value="0.004221393" calcext:value-type="float">
            <text:p>0.004221393</text:p>
          </table:table-cell>
          <table:table-cell office:value-type="float" office:value="0.188744836" calcext:value-type="float">
            <text:p>0.188744836</text:p>
          </table:table-cell>
          <table:table-cell office:value-type="float" office:value="0.460131837" calcext:value-type="float">
            <text:p>0.460131837</text:p>
          </table:table-cell>
          <table:table-cell office:value-type="float" office:value="0.0000158862752293578" calcext:value-type="float">
            <text:p>1.58862752293578E-05</text:p>
          </table:table-cell>
          <table:table-cell office:value-type="float" office:value="0.000038728376146789" calcext:value-type="float">
            <text:p>3.8728376146789E-05</text:p>
          </table:table-cell>
        </table:table-row>
        <table:table-row table:style-name="ro1">
          <table:table-cell office:value-type="string" calcext:value-type="string">
            <text:p>2019-10-21 02:51:4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09" calcext:value-type="float">
            <text:p>109</text:p>
          </table:table-cell>
          <table:table-cell office:value-type="float" office:value="2.224946705" calcext:value-type="float">
            <text:p>2.224946705</text:p>
          </table:table-cell>
          <table:table-cell office:value-type="float" office:value="0.000153456" calcext:value-type="float">
            <text:p>0.000153456</text:p>
          </table:table-cell>
          <table:table-cell office:value-type="float" office:value="4.099045295" calcext:value-type="float">
            <text:p>4.099045295</text:p>
          </table:table-cell>
          <table:table-cell office:value-type="float" office:value="0.016726704" calcext:value-type="float">
            <text:p>0.016726704</text:p>
          </table:table-cell>
          <table:table-cell office:value-type="float" office:value="446.795937155" calcext:value-type="float">
            <text:p>446.795937155</text:p>
          </table:table-cell>
          <table:table-cell office:value-type="float" office:value="0.00000140785321100917" calcext:value-type="float">
            <text:p>1.40785321100917E-06</text:p>
          </table:table-cell>
          <table:table-cell office:value-type="float" office:value="0.0376059201376147" calcext:value-type="float">
            <text:p>0.037605920137615</text:p>
          </table:table-cell>
        </table:table-row>
        <table:table-row table:style-name="ro1">
          <table:table-cell office:value-type="string" calcext:value-type="string">
            <text:p>2019-10-21 02:51:4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10" calcext:value-type="float">
            <text:p>110</text:p>
          </table:table-cell>
          <table:table-cell office:value-type="float" office:value="0.000290935" calcext:value-type="float">
            <text:p>0.000290935</text:p>
          </table:table-cell>
          <table:table-cell office:value-type="float" office:value="0.000446664" calcext:value-type="float">
            <text:p>0.000446664</text:p>
          </table:table-cell>
          <table:table-cell office:value-type="float" office:value="0.001282392" calcext:value-type="float">
            <text:p>0.001282392</text:p>
          </table:table-cell>
          <table:table-cell office:value-type="float" office:value="0.04913304" calcext:value-type="float">
            <text:p>0.04913304</text:p>
          </table:table-cell>
          <table:table-cell office:value-type="float" office:value="0.14106312" calcext:value-type="float">
            <text:p>0.14106312</text:p>
          </table:table-cell>
          <table:table-cell office:value-type="float" office:value="0.00000406058181818182" calcext:value-type="float">
            <text:p>4.06058181818182E-06</text:p>
          </table:table-cell>
          <table:table-cell office:value-type="float" office:value="0.0000116581090909091" calcext:value-type="float">
            <text:p>1.16581090909091E-05</text:p>
          </table:table-cell>
        </table:table-row>
        <table:table-row table:style-name="ro1">
          <table:table-cell office:value-type="string" calcext:value-type="string">
            <text:p>2019-10-21 02:51:4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10" calcext:value-type="float">
            <text:p>110</text:p>
          </table:table-cell>
          <table:table-cell office:value-type="float" office:value="2.181706372" calcext:value-type="float">
            <text:p>2.181706372</text:p>
          </table:table-cell>
          <table:table-cell office:value-type="float" office:value="0.00017332" calcext:value-type="float">
            <text:p>0.00017332</text:p>
          </table:table-cell>
          <table:table-cell office:value-type="float" office:value="4.194222427" calcext:value-type="float">
            <text:p>4.194222427</text:p>
          </table:table-cell>
          <table:table-cell office:value-type="float" office:value="0.0190652" calcext:value-type="float">
            <text:p>0.0190652</text:p>
          </table:table-cell>
          <table:table-cell office:value-type="float" office:value="461.36446697" calcext:value-type="float">
            <text:p>461.36446697</text:p>
          </table:table-cell>
          <table:table-cell office:value-type="float" office:value="0.00000157563636363636" calcext:value-type="float">
            <text:p>1.57563636363636E-06</text:p>
          </table:table-cell>
          <table:table-cell office:value-type="float" office:value="0.0381292947909091" calcext:value-type="float">
            <text:p>0.038129294790909</text:p>
          </table:table-cell>
        </table:table-row>
        <table:table-row table:style-name="ro1">
          <table:table-cell office:value-type="string" calcext:value-type="string">
            <text:p>2019-10-21 02:51:5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11" calcext:value-type="float">
            <text:p>111</text:p>
          </table:table-cell>
          <table:table-cell office:value-type="float" office:value="0.00064134" calcext:value-type="float">
            <text:p>0.00064134</text:p>
          </table:table-cell>
          <table:table-cell office:value-type="float" office:value="0.005761081" calcext:value-type="float">
            <text:p>0.005761081</text:p>
          </table:table-cell>
          <table:table-cell office:value-type="float" office:value="0.001503269" calcext:value-type="float">
            <text:p>0.001503269</text:p>
          </table:table-cell>
          <table:table-cell office:value-type="float" office:value="0.639479991" calcext:value-type="float">
            <text:p>0.639479991</text:p>
          </table:table-cell>
          <table:table-cell office:value-type="float" office:value="0.166862859" calcext:value-type="float">
            <text:p>0.166862859</text:p>
          </table:table-cell>
          <table:table-cell office:value-type="float" office:value="0.0000519016306306306" calcext:value-type="float">
            <text:p>5.19016306306306E-05</text:p>
          </table:table-cell>
          <table:table-cell office:value-type="float" office:value="0.000013542963963964" calcext:value-type="float">
            <text:p>1.3542963963964E-05</text:p>
          </table:table-cell>
        </table:table-row>
        <table:table-row table:style-name="ro1">
          <table:table-cell office:value-type="string" calcext:value-type="string">
            <text:p>2019-10-21 02:51:5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11" calcext:value-type="float">
            <text:p>111</text:p>
          </table:table-cell>
          <table:table-cell office:value-type="float" office:value="2.091464288" calcext:value-type="float">
            <text:p>2.091464288</text:p>
          </table:table-cell>
          <table:table-cell office:value-type="float" office:value="0.000178247" calcext:value-type="float">
            <text:p>0.000178247</text:p>
          </table:table-cell>
          <table:table-cell office:value-type="float" office:value="4.205902386" calcext:value-type="float">
            <text:p>4.205902386</text:p>
          </table:table-cell>
          <table:table-cell office:value-type="float" office:value="0.019785417" calcext:value-type="float">
            <text:p>0.019785417</text:p>
          </table:table-cell>
          <table:table-cell office:value-type="float" office:value="466.855164846" calcext:value-type="float">
            <text:p>466.855164846</text:p>
          </table:table-cell>
          <table:table-cell office:value-type="float" office:value="0.00000160582882882883" calcext:value-type="float">
            <text:p>1.60582882882883E-06</text:p>
          </table:table-cell>
          <table:table-cell office:value-type="float" office:value="0.0378910124864865" calcext:value-type="float">
            <text:p>0.037891012486487</text:p>
          </table:table-cell>
        </table:table-row>
        <table:table-row table:style-name="ro1">
          <table:table-cell office:value-type="string" calcext:value-type="string">
            <text:p>2019-10-21 02:52:0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12" calcext:value-type="float">
            <text:p>112</text:p>
          </table:table-cell>
          <table:table-cell office:value-type="float" office:value="0.000363392" calcext:value-type="float">
            <text:p>0.000363392</text:p>
          </table:table-cell>
          <table:table-cell office:value-type="float" office:value="0.007654004" calcext:value-type="float">
            <text:p>0.007654004</text:p>
          </table:table-cell>
          <table:table-cell office:value-type="float" office:value="0.000658508" calcext:value-type="float">
            <text:p>0.000658508</text:p>
          </table:table-cell>
          <table:table-cell office:value-type="float" office:value="0.857248448" calcext:value-type="float">
            <text:p>0.857248448</text:p>
          </table:table-cell>
          <table:table-cell office:value-type="float" office:value="0.073752896" calcext:value-type="float">
            <text:p>0.073752896</text:p>
          </table:table-cell>
          <table:table-cell office:value-type="float" office:value="0.0000683393214285714" calcext:value-type="float">
            <text:p>6.83393214285714E-05</text:p>
          </table:table-cell>
          <table:table-cell office:value-type="float" office:value="0.00000587953571428571" calcext:value-type="float">
            <text:p>5.87953571428571E-06</text:p>
          </table:table-cell>
        </table:table-row>
        <table:table-row table:style-name="ro1">
          <table:table-cell office:value-type="string" calcext:value-type="string">
            <text:p>2019-10-21 02:52:0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12" calcext:value-type="float">
            <text:p>112</text:p>
          </table:table-cell>
          <table:table-cell office:value-type="float" office:value="2.125770454" calcext:value-type="float">
            <text:p>2.125770454</text:p>
          </table:table-cell>
          <table:table-cell office:value-type="float" office:value="0.000171026" calcext:value-type="float">
            <text:p>0.000171026</text:p>
          </table:table-cell>
          <table:table-cell office:value-type="float" office:value="4.175038454" calcext:value-type="float">
            <text:p>4.175038454</text:p>
          </table:table-cell>
          <table:table-cell office:value-type="float" office:value="0.019154912" calcext:value-type="float">
            <text:p>0.019154912</text:p>
          </table:table-cell>
          <table:table-cell office:value-type="float" office:value="467.604306848" calcext:value-type="float">
            <text:p>467.604306848</text:p>
          </table:table-cell>
          <table:table-cell office:value-type="float" office:value="0.00000152701785714286" calcext:value-type="float">
            <text:p>1.52701785714286E-06</text:p>
          </table:table-cell>
          <table:table-cell office:value-type="float" office:value="0.0372771290535714" calcext:value-type="float">
            <text:p>0.037277129053572</text:p>
          </table:table-cell>
        </table:table-row>
        <table:table-row table:style-name="ro1">
          <table:table-cell office:value-type="string" calcext:value-type="string">
            <text:p>2019-10-21 02:52:0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13" calcext:value-type="float">
            <text:p>113</text:p>
          </table:table-cell>
          <table:table-cell office:value-type="float" office:value="0.000296763" calcext:value-type="float">
            <text:p>0.000296763</text:p>
          </table:table-cell>
          <table:table-cell office:value-type="float" office:value="0.000501823" calcext:value-type="float">
            <text:p>0.000501823</text:p>
          </table:table-cell>
          <table:table-cell office:value-type="float" office:value="0.001459886" calcext:value-type="float">
            <text:p>0.001459886</text:p>
          </table:table-cell>
          <table:table-cell office:value-type="float" office:value="0.056705999" calcext:value-type="float">
            <text:p>0.056705999</text:p>
          </table:table-cell>
          <table:table-cell office:value-type="float" office:value="0.164967118" calcext:value-type="float">
            <text:p>0.164967118</text:p>
          </table:table-cell>
          <table:table-cell office:value-type="float" office:value="0.00000444091150442478" calcext:value-type="float">
            <text:p>4.44091150442478E-06</text:p>
          </table:table-cell>
          <table:table-cell office:value-type="float" office:value="0.0000129193451327434" calcext:value-type="float">
            <text:p>1.29193451327434E-05</text:p>
          </table:table-cell>
        </table:table-row>
        <table:table-row table:style-name="ro1">
          <table:table-cell office:value-type="string" calcext:value-type="string">
            <text:p>2019-10-21 02:52:0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13" calcext:value-type="float">
            <text:p>113</text:p>
          </table:table-cell>
          <table:table-cell office:value-type="float" office:value="2.168166081" calcext:value-type="float">
            <text:p>2.168166081</text:p>
          </table:table-cell>
          <table:table-cell office:value-type="float" office:value="0.004555297" calcext:value-type="float">
            <text:p>0.004555297</text:p>
          </table:table-cell>
          <table:table-cell office:value-type="float" office:value="3.368594581" calcext:value-type="float">
            <text:p>3.368594581</text:p>
          </table:table-cell>
          <table:table-cell office:value-type="float" office:value="0.514748561" calcext:value-type="float">
            <text:p>0.514748561</text:p>
          </table:table-cell>
          <table:table-cell office:value-type="float" office:value="380.651187653" calcext:value-type="float">
            <text:p>380.651187653</text:p>
          </table:table-cell>
          <table:table-cell office:value-type="float" office:value="0.0000403123628318584" calcext:value-type="float">
            <text:p>4.03123628318584E-05</text:p>
          </table:table-cell>
          <table:table-cell office:value-type="float" office:value="0.0298105715132743" calcext:value-type="float">
            <text:p>0.029810571513274</text:p>
          </table:table-cell>
        </table:table-row>
        <table:table-row table:style-name="ro1">
          <table:table-cell office:value-type="string" calcext:value-type="string">
            <text:p>2019-10-21 02:52:1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14" calcext:value-type="float">
            <text:p>114</text:p>
          </table:table-cell>
          <table:table-cell office:value-type="float" office:value="0.000917463" calcext:value-type="float">
            <text:p>0.000917463</text:p>
          </table:table-cell>
          <table:table-cell office:value-type="float" office:value="0.00145061" calcext:value-type="float">
            <text:p>0.00145061</text:p>
          </table:table-cell>
          <table:table-cell office:value-type="float" office:value="0.004567442" calcext:value-type="float">
            <text:p>0.004567442</text:p>
          </table:table-cell>
          <table:table-cell office:value-type="float" office:value="0.16536954" calcext:value-type="float">
            <text:p>0.16536954</text:p>
          </table:table-cell>
          <table:table-cell office:value-type="float" office:value="0.520688388" calcext:value-type="float">
            <text:p>0.520688388</text:p>
          </table:table-cell>
          <table:table-cell office:value-type="float" office:value="0.000012724649122807" calcext:value-type="float">
            <text:p>1.2724649122807E-05</text:p>
          </table:table-cell>
          <table:table-cell office:value-type="float" office:value="0.0000400652807017544" calcext:value-type="float">
            <text:p>4.00652807017544E-05</text:p>
          </table:table-cell>
        </table:table-row>
        <table:table-row table:style-name="ro1">
          <table:table-cell office:value-type="string" calcext:value-type="string">
            <text:p>2019-10-21 02:52:1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14" calcext:value-type="float">
            <text:p>114</text:p>
          </table:table-cell>
          <table:table-cell office:value-type="float" office:value="2.242370859" calcext:value-type="float">
            <text:p>2.242370859</text:p>
          </table:table-cell>
          <table:table-cell office:value-type="float" office:value="0.000160563" calcext:value-type="float">
            <text:p>0.000160563</text:p>
          </table:table-cell>
          <table:table-cell office:value-type="float" office:value="3.193060164" calcext:value-type="float">
            <text:p>3.193060164</text:p>
          </table:table-cell>
          <table:table-cell office:value-type="float" office:value="0.018304182" calcext:value-type="float">
            <text:p>0.018304182</text:p>
          </table:table-cell>
          <table:table-cell office:value-type="float" office:value="364.008858696" calcext:value-type="float">
            <text:p>364.008858696</text:p>
          </table:table-cell>
          <table:table-cell office:value-type="float" office:value="0.00000140844736842105" calcext:value-type="float">
            <text:p>1.40844736842105E-06</text:p>
          </table:table-cell>
          <table:table-cell office:value-type="float" office:value="0.0280092996842105" calcext:value-type="float">
            <text:p>0.028009299684211</text:p>
          </table:table-cell>
        </table:table-row>
        <table:table-row table:style-name="ro1">
          <table:table-cell office:value-type="string" calcext:value-type="string">
            <text:p>2019-10-21 02:52:1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15" calcext:value-type="float">
            <text:p>115</text:p>
          </table:table-cell>
          <table:table-cell office:value-type="float" office:value="0.000341679" calcext:value-type="float">
            <text:p>0.000341679</text:p>
          </table:table-cell>
          <table:table-cell office:value-type="float" office:value="0.000556881" calcext:value-type="float">
            <text:p>0.000556881</text:p>
          </table:table-cell>
          <table:table-cell office:value-type="float" office:value="0.001685842" calcext:value-type="float">
            <text:p>0.001685842</text:p>
          </table:table-cell>
          <table:table-cell office:value-type="float" office:value="0.064041315" calcext:value-type="float">
            <text:p>0.064041315</text:p>
          </table:table-cell>
          <table:table-cell office:value-type="float" office:value="0.19387183" calcext:value-type="float">
            <text:p>0.19387183</text:p>
          </table:table-cell>
          <table:table-cell office:value-type="float" office:value="0.00000484244347826087" calcext:value-type="float">
            <text:p>4.84244347826087E-06</text:p>
          </table:table-cell>
          <table:table-cell office:value-type="float" office:value="0.0000146594956521739" calcext:value-type="float">
            <text:p>1.46594956521739E-05</text:p>
          </table:table-cell>
        </table:table-row>
        <table:table-row table:style-name="ro1">
          <table:table-cell office:value-type="string" calcext:value-type="string">
            <text:p>2019-10-21 02:52:1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15" calcext:value-type="float">
            <text:p>115</text:p>
          </table:table-cell>
          <table:table-cell office:value-type="float" office:value="2.269220085" calcext:value-type="float">
            <text:p>2.269220085</text:p>
          </table:table-cell>
          <table:table-cell office:value-type="float" office:value="0.000159702" calcext:value-type="float">
            <text:p>0.000159702</text:p>
          </table:table-cell>
          <table:table-cell office:value-type="float" office:value="3.256233011" calcext:value-type="float">
            <text:p>3.256233011</text:p>
          </table:table-cell>
          <table:table-cell office:value-type="float" office:value="0.01836573" calcext:value-type="float">
            <text:p>0.01836573</text:p>
          </table:table-cell>
          <table:table-cell office:value-type="float" office:value="374.466796265" calcext:value-type="float">
            <text:p>374.466796265</text:p>
          </table:table-cell>
          <table:table-cell office:value-type="float" office:value="0.00000138871304347826" calcext:value-type="float">
            <text:p>1.38871304347826E-06</text:p>
          </table:table-cell>
          <table:table-cell office:value-type="float" office:value="0.0283150696608696" calcext:value-type="float">
            <text:p>0.02831506966087</text:p>
          </table:table-cell>
        </table:table-row>
        <table:table-row table:style-name="ro1">
          <table:table-cell office:value-type="string" calcext:value-type="string">
            <text:p>2019-10-21 02:52:2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16" calcext:value-type="float">
            <text:p>116</text:p>
          </table:table-cell>
          <table:table-cell office:value-type="float" office:value="0.000508378" calcext:value-type="float">
            <text:p>0.000508378</text:p>
          </table:table-cell>
          <table:table-cell office:value-type="float" office:value="0.000913868" calcext:value-type="float">
            <text:p>0.000913868</text:p>
          </table:table-cell>
          <table:table-cell office:value-type="float" office:value="0.002931661" calcext:value-type="float">
            <text:p>0.002931661</text:p>
          </table:table-cell>
          <table:table-cell office:value-type="float" office:value="0.106008688" calcext:value-type="float">
            <text:p>0.106008688</text:p>
          </table:table-cell>
          <table:table-cell office:value-type="float" office:value="0.340072676" calcext:value-type="float">
            <text:p>0.340072676</text:p>
          </table:table-cell>
          <table:table-cell office:value-type="float" office:value="0.0000078781724137931" calcext:value-type="float">
            <text:p>7.8781724137931E-06</text:p>
          </table:table-cell>
          <table:table-cell office:value-type="float" office:value="0.0000252729396551724" calcext:value-type="float">
            <text:p>2.52729396551724E-05</text:p>
          </table:table-cell>
        </table:table-row>
        <table:table-row table:style-name="ro1">
          <table:table-cell office:value-type="string" calcext:value-type="string">
            <text:p>2019-10-21 02:52:2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16" calcext:value-type="float">
            <text:p>116</text:p>
          </table:table-cell>
          <table:table-cell office:value-type="float" office:value="2.347255979" calcext:value-type="float">
            <text:p>2.347255979</text:p>
          </table:table-cell>
          <table:table-cell office:value-type="float" office:value="0.000164129" calcext:value-type="float">
            <text:p>0.000164129</text:p>
          </table:table-cell>
          <table:table-cell office:value-type="float" office:value="3.228115821" calcext:value-type="float">
            <text:p>3.228115821</text:p>
          </table:table-cell>
          <table:table-cell office:value-type="float" office:value="0.019038964" calcext:value-type="float">
            <text:p>0.019038964</text:p>
          </table:table-cell>
          <table:table-cell office:value-type="float" office:value="374.461435236" calcext:value-type="float">
            <text:p>374.461435236</text:p>
          </table:table-cell>
          <table:table-cell office:value-type="float" office:value="0.00000141490517241379" calcext:value-type="float">
            <text:p>1.41490517241379E-06</text:p>
          </table:table-cell>
          <table:table-cell office:value-type="float" office:value="0.0278285846637931" calcext:value-type="float">
            <text:p>0.027828584663793</text:p>
          </table:table-cell>
        </table:table-row>
        <table:table-row table:style-name="ro1">
          <table:table-cell office:value-type="string" calcext:value-type="string">
            <text:p>2019-10-21 02:52:2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17" calcext:value-type="float">
            <text:p>117</text:p>
          </table:table-cell>
          <table:table-cell office:value-type="float" office:value="0.000714335" calcext:value-type="float">
            <text:p>0.000714335</text:p>
          </table:table-cell>
          <table:table-cell office:value-type="float" office:value="0.001185107" calcext:value-type="float">
            <text:p>0.001185107</text:p>
          </table:table-cell>
          <table:table-cell office:value-type="float" office:value="0.003834258" calcext:value-type="float">
            <text:p>0.003834258</text:p>
          </table:table-cell>
          <table:table-cell office:value-type="float" office:value="0.138657519" calcext:value-type="float">
            <text:p>0.138657519</text:p>
          </table:table-cell>
          <table:table-cell office:value-type="float" office:value="0.448608186" calcext:value-type="float">
            <text:p>0.448608186</text:p>
          </table:table-cell>
          <table:table-cell office:value-type="float" office:value="0.0000101291196581197" calcext:value-type="float">
            <text:p>1.01291196581197E-05</text:p>
          </table:table-cell>
          <table:table-cell office:value-type="float" office:value="0.0000327714358974359" calcext:value-type="float">
            <text:p>3.27714358974359E-05</text:p>
          </table:table-cell>
        </table:table-row>
        <table:table-row table:style-name="ro1">
          <table:table-cell office:value-type="string" calcext:value-type="string">
            <text:p>2019-10-21 02:52:2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17" calcext:value-type="float">
            <text:p>117</text:p>
          </table:table-cell>
          <table:table-cell office:value-type="float" office:value="2.306518176" calcext:value-type="float">
            <text:p>2.306518176</text:p>
          </table:table-cell>
          <table:table-cell office:value-type="float" office:value="0.00017304" calcext:value-type="float">
            <text:p>0.00017304</text:p>
          </table:table-cell>
          <table:table-cell office:value-type="float" office:value="3.414179259" calcext:value-type="float">
            <text:p>3.414179259</text:p>
          </table:table-cell>
          <table:table-cell office:value-type="float" office:value="0.02024568" calcext:value-type="float">
            <text:p>0.02024568</text:p>
          </table:table-cell>
          <table:table-cell office:value-type="float" office:value="399.458973303" calcext:value-type="float">
            <text:p>399.458973303</text:p>
          </table:table-cell>
          <table:table-cell office:value-type="float" office:value="0.00000147897435897436" calcext:value-type="float">
            <text:p>1.47897435897436E-06</text:p>
          </table:table-cell>
          <table:table-cell office:value-type="float" office:value="0.0291810193076923" calcext:value-type="float">
            <text:p>0.029181019307692</text:p>
          </table:table-cell>
        </table:table-row>
        <table:table-row table:style-name="ro1">
          <table:table-cell office:value-type="string" calcext:value-type="string">
            <text:p>2019-10-21 02:52:3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18" calcext:value-type="float">
            <text:p>118</text:p>
          </table:table-cell>
          <table:table-cell office:value-type="float" office:value="0.000982482" calcext:value-type="float">
            <text:p>0.000982482</text:p>
          </table:table-cell>
          <table:table-cell office:value-type="float" office:value="0.001740109" calcext:value-type="float">
            <text:p>0.001740109</text:p>
          </table:table-cell>
          <table:table-cell office:value-type="float" office:value="0.004276573" calcext:value-type="float">
            <text:p>0.004276573</text:p>
          </table:table-cell>
          <table:table-cell office:value-type="float" office:value="0.205332862" calcext:value-type="float">
            <text:p>0.205332862</text:p>
          </table:table-cell>
          <table:table-cell office:value-type="float" office:value="0.504635614" calcext:value-type="float">
            <text:p>0.504635614</text:p>
          </table:table-cell>
          <table:table-cell office:value-type="float" office:value="0.000014746686440678" calcext:value-type="float">
            <text:p>1.4746686440678E-05</text:p>
          </table:table-cell>
          <table:table-cell office:value-type="float" office:value="0.0000362421440677966" calcext:value-type="float">
            <text:p>3.62421440677966E-05</text:p>
          </table:table-cell>
        </table:table-row>
        <table:table-row table:style-name="ro1">
          <table:table-cell office:value-type="string" calcext:value-type="string">
            <text:p>2019-10-21 02:52:3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18" calcext:value-type="float">
            <text:p>118</text:p>
          </table:table-cell>
          <table:table-cell office:value-type="float" office:value="2.259022391" calcext:value-type="float">
            <text:p>2.259022391</text:p>
          </table:table-cell>
          <table:table-cell office:value-type="float" office:value="0.000169979" calcext:value-type="float">
            <text:p>0.000169979</text:p>
          </table:table-cell>
          <table:table-cell office:value-type="float" office:value="3.294813327" calcext:value-type="float">
            <text:p>3.294813327</text:p>
          </table:table-cell>
          <table:table-cell office:value-type="float" office:value="0.020057522" calcext:value-type="float">
            <text:p>0.020057522</text:p>
          </table:table-cell>
          <table:table-cell office:value-type="float" office:value="388.787972586" calcext:value-type="float">
            <text:p>388.787972586</text:p>
          </table:table-cell>
          <table:table-cell office:value-type="float" office:value="0.0000014405" calcext:value-type="float">
            <text:p>1.4405E-06</text:p>
          </table:table-cell>
          <table:table-cell office:value-type="float" office:value="0.027922146838983" calcext:value-type="float">
            <text:p>0.027922146838983</text:p>
          </table:table-cell>
        </table:table-row>
        <table:table-row table:style-name="ro1">
          <table:table-cell office:value-type="string" calcext:value-type="string">
            <text:p>2019-10-21 02:52:4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19" calcext:value-type="float">
            <text:p>119</text:p>
          </table:table-cell>
          <table:table-cell office:value-type="float" office:value="0.000897611" calcext:value-type="float">
            <text:p>0.000897611</text:p>
          </table:table-cell>
          <table:table-cell office:value-type="float" office:value="0.00179053" calcext:value-type="float">
            <text:p>0.00179053</text:p>
          </table:table-cell>
          <table:table-cell office:value-type="float" office:value="0.003659565" calcext:value-type="float">
            <text:p>0.003659565</text:p>
          </table:table-cell>
          <table:table-cell office:value-type="float" office:value="0.21307307" calcext:value-type="float">
            <text:p>0.21307307</text:p>
          </table:table-cell>
          <table:table-cell office:value-type="float" office:value="0.435488235" calcext:value-type="float">
            <text:p>0.435488235</text:p>
          </table:table-cell>
          <table:table-cell office:value-type="float" office:value="0.0000150464705882353" calcext:value-type="float">
            <text:p>1.50464705882353E-05</text:p>
          </table:table-cell>
          <table:table-cell office:value-type="float" office:value="0.0000307526470588235" calcext:value-type="float">
            <text:p>3.07526470588235E-05</text:p>
          </table:table-cell>
        </table:table-row>
        <table:table-row table:style-name="ro1">
          <table:table-cell office:value-type="string" calcext:value-type="string">
            <text:p>2019-10-21 02:52:4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19" calcext:value-type="float">
            <text:p>119</text:p>
          </table:table-cell>
          <table:table-cell office:value-type="float" office:value="2.239326824" calcext:value-type="float">
            <text:p>2.239326824</text:p>
          </table:table-cell>
          <table:table-cell office:value-type="float" office:value="0.000149574" calcext:value-type="float">
            <text:p>0.000149574</text:p>
          </table:table-cell>
          <table:table-cell office:value-type="float" office:value="3.293968547" calcext:value-type="float">
            <text:p>3.293968547</text:p>
          </table:table-cell>
          <table:table-cell office:value-type="float" office:value="0.017799306" calcext:value-type="float">
            <text:p>0.017799306</text:p>
          </table:table-cell>
          <table:table-cell office:value-type="float" office:value="391.982257093" calcext:value-type="float">
            <text:p>391.982257093</text:p>
          </table:table-cell>
          <table:table-cell office:value-type="float" office:value="0.0000012569243697479" calcext:value-type="float">
            <text:p>1.2569243697479E-06</text:p>
          </table:table-cell>
          <table:table-cell office:value-type="float" office:value="0.0276804079579832" calcext:value-type="float">
            <text:p>0.027680407957983</text:p>
          </table:table-cell>
        </table:table-row>
        <table:table-row table:style-name="ro1">
          <table:table-cell office:value-type="string" calcext:value-type="string">
            <text:p>2019-10-21 02:52:4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20" calcext:value-type="float">
            <text:p>120</text:p>
          </table:table-cell>
          <table:table-cell office:value-type="float" office:value="0.000381142" calcext:value-type="float">
            <text:p>0.000381142</text:p>
          </table:table-cell>
          <table:table-cell office:value-type="float" office:value="0.000712848" calcext:value-type="float">
            <text:p>0.000712848</text:p>
          </table:table-cell>
          <table:table-cell office:value-type="float" office:value="0.001879551" calcext:value-type="float">
            <text:p>0.001879551</text:p>
          </table:table-cell>
          <table:table-cell office:value-type="float" office:value="0.08554176" calcext:value-type="float">
            <text:p>0.08554176</text:p>
          </table:table-cell>
          <table:table-cell office:value-type="float" office:value="0.22554612" calcext:value-type="float">
            <text:p>0.22554612</text:p>
          </table:table-cell>
          <table:table-cell office:value-type="float" office:value="0.0000059404" calcext:value-type="float">
            <text:p>5.9404E-06</text:p>
          </table:table-cell>
          <table:table-cell office:value-type="float" office:value="0.000015662925" calcext:value-type="float">
            <text:p>1.5662925E-05</text:p>
          </table:table-cell>
        </table:table-row>
        <table:table-row table:style-name="ro1">
          <table:table-cell office:value-type="string" calcext:value-type="string">
            <text:p>2019-10-21 02:52:4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20" calcext:value-type="float">
            <text:p>120</text:p>
          </table:table-cell>
          <table:table-cell office:value-type="float" office:value="2.290382047" calcext:value-type="float">
            <text:p>2.290382047</text:p>
          </table:table-cell>
          <table:table-cell office:value-type="float" office:value="0.000161939" calcext:value-type="float">
            <text:p>0.000161939</text:p>
          </table:table-cell>
          <table:table-cell office:value-type="float" office:value="3.324514532" calcext:value-type="float">
            <text:p>3.324514532</text:p>
          </table:table-cell>
          <table:table-cell office:value-type="float" office:value="0.01943268" calcext:value-type="float">
            <text:p>0.01943268</text:p>
          </table:table-cell>
          <table:table-cell office:value-type="float" office:value="398.94174384" calcext:value-type="float">
            <text:p>398.94174384</text:p>
          </table:table-cell>
          <table:table-cell office:value-type="float" office:value="0.00000134949166666667" calcext:value-type="float">
            <text:p>1.34949166666667E-06</text:p>
          </table:table-cell>
          <table:table-cell office:value-type="float" office:value="0.0277042877666667" calcext:value-type="float">
            <text:p>0.027704287766667</text:p>
          </table:table-cell>
        </table:table-row>
        <table:table-row table:style-name="ro1">
          <table:table-cell office:value-type="string" calcext:value-type="string">
            <text:p>2019-10-21 02:52:5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21" calcext:value-type="float">
            <text:p>121</text:p>
          </table:table-cell>
          <table:table-cell office:value-type="float" office:value="0.000836655" calcext:value-type="float">
            <text:p>0.000836655</text:p>
          </table:table-cell>
          <table:table-cell office:value-type="float" office:value="0.001788444" calcext:value-type="float">
            <text:p>0.001788444</text:p>
          </table:table-cell>
          <table:table-cell office:value-type="float" office:value="0.003954438" calcext:value-type="float">
            <text:p>0.003954438</text:p>
          </table:table-cell>
          <table:table-cell office:value-type="float" office:value="0.216401724" calcext:value-type="float">
            <text:p>0.216401724</text:p>
          </table:table-cell>
          <table:table-cell office:value-type="float" office:value="0.478486998" calcext:value-type="float">
            <text:p>0.478486998</text:p>
          </table:table-cell>
          <table:table-cell office:value-type="float" office:value="0.0000147805289256198" calcext:value-type="float">
            <text:p>1.47805289256198E-05</text:p>
          </table:table-cell>
          <table:table-cell office:value-type="float" office:value="0.000032681305785124" calcext:value-type="float">
            <text:p>3.2681305785124E-05</text:p>
          </table:table-cell>
        </table:table-row>
        <table:table-row table:style-name="ro1">
          <table:table-cell office:value-type="string" calcext:value-type="string">
            <text:p>2019-10-21 02:52:5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21" calcext:value-type="float">
            <text:p>121</text:p>
          </table:table-cell>
          <table:table-cell office:value-type="float" office:value="1.778114289" calcext:value-type="float">
            <text:p>1.778114289</text:p>
          </table:table-cell>
          <table:table-cell office:value-type="float" office:value="0.00018006" calcext:value-type="float">
            <text:p>0.00018006</text:p>
          </table:table-cell>
          <table:table-cell office:value-type="float" office:value="3.336232646" calcext:value-type="float">
            <text:p>3.336232646</text:p>
          </table:table-cell>
          <table:table-cell office:value-type="float" office:value="0.02178726" calcext:value-type="float">
            <text:p>0.02178726</text:p>
          </table:table-cell>
          <table:table-cell office:value-type="float" office:value="403.684150166" calcext:value-type="float">
            <text:p>403.684150166</text:p>
          </table:table-cell>
          <table:table-cell office:value-type="float" office:value="0.00000148809917355372" calcext:value-type="float">
            <text:p>1.48809917355372E-06</text:p>
          </table:table-cell>
          <table:table-cell office:value-type="float" office:value="0.0275721706280992" calcext:value-type="float">
            <text:p>0.027572170628099</text:p>
          </table:table-cell>
        </table:table-row>
        <table:table-row table:style-name="ro1">
          <table:table-cell office:value-type="string" calcext:value-type="string">
            <text:p>2019-10-21 02:52:5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22" calcext:value-type="float">
            <text:p>122</text:p>
          </table:table-cell>
          <table:table-cell office:value-type="float" office:value="0.000826476" calcext:value-type="float">
            <text:p>0.000826476</text:p>
          </table:table-cell>
          <table:table-cell office:value-type="float" office:value="0.001430952" calcext:value-type="float">
            <text:p>0.001430952</text:p>
          </table:table-cell>
          <table:table-cell office:value-type="float" office:value="0.004076761" calcext:value-type="float">
            <text:p>0.004076761</text:p>
          </table:table-cell>
          <table:table-cell office:value-type="float" office:value="0.174576144" calcext:value-type="float">
            <text:p>0.174576144</text:p>
          </table:table-cell>
          <table:table-cell office:value-type="float" office:value="0.497364842" calcext:value-type="float">
            <text:p>0.497364842</text:p>
          </table:table-cell>
          <table:table-cell office:value-type="float" office:value="0.0000117291147540984" calcext:value-type="float">
            <text:p>1.17291147540984E-05</text:p>
          </table:table-cell>
          <table:table-cell office:value-type="float" office:value="0.0000334160737704918" calcext:value-type="float">
            <text:p>3.34160737704918E-05</text:p>
          </table:table-cell>
        </table:table-row>
        <table:table-row table:style-name="ro1">
          <table:table-cell office:value-type="string" calcext:value-type="string">
            <text:p>2019-10-21 02:52:5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22" calcext:value-type="float">
            <text:p>122</text:p>
          </table:table-cell>
          <table:table-cell office:value-type="float" office:value="1.803421336" calcext:value-type="float">
            <text:p>1.803421336</text:p>
          </table:table-cell>
          <table:table-cell office:value-type="float" office:value="0.000182892" calcext:value-type="float">
            <text:p>0.000182892</text:p>
          </table:table-cell>
          <table:table-cell office:value-type="float" office:value="3.37549458" calcext:value-type="float">
            <text:p>3.37549458</text:p>
          </table:table-cell>
          <table:table-cell office:value-type="float" office:value="0.022312824" calcext:value-type="float">
            <text:p>0.022312824</text:p>
          </table:table-cell>
          <table:table-cell office:value-type="float" office:value="411.81033876" calcext:value-type="float">
            <text:p>411.81033876</text:p>
          </table:table-cell>
          <table:table-cell office:value-type="float" office:value="0.00000149911475409836" calcext:value-type="float">
            <text:p>1.49911475409836E-06</text:p>
          </table:table-cell>
          <table:table-cell office:value-type="float" office:value="0.0276679883606557" calcext:value-type="float">
            <text:p>0.027667988360656</text:p>
          </table:table-cell>
        </table:table-row>
        <table:table-row table:style-name="ro1">
          <table:table-cell office:value-type="string" calcext:value-type="string">
            <text:p>2019-10-21 02:53:0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23" calcext:value-type="float">
            <text:p>123</text:p>
          </table:table-cell>
          <table:table-cell office:value-type="float" office:value="0.000817925" calcext:value-type="float">
            <text:p>0.000817925</text:p>
          </table:table-cell>
          <table:table-cell office:value-type="float" office:value="0.001373769" calcext:value-type="float">
            <text:p>0.001373769</text:p>
          </table:table-cell>
          <table:table-cell office:value-type="float" office:value="0.00465047" calcext:value-type="float">
            <text:p>0.00465047</text:p>
          </table:table-cell>
          <table:table-cell office:value-type="float" office:value="0.168973587" calcext:value-type="float">
            <text:p>0.168973587</text:p>
          </table:table-cell>
          <table:table-cell office:value-type="float" office:value="0.57200781" calcext:value-type="float">
            <text:p>0.57200781</text:p>
          </table:table-cell>
          <table:table-cell office:value-type="float" office:value="0.0000111688536585366" calcext:value-type="float">
            <text:p>1.11688536585366E-05</text:p>
          </table:table-cell>
          <table:table-cell office:value-type="float" office:value="0.0000378086991869919" calcext:value-type="float">
            <text:p>3.78086991869919E-05</text:p>
          </table:table-cell>
        </table:table-row>
        <table:table-row table:style-name="ro1">
          <table:table-cell office:value-type="string" calcext:value-type="string">
            <text:p>2019-10-21 02:53:0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23" calcext:value-type="float">
            <text:p>123</text:p>
          </table:table-cell>
          <table:table-cell office:value-type="float" office:value="1.785482262" calcext:value-type="float">
            <text:p>1.785482262</text:p>
          </table:table-cell>
          <table:table-cell office:value-type="float" office:value="0.000162907" calcext:value-type="float">
            <text:p>0.000162907</text:p>
          </table:table-cell>
          <table:table-cell office:value-type="float" office:value="3.367074436" calcext:value-type="float">
            <text:p>3.367074436</text:p>
          </table:table-cell>
          <table:table-cell office:value-type="float" office:value="0.020037561" calcext:value-type="float">
            <text:p>0.020037561</text:p>
          </table:table-cell>
          <table:table-cell office:value-type="float" office:value="414.150155628" calcext:value-type="float">
            <text:p>414.150155628</text:p>
          </table:table-cell>
          <table:table-cell office:value-type="float" office:value="0.00000132444715447154" calcext:value-type="float">
            <text:p>1.32444715447154E-06</text:p>
          </table:table-cell>
          <table:table-cell office:value-type="float" office:value="0.0273745889105691" calcext:value-type="float">
            <text:p>0.027374588910569</text:p>
          </table:table-cell>
        </table:table-row>
        <table:table-row table:style-name="ro1">
          <table:table-cell office:value-type="string" calcext:value-type="string">
            <text:p>2019-10-21 02:53:0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24" calcext:value-type="float">
            <text:p>124</text:p>
          </table:table-cell>
          <table:table-cell office:value-type="float" office:value="0.000407214" calcext:value-type="float">
            <text:p>0.000407214</text:p>
          </table:table-cell>
          <table:table-cell office:value-type="float" office:value="0.000678986" calcext:value-type="float">
            <text:p>0.000678986</text:p>
          </table:table-cell>
          <table:table-cell office:value-type="float" office:value="0.002201121" calcext:value-type="float">
            <text:p>0.002201121</text:p>
          </table:table-cell>
          <table:table-cell office:value-type="float" office:value="0.084194264" calcext:value-type="float">
            <text:p>0.084194264</text:p>
          </table:table-cell>
          <table:table-cell office:value-type="float" office:value="0.272939004" calcext:value-type="float">
            <text:p>0.272939004</text:p>
          </table:table-cell>
          <table:table-cell office:value-type="float" office:value="0.0000054756935483871" calcext:value-type="float">
            <text:p>5.4756935483871E-06</text:p>
          </table:table-cell>
          <table:table-cell office:value-type="float" office:value="0.0000177509758064516" calcext:value-type="float">
            <text:p>1.77509758064516E-05</text:p>
          </table:table-cell>
        </table:table-row>
        <table:table-row table:style-name="ro1">
          <table:table-cell office:value-type="string" calcext:value-type="string">
            <text:p>2019-10-21 02:53:0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24" calcext:value-type="float">
            <text:p>124</text:p>
          </table:table-cell>
          <table:table-cell office:value-type="float" office:value="1.813858543" calcext:value-type="float">
            <text:p>1.813858543</text:p>
          </table:table-cell>
          <table:table-cell office:value-type="float" office:value="0.000182104" calcext:value-type="float">
            <text:p>0.000182104</text:p>
          </table:table-cell>
          <table:table-cell office:value-type="float" office:value="3.369133324" calcext:value-type="float">
            <text:p>3.369133324</text:p>
          </table:table-cell>
          <table:table-cell office:value-type="float" office:value="0.022580896" calcext:value-type="float">
            <text:p>0.022580896</text:p>
          </table:table-cell>
          <table:table-cell office:value-type="float" office:value="417.772532176" calcext:value-type="float">
            <text:p>417.772532176</text:p>
          </table:table-cell>
          <table:table-cell office:value-type="float" office:value="0.00000146858064516129" calcext:value-type="float">
            <text:p>1.46858064516129E-06</text:p>
          </table:table-cell>
          <table:table-cell office:value-type="float" office:value="0.0271704300322581" calcext:value-type="float">
            <text:p>0.027170430032258</text:p>
          </table:table-cell>
        </table:table-row>
        <table:table-row table:style-name="ro1">
          <table:table-cell office:value-type="string" calcext:value-type="string">
            <text:p>2019-10-21 02:53:1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25" calcext:value-type="float">
            <text:p>125</text:p>
          </table:table-cell>
          <table:table-cell office:value-type="float" office:value="0.000393742" calcext:value-type="float">
            <text:p>0.000393742</text:p>
          </table:table-cell>
          <table:table-cell office:value-type="float" office:value="0.013158752" calcext:value-type="float">
            <text:p>0.013158752</text:p>
          </table:table-cell>
          <table:table-cell office:value-type="float" office:value="0.001167263" calcext:value-type="float">
            <text:p>0.001167263</text:p>
          </table:table-cell>
          <table:table-cell office:value-type="float" office:value="1.644844" calcext:value-type="float">
            <text:p>1.644844</text:p>
          </table:table-cell>
          <table:table-cell office:value-type="float" office:value="0.145907875" calcext:value-type="float">
            <text:p>0.145907875</text:p>
          </table:table-cell>
          <table:table-cell office:value-type="float" office:value="0.000105270016" calcext:value-type="float">
            <text:p>0.000105270016</text:p>
          </table:table-cell>
          <table:table-cell office:value-type="float" office:value="0.000009338104" calcext:value-type="float">
            <text:p>9.338104E-06</text:p>
          </table:table-cell>
        </table:table-row>
        <table:table-row table:style-name="ro1">
          <table:table-cell office:value-type="string" calcext:value-type="string">
            <text:p>2019-10-21 02:53:1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25" calcext:value-type="float">
            <text:p>125</text:p>
          </table:table-cell>
          <table:table-cell office:value-type="float" office:value="1.834466532" calcext:value-type="float">
            <text:p>1.834466532</text:p>
          </table:table-cell>
          <table:table-cell office:value-type="float" office:value="0.00024869" calcext:value-type="float">
            <text:p>0.00024869</text:p>
          </table:table-cell>
          <table:table-cell office:value-type="float" office:value="3.365707169" calcext:value-type="float">
            <text:p>3.365707169</text:p>
          </table:table-cell>
          <table:table-cell office:value-type="float" office:value="0.03108625" calcext:value-type="float">
            <text:p>0.03108625</text:p>
          </table:table-cell>
          <table:table-cell office:value-type="float" office:value="420.713396125" calcext:value-type="float">
            <text:p>420.713396125</text:p>
          </table:table-cell>
          <table:table-cell office:value-type="float" office:value="0.00000198952" calcext:value-type="float">
            <text:p>1.98952E-06</text:p>
          </table:table-cell>
          <table:table-cell office:value-type="float" office:value="0.026925657352" calcext:value-type="float">
            <text:p>0.026925657352</text:p>
          </table:table-cell>
        </table:table-row>
        <table:table-row table:style-name="ro1">
          <table:table-cell office:value-type="string" calcext:value-type="string">
            <text:p>2019-10-21 02:53:1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26" calcext:value-type="float">
            <text:p>126</text:p>
          </table:table-cell>
          <table:table-cell office:value-type="float" office:value="0.000818744" calcext:value-type="float">
            <text:p>0.000818744</text:p>
          </table:table-cell>
          <table:table-cell office:value-type="float" office:value="0.007257662" calcext:value-type="float">
            <text:p>0.007257662</text:p>
          </table:table-cell>
          <table:table-cell office:value-type="float" office:value="0.001913888" calcext:value-type="float">
            <text:p>0.001913888</text:p>
          </table:table-cell>
          <table:table-cell office:value-type="float" office:value="0.914465412" calcext:value-type="float">
            <text:p>0.914465412</text:p>
          </table:table-cell>
          <table:table-cell office:value-type="float" office:value="0.241149888" calcext:value-type="float">
            <text:p>0.241149888</text:p>
          </table:table-cell>
          <table:table-cell office:value-type="float" office:value="0.0000576004920634921" calcext:value-type="float">
            <text:p>5.76004920634921E-05</text:p>
          </table:table-cell>
          <table:table-cell office:value-type="float" office:value="0.0000151895873015873" calcext:value-type="float">
            <text:p>1.51895873015873E-05</text:p>
          </table:table-cell>
        </table:table-row>
        <table:table-row table:style-name="ro1">
          <table:table-cell office:value-type="string" calcext:value-type="string">
            <text:p>2019-10-21 02:53:1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26" calcext:value-type="float">
            <text:p>126</text:p>
          </table:table-cell>
          <table:table-cell office:value-type="float" office:value="1.834812124" calcext:value-type="float">
            <text:p>1.834812124</text:p>
          </table:table-cell>
          <table:table-cell office:value-type="float" office:value="0.000187754" calcext:value-type="float">
            <text:p>0.000187754</text:p>
          </table:table-cell>
          <table:table-cell office:value-type="float" office:value="3.444660552" calcext:value-type="float">
            <text:p>3.444660552</text:p>
          </table:table-cell>
          <table:table-cell office:value-type="float" office:value="0.023657004" calcext:value-type="float">
            <text:p>0.023657004</text:p>
          </table:table-cell>
          <table:table-cell office:value-type="float" office:value="434.027229552" calcext:value-type="float">
            <text:p>434.027229552</text:p>
          </table:table-cell>
          <table:table-cell office:value-type="float" office:value="0.00000149011111111111" calcext:value-type="float">
            <text:p>1.49011111111111E-06</text:p>
          </table:table-cell>
          <table:table-cell office:value-type="float" office:value="0.0273385758095238" calcext:value-type="float">
            <text:p>0.027338575809524</text:p>
          </table:table-cell>
        </table:table-row>
        <table:table-row table:style-name="ro1">
          <table:table-cell office:value-type="string" calcext:value-type="string">
            <text:p>2019-10-21 02:53:2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27" calcext:value-type="float">
            <text:p>127</text:p>
          </table:table-cell>
          <table:table-cell office:value-type="float" office:value="0.000819248" calcext:value-type="float">
            <text:p>0.000819248</text:p>
          </table:table-cell>
          <table:table-cell office:value-type="float" office:value="0.003352691" calcext:value-type="float">
            <text:p>0.003352691</text:p>
          </table:table-cell>
          <table:table-cell office:value-type="float" office:value="0.003266457" calcext:value-type="float">
            <text:p>0.003266457</text:p>
          </table:table-cell>
          <table:table-cell office:value-type="float" office:value="0.425791757" calcext:value-type="float">
            <text:p>0.425791757</text:p>
          </table:table-cell>
          <table:table-cell office:value-type="float" office:value="0.414840039" calcext:value-type="float">
            <text:p>0.414840039</text:p>
          </table:table-cell>
          <table:table-cell office:value-type="float" office:value="0.0000263991417322835" calcext:value-type="float">
            <text:p>2.63991417322835E-05</text:p>
          </table:table-cell>
          <table:table-cell office:value-type="float" office:value="0.0000257201338582677" calcext:value-type="float">
            <text:p>2.57201338582677E-05</text:p>
          </table:table-cell>
        </table:table-row>
        <table:table-row table:style-name="ro1">
          <table:table-cell office:value-type="string" calcext:value-type="string">
            <text:p>2019-10-21 02:53:2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27" calcext:value-type="float">
            <text:p>127</text:p>
          </table:table-cell>
          <table:table-cell office:value-type="float" office:value="1.836855357" calcext:value-type="float">
            <text:p>1.836855357</text:p>
          </table:table-cell>
          <table:table-cell office:value-type="float" office:value="0.00018367" calcext:value-type="float">
            <text:p>0.00018367</text:p>
          </table:table-cell>
          <table:table-cell office:value-type="float" office:value="3.45000692" calcext:value-type="float">
            <text:p>3.45000692</text:p>
          </table:table-cell>
          <table:table-cell office:value-type="float" office:value="0.02332609" calcext:value-type="float">
            <text:p>0.02332609</text:p>
          </table:table-cell>
          <table:table-cell office:value-type="float" office:value="438.15087884" calcext:value-type="float">
            <text:p>438.15087884</text:p>
          </table:table-cell>
          <table:table-cell office:value-type="float" office:value="0.00000144622047244095" calcext:value-type="float">
            <text:p>1.44622047244095E-06</text:p>
          </table:table-cell>
          <table:table-cell office:value-type="float" office:value="0.0271654088188976" calcext:value-type="float">
            <text:p>0.027165408818898</text:p>
          </table:table-cell>
        </table:table-row>
        <table:table-row table:style-name="ro1">
          <table:table-cell office:value-type="string" calcext:value-type="string">
            <text:p>2019-10-21 02:53:2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28" calcext:value-type="float">
            <text:p>128</text:p>
          </table:table-cell>
          <table:table-cell office:value-type="float" office:value="0.000456829" calcext:value-type="float">
            <text:p>0.000456829</text:p>
          </table:table-cell>
          <table:table-cell office:value-type="float" office:value="0.000816741" calcext:value-type="float">
            <text:p>0.000816741</text:p>
          </table:table-cell>
          <table:table-cell office:value-type="float" office:value="0.002551801" calcext:value-type="float">
            <text:p>0.002551801</text:p>
          </table:table-cell>
          <table:table-cell office:value-type="float" office:value="0.104542848" calcext:value-type="float">
            <text:p>0.104542848</text:p>
          </table:table-cell>
          <table:table-cell office:value-type="float" office:value="0.326630528" calcext:value-type="float">
            <text:p>0.326630528</text:p>
          </table:table-cell>
          <table:table-cell office:value-type="float" office:value="0.0000063807890625" calcext:value-type="float">
            <text:p>6.3807890625E-06</text:p>
          </table:table-cell>
          <table:table-cell office:value-type="float" office:value="0.0000199359453125" calcext:value-type="float">
            <text:p>1.99359453125E-05</text:p>
          </table:table-cell>
        </table:table-row>
        <table:table-row table:style-name="ro1">
          <table:table-cell office:value-type="string" calcext:value-type="string">
            <text:p>2019-10-21 02:53:2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28" calcext:value-type="float">
            <text:p>128</text:p>
          </table:table-cell>
          <table:table-cell office:value-type="float" office:value="1.891213936" calcext:value-type="float">
            <text:p>1.891213936</text:p>
          </table:table-cell>
          <table:table-cell office:value-type="float" office:value="0.000165708" calcext:value-type="float">
            <text:p>0.000165708</text:p>
          </table:table-cell>
          <table:table-cell office:value-type="float" office:value="3.512947368" calcext:value-type="float">
            <text:p>3.512947368</text:p>
          </table:table-cell>
          <table:table-cell office:value-type="float" office:value="0.021210624" calcext:value-type="float">
            <text:p>0.021210624</text:p>
          </table:table-cell>
          <table:table-cell office:value-type="float" office:value="449.657263104" calcext:value-type="float">
            <text:p>449.657263104</text:p>
          </table:table-cell>
          <table:table-cell office:value-type="float" office:value="0.00000129459375" calcext:value-type="float">
            <text:p>1.29459375E-06</text:p>
          </table:table-cell>
          <table:table-cell office:value-type="float" office:value="0.0274449013125" calcext:value-type="float">
            <text:p>0.0274449013125</text:p>
          </table:table-cell>
        </table:table-row>
      </table:table>
      <table:table table:name="Pivot Table_bench.cr_1" table:style-name="ta1">
        <table:shapes>
          <draw:frame draw:z-index="0" draw:style-name="gr1" draw:text-style-name="P1" svg:width="1218.13pt" svg:height="685.16pt" svg:x="405.41pt" svg:y="51.9pt">
            <draw:object draw:notify-on-update-of-ranges="PT@categories PT@label 0 PT@data 0 PT@label 1 PT@data 1 PT@label 2 PT@data 2 PT@label 3 PT@data 3 PT@label 4 PT@data 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2" table:default-cell-style-name="ce29"/>
        <table:table-column table:style-name="co12" table:default-cell-style-name="ce35"/>
        <table:table-column table:style-name="co12" table:number-columns-repeated="3" table:default-cell-style-name="ce41"/>
        <table:table-column table:style-name="co12" table:default-cell-style-name="ce47"/>
        <table:table-row table:style-name="ro1">
          <table:table-cell table:style-name="Pivot_20_Table_20_Field" office:value-type="string" calcext:value-type="string">
            <text:p>batch_timestamp</text:p>
          </table:table-cell>
          <table:table-cell table:style-name="ce31" office:value-type="string" calcext:value-type="string">
            <text:p>- all -</text:p>
          </table:table-cell>
          <table:table-cell table:style-name="Default" table:number-columns-repeated="4"/>
        </table:table-row>
        <table:table-row table:style-name="ro1">
          <table:table-cell table:style-name="Pivot_20_Table_20_Field" office:value-type="string" calcext:value-type="string">
            <text:p>qty_loops</text:p>
          </table:table-cell>
          <table:table-cell table:style-name="ce31" office:value-type="string" calcext:value-type="string">
            <text:p>- all -</text:p>
          </table:table-cell>
          <table:table-cell table:style-name="Default" table:number-columns-repeated="4"/>
        </table:table-row>
        <table:table-row table:style-name="ro1">
          <table:table-cell table:style-name="Pivot_20_Table_20_Field" office:value-type="string" calcext:value-type="string">
            <text:p>title</text:p>
          </table:table-cell>
          <table:table-cell table:style-name="ce31" office:value-type="string" calcext:value-type="string">
            <text:p>fib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26"/>
          <table:table-cell table:style-name="ce32" office:value-type="string" calcext:value-type="string">
            <text:p>Data</text:p>
          </table:table-cell>
          <table:table-cell table:style-name="ce38" table:number-columns-repeated="3"/>
          <table:table-cell table:style-name="ce44"/>
        </table:table-row>
        <table:table-row table:style-name="ro1">
          <table:table-cell table:style-name="ce27" office:value-type="string" calcext:value-type="string">
            <text:p>env_crystal_workers</text:p>
          </table:table-cell>
          <table:table-cell table:style-name="ce33" office:value-type="string" calcext:value-type="string">
            <text:p>Average - normal</text:p>
          </table:table-cell>
          <table:table-cell table:style-name="ce39" office:value-type="string" calcext:value-type="string">
            <text:p>Average - fibers_any_thread</text:p>
          </table:table-cell>
          <table:table-cell table:style-name="ce39" office:value-type="string" calcext:value-type="string">
            <text:p>Average - fibers_same_thread</text:p>
          </table:table-cell>
          <table:table-cell table:style-name="ce39" office:value-type="string" calcext:value-type="string">
            <text:p>Average - fibers_any_thread_times_worker</text:p>
          </table:table-cell>
          <table:table-cell table:style-name="ce45" office:value-type="string" calcext:value-type="string">
            <text:p>Average - fibers_same_thread_times_worker</text:p>
          </table:table-cell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4" office:value-type="float" office:value="1.741889847" calcext:value-type="float">
            <text:p>1.741889847</text:p>
          </table:table-cell>
          <table:table-cell table:style-name="ce40" office:value-type="float" office:value="1.719117874" calcext:value-type="float">
            <text:p>1.719117874</text:p>
          </table:table-cell>
          <table:table-cell table:style-name="ce40" office:value-type="float" office:value="1.716796334" calcext:value-type="float">
            <text:p>1.716796334</text:p>
          </table:table-cell>
          <table:table-cell table:style-name="ce40" office:value-type="float" office:value="1.719117874" calcext:value-type="float">
            <text:p>1.719117874</text:p>
          </table:table-cell>
          <table:table-cell table:style-name="ce46" office:value-type="float" office:value="1.716796334" calcext:value-type="float">
            <text:p>1.7167963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90623966" calcext:value-type="float">
            <text:p>1.290623966</text:p>
          </table:table-cell>
          <table:table-cell office:value-type="float" office:value="1.13865184" calcext:value-type="float">
            <text:p>1.13865184</text:p>
          </table:table-cell>
          <table:table-cell office:value-type="float" office:value="1.302020908" calcext:value-type="float">
            <text:p>1.302020908</text:p>
          </table:table-cell>
          <table:table-cell office:value-type="float" office:value="2.27730368" calcext:value-type="float">
            <text:p>2.27730368</text:p>
          </table:table-cell>
          <table:table-cell office:value-type="float" office:value="2.604041816" calcext:value-type="float">
            <text:p>2.6040418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64420241" calcext:value-type="float">
            <text:p>1.364420241</text:p>
          </table:table-cell>
          <table:table-cell office:value-type="float" office:value="0.749228663" calcext:value-type="float">
            <text:p>0.749228663</text:p>
          </table:table-cell>
          <table:table-cell office:value-type="float" office:value="1.388723353" calcext:value-type="float">
            <text:p>1.388723353</text:p>
          </table:table-cell>
          <table:table-cell office:value-type="float" office:value="2.247685989" calcext:value-type="float">
            <text:p>2.247685989</text:p>
          </table:table-cell>
          <table:table-cell office:value-type="float" office:value="4.166170059" calcext:value-type="float">
            <text:p>4.1661700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381805867" calcext:value-type="float">
            <text:p>1.381805867</text:p>
          </table:table-cell>
          <table:table-cell office:value-type="float" office:value="0.709817751" calcext:value-type="float">
            <text:p>0.709817751</text:p>
          </table:table-cell>
          <table:table-cell office:value-type="float" office:value="1.816285548" calcext:value-type="float">
            <text:p>1.816285548</text:p>
          </table:table-cell>
          <table:table-cell office:value-type="float" office:value="2.839271004" calcext:value-type="float">
            <text:p>2.839271004</text:p>
          </table:table-cell>
          <table:table-cell office:value-type="float" office:value="7.265142192" calcext:value-type="float">
            <text:p>7.2651421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329448066" calcext:value-type="float">
            <text:p>1.329448066</text:p>
          </table:table-cell>
          <table:table-cell office:value-type="float" office:value="1.075957847" calcext:value-type="float">
            <text:p>1.075957847</text:p>
          </table:table-cell>
          <table:table-cell office:value-type="float" office:value="1.24830984" calcext:value-type="float">
            <text:p>1.24830984</text:p>
          </table:table-cell>
          <table:table-cell office:value-type="float" office:value="5.379789235" calcext:value-type="float">
            <text:p>5.379789235</text:p>
          </table:table-cell>
          <table:table-cell office:value-type="float" office:value="6.2415492" calcext:value-type="float">
            <text:p>6.24154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39890334" calcext:value-type="float">
            <text:p>1.39890334</text:p>
          </table:table-cell>
          <table:table-cell office:value-type="float" office:value="0.455196093" calcext:value-type="float">
            <text:p>0.455196093</text:p>
          </table:table-cell>
          <table:table-cell office:value-type="float" office:value="1.916794578" calcext:value-type="float">
            <text:p>1.916794578</text:p>
          </table:table-cell>
          <table:table-cell office:value-type="float" office:value="2.731176558" calcext:value-type="float">
            <text:p>2.731176558</text:p>
          </table:table-cell>
          <table:table-cell office:value-type="float" office:value="11.500767468" calcext:value-type="float">
            <text:p>11.5007674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271631616" calcext:value-type="float">
            <text:p>1.271631616</text:p>
          </table:table-cell>
          <table:table-cell office:value-type="float" office:value="1.175235044" calcext:value-type="float">
            <text:p>1.175235044</text:p>
          </table:table-cell>
          <table:table-cell office:value-type="float" office:value="1.354947909" calcext:value-type="float">
            <text:p>1.354947909</text:p>
          </table:table-cell>
          <table:table-cell office:value-type="float" office:value="8.226645308" calcext:value-type="float">
            <text:p>8.226645308</text:p>
          </table:table-cell>
          <table:table-cell office:value-type="float" office:value="9.484635363" calcext:value-type="float">
            <text:p>9.4846353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42207214" calcext:value-type="float">
            <text:p>1.342207214</text:p>
          </table:table-cell>
          <table:table-cell office:value-type="float" office:value="0.281120176" calcext:value-type="float">
            <text:p>0.281120176</text:p>
          </table:table-cell>
          <table:table-cell office:value-type="float" office:value="2.133133779" calcext:value-type="float">
            <text:p>2.133133779</text:p>
          </table:table-cell>
          <table:table-cell office:value-type="float" office:value="2.248961408" calcext:value-type="float">
            <text:p>2.248961408</text:p>
          </table:table-cell>
          <table:table-cell office:value-type="float" office:value="17.065070232" calcext:value-type="float">
            <text:p>17.0650702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26568461" calcext:value-type="float">
            <text:p>1.326568461</text:p>
          </table:table-cell>
          <table:table-cell office:value-type="float" office:value="0.213912214" calcext:value-type="float">
            <text:p>0.213912214</text:p>
          </table:table-cell>
          <table:table-cell office:value-type="float" office:value="2.279535194" calcext:value-type="float">
            <text:p>2.279535194</text:p>
          </table:table-cell>
          <table:table-cell office:value-type="float" office:value="1.925209926" calcext:value-type="float">
            <text:p>1.925209926</text:p>
          </table:table-cell>
          <table:table-cell office:value-type="float" office:value="20.515816746" calcext:value-type="float">
            <text:p>20.5158167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62675601" calcext:value-type="float">
            <text:p>1.462675601</text:p>
          </table:table-cell>
          <table:table-cell office:value-type="float" office:value="1.22956625" calcext:value-type="float">
            <text:p>1.22956625</text:p>
          </table:table-cell>
          <table:table-cell office:value-type="float" office:value="1.314905449" calcext:value-type="float">
            <text:p>1.314905449</text:p>
          </table:table-cell>
          <table:table-cell office:value-type="float" office:value="12.2956625" calcext:value-type="float">
            <text:p>12.2956625</text:p>
          </table:table-cell>
          <table:table-cell office:value-type="float" office:value="13.14905449" calcext:value-type="float">
            <text:p>13.149054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405321981" calcext:value-type="float">
            <text:p>1.405321981</text:p>
          </table:table-cell>
          <table:table-cell office:value-type="float" office:value="0.541885989" calcext:value-type="float">
            <text:p>0.541885989</text:p>
          </table:table-cell>
          <table:table-cell office:value-type="float" office:value="1.904807361" calcext:value-type="float">
            <text:p>1.904807361</text:p>
          </table:table-cell>
          <table:table-cell office:value-type="float" office:value="5.960745879" calcext:value-type="float">
            <text:p>5.960745879</text:p>
          </table:table-cell>
          <table:table-cell office:value-type="float" office:value="20.952880971" calcext:value-type="float">
            <text:p>20.9528809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347591677" calcext:value-type="float">
            <text:p>1.347591677</text:p>
          </table:table-cell>
          <table:table-cell office:value-type="float" office:value="0.063858787" calcext:value-type="float">
            <text:p>0.063858787</text:p>
          </table:table-cell>
          <table:table-cell office:value-type="float" office:value="2.436221874" calcext:value-type="float">
            <text:p>2.436221874</text:p>
          </table:table-cell>
          <table:table-cell office:value-type="float" office:value="0.766305444" calcext:value-type="float">
            <text:p>0.766305444</text:p>
          </table:table-cell>
          <table:table-cell office:value-type="float" office:value="29.234662488" calcext:value-type="float">
            <text:p>29.2346624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3503087" calcext:value-type="float">
            <text:p>1.3503087</text:p>
          </table:table-cell>
          <table:table-cell office:value-type="float" office:value="0.411617189" calcext:value-type="float">
            <text:p>0.411617189</text:p>
          </table:table-cell>
          <table:table-cell office:value-type="float" office:value="2.229858662" calcext:value-type="float">
            <text:p>2.229858662</text:p>
          </table:table-cell>
          <table:table-cell office:value-type="float" office:value="5.351023457" calcext:value-type="float">
            <text:p>5.351023457</text:p>
          </table:table-cell>
          <table:table-cell office:value-type="float" office:value="28.988162606" calcext:value-type="float">
            <text:p>28.9881626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357826817" calcext:value-type="float">
            <text:p>1.357826817</text:p>
          </table:table-cell>
          <table:table-cell office:value-type="float" office:value="1.241915757" calcext:value-type="float">
            <text:p>1.241915757</text:p>
          </table:table-cell>
          <table:table-cell office:value-type="float" office:value="1.35580638" calcext:value-type="float">
            <text:p>1.35580638</text:p>
          </table:table-cell>
          <table:table-cell office:value-type="float" office:value="17.386820598" calcext:value-type="float">
            <text:p>17.386820598</text:p>
          </table:table-cell>
          <table:table-cell office:value-type="float" office:value="18.98128932" calcext:value-type="float">
            <text:p>18.981289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371519736" calcext:value-type="float">
            <text:p>1.371519736</text:p>
          </table:table-cell>
          <table:table-cell office:value-type="float" office:value="0.078278708" calcext:value-type="float">
            <text:p>0.078278708</text:p>
          </table:table-cell>
          <table:table-cell office:value-type="float" office:value="2.505029253" calcext:value-type="float">
            <text:p>2.505029253</text:p>
          </table:table-cell>
          <table:table-cell office:value-type="float" office:value="1.17418062" calcext:value-type="float">
            <text:p>1.17418062</text:p>
          </table:table-cell>
          <table:table-cell office:value-type="float" office:value="37.575438795" calcext:value-type="float">
            <text:p>37.5754387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37467011" calcext:value-type="float">
            <text:p>1.37467011</text:p>
          </table:table-cell>
          <table:table-cell office:value-type="float" office:value="0.309750927" calcext:value-type="float">
            <text:p>0.309750927</text:p>
          </table:table-cell>
          <table:table-cell office:value-type="float" office:value="2.280258947" calcext:value-type="float">
            <text:p>2.280258947</text:p>
          </table:table-cell>
          <table:table-cell office:value-type="float" office:value="4.956014832" calcext:value-type="float">
            <text:p>4.956014832</text:p>
          </table:table-cell>
          <table:table-cell office:value-type="float" office:value="36.484143152" calcext:value-type="float">
            <text:p>36.4841431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440880171" calcext:value-type="float">
            <text:p>1.440880171</text:p>
          </table:table-cell>
          <table:table-cell office:value-type="float" office:value="0.880285166" calcext:value-type="float">
            <text:p>0.880285166</text:p>
          </table:table-cell>
          <table:table-cell office:value-type="float" office:value="1.771720415" calcext:value-type="float">
            <text:p>1.771720415</text:p>
          </table:table-cell>
          <table:table-cell office:value-type="float" office:value="14.964847822" calcext:value-type="float">
            <text:p>14.964847822</text:p>
          </table:table-cell>
          <table:table-cell office:value-type="float" office:value="30.119247055" calcext:value-type="float">
            <text:p>30.1192470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472186028" calcext:value-type="float">
            <text:p>1.472186028</text:p>
          </table:table-cell>
          <table:table-cell office:value-type="float" office:value="0.002334285" calcext:value-type="float">
            <text:p>0.002334285</text:p>
          </table:table-cell>
          <table:table-cell office:value-type="float" office:value="2.390847664" calcext:value-type="float">
            <text:p>2.390847664</text:p>
          </table:table-cell>
          <table:table-cell office:value-type="float" office:value="0.04201713" calcext:value-type="float">
            <text:p>0.04201713</text:p>
          </table:table-cell>
          <table:table-cell office:value-type="float" office:value="43.035257952" calcext:value-type="float">
            <text:p>43.0352579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435244656" calcext:value-type="float">
            <text:p>1.435244656</text:p>
          </table:table-cell>
          <table:table-cell office:value-type="float" office:value="0.021974675" calcext:value-type="float">
            <text:p>0.021974675</text:p>
          </table:table-cell>
          <table:table-cell office:value-type="float" office:value="2.462695831" calcext:value-type="float">
            <text:p>2.462695831</text:p>
          </table:table-cell>
          <table:table-cell office:value-type="float" office:value="0.417518825" calcext:value-type="float">
            <text:p>0.417518825</text:p>
          </table:table-cell>
          <table:table-cell office:value-type="float" office:value="46.791220789" calcext:value-type="float">
            <text:p>46.7912207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4250742" calcext:value-type="float">
            <text:p>1.4250742</text:p>
          </table:table-cell>
          <table:table-cell office:value-type="float" office:value="0.077413607" calcext:value-type="float">
            <text:p>0.077413607</text:p>
          </table:table-cell>
          <table:table-cell office:value-type="float" office:value="2.626968775" calcext:value-type="float">
            <text:p>2.626968775</text:p>
          </table:table-cell>
          <table:table-cell office:value-type="float" office:value="1.54827214" calcext:value-type="float">
            <text:p>1.54827214</text:p>
          </table:table-cell>
          <table:table-cell office:value-type="float" office:value="52.5393755" calcext:value-type="float">
            <text:p>52.53937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488885227" calcext:value-type="float">
            <text:p>1.488885227</text:p>
          </table:table-cell>
          <table:table-cell office:value-type="float" office:value="0.258201908" calcext:value-type="float">
            <text:p>0.258201908</text:p>
          </table:table-cell>
          <table:table-cell office:value-type="float" office:value="2.613020102" calcext:value-type="float">
            <text:p>2.613020102</text:p>
          </table:table-cell>
          <table:table-cell office:value-type="float" office:value="5.422240068" calcext:value-type="float">
            <text:p>5.422240068</text:p>
          </table:table-cell>
          <table:table-cell office:value-type="float" office:value="54.873422142" calcext:value-type="float">
            <text:p>54.8734221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382850744" calcext:value-type="float">
            <text:p>1.382850744</text:p>
          </table:table-cell>
          <table:table-cell office:value-type="float" office:value="0.589665511" calcext:value-type="float">
            <text:p>0.589665511</text:p>
          </table:table-cell>
          <table:table-cell office:value-type="float" office:value="1.994039814" calcext:value-type="float">
            <text:p>1.994039814</text:p>
          </table:table-cell>
          <table:table-cell office:value-type="float" office:value="12.972641242" calcext:value-type="float">
            <text:p>12.972641242</text:p>
          </table:table-cell>
          <table:table-cell office:value-type="float" office:value="43.868875908" calcext:value-type="float">
            <text:p>43.8688759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492703795" calcext:value-type="float">
            <text:p>1.492703795</text:p>
          </table:table-cell>
          <table:table-cell office:value-type="float" office:value="1.231189408" calcext:value-type="float">
            <text:p>1.231189408</text:p>
          </table:table-cell>
          <table:table-cell office:value-type="float" office:value="1.616239361" calcext:value-type="float">
            <text:p>1.616239361</text:p>
          </table:table-cell>
          <table:table-cell office:value-type="float" office:value="28.317356384" calcext:value-type="float">
            <text:p>28.317356384</text:p>
          </table:table-cell>
          <table:table-cell office:value-type="float" office:value="37.173505303" calcext:value-type="float">
            <text:p>37.17350530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543479235" calcext:value-type="float">
            <text:p>1.543479235</text:p>
          </table:table-cell>
          <table:table-cell office:value-type="float" office:value="0.000294727" calcext:value-type="float">
            <text:p>0.000294727</text:p>
          </table:table-cell>
          <table:table-cell office:value-type="float" office:value="2.803340829" calcext:value-type="float">
            <text:p>2.803340829</text:p>
          </table:table-cell>
          <table:table-cell office:value-type="float" office:value="0.007073448" calcext:value-type="float">
            <text:p>0.007073448</text:p>
          </table:table-cell>
          <table:table-cell office:value-type="float" office:value="67.280179896" calcext:value-type="float">
            <text:p>67.2801798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450547002" calcext:value-type="float">
            <text:p>1.450547002</text:p>
          </table:table-cell>
          <table:table-cell office:value-type="float" office:value="0.000272979" calcext:value-type="float">
            <text:p>0.000272979</text:p>
          </table:table-cell>
          <table:table-cell office:value-type="float" office:value="2.974259225" calcext:value-type="float">
            <text:p>2.974259225</text:p>
          </table:table-cell>
          <table:table-cell office:value-type="float" office:value="0.006824475" calcext:value-type="float">
            <text:p>0.006824475</text:p>
          </table:table-cell>
          <table:table-cell office:value-type="float" office:value="74.356480625" calcext:value-type="float">
            <text:p>74.3564806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533061493" calcext:value-type="float">
            <text:p>1.533061493</text:p>
          </table:table-cell>
          <table:table-cell office:value-type="float" office:value="0.000479825" calcext:value-type="float">
            <text:p>0.000479825</text:p>
          </table:table-cell>
          <table:table-cell office:value-type="float" office:value="2.872965072" calcext:value-type="float">
            <text:p>2.872965072</text:p>
          </table:table-cell>
          <table:table-cell office:value-type="float" office:value="0.01247545" calcext:value-type="float">
            <text:p>0.01247545</text:p>
          </table:table-cell>
          <table:table-cell office:value-type="float" office:value="74.697091872" calcext:value-type="float">
            <text:p>74.69709187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549138185" calcext:value-type="float">
            <text:p>1.549138185</text:p>
          </table:table-cell>
          <table:table-cell office:value-type="float" office:value="0.002655238" calcext:value-type="float">
            <text:p>0.002655238</text:p>
          </table:table-cell>
          <table:table-cell office:value-type="float" office:value="3.144187831" calcext:value-type="float">
            <text:p>3.144187831</text:p>
          </table:table-cell>
          <table:table-cell office:value-type="float" office:value="0.071691426" calcext:value-type="float">
            <text:p>0.071691426</text:p>
          </table:table-cell>
          <table:table-cell office:value-type="float" office:value="84.893071437" calcext:value-type="float">
            <text:p>84.89307143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531731547" calcext:value-type="float">
            <text:p>1.531731547</text:p>
          </table:table-cell>
          <table:table-cell office:value-type="float" office:value="0.011362242" calcext:value-type="float">
            <text:p>0.011362242</text:p>
          </table:table-cell>
          <table:table-cell office:value-type="float" office:value="3.142560768" calcext:value-type="float">
            <text:p>3.142560768</text:p>
          </table:table-cell>
          <table:table-cell office:value-type="float" office:value="0.318142776" calcext:value-type="float">
            <text:p>0.318142776</text:p>
          </table:table-cell>
          <table:table-cell office:value-type="float" office:value="87.991701504" calcext:value-type="float">
            <text:p>87.9917015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623810297" calcext:value-type="float">
            <text:p>1.623810297</text:p>
          </table:table-cell>
          <table:table-cell office:value-type="float" office:value="0.038124445" calcext:value-type="float">
            <text:p>0.038124445</text:p>
          </table:table-cell>
          <table:table-cell office:value-type="float" office:value="3.075006439" calcext:value-type="float">
            <text:p>3.075006439</text:p>
          </table:table-cell>
          <table:table-cell office:value-type="float" office:value="1.105608905" calcext:value-type="float">
            <text:p>1.105608905</text:p>
          </table:table-cell>
          <table:table-cell office:value-type="float" office:value="89.175186731" calcext:value-type="float">
            <text:p>89.1751867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586111042" calcext:value-type="float">
            <text:p>1.586111042</text:p>
          </table:table-cell>
          <table:table-cell office:value-type="float" office:value="0.08696059" calcext:value-type="float">
            <text:p>0.08696059</text:p>
          </table:table-cell>
          <table:table-cell office:value-type="float" office:value="3.138028948" calcext:value-type="float">
            <text:p>3.138028948</text:p>
          </table:table-cell>
          <table:table-cell office:value-type="float" office:value="2.6088177" calcext:value-type="float">
            <text:p>2.6088177</text:p>
          </table:table-cell>
          <table:table-cell office:value-type="float" office:value="94.14086844" calcext:value-type="float">
            <text:p>94.140868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707034219" calcext:value-type="float">
            <text:p>1.707034219</text:p>
          </table:table-cell>
          <table:table-cell office:value-type="float" office:value="0.19602256" calcext:value-type="float">
            <text:p>0.19602256</text:p>
          </table:table-cell>
          <table:table-cell office:value-type="float" office:value="3.056335984" calcext:value-type="float">
            <text:p>3.056335984</text:p>
          </table:table-cell>
          <table:table-cell office:value-type="float" office:value="6.07669936" calcext:value-type="float">
            <text:p>6.07669936</text:p>
          </table:table-cell>
          <table:table-cell office:value-type="float" office:value="94.746415504" calcext:value-type="float">
            <text:p>94.7464155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615167627" calcext:value-type="float">
            <text:p>1.615167627</text:p>
          </table:table-cell>
          <table:table-cell office:value-type="float" office:value="0.417357258" calcext:value-type="float">
            <text:p>0.417357258</text:p>
          </table:table-cell>
          <table:table-cell office:value-type="float" office:value="2.874010033" calcext:value-type="float">
            <text:p>2.874010033</text:p>
          </table:table-cell>
          <table:table-cell office:value-type="float" office:value="13.355432256" calcext:value-type="float">
            <text:p>13.355432256</text:p>
          </table:table-cell>
          <table:table-cell office:value-type="float" office:value="91.968321056" calcext:value-type="float">
            <text:p>91.96832105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671743553" calcext:value-type="float">
            <text:p>1.671743553</text:p>
          </table:table-cell>
          <table:table-cell office:value-type="float" office:value="0.723351064" calcext:value-type="float">
            <text:p>0.723351064</text:p>
          </table:table-cell>
          <table:table-cell office:value-type="float" office:value="2.547178977" calcext:value-type="float">
            <text:p>2.547178977</text:p>
          </table:table-cell>
          <table:table-cell office:value-type="float" office:value="23.870585112" calcext:value-type="float">
            <text:p>23.870585112</text:p>
          </table:table-cell>
          <table:table-cell office:value-type="float" office:value="84.056906241" calcext:value-type="float">
            <text:p>84.05690624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608073262" calcext:value-type="float">
            <text:p>1.608073262</text:p>
          </table:table-cell>
          <table:table-cell office:value-type="float" office:value="1.155788306" calcext:value-type="float">
            <text:p>1.155788306</text:p>
          </table:table-cell>
          <table:table-cell office:value-type="float" office:value="2.105090071" calcext:value-type="float">
            <text:p>2.105090071</text:p>
          </table:table-cell>
          <table:table-cell office:value-type="float" office:value="39.296802404" calcext:value-type="float">
            <text:p>39.296802404</text:p>
          </table:table-cell>
          <table:table-cell office:value-type="float" office:value="71.573062414" calcext:value-type="float">
            <text:p>71.5730624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586577627" calcext:value-type="float">
            <text:p>1.586577627</text:p>
          </table:table-cell>
          <table:table-cell office:value-type="float" office:value="1.680681812" calcext:value-type="float">
            <text:p>1.680681812</text:p>
          </table:table-cell>
          <table:table-cell office:value-type="float" office:value="1.74353147" calcext:value-type="float">
            <text:p>1.74353147</text:p>
          </table:table-cell>
          <table:table-cell office:value-type="float" office:value="58.82386342" calcext:value-type="float">
            <text:p>58.82386342</text:p>
          </table:table-cell>
          <table:table-cell office:value-type="float" office:value="61.02360145" calcext:value-type="float">
            <text:p>61.0236014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555858657" calcext:value-type="float">
            <text:p>1.555858657</text:p>
          </table:table-cell>
          <table:table-cell office:value-type="float" office:value="0.00015594" calcext:value-type="float">
            <text:p>0.00015594</text:p>
          </table:table-cell>
          <table:table-cell office:value-type="float" office:value="3.173142446" calcext:value-type="float">
            <text:p>3.173142446</text:p>
          </table:table-cell>
          <table:table-cell office:value-type="float" office:value="0.00561384" calcext:value-type="float">
            <text:p>0.00561384</text:p>
          </table:table-cell>
          <table:table-cell office:value-type="float" office:value="114.233128056" calcext:value-type="float">
            <text:p>114.23312805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650622537" calcext:value-type="float">
            <text:p>1.650622537</text:p>
          </table:table-cell>
          <table:table-cell office:value-type="float" office:value="0.000140418" calcext:value-type="float">
            <text:p>0.000140418</text:p>
          </table:table-cell>
          <table:table-cell office:value-type="float" office:value="2.988586425" calcext:value-type="float">
            <text:p>2.988586425</text:p>
          </table:table-cell>
          <table:table-cell office:value-type="float" office:value="0.005195466" calcext:value-type="float">
            <text:p>0.005195466</text:p>
          </table:table-cell>
          <table:table-cell office:value-type="float" office:value="110.577697725" calcext:value-type="float">
            <text:p>110.5776977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582467336" calcext:value-type="float">
            <text:p>1.582467336</text:p>
          </table:table-cell>
          <table:table-cell office:value-type="float" office:value="0.000152418" calcext:value-type="float">
            <text:p>0.000152418</text:p>
          </table:table-cell>
          <table:table-cell office:value-type="float" office:value="2.901075208" calcext:value-type="float">
            <text:p>2.901075208</text:p>
          </table:table-cell>
          <table:table-cell office:value-type="float" office:value="0.005791884" calcext:value-type="float">
            <text:p>0.005791884</text:p>
          </table:table-cell>
          <table:table-cell office:value-type="float" office:value="110.240857904" calcext:value-type="float">
            <text:p>110.24085790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584060949" calcext:value-type="float">
            <text:p>1.584060949</text:p>
          </table:table-cell>
          <table:table-cell office:value-type="float" office:value="0.000144777" calcext:value-type="float">
            <text:p>0.000144777</text:p>
          </table:table-cell>
          <table:table-cell office:value-type="float" office:value="2.844354179" calcext:value-type="float">
            <text:p>2.844354179</text:p>
          </table:table-cell>
          <table:table-cell office:value-type="float" office:value="0.005646303" calcext:value-type="float">
            <text:p>0.005646303</text:p>
          </table:table-cell>
          <table:table-cell office:value-type="float" office:value="110.929812981" calcext:value-type="float">
            <text:p>110.92981298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607882455" calcext:value-type="float">
            <text:p>1.607882455</text:p>
          </table:table-cell>
          <table:table-cell office:value-type="float" office:value="0.000166574" calcext:value-type="float">
            <text:p>0.000166574</text:p>
          </table:table-cell>
          <table:table-cell office:value-type="float" office:value="2.633482575" calcext:value-type="float">
            <text:p>2.633482575</text:p>
          </table:table-cell>
          <table:table-cell office:value-type="float" office:value="0.00666296" calcext:value-type="float">
            <text:p>0.00666296</text:p>
          </table:table-cell>
          <table:table-cell office:value-type="float" office:value="105.339303" calcext:value-type="float">
            <text:p>105.33930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62237553" calcext:value-type="float">
            <text:p>1.62237553</text:p>
          </table:table-cell>
          <table:table-cell office:value-type="float" office:value="0.000179431" calcext:value-type="float">
            <text:p>0.000179431</text:p>
          </table:table-cell>
          <table:table-cell office:value-type="float" office:value="2.648285806" calcext:value-type="float">
            <text:p>2.648285806</text:p>
          </table:table-cell>
          <table:table-cell office:value-type="float" office:value="0.007356671" calcext:value-type="float">
            <text:p>0.007356671</text:p>
          </table:table-cell>
          <table:table-cell office:value-type="float" office:value="108.579718046" calcext:value-type="float">
            <text:p>108.57971804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660751649" calcext:value-type="float">
            <text:p>1.660751649</text:p>
          </table:table-cell>
          <table:table-cell office:value-type="float" office:value="0.000158505" calcext:value-type="float">
            <text:p>0.000158505</text:p>
          </table:table-cell>
          <table:table-cell office:value-type="float" office:value="2.664342659" calcext:value-type="float">
            <text:p>2.664342659</text:p>
          </table:table-cell>
          <table:table-cell office:value-type="float" office:value="0.00665721" calcext:value-type="float">
            <text:p>0.00665721</text:p>
          </table:table-cell>
          <table:table-cell office:value-type="float" office:value="111.902391678" calcext:value-type="float">
            <text:p>111.90239167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801219498" calcext:value-type="float">
            <text:p>1.801219498</text:p>
          </table:table-cell>
          <table:table-cell office:value-type="float" office:value="0.000158391" calcext:value-type="float">
            <text:p>0.000158391</text:p>
          </table:table-cell>
          <table:table-cell office:value-type="float" office:value="2.686398543" calcext:value-type="float">
            <text:p>2.686398543</text:p>
          </table:table-cell>
          <table:table-cell office:value-type="float" office:value="0.006810813" calcext:value-type="float">
            <text:p>0.006810813</text:p>
          </table:table-cell>
          <table:table-cell office:value-type="float" office:value="115.515137349" calcext:value-type="float">
            <text:p>115.51513734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89275893" calcext:value-type="float">
            <text:p>1.89275893</text:p>
          </table:table-cell>
          <table:table-cell office:value-type="float" office:value="0.000168039" calcext:value-type="float">
            <text:p>0.000168039</text:p>
          </table:table-cell>
          <table:table-cell office:value-type="float" office:value="2.95935254" calcext:value-type="float">
            <text:p>2.95935254</text:p>
          </table:table-cell>
          <table:table-cell office:value-type="float" office:value="0.007393716" calcext:value-type="float">
            <text:p>0.007393716</text:p>
          </table:table-cell>
          <table:table-cell office:value-type="float" office:value="130.21151176" calcext:value-type="float">
            <text:p>130.2115117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547279045" calcext:value-type="float">
            <text:p>1.547279045</text:p>
          </table:table-cell>
          <table:table-cell office:value-type="float" office:value="0.000151783" calcext:value-type="float">
            <text:p>0.000151783</text:p>
          </table:table-cell>
          <table:table-cell office:value-type="float" office:value="2.801341725" calcext:value-type="float">
            <text:p>2.801341725</text:p>
          </table:table-cell>
          <table:table-cell office:value-type="float" office:value="0.006830235" calcext:value-type="float">
            <text:p>0.006830235</text:p>
          </table:table-cell>
          <table:table-cell office:value-type="float" office:value="126.060377625" calcext:value-type="float">
            <text:p>126.06037762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593500571" calcext:value-type="float">
            <text:p>1.593500571</text:p>
          </table:table-cell>
          <table:table-cell office:value-type="float" office:value="0.000161278" calcext:value-type="float">
            <text:p>0.000161278</text:p>
          </table:table-cell>
          <table:table-cell office:value-type="float" office:value="2.931113642" calcext:value-type="float">
            <text:p>2.931113642</text:p>
          </table:table-cell>
          <table:table-cell office:value-type="float" office:value="0.007418788" calcext:value-type="float">
            <text:p>0.007418788</text:p>
          </table:table-cell>
          <table:table-cell office:value-type="float" office:value="134.831227532" calcext:value-type="float">
            <text:p>134.83122753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56632525" calcext:value-type="float">
            <text:p>1.56632525</text:p>
          </table:table-cell>
          <table:table-cell office:value-type="float" office:value="0.000163443" calcext:value-type="float">
            <text:p>0.000163443</text:p>
          </table:table-cell>
          <table:table-cell office:value-type="float" office:value="3.019586771" calcext:value-type="float">
            <text:p>3.019586771</text:p>
          </table:table-cell>
          <table:table-cell office:value-type="float" office:value="0.007681821" calcext:value-type="float">
            <text:p>0.007681821</text:p>
          </table:table-cell>
          <table:table-cell office:value-type="float" office:value="141.920578237" calcext:value-type="float">
            <text:p>141.9205782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541215955" calcext:value-type="float">
            <text:p>1.541215955</text:p>
          </table:table-cell>
          <table:table-cell office:value-type="float" office:value="0.000200227" calcext:value-type="float">
            <text:p>0.000200227</text:p>
          </table:table-cell>
          <table:table-cell office:value-type="float" office:value="2.98029442" calcext:value-type="float">
            <text:p>2.98029442</text:p>
          </table:table-cell>
          <table:table-cell office:value-type="float" office:value="0.009610896" calcext:value-type="float">
            <text:p>0.009610896</text:p>
          </table:table-cell>
          <table:table-cell office:value-type="float" office:value="143.05413216" calcext:value-type="float">
            <text:p>143.054132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543544987" calcext:value-type="float">
            <text:p>1.543544987</text:p>
          </table:table-cell>
          <table:table-cell office:value-type="float" office:value="0.000203549" calcext:value-type="float">
            <text:p>0.000203549</text:p>
          </table:table-cell>
          <table:table-cell office:value-type="float" office:value="3.011882842" calcext:value-type="float">
            <text:p>3.011882842</text:p>
          </table:table-cell>
          <table:table-cell office:value-type="float" office:value="0.009973901" calcext:value-type="float">
            <text:p>0.009973901</text:p>
          </table:table-cell>
          <table:table-cell office:value-type="float" office:value="147.582259258" calcext:value-type="float">
            <text:p>147.58225925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609399668" calcext:value-type="float">
            <text:p>1.609399668</text:p>
          </table:table-cell>
          <table:table-cell office:value-type="float" office:value="0.000285183" calcext:value-type="float">
            <text:p>0.000285183</text:p>
          </table:table-cell>
          <table:table-cell office:value-type="float" office:value="3.02329194" calcext:value-type="float">
            <text:p>3.02329194</text:p>
          </table:table-cell>
          <table:table-cell office:value-type="float" office:value="0.01425915" calcext:value-type="float">
            <text:p>0.01425915</text:p>
          </table:table-cell>
          <table:table-cell office:value-type="float" office:value="151.164597" calcext:value-type="float">
            <text:p>151.16459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656149017" calcext:value-type="float">
            <text:p>1.656149017</text:p>
          </table:table-cell>
          <table:table-cell office:value-type="float" office:value="0.000321287" calcext:value-type="float">
            <text:p>0.000321287</text:p>
          </table:table-cell>
          <table:table-cell office:value-type="float" office:value="3.057527737" calcext:value-type="float">
            <text:p>3.057527737</text:p>
          </table:table-cell>
          <table:table-cell office:value-type="float" office:value="0.016385637" calcext:value-type="float">
            <text:p>0.016385637</text:p>
          </table:table-cell>
          <table:table-cell office:value-type="float" office:value="155.933914587" calcext:value-type="float">
            <text:p>155.93391458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719568526" calcext:value-type="float">
            <text:p>1.719568526</text:p>
          </table:table-cell>
          <table:table-cell office:value-type="float" office:value="0.000636652" calcext:value-type="float">
            <text:p>0.000636652</text:p>
          </table:table-cell>
          <table:table-cell office:value-type="float" office:value="3.111811872" calcext:value-type="float">
            <text:p>3.111811872</text:p>
          </table:table-cell>
          <table:table-cell office:value-type="float" office:value="0.033105904" calcext:value-type="float">
            <text:p>0.033105904</text:p>
          </table:table-cell>
          <table:table-cell office:value-type="float" office:value="161.814217344" calcext:value-type="float">
            <text:p>161.81421734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609058091" calcext:value-type="float">
            <text:p>1.609058091</text:p>
          </table:table-cell>
          <table:table-cell office:value-type="float" office:value="0.001215682" calcext:value-type="float">
            <text:p>0.001215682</text:p>
          </table:table-cell>
          <table:table-cell office:value-type="float" office:value="3.110832164" calcext:value-type="float">
            <text:p>3.110832164</text:p>
          </table:table-cell>
          <table:table-cell office:value-type="float" office:value="0.064431146" calcext:value-type="float">
            <text:p>0.064431146</text:p>
          </table:table-cell>
          <table:table-cell office:value-type="float" office:value="164.874104692" calcext:value-type="float">
            <text:p>164.87410469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625746149" calcext:value-type="float">
            <text:p>1.625746149</text:p>
          </table:table-cell>
          <table:table-cell office:value-type="float" office:value="0.000871163" calcext:value-type="float">
            <text:p>0.000871163</text:p>
          </table:table-cell>
          <table:table-cell office:value-type="float" office:value="3.160095078" calcext:value-type="float">
            <text:p>3.160095078</text:p>
          </table:table-cell>
          <table:table-cell office:value-type="float" office:value="0.047042802" calcext:value-type="float">
            <text:p>0.047042802</text:p>
          </table:table-cell>
          <table:table-cell office:value-type="float" office:value="170.645134212" calcext:value-type="float">
            <text:p>170.64513421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692845869" calcext:value-type="float">
            <text:p>1.692845869</text:p>
          </table:table-cell>
          <table:table-cell office:value-type="float" office:value="0.003582556" calcext:value-type="float">
            <text:p>0.003582556</text:p>
          </table:table-cell>
          <table:table-cell office:value-type="float" office:value="3.104075298" calcext:value-type="float">
            <text:p>3.104075298</text:p>
          </table:table-cell>
          <table:table-cell office:value-type="float" office:value="0.19704058" calcext:value-type="float">
            <text:p>0.19704058</text:p>
          </table:table-cell>
          <table:table-cell office:value-type="float" office:value="170.72414139" calcext:value-type="float">
            <text:p>170.7241413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77201868" calcext:value-type="float">
            <text:p>1.77201868</text:p>
          </table:table-cell>
          <table:table-cell office:value-type="float" office:value="0.01148265" calcext:value-type="float">
            <text:p>0.01148265</text:p>
          </table:table-cell>
          <table:table-cell office:value-type="float" office:value="3.19741739" calcext:value-type="float">
            <text:p>3.19741739</text:p>
          </table:table-cell>
          <table:table-cell office:value-type="float" office:value="0.6430284" calcext:value-type="float">
            <text:p>0.6430284</text:p>
          </table:table-cell>
          <table:table-cell office:value-type="float" office:value="179.05537384" calcext:value-type="float">
            <text:p>179.0553738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649028162" calcext:value-type="float">
            <text:p>1.649028162</text:p>
          </table:table-cell>
          <table:table-cell office:value-type="float" office:value="0.022097016" calcext:value-type="float">
            <text:p>0.022097016</text:p>
          </table:table-cell>
          <table:table-cell office:value-type="float" office:value="3.164091644" calcext:value-type="float">
            <text:p>3.164091644</text:p>
          </table:table-cell>
          <table:table-cell office:value-type="float" office:value="1.259529912" calcext:value-type="float">
            <text:p>1.259529912</text:p>
          </table:table-cell>
          <table:table-cell office:value-type="float" office:value="180.353223708" calcext:value-type="float">
            <text:p>180.35322370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667964327" calcext:value-type="float">
            <text:p>1.667964327</text:p>
          </table:table-cell>
          <table:table-cell office:value-type="float" office:value="0.032128523" calcext:value-type="float">
            <text:p>0.032128523</text:p>
          </table:table-cell>
          <table:table-cell office:value-type="float" office:value="3.124661123" calcext:value-type="float">
            <text:p>3.124661123</text:p>
          </table:table-cell>
          <table:table-cell office:value-type="float" office:value="1.863454334" calcext:value-type="float">
            <text:p>1.863454334</text:p>
          </table:table-cell>
          <table:table-cell office:value-type="float" office:value="181.230345134" calcext:value-type="float">
            <text:p>181.23034513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725515839" calcext:value-type="float">
            <text:p>1.725515839</text:p>
          </table:table-cell>
          <table:table-cell office:value-type="float" office:value="0.055017911" calcext:value-type="float">
            <text:p>0.055017911</text:p>
          </table:table-cell>
          <table:table-cell office:value-type="float" office:value="3.212340138" calcext:value-type="float">
            <text:p>3.212340138</text:p>
          </table:table-cell>
          <table:table-cell office:value-type="float" office:value="3.246056749" calcext:value-type="float">
            <text:p>3.246056749</text:p>
          </table:table-cell>
          <table:table-cell office:value-type="float" office:value="189.528068142" calcext:value-type="float">
            <text:p>189.52806814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717262935" calcext:value-type="float">
            <text:p>1.717262935</text:p>
          </table:table-cell>
          <table:table-cell office:value-type="float" office:value="0.086271693" calcext:value-type="float">
            <text:p>0.086271693</text:p>
          </table:table-cell>
          <table:table-cell office:value-type="float" office:value="3.217875708" calcext:value-type="float">
            <text:p>3.217875708</text:p>
          </table:table-cell>
          <table:table-cell office:value-type="float" office:value="5.17630158" calcext:value-type="float">
            <text:p>5.17630158</text:p>
          </table:table-cell>
          <table:table-cell office:value-type="float" office:value="193.07254248" calcext:value-type="float">
            <text:p>193.0725424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731243179" calcext:value-type="float">
            <text:p>1.731243179</text:p>
          </table:table-cell>
          <table:table-cell office:value-type="float" office:value="0.12920658" calcext:value-type="float">
            <text:p>0.12920658</text:p>
          </table:table-cell>
          <table:table-cell office:value-type="float" office:value="3.156445223" calcext:value-type="float">
            <text:p>3.156445223</text:p>
          </table:table-cell>
          <table:table-cell office:value-type="float" office:value="7.88160138" calcext:value-type="float">
            <text:p>7.88160138</text:p>
          </table:table-cell>
          <table:table-cell office:value-type="float" office:value="192.543158603" calcext:value-type="float">
            <text:p>192.54315860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728596625" calcext:value-type="float">
            <text:p>1.728596625</text:p>
          </table:table-cell>
          <table:table-cell office:value-type="float" office:value="0.193786602" calcext:value-type="float">
            <text:p>0.193786602</text:p>
          </table:table-cell>
          <table:table-cell office:value-type="float" office:value="3.173814606" calcext:value-type="float">
            <text:p>3.173814606</text:p>
          </table:table-cell>
          <table:table-cell office:value-type="float" office:value="12.014769324" calcext:value-type="float">
            <text:p>12.014769324</text:p>
          </table:table-cell>
          <table:table-cell office:value-type="float" office:value="196.776505572" calcext:value-type="float">
            <text:p>196.77650557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77752834" calcext:value-type="float">
            <text:p>1.77752834</text:p>
          </table:table-cell>
          <table:table-cell office:value-type="float" office:value="0.283135648" calcext:value-type="float">
            <text:p>0.283135648</text:p>
          </table:table-cell>
          <table:table-cell office:value-type="float" office:value="3.088530219" calcext:value-type="float">
            <text:p>3.088530219</text:p>
          </table:table-cell>
          <table:table-cell office:value-type="float" office:value="17.837545824" calcext:value-type="float">
            <text:p>17.837545824</text:p>
          </table:table-cell>
          <table:table-cell office:value-type="float" office:value="194.577403797" calcext:value-type="float">
            <text:p>194.57740379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813315644" calcext:value-type="float">
            <text:p>1.813315644</text:p>
          </table:table-cell>
          <table:table-cell office:value-type="float" office:value="0.390519588" calcext:value-type="float">
            <text:p>0.390519588</text:p>
          </table:table-cell>
          <table:table-cell office:value-type="float" office:value="2.940701407" calcext:value-type="float">
            <text:p>2.940701407</text:p>
          </table:table-cell>
          <table:table-cell office:value-type="float" office:value="24.993253632" calcext:value-type="float">
            <text:p>24.993253632</text:p>
          </table:table-cell>
          <table:table-cell office:value-type="float" office:value="188.204890048" calcext:value-type="float">
            <text:p>188.20489004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696304404" calcext:value-type="float">
            <text:p>1.696304404</text:p>
          </table:table-cell>
          <table:table-cell office:value-type="float" office:value="0.532920039" calcext:value-type="float">
            <text:p>0.532920039</text:p>
          </table:table-cell>
          <table:table-cell office:value-type="float" office:value="2.840388677" calcext:value-type="float">
            <text:p>2.840388677</text:p>
          </table:table-cell>
          <table:table-cell office:value-type="float" office:value="34.639802535" calcext:value-type="float">
            <text:p>34.639802535</text:p>
          </table:table-cell>
          <table:table-cell office:value-type="float" office:value="184.625264005" calcext:value-type="float">
            <text:p>184.62526400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.800318271" calcext:value-type="float">
            <text:p>1.800318271</text:p>
          </table:table-cell>
          <table:table-cell office:value-type="float" office:value="0.719046817" calcext:value-type="float">
            <text:p>0.719046817</text:p>
          </table:table-cell>
          <table:table-cell office:value-type="float" office:value="2.674555834" calcext:value-type="float">
            <text:p>2.674555834</text:p>
          </table:table-cell>
          <table:table-cell office:value-type="float" office:value="47.457089922" calcext:value-type="float">
            <text:p>47.457089922</text:p>
          </table:table-cell>
          <table:table-cell office:value-type="float" office:value="176.520685044" calcext:value-type="float">
            <text:p>176.52068504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.829780956" calcext:value-type="float">
            <text:p>1.829780956</text:p>
          </table:table-cell>
          <table:table-cell office:value-type="float" office:value="0.928187652" calcext:value-type="float">
            <text:p>0.928187652</text:p>
          </table:table-cell>
          <table:table-cell office:value-type="float" office:value="2.486931392" calcext:value-type="float">
            <text:p>2.486931392</text:p>
          </table:table-cell>
          <table:table-cell office:value-type="float" office:value="62.188572684" calcext:value-type="float">
            <text:p>62.188572684</text:p>
          </table:table-cell>
          <table:table-cell office:value-type="float" office:value="166.624403264" calcext:value-type="float">
            <text:p>166.62440326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.846366415" calcext:value-type="float">
            <text:p>1.846366415</text:p>
          </table:table-cell>
          <table:table-cell office:value-type="float" office:value="1.161326303" calcext:value-type="float">
            <text:p>1.161326303</text:p>
          </table:table-cell>
          <table:table-cell office:value-type="float" office:value="2.248607299" calcext:value-type="float">
            <text:p>2.248607299</text:p>
          </table:table-cell>
          <table:table-cell office:value-type="float" office:value="78.970188604" calcext:value-type="float">
            <text:p>78.970188604</text:p>
          </table:table-cell>
          <table:table-cell office:value-type="float" office:value="152.905296332" calcext:value-type="float">
            <text:p>152.90529633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.869607741" calcext:value-type="float">
            <text:p>1.869607741</text:p>
          </table:table-cell>
          <table:table-cell office:value-type="float" office:value="1.250317501" calcext:value-type="float">
            <text:p>1.250317501</text:p>
          </table:table-cell>
          <table:table-cell office:value-type="float" office:value="1.777424347" calcext:value-type="float">
            <text:p>1.777424347</text:p>
          </table:table-cell>
          <table:table-cell office:value-type="float" office:value="86.271907569" calcext:value-type="float">
            <text:p>86.271907569</text:p>
          </table:table-cell>
          <table:table-cell office:value-type="float" office:value="122.642279943" calcext:value-type="float">
            <text:p>122.64227994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.029113987" calcext:value-type="float">
            <text:p>2.029113987</text:p>
          </table:table-cell>
          <table:table-cell office:value-type="float" office:value="1.500975619" calcext:value-type="float">
            <text:p>1.500975619</text:p>
          </table:table-cell>
          <table:table-cell office:value-type="float" office:value="1.679163031" calcext:value-type="float">
            <text:p>1.679163031</text:p>
          </table:table-cell>
          <table:table-cell office:value-type="float" office:value="105.06829333" calcext:value-type="float">
            <text:p>105.06829333</text:p>
          </table:table-cell>
          <table:table-cell office:value-type="float" office:value="117.54141217" calcext:value-type="float">
            <text:p>117.5414121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.838795147" calcext:value-type="float">
            <text:p>1.838795147</text:p>
          </table:table-cell>
          <table:table-cell office:value-type="float" office:value="0.000165398" calcext:value-type="float">
            <text:p>0.000165398</text:p>
          </table:table-cell>
          <table:table-cell office:value-type="float" office:value="3.102786584" calcext:value-type="float">
            <text:p>3.102786584</text:p>
          </table:table-cell>
          <table:table-cell office:value-type="float" office:value="0.011743258" calcext:value-type="float">
            <text:p>0.011743258</text:p>
          </table:table-cell>
          <table:table-cell office:value-type="float" office:value="220.297847464" calcext:value-type="float">
            <text:p>220.29784746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.872262327" calcext:value-type="float">
            <text:p>1.872262327</text:p>
          </table:table-cell>
          <table:table-cell office:value-type="float" office:value="0.000146161" calcext:value-type="float">
            <text:p>0.000146161</text:p>
          </table:table-cell>
          <table:table-cell office:value-type="float" office:value="2.922223006" calcext:value-type="float">
            <text:p>2.922223006</text:p>
          </table:table-cell>
          <table:table-cell office:value-type="float" office:value="0.010523592" calcext:value-type="float">
            <text:p>0.010523592</text:p>
          </table:table-cell>
          <table:table-cell office:value-type="float" office:value="210.400056432" calcext:value-type="float">
            <text:p>210.40005643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.986855264" calcext:value-type="float">
            <text:p>1.986855264</text:p>
          </table:table-cell>
          <table:table-cell office:value-type="float" office:value="0.00014556" calcext:value-type="float">
            <text:p>0.00014556</text:p>
          </table:table-cell>
          <table:table-cell office:value-type="float" office:value="3.00143387" calcext:value-type="float">
            <text:p>3.00143387</text:p>
          </table:table-cell>
          <table:table-cell office:value-type="float" office:value="0.01062588" calcext:value-type="float">
            <text:p>0.01062588</text:p>
          </table:table-cell>
          <table:table-cell office:value-type="float" office:value="219.10467251" calcext:value-type="float">
            <text:p>219.1046725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.069466953" calcext:value-type="float">
            <text:p>2.069466953</text:p>
          </table:table-cell>
          <table:table-cell office:value-type="float" office:value="0.000165857" calcext:value-type="float">
            <text:p>0.000165857</text:p>
          </table:table-cell>
          <table:table-cell office:value-type="float" office:value="2.934207463" calcext:value-type="float">
            <text:p>2.934207463</text:p>
          </table:table-cell>
          <table:table-cell office:value-type="float" office:value="0.012273418" calcext:value-type="float">
            <text:p>0.012273418</text:p>
          </table:table-cell>
          <table:table-cell office:value-type="float" office:value="217.131352262" calcext:value-type="float">
            <text:p>217.13135226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969892976" calcext:value-type="float">
            <text:p>1.969892976</text:p>
          </table:table-cell>
          <table:table-cell office:value-type="float" office:value="0.0001773" calcext:value-type="float">
            <text:p>0.0001773</text:p>
          </table:table-cell>
          <table:table-cell office:value-type="float" office:value="2.985563413" calcext:value-type="float">
            <text:p>2.985563413</text:p>
          </table:table-cell>
          <table:table-cell office:value-type="float" office:value="0.0132975" calcext:value-type="float">
            <text:p>0.0132975</text:p>
          </table:table-cell>
          <table:table-cell office:value-type="float" office:value="223.917255975" calcext:value-type="float">
            <text:p>223.9172559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931313033" calcext:value-type="float">
            <text:p>1.931313033</text:p>
          </table:table-cell>
          <table:table-cell office:value-type="float" office:value="0.000157116" calcext:value-type="float">
            <text:p>0.000157116</text:p>
          </table:table-cell>
          <table:table-cell office:value-type="float" office:value="2.941851953" calcext:value-type="float">
            <text:p>2.941851953</text:p>
          </table:table-cell>
          <table:table-cell office:value-type="float" office:value="0.011940816" calcext:value-type="float">
            <text:p>0.011940816</text:p>
          </table:table-cell>
          <table:table-cell office:value-type="float" office:value="223.580748428" calcext:value-type="float">
            <text:p>223.58074842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948454227" calcext:value-type="float">
            <text:p>1.948454227</text:p>
          </table:table-cell>
          <table:table-cell office:value-type="float" office:value="0.000162435" calcext:value-type="float">
            <text:p>0.000162435</text:p>
          </table:table-cell>
          <table:table-cell office:value-type="float" office:value="3.172004302" calcext:value-type="float">
            <text:p>3.172004302</text:p>
          </table:table-cell>
          <table:table-cell office:value-type="float" office:value="0.012507495" calcext:value-type="float">
            <text:p>0.012507495</text:p>
          </table:table-cell>
          <table:table-cell office:value-type="float" office:value="244.244331254" calcext:value-type="float">
            <text:p>244.24433125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.013610782" calcext:value-type="float">
            <text:p>2.013610782</text:p>
          </table:table-cell>
          <table:table-cell office:value-type="float" office:value="0.000160648" calcext:value-type="float">
            <text:p>0.000160648</text:p>
          </table:table-cell>
          <table:table-cell office:value-type="float" office:value="3.029720935" calcext:value-type="float">
            <text:p>3.029720935</text:p>
          </table:table-cell>
          <table:table-cell office:value-type="float" office:value="0.012530544" calcext:value-type="float">
            <text:p>0.012530544</text:p>
          </table:table-cell>
          <table:table-cell office:value-type="float" office:value="236.31823293" calcext:value-type="float">
            <text:p>236.3182329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642721929" calcext:value-type="float">
            <text:p>1.642721929</text:p>
          </table:table-cell>
          <table:table-cell office:value-type="float" office:value="0.000174851" calcext:value-type="float">
            <text:p>0.000174851</text:p>
          </table:table-cell>
          <table:table-cell office:value-type="float" office:value="3.177031927" calcext:value-type="float">
            <text:p>3.177031927</text:p>
          </table:table-cell>
          <table:table-cell office:value-type="float" office:value="0.013813229" calcext:value-type="float">
            <text:p>0.013813229</text:p>
          </table:table-cell>
          <table:table-cell office:value-type="float" office:value="250.985522233" calcext:value-type="float">
            <text:p>250.9855222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733523245" calcext:value-type="float">
            <text:p>1.733523245</text:p>
          </table:table-cell>
          <table:table-cell office:value-type="float" office:value="0.000152237" calcext:value-type="float">
            <text:p>0.000152237</text:p>
          </table:table-cell>
          <table:table-cell office:value-type="float" office:value="3.081153251" calcext:value-type="float">
            <text:p>3.081153251</text:p>
          </table:table-cell>
          <table:table-cell office:value-type="float" office:value="0.01217896" calcext:value-type="float">
            <text:p>0.01217896</text:p>
          </table:table-cell>
          <table:table-cell office:value-type="float" office:value="246.49226008" calcext:value-type="float">
            <text:p>246.4922600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.704887205" calcext:value-type="float">
            <text:p>1.704887205</text:p>
          </table:table-cell>
          <table:table-cell office:value-type="float" office:value="0.000163724" calcext:value-type="float">
            <text:p>0.000163724</text:p>
          </table:table-cell>
          <table:table-cell office:value-type="float" office:value="3.30430442" calcext:value-type="float">
            <text:p>3.30430442</text:p>
          </table:table-cell>
          <table:table-cell office:value-type="float" office:value="0.013261644" calcext:value-type="float">
            <text:p>0.013261644</text:p>
          </table:table-cell>
          <table:table-cell office:value-type="float" office:value="267.64865802" calcext:value-type="float">
            <text:p>267.6486580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.698358982" calcext:value-type="float">
            <text:p>1.698358982</text:p>
          </table:table-cell>
          <table:table-cell office:value-type="float" office:value="0.00017008" calcext:value-type="float">
            <text:p>0.00017008</text:p>
          </table:table-cell>
          <table:table-cell office:value-type="float" office:value="3.280324614" calcext:value-type="float">
            <text:p>3.280324614</text:p>
          </table:table-cell>
          <table:table-cell office:value-type="float" office:value="0.01394656" calcext:value-type="float">
            <text:p>0.01394656</text:p>
          </table:table-cell>
          <table:table-cell office:value-type="float" office:value="268.986618348" calcext:value-type="float">
            <text:p>268.98661834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.69641114" calcext:value-type="float">
            <text:p>1.69641114</text:p>
          </table:table-cell>
          <table:table-cell office:value-type="float" office:value="0.000143787" calcext:value-type="float">
            <text:p>0.000143787</text:p>
          </table:table-cell>
          <table:table-cell office:value-type="float" office:value="3.100754473" calcext:value-type="float">
            <text:p>3.100754473</text:p>
          </table:table-cell>
          <table:table-cell office:value-type="float" office:value="0.011934321" calcext:value-type="float">
            <text:p>0.011934321</text:p>
          </table:table-cell>
          <table:table-cell office:value-type="float" office:value="257.362621259" calcext:value-type="float">
            <text:p>257.36262125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.719889621" calcext:value-type="float">
            <text:p>1.719889621</text:p>
          </table:table-cell>
          <table:table-cell office:value-type="float" office:value="0.000158753" calcext:value-type="float">
            <text:p>0.000158753</text:p>
          </table:table-cell>
          <table:table-cell office:value-type="float" office:value="3.208990014" calcext:value-type="float">
            <text:p>3.208990014</text:p>
          </table:table-cell>
          <table:table-cell office:value-type="float" office:value="0.013335252" calcext:value-type="float">
            <text:p>0.013335252</text:p>
          </table:table-cell>
          <table:table-cell office:value-type="float" office:value="269.555161176" calcext:value-type="float">
            <text:p>269.55516117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768785987" calcext:value-type="float">
            <text:p>1.768785987</text:p>
          </table:table-cell>
          <table:table-cell office:value-type="float" office:value="0.000173625" calcext:value-type="float">
            <text:p>0.000173625</text:p>
          </table:table-cell>
          <table:table-cell office:value-type="float" office:value="3.377894163" calcext:value-type="float">
            <text:p>3.377894163</text:p>
          </table:table-cell>
          <table:table-cell office:value-type="float" office:value="0.014758125" calcext:value-type="float">
            <text:p>0.014758125</text:p>
          </table:table-cell>
          <table:table-cell office:value-type="float" office:value="287.121003855" calcext:value-type="float">
            <text:p>287.12100385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.82942971" calcext:value-type="float">
            <text:p>1.82942971</text:p>
          </table:table-cell>
          <table:table-cell office:value-type="float" office:value="0.00016007" calcext:value-type="float">
            <text:p>0.00016007</text:p>
          </table:table-cell>
          <table:table-cell office:value-type="float" office:value="3.437621812" calcext:value-type="float">
            <text:p>3.437621812</text:p>
          </table:table-cell>
          <table:table-cell office:value-type="float" office:value="0.01376602" calcext:value-type="float">
            <text:p>0.01376602</text:p>
          </table:table-cell>
          <table:table-cell office:value-type="float" office:value="295.635475832" calcext:value-type="float">
            <text:p>295.63547583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.81988612" calcext:value-type="float">
            <text:p>1.81988612</text:p>
          </table:table-cell>
          <table:table-cell office:value-type="float" office:value="0.000157971" calcext:value-type="float">
            <text:p>0.000157971</text:p>
          </table:table-cell>
          <table:table-cell office:value-type="float" office:value="3.358457858" calcext:value-type="float">
            <text:p>3.358457858</text:p>
          </table:table-cell>
          <table:table-cell office:value-type="float" office:value="0.013743477" calcext:value-type="float">
            <text:p>0.013743477</text:p>
          </table:table-cell>
          <table:table-cell office:value-type="float" office:value="292.185833646" calcext:value-type="float">
            <text:p>292.18583364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.844746514" calcext:value-type="float">
            <text:p>1.844746514</text:p>
          </table:table-cell>
          <table:table-cell office:value-type="float" office:value="0.000174122" calcext:value-type="float">
            <text:p>0.000174122</text:p>
          </table:table-cell>
          <table:table-cell office:value-type="float" office:value="3.394838753" calcext:value-type="float">
            <text:p>3.394838753</text:p>
          </table:table-cell>
          <table:table-cell office:value-type="float" office:value="0.015322736" calcext:value-type="float">
            <text:p>0.015322736</text:p>
          </table:table-cell>
          <table:table-cell office:value-type="float" office:value="298.745810264" calcext:value-type="float">
            <text:p>298.74581026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.772975989" calcext:value-type="float">
            <text:p>1.772975989</text:p>
          </table:table-cell>
          <table:table-cell office:value-type="float" office:value="0.000155295" calcext:value-type="float">
            <text:p>0.000155295</text:p>
          </table:table-cell>
          <table:table-cell office:value-type="float" office:value="3.475726407" calcext:value-type="float">
            <text:p>3.475726407</text:p>
          </table:table-cell>
          <table:table-cell office:value-type="float" office:value="0.013821255" calcext:value-type="float">
            <text:p>0.013821255</text:p>
          </table:table-cell>
          <table:table-cell office:value-type="float" office:value="309.339650223" calcext:value-type="float">
            <text:p>309.33965022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808582329" calcext:value-type="float">
            <text:p>1.808582329</text:p>
          </table:table-cell>
          <table:table-cell office:value-type="float" office:value="0.000179711" calcext:value-type="float">
            <text:p>0.000179711</text:p>
          </table:table-cell>
          <table:table-cell office:value-type="float" office:value="3.514327183" calcext:value-type="float">
            <text:p>3.514327183</text:p>
          </table:table-cell>
          <table:table-cell office:value-type="float" office:value="0.01617399" calcext:value-type="float">
            <text:p>0.01617399</text:p>
          </table:table-cell>
          <table:table-cell office:value-type="float" office:value="316.28944647" calcext:value-type="float">
            <text:p>316.2894464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.872981965" calcext:value-type="float">
            <text:p>1.872981965</text:p>
          </table:table-cell>
          <table:table-cell office:value-type="float" office:value="0.000161995" calcext:value-type="float">
            <text:p>0.000161995</text:p>
          </table:table-cell>
          <table:table-cell office:value-type="float" office:value="3.46360094" calcext:value-type="float">
            <text:p>3.46360094</text:p>
          </table:table-cell>
          <table:table-cell office:value-type="float" office:value="0.014741545" calcext:value-type="float">
            <text:p>0.014741545</text:p>
          </table:table-cell>
          <table:table-cell office:value-type="float" office:value="315.18768554" calcext:value-type="float">
            <text:p>315.1876855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.846889057" calcext:value-type="float">
            <text:p>1.846889057</text:p>
          </table:table-cell>
          <table:table-cell office:value-type="float" office:value="0.000193589" calcext:value-type="float">
            <text:p>0.000193589</text:p>
          </table:table-cell>
          <table:table-cell office:value-type="float" office:value="3.51877093" calcext:value-type="float">
            <text:p>3.51877093</text:p>
          </table:table-cell>
          <table:table-cell office:value-type="float" office:value="0.017810188" calcext:value-type="float">
            <text:p>0.017810188</text:p>
          </table:table-cell>
          <table:table-cell office:value-type="float" office:value="323.72692556" calcext:value-type="float">
            <text:p>323.7269255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.821287056" calcext:value-type="float">
            <text:p>1.821287056</text:p>
          </table:table-cell>
          <table:table-cell office:value-type="float" office:value="0.000193954" calcext:value-type="float">
            <text:p>0.000193954</text:p>
          </table:table-cell>
          <table:table-cell office:value-type="float" office:value="3.574464727" calcext:value-type="float">
            <text:p>3.574464727</text:p>
          </table:table-cell>
          <table:table-cell office:value-type="float" office:value="0.018037722" calcext:value-type="float">
            <text:p>0.018037722</text:p>
          </table:table-cell>
          <table:table-cell office:value-type="float" office:value="332.425219611" calcext:value-type="float">
            <text:p>332.42521961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.860162405" calcext:value-type="float">
            <text:p>1.860162405</text:p>
          </table:table-cell>
          <table:table-cell office:value-type="float" office:value="0.000156432" calcext:value-type="float">
            <text:p>0.000156432</text:p>
          </table:table-cell>
          <table:table-cell office:value-type="float" office:value="3.599144328" calcext:value-type="float">
            <text:p>3.599144328</text:p>
          </table:table-cell>
          <table:table-cell office:value-type="float" office:value="0.014704608" calcext:value-type="float">
            <text:p>0.014704608</text:p>
          </table:table-cell>
          <table:table-cell office:value-type="float" office:value="338.319566832" calcext:value-type="float">
            <text:p>338.31956683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875023773" calcext:value-type="float">
            <text:p>1.875023773</text:p>
          </table:table-cell>
          <table:table-cell office:value-type="float" office:value="0.000160495" calcext:value-type="float">
            <text:p>0.000160495</text:p>
          </table:table-cell>
          <table:table-cell office:value-type="float" office:value="3.625576357" calcext:value-type="float">
            <text:p>3.625576357</text:p>
          </table:table-cell>
          <table:table-cell office:value-type="float" office:value="0.015247025" calcext:value-type="float">
            <text:p>0.015247025</text:p>
          </table:table-cell>
          <table:table-cell office:value-type="float" office:value="344.429753915" calcext:value-type="float">
            <text:p>344.42975391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.903593895" calcext:value-type="float">
            <text:p>1.903593895</text:p>
          </table:table-cell>
          <table:table-cell office:value-type="float" office:value="0.00016441" calcext:value-type="float">
            <text:p>0.00016441</text:p>
          </table:table-cell>
          <table:table-cell office:value-type="float" office:value="3.893458422" calcext:value-type="float">
            <text:p>3.893458422</text:p>
          </table:table-cell>
          <table:table-cell office:value-type="float" office:value="0.01578336" calcext:value-type="float">
            <text:p>0.01578336</text:p>
          </table:table-cell>
          <table:table-cell office:value-type="float" office:value="373.772008512" calcext:value-type="float">
            <text:p>373.77200851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.159074009" calcext:value-type="float">
            <text:p>2.159074009</text:p>
          </table:table-cell>
          <table:table-cell office:value-type="float" office:value="0.000166387" calcext:value-type="float">
            <text:p>0.000166387</text:p>
          </table:table-cell>
          <table:table-cell office:value-type="float" office:value="3.826184426" calcext:value-type="float">
            <text:p>3.826184426</text:p>
          </table:table-cell>
          <table:table-cell office:value-type="float" office:value="0.016139539" calcext:value-type="float">
            <text:p>0.016139539</text:p>
          </table:table-cell>
          <table:table-cell office:value-type="float" office:value="371.139889322" calcext:value-type="float">
            <text:p>371.13988932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.954410201" calcext:value-type="float">
            <text:p>1.954410201</text:p>
          </table:table-cell>
          <table:table-cell office:value-type="float" office:value="0.000165344" calcext:value-type="float">
            <text:p>0.000165344</text:p>
          </table:table-cell>
          <table:table-cell office:value-type="float" office:value="3.698874562" calcext:value-type="float">
            <text:p>3.698874562</text:p>
          </table:table-cell>
          <table:table-cell office:value-type="float" office:value="0.016203712" calcext:value-type="float">
            <text:p>0.016203712</text:p>
          </table:table-cell>
          <table:table-cell office:value-type="float" office:value="362.489707076" calcext:value-type="float">
            <text:p>362.48970707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.95109844" calcext:value-type="float">
            <text:p>1.95109844</text:p>
          </table:table-cell>
          <table:table-cell office:value-type="float" office:value="0.000220542" calcext:value-type="float">
            <text:p>0.000220542</text:p>
          </table:table-cell>
          <table:table-cell office:value-type="float" office:value="3.766500271" calcext:value-type="float">
            <text:p>3.766500271</text:p>
          </table:table-cell>
          <table:table-cell office:value-type="float" office:value="0.021833658" calcext:value-type="float">
            <text:p>0.021833658</text:p>
          </table:table-cell>
          <table:table-cell office:value-type="float" office:value="372.883526829" calcext:value-type="float">
            <text:p>372.8835268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989774191" calcext:value-type="float">
            <text:p>1.989774191</text:p>
          </table:table-cell>
          <table:table-cell office:value-type="float" office:value="0.000170444" calcext:value-type="float">
            <text:p>0.000170444</text:p>
          </table:table-cell>
          <table:table-cell office:value-type="float" office:value="3.726275201" calcext:value-type="float">
            <text:p>3.726275201</text:p>
          </table:table-cell>
          <table:table-cell office:value-type="float" office:value="0.0170444" calcext:value-type="float">
            <text:p>0.0170444</text:p>
          </table:table-cell>
          <table:table-cell office:value-type="float" office:value="372.6275201" calcext:value-type="float">
            <text:p>372.627520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.003963347" calcext:value-type="float">
            <text:p>2.003963347</text:p>
          </table:table-cell>
          <table:table-cell office:value-type="float" office:value="0.000165296" calcext:value-type="float">
            <text:p>0.000165296</text:p>
          </table:table-cell>
          <table:table-cell office:value-type="float" office:value="3.836169534" calcext:value-type="float">
            <text:p>3.836169534</text:p>
          </table:table-cell>
          <table:table-cell office:value-type="float" office:value="0.016694896" calcext:value-type="float">
            <text:p>0.016694896</text:p>
          </table:table-cell>
          <table:table-cell office:value-type="float" office:value="387.453122934" calcext:value-type="float">
            <text:p>387.45312293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.962584794" calcext:value-type="float">
            <text:p>1.962584794</text:p>
          </table:table-cell>
          <table:table-cell office:value-type="float" office:value="0.000159512" calcext:value-type="float">
            <text:p>0.000159512</text:p>
          </table:table-cell>
          <table:table-cell office:value-type="float" office:value="3.849992208" calcext:value-type="float">
            <text:p>3.849992208</text:p>
          </table:table-cell>
          <table:table-cell office:value-type="float" office:value="0.016270224" calcext:value-type="float">
            <text:p>0.016270224</text:p>
          </table:table-cell>
          <table:table-cell office:value-type="float" office:value="392.699205216" calcext:value-type="float">
            <text:p>392.69920521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.041835441" calcext:value-type="float">
            <text:p>2.041835441</text:p>
          </table:table-cell>
          <table:table-cell office:value-type="float" office:value="0.000157873" calcext:value-type="float">
            <text:p>0.000157873</text:p>
          </table:table-cell>
          <table:table-cell office:value-type="float" office:value="3.965106603" calcext:value-type="float">
            <text:p>3.965106603</text:p>
          </table:table-cell>
          <table:table-cell office:value-type="float" office:value="0.016260919" calcext:value-type="float">
            <text:p>0.016260919</text:p>
          </table:table-cell>
          <table:table-cell office:value-type="float" office:value="408.405980109" calcext:value-type="float">
            <text:p>408.40598010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.026487702" calcext:value-type="float">
            <text:p>2.026487702</text:p>
          </table:table-cell>
          <table:table-cell office:value-type="float" office:value="0.000163855" calcext:value-type="float">
            <text:p>0.000163855</text:p>
          </table:table-cell>
          <table:table-cell office:value-type="float" office:value="3.88720311" calcext:value-type="float">
            <text:p>3.88720311</text:p>
          </table:table-cell>
          <table:table-cell office:value-type="float" office:value="0.01704092" calcext:value-type="float">
            <text:p>0.01704092</text:p>
          </table:table-cell>
          <table:table-cell office:value-type="float" office:value="404.26912344" calcext:value-type="float">
            <text:p>404.2691234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.068788939" calcext:value-type="float">
            <text:p>2.068788939</text:p>
          </table:table-cell>
          <table:table-cell office:value-type="float" office:value="0.00017508" calcext:value-type="float">
            <text:p>0.00017508</text:p>
          </table:table-cell>
          <table:table-cell office:value-type="float" office:value="3.952148591" calcext:value-type="float">
            <text:p>3.952148591</text:p>
          </table:table-cell>
          <table:table-cell office:value-type="float" office:value="0.0183834" calcext:value-type="float">
            <text:p>0.0183834</text:p>
          </table:table-cell>
          <table:table-cell office:value-type="float" office:value="414.975602055" calcext:value-type="float">
            <text:p>414.97560205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.080841246" calcext:value-type="float">
            <text:p>2.080841246</text:p>
          </table:table-cell>
          <table:table-cell office:value-type="float" office:value="0.000161514" calcext:value-type="float">
            <text:p>0.000161514</text:p>
          </table:table-cell>
          <table:table-cell office:value-type="float" office:value="3.943918202" calcext:value-type="float">
            <text:p>3.943918202</text:p>
          </table:table-cell>
          <table:table-cell office:value-type="float" office:value="0.017120484" calcext:value-type="float">
            <text:p>0.017120484</text:p>
          </table:table-cell>
          <table:table-cell office:value-type="float" office:value="418.055329412" calcext:value-type="float">
            <text:p>418.05532941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.101165797" calcext:value-type="float">
            <text:p>2.101165797</text:p>
          </table:table-cell>
          <table:table-cell office:value-type="float" office:value="0.000173273" calcext:value-type="float">
            <text:p>0.000173273</text:p>
          </table:table-cell>
          <table:table-cell office:value-type="float" office:value="4.02963741" calcext:value-type="float">
            <text:p>4.02963741</text:p>
          </table:table-cell>
          <table:table-cell office:value-type="float" office:value="0.018540211" calcext:value-type="float">
            <text:p>0.018540211</text:p>
          </table:table-cell>
          <table:table-cell office:value-type="float" office:value="431.17120287" calcext:value-type="float">
            <text:p>431.1712028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.053327002" calcext:value-type="float">
            <text:p>2.053327002</text:p>
          </table:table-cell>
          <table:table-cell office:value-type="float" office:value="0.000150771" calcext:value-type="float">
            <text:p>0.000150771</text:p>
          </table:table-cell>
          <table:table-cell office:value-type="float" office:value="4.088667392" calcext:value-type="float">
            <text:p>4.088667392</text:p>
          </table:table-cell>
          <table:table-cell office:value-type="float" office:value="0.016283268" calcext:value-type="float">
            <text:p>0.016283268</text:p>
          </table:table-cell>
          <table:table-cell office:value-type="float" office:value="441.576078336" calcext:value-type="float">
            <text:p>441.57607833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.224946705" calcext:value-type="float">
            <text:p>2.224946705</text:p>
          </table:table-cell>
          <table:table-cell office:value-type="float" office:value="0.000153456" calcext:value-type="float">
            <text:p>0.000153456</text:p>
          </table:table-cell>
          <table:table-cell office:value-type="float" office:value="4.099045295" calcext:value-type="float">
            <text:p>4.099045295</text:p>
          </table:table-cell>
          <table:table-cell office:value-type="float" office:value="0.016726704" calcext:value-type="float">
            <text:p>0.016726704</text:p>
          </table:table-cell>
          <table:table-cell office:value-type="float" office:value="446.795937155" calcext:value-type="float">
            <text:p>446.79593715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.181706372" calcext:value-type="float">
            <text:p>2.181706372</text:p>
          </table:table-cell>
          <table:table-cell office:value-type="float" office:value="0.00017332" calcext:value-type="float">
            <text:p>0.00017332</text:p>
          </table:table-cell>
          <table:table-cell office:value-type="float" office:value="4.194222427" calcext:value-type="float">
            <text:p>4.194222427</text:p>
          </table:table-cell>
          <table:table-cell office:value-type="float" office:value="0.0190652" calcext:value-type="float">
            <text:p>0.0190652</text:p>
          </table:table-cell>
          <table:table-cell office:value-type="float" office:value="461.36446697" calcext:value-type="float">
            <text:p>461.3644669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.091464288" calcext:value-type="float">
            <text:p>2.091464288</text:p>
          </table:table-cell>
          <table:table-cell office:value-type="float" office:value="0.000178247" calcext:value-type="float">
            <text:p>0.000178247</text:p>
          </table:table-cell>
          <table:table-cell office:value-type="float" office:value="4.205902386" calcext:value-type="float">
            <text:p>4.205902386</text:p>
          </table:table-cell>
          <table:table-cell office:value-type="float" office:value="0.019785417" calcext:value-type="float">
            <text:p>0.019785417</text:p>
          </table:table-cell>
          <table:table-cell office:value-type="float" office:value="466.855164846" calcext:value-type="float">
            <text:p>466.85516484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.125770454" calcext:value-type="float">
            <text:p>2.125770454</text:p>
          </table:table-cell>
          <table:table-cell office:value-type="float" office:value="0.000171026" calcext:value-type="float">
            <text:p>0.000171026</text:p>
          </table:table-cell>
          <table:table-cell office:value-type="float" office:value="4.175038454" calcext:value-type="float">
            <text:p>4.175038454</text:p>
          </table:table-cell>
          <table:table-cell office:value-type="float" office:value="0.019154912" calcext:value-type="float">
            <text:p>0.019154912</text:p>
          </table:table-cell>
          <table:table-cell office:value-type="float" office:value="467.604306848" calcext:value-type="float">
            <text:p>467.60430684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.168166081" calcext:value-type="float">
            <text:p>2.168166081</text:p>
          </table:table-cell>
          <table:table-cell office:value-type="float" office:value="0.004555297" calcext:value-type="float">
            <text:p>0.004555297</text:p>
          </table:table-cell>
          <table:table-cell office:value-type="float" office:value="3.368594581" calcext:value-type="float">
            <text:p>3.368594581</text:p>
          </table:table-cell>
          <table:table-cell office:value-type="float" office:value="0.514748561" calcext:value-type="float">
            <text:p>0.514748561</text:p>
          </table:table-cell>
          <table:table-cell office:value-type="float" office:value="380.651187653" calcext:value-type="float">
            <text:p>380.65118765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.242370859" calcext:value-type="float">
            <text:p>2.242370859</text:p>
          </table:table-cell>
          <table:table-cell office:value-type="float" office:value="0.000160563" calcext:value-type="float">
            <text:p>0.000160563</text:p>
          </table:table-cell>
          <table:table-cell office:value-type="float" office:value="3.193060164" calcext:value-type="float">
            <text:p>3.193060164</text:p>
          </table:table-cell>
          <table:table-cell office:value-type="float" office:value="0.018304182" calcext:value-type="float">
            <text:p>0.018304182</text:p>
          </table:table-cell>
          <table:table-cell office:value-type="float" office:value="364.008858696" calcext:value-type="float">
            <text:p>364.00885869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.269220085" calcext:value-type="float">
            <text:p>2.269220085</text:p>
          </table:table-cell>
          <table:table-cell office:value-type="float" office:value="0.000159702" calcext:value-type="float">
            <text:p>0.000159702</text:p>
          </table:table-cell>
          <table:table-cell office:value-type="float" office:value="3.256233011" calcext:value-type="float">
            <text:p>3.256233011</text:p>
          </table:table-cell>
          <table:table-cell office:value-type="float" office:value="0.01836573" calcext:value-type="float">
            <text:p>0.01836573</text:p>
          </table:table-cell>
          <table:table-cell office:value-type="float" office:value="374.466796265" calcext:value-type="float">
            <text:p>374.46679626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.347255979" calcext:value-type="float">
            <text:p>2.347255979</text:p>
          </table:table-cell>
          <table:table-cell office:value-type="float" office:value="0.000164129" calcext:value-type="float">
            <text:p>0.000164129</text:p>
          </table:table-cell>
          <table:table-cell office:value-type="float" office:value="3.228115821" calcext:value-type="float">
            <text:p>3.228115821</text:p>
          </table:table-cell>
          <table:table-cell office:value-type="float" office:value="0.019038964" calcext:value-type="float">
            <text:p>0.019038964</text:p>
          </table:table-cell>
          <table:table-cell office:value-type="float" office:value="374.461435236" calcext:value-type="float">
            <text:p>374.46143523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.306518176" calcext:value-type="float">
            <text:p>2.306518176</text:p>
          </table:table-cell>
          <table:table-cell office:value-type="float" office:value="0.00017304" calcext:value-type="float">
            <text:p>0.00017304</text:p>
          </table:table-cell>
          <table:table-cell office:value-type="float" office:value="3.414179259" calcext:value-type="float">
            <text:p>3.414179259</text:p>
          </table:table-cell>
          <table:table-cell office:value-type="float" office:value="0.02024568" calcext:value-type="float">
            <text:p>0.02024568</text:p>
          </table:table-cell>
          <table:table-cell office:value-type="float" office:value="399.458973303" calcext:value-type="float">
            <text:p>399.45897330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.259022391" calcext:value-type="float">
            <text:p>2.259022391</text:p>
          </table:table-cell>
          <table:table-cell office:value-type="float" office:value="0.000169979" calcext:value-type="float">
            <text:p>0.000169979</text:p>
          </table:table-cell>
          <table:table-cell office:value-type="float" office:value="3.294813327" calcext:value-type="float">
            <text:p>3.294813327</text:p>
          </table:table-cell>
          <table:table-cell office:value-type="float" office:value="0.020057522" calcext:value-type="float">
            <text:p>0.020057522</text:p>
          </table:table-cell>
          <table:table-cell office:value-type="float" office:value="388.787972586" calcext:value-type="float">
            <text:p>388.78797258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.239326824" calcext:value-type="float">
            <text:p>2.239326824</text:p>
          </table:table-cell>
          <table:table-cell office:value-type="float" office:value="0.000149574" calcext:value-type="float">
            <text:p>0.000149574</text:p>
          </table:table-cell>
          <table:table-cell office:value-type="float" office:value="3.293968547" calcext:value-type="float">
            <text:p>3.293968547</text:p>
          </table:table-cell>
          <table:table-cell office:value-type="float" office:value="0.017799306" calcext:value-type="float">
            <text:p>0.017799306</text:p>
          </table:table-cell>
          <table:table-cell office:value-type="float" office:value="391.982257093" calcext:value-type="float">
            <text:p>391.98225709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.290382047" calcext:value-type="float">
            <text:p>2.290382047</text:p>
          </table:table-cell>
          <table:table-cell office:value-type="float" office:value="0.000161939" calcext:value-type="float">
            <text:p>0.000161939</text:p>
          </table:table-cell>
          <table:table-cell office:value-type="float" office:value="3.324514532" calcext:value-type="float">
            <text:p>3.324514532</text:p>
          </table:table-cell>
          <table:table-cell office:value-type="float" office:value="0.01943268" calcext:value-type="float">
            <text:p>0.01943268</text:p>
          </table:table-cell>
          <table:table-cell office:value-type="float" office:value="398.94174384" calcext:value-type="float">
            <text:p>398.9417438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.778114289" calcext:value-type="float">
            <text:p>1.778114289</text:p>
          </table:table-cell>
          <table:table-cell office:value-type="float" office:value="0.00018006" calcext:value-type="float">
            <text:p>0.00018006</text:p>
          </table:table-cell>
          <table:table-cell office:value-type="float" office:value="3.336232646" calcext:value-type="float">
            <text:p>3.336232646</text:p>
          </table:table-cell>
          <table:table-cell office:value-type="float" office:value="0.02178726" calcext:value-type="float">
            <text:p>0.02178726</text:p>
          </table:table-cell>
          <table:table-cell office:value-type="float" office:value="403.684150166" calcext:value-type="float">
            <text:p>403.68415016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.803421336" calcext:value-type="float">
            <text:p>1.803421336</text:p>
          </table:table-cell>
          <table:table-cell office:value-type="float" office:value="0.000182892" calcext:value-type="float">
            <text:p>0.000182892</text:p>
          </table:table-cell>
          <table:table-cell office:value-type="float" office:value="3.37549458" calcext:value-type="float">
            <text:p>3.37549458</text:p>
          </table:table-cell>
          <table:table-cell office:value-type="float" office:value="0.022312824" calcext:value-type="float">
            <text:p>0.022312824</text:p>
          </table:table-cell>
          <table:table-cell office:value-type="float" office:value="411.81033876" calcext:value-type="float">
            <text:p>411.8103387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.785482262" calcext:value-type="float">
            <text:p>1.785482262</text:p>
          </table:table-cell>
          <table:table-cell office:value-type="float" office:value="0.000162907" calcext:value-type="float">
            <text:p>0.000162907</text:p>
          </table:table-cell>
          <table:table-cell office:value-type="float" office:value="3.367074436" calcext:value-type="float">
            <text:p>3.367074436</text:p>
          </table:table-cell>
          <table:table-cell office:value-type="float" office:value="0.020037561" calcext:value-type="float">
            <text:p>0.020037561</text:p>
          </table:table-cell>
          <table:table-cell office:value-type="float" office:value="414.150155628" calcext:value-type="float">
            <text:p>414.15015562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.813858543" calcext:value-type="float">
            <text:p>1.813858543</text:p>
          </table:table-cell>
          <table:table-cell office:value-type="float" office:value="0.000182104" calcext:value-type="float">
            <text:p>0.000182104</text:p>
          </table:table-cell>
          <table:table-cell office:value-type="float" office:value="3.369133324" calcext:value-type="float">
            <text:p>3.369133324</text:p>
          </table:table-cell>
          <table:table-cell office:value-type="float" office:value="0.022580896" calcext:value-type="float">
            <text:p>0.022580896</text:p>
          </table:table-cell>
          <table:table-cell office:value-type="float" office:value="417.772532176" calcext:value-type="float">
            <text:p>417.77253217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834466532" calcext:value-type="float">
            <text:p>1.834466532</text:p>
          </table:table-cell>
          <table:table-cell office:value-type="float" office:value="0.00024869" calcext:value-type="float">
            <text:p>0.00024869</text:p>
          </table:table-cell>
          <table:table-cell office:value-type="float" office:value="3.365707169" calcext:value-type="float">
            <text:p>3.365707169</text:p>
          </table:table-cell>
          <table:table-cell office:value-type="float" office:value="0.03108625" calcext:value-type="float">
            <text:p>0.03108625</text:p>
          </table:table-cell>
          <table:table-cell office:value-type="float" office:value="420.713396125" calcext:value-type="float">
            <text:p>420.7133961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.834812124" calcext:value-type="float">
            <text:p>1.834812124</text:p>
          </table:table-cell>
          <table:table-cell office:value-type="float" office:value="0.000187754" calcext:value-type="float">
            <text:p>0.000187754</text:p>
          </table:table-cell>
          <table:table-cell office:value-type="float" office:value="3.444660552" calcext:value-type="float">
            <text:p>3.444660552</text:p>
          </table:table-cell>
          <table:table-cell office:value-type="float" office:value="0.023657004" calcext:value-type="float">
            <text:p>0.023657004</text:p>
          </table:table-cell>
          <table:table-cell office:value-type="float" office:value="434.027229552" calcext:value-type="float">
            <text:p>434.02722955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.836855357" calcext:value-type="float">
            <text:p>1.836855357</text:p>
          </table:table-cell>
          <table:table-cell office:value-type="float" office:value="0.00018367" calcext:value-type="float">
            <text:p>0.00018367</text:p>
          </table:table-cell>
          <table:table-cell office:value-type="float" office:value="3.45000692" calcext:value-type="float">
            <text:p>3.45000692</text:p>
          </table:table-cell>
          <table:table-cell office:value-type="float" office:value="0.02332609" calcext:value-type="float">
            <text:p>0.02332609</text:p>
          </table:table-cell>
          <table:table-cell office:value-type="float" office:value="438.15087884" calcext:value-type="float">
            <text:p>438.150878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6" office:value-type="float" office:value="1.891213936" calcext:value-type="float">
            <text:p>1.891213936</text:p>
          </table:table-cell>
          <table:table-cell table:style-name="ce42" office:value-type="float" office:value="0.000165708" calcext:value-type="float">
            <text:p>0.000165708</text:p>
          </table:table-cell>
          <table:table-cell table:style-name="ce42" office:value-type="float" office:value="3.512947368" calcext:value-type="float">
            <text:p>3.512947368</text:p>
          </table:table-cell>
          <table:table-cell table:style-name="ce42" office:value-type="float" office:value="0.021210624" calcext:value-type="float">
            <text:p>0.021210624</text:p>
          </table:table-cell>
          <table:table-cell table:style-name="ce48" office:value-type="float" office:value="449.657263104" calcext:value-type="float">
            <text:p>449.657263104</text:p>
          </table:table-cell>
        </table:table-row>
        <table:table-row table:style-name="ro1">
          <table:table-cell table:style-name="ce30" office:value-type="string" calcext:value-type="string">
            <text:p>Total Result</text:p>
          </table:table-cell>
          <table:table-cell table:style-name="ce37" office:value-type="float" office:value="1.751147052375" calcext:value-type="float">
            <text:p>1.751147052375</text:p>
          </table:table-cell>
          <table:table-cell table:style-name="ce43" office:value-type="float" office:value="0.203822919351563" calcext:value-type="float">
            <text:p>0.203822919351563</text:p>
          </table:table-cell>
          <table:table-cell table:style-name="ce43" office:value-type="float" office:value="2.97847765078125" calcext:value-type="float">
            <text:p>2.97847765078125</text:p>
          </table:table-cell>
          <table:table-cell table:style-name="ce43" office:value-type="float" office:value="6.07954290371094" calcext:value-type="float">
            <text:p>6.07954290371094</text:p>
          </table:table-cell>
          <table:table-cell table:style-name="ce49" office:value-type="float" office:value="211.866090303445" calcext:value-type="float">
            <text:p>211.866090303445</text:p>
          </table:table-cell>
        </table:table-row>
      </table:table>
      <table:named-expressions/>
      <table:data-pilot-tables>
        <table:data-pilot-table table:name="DataPilot1" table:application-data="" table:target-range-address="'Pivot Table_bench.cr_1'.A1:'Pivot Table_bench.cr_1'.F135" table:buttons="'Pivot Table_bench.cr_1'.A1 'Pivot Table_bench.cr_1'.A2 'Pivot Table_bench.cr_1'.A3 'Pivot Table_bench.cr_1'.A6 'Pivot Table_bench.cr_1'.B5" table:show-filter-button="false" table:drill-down-on-double-click="false">
          <table:source-cell-range table:cell-range-address="'bench.cr'.A1:'bench.cr'.K257"/>
          <table:data-pilot-field table:source-field-name="batch_timestamp" table:orientation="page" table:used-hierarchy="0" table:function="auto" loext:ignore-selected-page="true" table:selected-page="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ty_loops" table:orientation="page" table:used-hierarchy="0" table:function="auto" loext:ignore-selected-page="true" table:selected-page="35">
            <table:data-pilot-level table:show-empty="false" calcext:repeat-item-labels="false">
              <table:data-pilot-members>
                <table:data-pilot-member table:name="3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tle" table:orientation="page" table:used-hierarchy="0" table:function="auto" loext:ignore-selected-page="true" table:selected-page="fib">
            <table:data-pilot-level table:show-empty="false" calcext:repeat-item-labels="false">
              <table:data-pilot-members>
                <table:data-pilot-member table:name="array_360" table:display="false" table:show-details="true"/>
                <table:data-pilot-member table:name="fib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nv_crystal_worker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ormal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ibers_any_thread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ibers_same_thread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ibers_any_thread_times_worker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ibers_same_thread_times_worker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/00/0000</text:date>, <text:time style:data-style-name="N2" text:time-value="22:58:02.8073813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0-20T23:02:20.799924363</dc:date>
    <meta:editing-duration>PT33M28S</meta:editing-duration>
    <meta:editing-cycles>5</meta:editing-cycles>
    <meta:document-statistic meta:table-count="2" meta:cell-count="36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08080" draw:fill-color="#80808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72bf44" draw:fill-color="#72bf44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aa61a" draw:fill-color="#faa61a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add58a" draw:fill-color="#add58a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dc578" draw:fill-color="#fdc578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2.974cm" svg:height="24.172cm" xlink:href=".." xlink:type="simple" loext:data-pilot-source="DataPilot1" chart:class="chart:line" chart:style-name="ch1">
        <chart:title svg:x="16.152cm" svg:y="1.519cm" chart:style-name="ch2">
          <text:p>35 loops of Fibbonacci w/ CRYSTAL_WORKERS = X</text:p>
        </chart:title>
        <chart:subtitle svg:x="17.355cm" svg:y="2.781cm" chart:style-name="ch3">
          <text:p>Intel® Core™ i7-6700HQ CPU @ 2.60GHz × 8</text:p>
        </chart:subtitle>
        <chart:legend svg:x="6.203cm" svg:y="20.563cm" style:legend-expansion="custom" chartooo:width="30.567cm" chartooo:height="2.226cm" style:legend-expansion-aspect-ratio="13.7318059299191" chart:style-name="ch4"/>
        <chart:plot-area chart:style-name="ch5" table:cell-range-address="PivotChart" chart:data-source-has-labels="column" svg:x="0.858cm" svg:y="3.634cm" svg:width="41.067cm" svg:height="16.872cm">
          <chartooo:coordinate-region svg:x="2.141cm" svg:y="3.834cm" svg:width="39.784cm" svg:height="15.748cm"/>
          <chart:axis chart:dimension="x" chart:name="primary-x" chart:style-name="ch6" chartooo:axis-type="auto">
            <chartooo:date-scale/>
            <chart:categories table:cell-range-address="PT@categories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PT@data 0" chart:label-cell-address="PT@label 0" chart:class="chart:line">
            <chart:data-point chart:repeated="128"/>
          </chart:series>
          <chart:series chart:style-name="ch10" chart:values-cell-range-address="PT@data 1" chart:label-cell-address="PT@label 1" chart:class="chart:line">
            <chart:data-point chart:repeated="128"/>
          </chart:series>
          <chart:series chart:style-name="ch11" chart:values-cell-range-address="PT@data 2" chart:label-cell-address="PT@label 2" chart:class="chart:line">
            <chart:data-point chart:repeated="128"/>
          </chart:series>
          <chart:series chart:style-name="ch12" chart:values-cell-range-address="PT@data 3" chart:label-cell-address="PT@label 3" chart:class="chart:line">
            <chart:data-point chart:repeated="128"/>
          </chart:series>
          <chart:series chart:style-name="ch13" chart:values-cell-range-address="PT@data 4" chart:label-cell-address="PT@label 4" chart:class="chart:line">
            <chart:data-point chart:repeated="12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- normal</text:p>
                <draw:g>
                  <svg:desc>PT@label 0</svg:desc>
                </draw:g>
              </table:table-cell>
              <table:table-cell office:value-type="string">
                <text:p>Average - fibers_any_thread</text:p>
                <draw:g>
                  <svg:desc>PT@label 1</svg:desc>
                </draw:g>
              </table:table-cell>
              <table:table-cell office:value-type="string">
                <text:p>Average - fibers_same_thread</text:p>
                <draw:g>
                  <svg:desc>PT@label 2</svg:desc>
                </draw:g>
              </table:table-cell>
              <table:table-cell office:value-type="string">
                <text:p>Average - fibers_any_thread_times_worker</text:p>
                <draw:g>
                  <svg:desc>PT@label 3</svg:desc>
                </draw:g>
              </table:table-cell>
              <table:table-cell office:value-type="string">
                <text:p>Average - fibers_same_thread_times_worker</text:p>
                <draw:g>
                  <svg:desc>PT@label 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PT@categories</svg:desc>
                </draw:g>
              </table:table-cell>
              <table:table-cell office:value-type="float" office:value="1.741889847">
                <text:p>1.741889847</text:p>
                <draw:g>
                  <svg:desc>PT@data 0</svg:desc>
                </draw:g>
              </table:table-cell>
              <table:table-cell office:value-type="float" office:value="1.719117874">
                <text:p>1.719117874</text:p>
                <draw:g>
                  <svg:desc>PT@data 1</svg:desc>
                </draw:g>
              </table:table-cell>
              <table:table-cell office:value-type="float" office:value="1.716796334">
                <text:p>1.716796334</text:p>
                <draw:g>
                  <svg:desc>PT@data 2</svg:desc>
                </draw:g>
              </table:table-cell>
              <table:table-cell office:value-type="float" office:value="1.719117874">
                <text:p>1.719117874</text:p>
                <draw:g>
                  <svg:desc>PT@data 3</svg:desc>
                </draw:g>
              </table:table-cell>
              <table:table-cell office:value-type="float" office:value="1.716796334">
                <text:p>1.716796334</text:p>
                <draw:g>
                  <svg:desc>PT@data 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90623966">
                <text:p>1.290623966</text:p>
              </table:table-cell>
              <table:table-cell office:value-type="float" office:value="1.13865184">
                <text:p>1.13865184</text:p>
              </table:table-cell>
              <table:table-cell office:value-type="float" office:value="1.302020908">
                <text:p>1.302020908</text:p>
              </table:table-cell>
              <table:table-cell office:value-type="float" office:value="2.27730368">
                <text:p>2.27730368</text:p>
              </table:table-cell>
              <table:table-cell office:value-type="float" office:value="2.604041816">
                <text:p>2.6040418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64420241">
                <text:p>1.364420241</text:p>
              </table:table-cell>
              <table:table-cell office:value-type="float" office:value="0.749228663">
                <text:p>0.749228663</text:p>
              </table:table-cell>
              <table:table-cell office:value-type="float" office:value="1.388723353">
                <text:p>1.388723353</text:p>
              </table:table-cell>
              <table:table-cell office:value-type="float" office:value="2.247685989">
                <text:p>2.247685989</text:p>
              </table:table-cell>
              <table:table-cell office:value-type="float" office:value="4.166170059">
                <text:p>4.1661700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81805867">
                <text:p>1.381805867</text:p>
              </table:table-cell>
              <table:table-cell office:value-type="float" office:value="0.709817751">
                <text:p>0.709817751</text:p>
              </table:table-cell>
              <table:table-cell office:value-type="float" office:value="1.816285548">
                <text:p>1.816285548</text:p>
              </table:table-cell>
              <table:table-cell office:value-type="float" office:value="2.839271004">
                <text:p>2.839271004</text:p>
              </table:table-cell>
              <table:table-cell office:value-type="float" office:value="7.265142192">
                <text:p>7.2651421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29448066">
                <text:p>1.329448066</text:p>
              </table:table-cell>
              <table:table-cell office:value-type="float" office:value="1.075957847">
                <text:p>1.075957847</text:p>
              </table:table-cell>
              <table:table-cell office:value-type="float" office:value="1.24830984">
                <text:p>1.24830984</text:p>
              </table:table-cell>
              <table:table-cell office:value-type="float" office:value="5.379789235">
                <text:p>5.379789235</text:p>
              </table:table-cell>
              <table:table-cell office:value-type="float" office:value="6.2415492">
                <text:p>6.24154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9890334">
                <text:p>1.39890334</text:p>
              </table:table-cell>
              <table:table-cell office:value-type="float" office:value="0.455196093">
                <text:p>0.455196093</text:p>
              </table:table-cell>
              <table:table-cell office:value-type="float" office:value="1.916794578">
                <text:p>1.916794578</text:p>
              </table:table-cell>
              <table:table-cell office:value-type="float" office:value="2.731176558">
                <text:p>2.731176558</text:p>
              </table:table-cell>
              <table:table-cell office:value-type="float" office:value="11.500767468">
                <text:p>11.5007674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71631616">
                <text:p>1.271631616</text:p>
              </table:table-cell>
              <table:table-cell office:value-type="float" office:value="1.175235044">
                <text:p>1.175235044</text:p>
              </table:table-cell>
              <table:table-cell office:value-type="float" office:value="1.354947909">
                <text:p>1.354947909</text:p>
              </table:table-cell>
              <table:table-cell office:value-type="float" office:value="8.226645308">
                <text:p>8.226645308</text:p>
              </table:table-cell>
              <table:table-cell office:value-type="float" office:value="9.484635363">
                <text:p>9.4846353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42207214">
                <text:p>1.342207214</text:p>
              </table:table-cell>
              <table:table-cell office:value-type="float" office:value="0.281120176">
                <text:p>0.281120176</text:p>
              </table:table-cell>
              <table:table-cell office:value-type="float" office:value="2.133133779">
                <text:p>2.133133779</text:p>
              </table:table-cell>
              <table:table-cell office:value-type="float" office:value="2.248961408">
                <text:p>2.248961408</text:p>
              </table:table-cell>
              <table:table-cell office:value-type="float" office:value="17.065070232">
                <text:p>17.0650702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26568461">
                <text:p>1.326568461</text:p>
              </table:table-cell>
              <table:table-cell office:value-type="float" office:value="0.213912214">
                <text:p>0.213912214</text:p>
              </table:table-cell>
              <table:table-cell office:value-type="float" office:value="2.279535194">
                <text:p>2.279535194</text:p>
              </table:table-cell>
              <table:table-cell office:value-type="float" office:value="1.925209926">
                <text:p>1.925209926</text:p>
              </table:table-cell>
              <table:table-cell office:value-type="float" office:value="20.515816746">
                <text:p>20.5158167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62675601">
                <text:p>1.462675601</text:p>
              </table:table-cell>
              <table:table-cell office:value-type="float" office:value="1.22956625">
                <text:p>1.22956625</text:p>
              </table:table-cell>
              <table:table-cell office:value-type="float" office:value="1.314905449">
                <text:p>1.314905449</text:p>
              </table:table-cell>
              <table:table-cell office:value-type="float" office:value="12.2956625">
                <text:p>12.2956625</text:p>
              </table:table-cell>
              <table:table-cell office:value-type="float" office:value="13.14905449">
                <text:p>13.149054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05321981">
                <text:p>1.405321981</text:p>
              </table:table-cell>
              <table:table-cell office:value-type="float" office:value="0.541885989">
                <text:p>0.541885989</text:p>
              </table:table-cell>
              <table:table-cell office:value-type="float" office:value="1.904807361">
                <text:p>1.904807361</text:p>
              </table:table-cell>
              <table:table-cell office:value-type="float" office:value="5.960745879">
                <text:p>5.960745879</text:p>
              </table:table-cell>
              <table:table-cell office:value-type="float" office:value="20.952880971">
                <text:p>20.9528809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47591677">
                <text:p>1.347591677</text:p>
              </table:table-cell>
              <table:table-cell office:value-type="float" office:value="0.063858787">
                <text:p>0.063858787</text:p>
              </table:table-cell>
              <table:table-cell office:value-type="float" office:value="2.436221874">
                <text:p>2.436221874</text:p>
              </table:table-cell>
              <table:table-cell office:value-type="float" office:value="0.766305444">
                <text:p>0.766305444</text:p>
              </table:table-cell>
              <table:table-cell office:value-type="float" office:value="29.234662488">
                <text:p>29.2346624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503087">
                <text:p>1.3503087</text:p>
              </table:table-cell>
              <table:table-cell office:value-type="float" office:value="0.411617189">
                <text:p>0.411617189</text:p>
              </table:table-cell>
              <table:table-cell office:value-type="float" office:value="2.229858662">
                <text:p>2.229858662</text:p>
              </table:table-cell>
              <table:table-cell office:value-type="float" office:value="5.351023457">
                <text:p>5.351023457</text:p>
              </table:table-cell>
              <table:table-cell office:value-type="float" office:value="28.988162606">
                <text:p>28.9881626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57826817">
                <text:p>1.357826817</text:p>
              </table:table-cell>
              <table:table-cell office:value-type="float" office:value="1.241915757">
                <text:p>1.241915757</text:p>
              </table:table-cell>
              <table:table-cell office:value-type="float" office:value="1.35580638">
                <text:p>1.35580638</text:p>
              </table:table-cell>
              <table:table-cell office:value-type="float" office:value="17.386820598">
                <text:p>17.386820598</text:p>
              </table:table-cell>
              <table:table-cell office:value-type="float" office:value="18.98128932">
                <text:p>18.981289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71519736">
                <text:p>1.371519736</text:p>
              </table:table-cell>
              <table:table-cell office:value-type="float" office:value="0.078278708">
                <text:p>0.078278708</text:p>
              </table:table-cell>
              <table:table-cell office:value-type="float" office:value="2.505029253">
                <text:p>2.505029253</text:p>
              </table:table-cell>
              <table:table-cell office:value-type="float" office:value="1.17418062">
                <text:p>1.17418062</text:p>
              </table:table-cell>
              <table:table-cell office:value-type="float" office:value="37.575438795">
                <text:p>37.5754387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37467011">
                <text:p>1.37467011</text:p>
              </table:table-cell>
              <table:table-cell office:value-type="float" office:value="0.309750927">
                <text:p>0.309750927</text:p>
              </table:table-cell>
              <table:table-cell office:value-type="float" office:value="2.280258947">
                <text:p>2.280258947</text:p>
              </table:table-cell>
              <table:table-cell office:value-type="float" office:value="4.956014832">
                <text:p>4.956014832</text:p>
              </table:table-cell>
              <table:table-cell office:value-type="float" office:value="36.484143152">
                <text:p>36.4841431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40880171">
                <text:p>1.440880171</text:p>
              </table:table-cell>
              <table:table-cell office:value-type="float" office:value="0.880285166">
                <text:p>0.880285166</text:p>
              </table:table-cell>
              <table:table-cell office:value-type="float" office:value="1.771720415">
                <text:p>1.771720415</text:p>
              </table:table-cell>
              <table:table-cell office:value-type="float" office:value="14.964847822">
                <text:p>14.964847822</text:p>
              </table:table-cell>
              <table:table-cell office:value-type="float" office:value="30.119247055">
                <text:p>30.1192470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472186028">
                <text:p>1.472186028</text:p>
              </table:table-cell>
              <table:table-cell office:value-type="float" office:value="0.002334285">
                <text:p>0.002334285</text:p>
              </table:table-cell>
              <table:table-cell office:value-type="float" office:value="2.390847664">
                <text:p>2.390847664</text:p>
              </table:table-cell>
              <table:table-cell office:value-type="float" office:value="0.04201713">
                <text:p>0.04201713</text:p>
              </table:table-cell>
              <table:table-cell office:value-type="float" office:value="43.035257952">
                <text:p>43.0352579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435244656">
                <text:p>1.435244656</text:p>
              </table:table-cell>
              <table:table-cell office:value-type="float" office:value="0.021974675">
                <text:p>0.021974675</text:p>
              </table:table-cell>
              <table:table-cell office:value-type="float" office:value="2.462695831">
                <text:p>2.462695831</text:p>
              </table:table-cell>
              <table:table-cell office:value-type="float" office:value="0.417518825">
                <text:p>0.417518825</text:p>
              </table:table-cell>
              <table:table-cell office:value-type="float" office:value="46.791220789">
                <text:p>46.7912207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4250742">
                <text:p>1.4250742</text:p>
              </table:table-cell>
              <table:table-cell office:value-type="float" office:value="0.077413607">
                <text:p>0.077413607</text:p>
              </table:table-cell>
              <table:table-cell office:value-type="float" office:value="2.626968775">
                <text:p>2.626968775</text:p>
              </table:table-cell>
              <table:table-cell office:value-type="float" office:value="1.54827214">
                <text:p>1.54827214</text:p>
              </table:table-cell>
              <table:table-cell office:value-type="float" office:value="52.5393755">
                <text:p>52.53937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88885227">
                <text:p>1.488885227</text:p>
              </table:table-cell>
              <table:table-cell office:value-type="float" office:value="0.258201908">
                <text:p>0.258201908</text:p>
              </table:table-cell>
              <table:table-cell office:value-type="float" office:value="2.613020102">
                <text:p>2.613020102</text:p>
              </table:table-cell>
              <table:table-cell office:value-type="float" office:value="5.422240068">
                <text:p>5.422240068</text:p>
              </table:table-cell>
              <table:table-cell office:value-type="float" office:value="54.873422142">
                <text:p>54.8734221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82850744">
                <text:p>1.382850744</text:p>
              </table:table-cell>
              <table:table-cell office:value-type="float" office:value="0.589665511">
                <text:p>0.589665511</text:p>
              </table:table-cell>
              <table:table-cell office:value-type="float" office:value="1.994039814">
                <text:p>1.994039814</text:p>
              </table:table-cell>
              <table:table-cell office:value-type="float" office:value="12.972641242">
                <text:p>12.972641242</text:p>
              </table:table-cell>
              <table:table-cell office:value-type="float" office:value="43.868875908">
                <text:p>43.8688759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492703795">
                <text:p>1.492703795</text:p>
              </table:table-cell>
              <table:table-cell office:value-type="float" office:value="1.231189408">
                <text:p>1.231189408</text:p>
              </table:table-cell>
              <table:table-cell office:value-type="float" office:value="1.616239361">
                <text:p>1.616239361</text:p>
              </table:table-cell>
              <table:table-cell office:value-type="float" office:value="28.317356384">
                <text:p>28.317356384</text:p>
              </table:table-cell>
              <table:table-cell office:value-type="float" office:value="37.173505303">
                <text:p>37.1735053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43479235">
                <text:p>1.543479235</text:p>
              </table:table-cell>
              <table:table-cell office:value-type="float" office:value="0.000294727">
                <text:p>0.000294727</text:p>
              </table:table-cell>
              <table:table-cell office:value-type="float" office:value="2.803340829">
                <text:p>2.803340829</text:p>
              </table:table-cell>
              <table:table-cell office:value-type="float" office:value="0.007073448">
                <text:p>0.007073448</text:p>
              </table:table-cell>
              <table:table-cell office:value-type="float" office:value="67.280179896">
                <text:p>67.2801798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50547002">
                <text:p>1.450547002</text:p>
              </table:table-cell>
              <table:table-cell office:value-type="float" office:value="0.000272979">
                <text:p>0.000272979</text:p>
              </table:table-cell>
              <table:table-cell office:value-type="float" office:value="2.974259225">
                <text:p>2.974259225</text:p>
              </table:table-cell>
              <table:table-cell office:value-type="float" office:value="0.006824475">
                <text:p>0.006824475</text:p>
              </table:table-cell>
              <table:table-cell office:value-type="float" office:value="74.356480625">
                <text:p>74.3564806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33061493">
                <text:p>1.533061493</text:p>
              </table:table-cell>
              <table:table-cell office:value-type="float" office:value="0.000479825">
                <text:p>0.000479825</text:p>
              </table:table-cell>
              <table:table-cell office:value-type="float" office:value="2.872965072">
                <text:p>2.872965072</text:p>
              </table:table-cell>
              <table:table-cell office:value-type="float" office:value="0.01247545">
                <text:p>0.01247545</text:p>
              </table:table-cell>
              <table:table-cell office:value-type="float" office:value="74.697091872">
                <text:p>74.6970918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49138185">
                <text:p>1.549138185</text:p>
              </table:table-cell>
              <table:table-cell office:value-type="float" office:value="0.002655238">
                <text:p>0.002655238</text:p>
              </table:table-cell>
              <table:table-cell office:value-type="float" office:value="3.144187831">
                <text:p>3.144187831</text:p>
              </table:table-cell>
              <table:table-cell office:value-type="float" office:value="0.071691426">
                <text:p>0.071691426</text:p>
              </table:table-cell>
              <table:table-cell office:value-type="float" office:value="84.893071437">
                <text:p>84.8930714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531731547">
                <text:p>1.531731547</text:p>
              </table:table-cell>
              <table:table-cell office:value-type="float" office:value="0.011362242">
                <text:p>0.011362242</text:p>
              </table:table-cell>
              <table:table-cell office:value-type="float" office:value="3.142560768">
                <text:p>3.142560768</text:p>
              </table:table-cell>
              <table:table-cell office:value-type="float" office:value="0.318142776">
                <text:p>0.318142776</text:p>
              </table:table-cell>
              <table:table-cell office:value-type="float" office:value="87.991701504">
                <text:p>87.9917015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23810297">
                <text:p>1.623810297</text:p>
              </table:table-cell>
              <table:table-cell office:value-type="float" office:value="0.038124445">
                <text:p>0.038124445</text:p>
              </table:table-cell>
              <table:table-cell office:value-type="float" office:value="3.075006439">
                <text:p>3.075006439</text:p>
              </table:table-cell>
              <table:table-cell office:value-type="float" office:value="1.105608905">
                <text:p>1.105608905</text:p>
              </table:table-cell>
              <table:table-cell office:value-type="float" office:value="89.175186731">
                <text:p>89.1751867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86111042">
                <text:p>1.586111042</text:p>
              </table:table-cell>
              <table:table-cell office:value-type="float" office:value="0.08696059">
                <text:p>0.08696059</text:p>
              </table:table-cell>
              <table:table-cell office:value-type="float" office:value="3.138028948">
                <text:p>3.138028948</text:p>
              </table:table-cell>
              <table:table-cell office:value-type="float" office:value="2.6088177">
                <text:p>2.6088177</text:p>
              </table:table-cell>
              <table:table-cell office:value-type="float" office:value="94.14086844">
                <text:p>94.140868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707034219">
                <text:p>1.707034219</text:p>
              </table:table-cell>
              <table:table-cell office:value-type="float" office:value="0.19602256">
                <text:p>0.19602256</text:p>
              </table:table-cell>
              <table:table-cell office:value-type="float" office:value="3.056335984">
                <text:p>3.056335984</text:p>
              </table:table-cell>
              <table:table-cell office:value-type="float" office:value="6.07669936">
                <text:p>6.07669936</text:p>
              </table:table-cell>
              <table:table-cell office:value-type="float" office:value="94.746415504">
                <text:p>94.7464155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615167627">
                <text:p>1.615167627</text:p>
              </table:table-cell>
              <table:table-cell office:value-type="float" office:value="0.417357258">
                <text:p>0.417357258</text:p>
              </table:table-cell>
              <table:table-cell office:value-type="float" office:value="2.874010033">
                <text:p>2.874010033</text:p>
              </table:table-cell>
              <table:table-cell office:value-type="float" office:value="13.355432256">
                <text:p>13.355432256</text:p>
              </table:table-cell>
              <table:table-cell office:value-type="float" office:value="91.968321056">
                <text:p>91.9683210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71743553">
                <text:p>1.671743553</text:p>
              </table:table-cell>
              <table:table-cell office:value-type="float" office:value="0.723351064">
                <text:p>0.723351064</text:p>
              </table:table-cell>
              <table:table-cell office:value-type="float" office:value="2.547178977">
                <text:p>2.547178977</text:p>
              </table:table-cell>
              <table:table-cell office:value-type="float" office:value="23.870585112">
                <text:p>23.870585112</text:p>
              </table:table-cell>
              <table:table-cell office:value-type="float" office:value="84.056906241">
                <text:p>84.0569062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08073262">
                <text:p>1.608073262</text:p>
              </table:table-cell>
              <table:table-cell office:value-type="float" office:value="1.155788306">
                <text:p>1.155788306</text:p>
              </table:table-cell>
              <table:table-cell office:value-type="float" office:value="2.105090071">
                <text:p>2.105090071</text:p>
              </table:table-cell>
              <table:table-cell office:value-type="float" office:value="39.296802404">
                <text:p>39.296802404</text:p>
              </table:table-cell>
              <table:table-cell office:value-type="float" office:value="71.573062414">
                <text:p>71.5730624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586577627">
                <text:p>1.586577627</text:p>
              </table:table-cell>
              <table:table-cell office:value-type="float" office:value="1.680681812">
                <text:p>1.680681812</text:p>
              </table:table-cell>
              <table:table-cell office:value-type="float" office:value="1.74353147">
                <text:p>1.74353147</text:p>
              </table:table-cell>
              <table:table-cell office:value-type="float" office:value="58.82386342">
                <text:p>58.82386342</text:p>
              </table:table-cell>
              <table:table-cell office:value-type="float" office:value="61.02360145">
                <text:p>61.023601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55858657">
                <text:p>1.555858657</text:p>
              </table:table-cell>
              <table:table-cell office:value-type="float" office:value="0.00015594">
                <text:p>0.00015594</text:p>
              </table:table-cell>
              <table:table-cell office:value-type="float" office:value="3.173142446">
                <text:p>3.173142446</text:p>
              </table:table-cell>
              <table:table-cell office:value-type="float" office:value="0.00561384">
                <text:p>0.00561384</text:p>
              </table:table-cell>
              <table:table-cell office:value-type="float" office:value="114.233128056">
                <text:p>114.2331280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650622537">
                <text:p>1.650622537</text:p>
              </table:table-cell>
              <table:table-cell office:value-type="float" office:value="0.000140418">
                <text:p>0.000140418</text:p>
              </table:table-cell>
              <table:table-cell office:value-type="float" office:value="2.988586425">
                <text:p>2.988586425</text:p>
              </table:table-cell>
              <table:table-cell office:value-type="float" office:value="0.005195466">
                <text:p>0.005195466</text:p>
              </table:table-cell>
              <table:table-cell office:value-type="float" office:value="110.577697725">
                <text:p>110.5776977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582467336">
                <text:p>1.582467336</text:p>
              </table:table-cell>
              <table:table-cell office:value-type="float" office:value="0.000152418">
                <text:p>0.000152418</text:p>
              </table:table-cell>
              <table:table-cell office:value-type="float" office:value="2.901075208">
                <text:p>2.901075208</text:p>
              </table:table-cell>
              <table:table-cell office:value-type="float" office:value="0.005791884">
                <text:p>0.005791884</text:p>
              </table:table-cell>
              <table:table-cell office:value-type="float" office:value="110.240857904">
                <text:p>110.2408579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584060949">
                <text:p>1.584060949</text:p>
              </table:table-cell>
              <table:table-cell office:value-type="float" office:value="0.000144777">
                <text:p>0.000144777</text:p>
              </table:table-cell>
              <table:table-cell office:value-type="float" office:value="2.844354179">
                <text:p>2.844354179</text:p>
              </table:table-cell>
              <table:table-cell office:value-type="float" office:value="0.005646303">
                <text:p>0.005646303</text:p>
              </table:table-cell>
              <table:table-cell office:value-type="float" office:value="110.929812981">
                <text:p>110.9298129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607882455">
                <text:p>1.607882455</text:p>
              </table:table-cell>
              <table:table-cell office:value-type="float" office:value="0.000166574">
                <text:p>0.000166574</text:p>
              </table:table-cell>
              <table:table-cell office:value-type="float" office:value="2.633482575">
                <text:p>2.633482575</text:p>
              </table:table-cell>
              <table:table-cell office:value-type="float" office:value="0.00666296">
                <text:p>0.00666296</text:p>
              </table:table-cell>
              <table:table-cell office:value-type="float" office:value="105.339303">
                <text:p>105.3393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2237553">
                <text:p>1.62237553</text:p>
              </table:table-cell>
              <table:table-cell office:value-type="float" office:value="0.000179431">
                <text:p>0.000179431</text:p>
              </table:table-cell>
              <table:table-cell office:value-type="float" office:value="2.648285806">
                <text:p>2.648285806</text:p>
              </table:table-cell>
              <table:table-cell office:value-type="float" office:value="0.007356671">
                <text:p>0.007356671</text:p>
              </table:table-cell>
              <table:table-cell office:value-type="float" office:value="108.579718046">
                <text:p>108.5797180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60751649">
                <text:p>1.660751649</text:p>
              </table:table-cell>
              <table:table-cell office:value-type="float" office:value="0.000158505">
                <text:p>0.000158505</text:p>
              </table:table-cell>
              <table:table-cell office:value-type="float" office:value="2.664342659">
                <text:p>2.664342659</text:p>
              </table:table-cell>
              <table:table-cell office:value-type="float" office:value="0.00665721">
                <text:p>0.00665721</text:p>
              </table:table-cell>
              <table:table-cell office:value-type="float" office:value="111.902391678">
                <text:p>111.9023916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801219498">
                <text:p>1.801219498</text:p>
              </table:table-cell>
              <table:table-cell office:value-type="float" office:value="0.000158391">
                <text:p>0.000158391</text:p>
              </table:table-cell>
              <table:table-cell office:value-type="float" office:value="2.686398543">
                <text:p>2.686398543</text:p>
              </table:table-cell>
              <table:table-cell office:value-type="float" office:value="0.006810813">
                <text:p>0.006810813</text:p>
              </table:table-cell>
              <table:table-cell office:value-type="float" office:value="115.515137349">
                <text:p>115.5151373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89275893">
                <text:p>1.89275893</text:p>
              </table:table-cell>
              <table:table-cell office:value-type="float" office:value="0.000168039">
                <text:p>0.000168039</text:p>
              </table:table-cell>
              <table:table-cell office:value-type="float" office:value="2.95935254">
                <text:p>2.95935254</text:p>
              </table:table-cell>
              <table:table-cell office:value-type="float" office:value="0.007393716">
                <text:p>0.007393716</text:p>
              </table:table-cell>
              <table:table-cell office:value-type="float" office:value="130.21151176">
                <text:p>130.211511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547279045">
                <text:p>1.547279045</text:p>
              </table:table-cell>
              <table:table-cell office:value-type="float" office:value="0.000151783">
                <text:p>0.000151783</text:p>
              </table:table-cell>
              <table:table-cell office:value-type="float" office:value="2.801341725">
                <text:p>2.801341725</text:p>
              </table:table-cell>
              <table:table-cell office:value-type="float" office:value="0.006830235">
                <text:p>0.006830235</text:p>
              </table:table-cell>
              <table:table-cell office:value-type="float" office:value="126.060377625">
                <text:p>126.060377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593500571">
                <text:p>1.593500571</text:p>
              </table:table-cell>
              <table:table-cell office:value-type="float" office:value="0.000161278">
                <text:p>0.000161278</text:p>
              </table:table-cell>
              <table:table-cell office:value-type="float" office:value="2.931113642">
                <text:p>2.931113642</text:p>
              </table:table-cell>
              <table:table-cell office:value-type="float" office:value="0.007418788">
                <text:p>0.007418788</text:p>
              </table:table-cell>
              <table:table-cell office:value-type="float" office:value="134.831227532">
                <text:p>134.8312275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56632525">
                <text:p>1.56632525</text:p>
              </table:table-cell>
              <table:table-cell office:value-type="float" office:value="0.000163443">
                <text:p>0.000163443</text:p>
              </table:table-cell>
              <table:table-cell office:value-type="float" office:value="3.019586771">
                <text:p>3.019586771</text:p>
              </table:table-cell>
              <table:table-cell office:value-type="float" office:value="0.007681821">
                <text:p>0.007681821</text:p>
              </table:table-cell>
              <table:table-cell office:value-type="float" office:value="141.920578237">
                <text:p>141.9205782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41215955">
                <text:p>1.541215955</text:p>
              </table:table-cell>
              <table:table-cell office:value-type="float" office:value="0.000200227">
                <text:p>0.000200227</text:p>
              </table:table-cell>
              <table:table-cell office:value-type="float" office:value="2.98029442">
                <text:p>2.98029442</text:p>
              </table:table-cell>
              <table:table-cell office:value-type="float" office:value="0.009610896">
                <text:p>0.009610896</text:p>
              </table:table-cell>
              <table:table-cell office:value-type="float" office:value="143.05413216">
                <text:p>143.054132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543544987">
                <text:p>1.543544987</text:p>
              </table:table-cell>
              <table:table-cell office:value-type="float" office:value="0.000203549">
                <text:p>0.000203549</text:p>
              </table:table-cell>
              <table:table-cell office:value-type="float" office:value="3.011882842">
                <text:p>3.011882842</text:p>
              </table:table-cell>
              <table:table-cell office:value-type="float" office:value="0.009973901">
                <text:p>0.009973901</text:p>
              </table:table-cell>
              <table:table-cell office:value-type="float" office:value="147.582259258">
                <text:p>147.5822592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609399668">
                <text:p>1.609399668</text:p>
              </table:table-cell>
              <table:table-cell office:value-type="float" office:value="0.000285183">
                <text:p>0.000285183</text:p>
              </table:table-cell>
              <table:table-cell office:value-type="float" office:value="3.02329194">
                <text:p>3.02329194</text:p>
              </table:table-cell>
              <table:table-cell office:value-type="float" office:value="0.01425915">
                <text:p>0.01425915</text:p>
              </table:table-cell>
              <table:table-cell office:value-type="float" office:value="151.164597">
                <text:p>151.1645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656149017">
                <text:p>1.656149017</text:p>
              </table:table-cell>
              <table:table-cell office:value-type="float" office:value="0.000321287">
                <text:p>0.000321287</text:p>
              </table:table-cell>
              <table:table-cell office:value-type="float" office:value="3.057527737">
                <text:p>3.057527737</text:p>
              </table:table-cell>
              <table:table-cell office:value-type="float" office:value="0.016385637">
                <text:p>0.016385637</text:p>
              </table:table-cell>
              <table:table-cell office:value-type="float" office:value="155.933914587">
                <text:p>155.9339145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719568526">
                <text:p>1.719568526</text:p>
              </table:table-cell>
              <table:table-cell office:value-type="float" office:value="0.000636652">
                <text:p>0.000636652</text:p>
              </table:table-cell>
              <table:table-cell office:value-type="float" office:value="3.111811872">
                <text:p>3.111811872</text:p>
              </table:table-cell>
              <table:table-cell office:value-type="float" office:value="0.033105904">
                <text:p>0.033105904</text:p>
              </table:table-cell>
              <table:table-cell office:value-type="float" office:value="161.814217344">
                <text:p>161.8142173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609058091">
                <text:p>1.609058091</text:p>
              </table:table-cell>
              <table:table-cell office:value-type="float" office:value="0.001215682">
                <text:p>0.001215682</text:p>
              </table:table-cell>
              <table:table-cell office:value-type="float" office:value="3.110832164">
                <text:p>3.110832164</text:p>
              </table:table-cell>
              <table:table-cell office:value-type="float" office:value="0.064431146">
                <text:p>0.064431146</text:p>
              </table:table-cell>
              <table:table-cell office:value-type="float" office:value="164.874104692">
                <text:p>164.8741046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625746149">
                <text:p>1.625746149</text:p>
              </table:table-cell>
              <table:table-cell office:value-type="float" office:value="0.000871163">
                <text:p>0.000871163</text:p>
              </table:table-cell>
              <table:table-cell office:value-type="float" office:value="3.160095078">
                <text:p>3.160095078</text:p>
              </table:table-cell>
              <table:table-cell office:value-type="float" office:value="0.047042802">
                <text:p>0.047042802</text:p>
              </table:table-cell>
              <table:table-cell office:value-type="float" office:value="170.645134212">
                <text:p>170.6451342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692845869">
                <text:p>1.692845869</text:p>
              </table:table-cell>
              <table:table-cell office:value-type="float" office:value="0.003582556">
                <text:p>0.003582556</text:p>
              </table:table-cell>
              <table:table-cell office:value-type="float" office:value="3.104075298">
                <text:p>3.104075298</text:p>
              </table:table-cell>
              <table:table-cell office:value-type="float" office:value="0.19704058">
                <text:p>0.19704058</text:p>
              </table:table-cell>
              <table:table-cell office:value-type="float" office:value="170.72414139">
                <text:p>170.724141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77201868">
                <text:p>1.77201868</text:p>
              </table:table-cell>
              <table:table-cell office:value-type="float" office:value="0.01148265">
                <text:p>0.01148265</text:p>
              </table:table-cell>
              <table:table-cell office:value-type="float" office:value="3.19741739">
                <text:p>3.19741739</text:p>
              </table:table-cell>
              <table:table-cell office:value-type="float" office:value="0.6430284">
                <text:p>0.6430284</text:p>
              </table:table-cell>
              <table:table-cell office:value-type="float" office:value="179.05537384">
                <text:p>179.055373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649028162">
                <text:p>1.649028162</text:p>
              </table:table-cell>
              <table:table-cell office:value-type="float" office:value="0.022097016">
                <text:p>0.022097016</text:p>
              </table:table-cell>
              <table:table-cell office:value-type="float" office:value="3.164091644">
                <text:p>3.164091644</text:p>
              </table:table-cell>
              <table:table-cell office:value-type="float" office:value="1.259529912">
                <text:p>1.259529912</text:p>
              </table:table-cell>
              <table:table-cell office:value-type="float" office:value="180.353223708">
                <text:p>180.3532237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667964327">
                <text:p>1.667964327</text:p>
              </table:table-cell>
              <table:table-cell office:value-type="float" office:value="0.032128523">
                <text:p>0.032128523</text:p>
              </table:table-cell>
              <table:table-cell office:value-type="float" office:value="3.124661123">
                <text:p>3.124661123</text:p>
              </table:table-cell>
              <table:table-cell office:value-type="float" office:value="1.863454334">
                <text:p>1.863454334</text:p>
              </table:table-cell>
              <table:table-cell office:value-type="float" office:value="181.230345134">
                <text:p>181.2303451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725515839">
                <text:p>1.725515839</text:p>
              </table:table-cell>
              <table:table-cell office:value-type="float" office:value="0.055017911">
                <text:p>0.055017911</text:p>
              </table:table-cell>
              <table:table-cell office:value-type="float" office:value="3.212340138">
                <text:p>3.212340138</text:p>
              </table:table-cell>
              <table:table-cell office:value-type="float" office:value="3.246056749">
                <text:p>3.246056749</text:p>
              </table:table-cell>
              <table:table-cell office:value-type="float" office:value="189.528068142">
                <text:p>189.5280681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717262935">
                <text:p>1.717262935</text:p>
              </table:table-cell>
              <table:table-cell office:value-type="float" office:value="0.086271693">
                <text:p>0.086271693</text:p>
              </table:table-cell>
              <table:table-cell office:value-type="float" office:value="3.217875708">
                <text:p>3.217875708</text:p>
              </table:table-cell>
              <table:table-cell office:value-type="float" office:value="5.17630158">
                <text:p>5.17630158</text:p>
              </table:table-cell>
              <table:table-cell office:value-type="float" office:value="193.07254248">
                <text:p>193.072542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731243179">
                <text:p>1.731243179</text:p>
              </table:table-cell>
              <table:table-cell office:value-type="float" office:value="0.12920658">
                <text:p>0.12920658</text:p>
              </table:table-cell>
              <table:table-cell office:value-type="float" office:value="3.156445223">
                <text:p>3.156445223</text:p>
              </table:table-cell>
              <table:table-cell office:value-type="float" office:value="7.88160138">
                <text:p>7.88160138</text:p>
              </table:table-cell>
              <table:table-cell office:value-type="float" office:value="192.543158603">
                <text:p>192.5431586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728596625">
                <text:p>1.728596625</text:p>
              </table:table-cell>
              <table:table-cell office:value-type="float" office:value="0.193786602">
                <text:p>0.193786602</text:p>
              </table:table-cell>
              <table:table-cell office:value-type="float" office:value="3.173814606">
                <text:p>3.173814606</text:p>
              </table:table-cell>
              <table:table-cell office:value-type="float" office:value="12.014769324">
                <text:p>12.014769324</text:p>
              </table:table-cell>
              <table:table-cell office:value-type="float" office:value="196.776505572">
                <text:p>196.7765055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77752834">
                <text:p>1.77752834</text:p>
              </table:table-cell>
              <table:table-cell office:value-type="float" office:value="0.283135648">
                <text:p>0.283135648</text:p>
              </table:table-cell>
              <table:table-cell office:value-type="float" office:value="3.088530219">
                <text:p>3.088530219</text:p>
              </table:table-cell>
              <table:table-cell office:value-type="float" office:value="17.837545824">
                <text:p>17.837545824</text:p>
              </table:table-cell>
              <table:table-cell office:value-type="float" office:value="194.577403797">
                <text:p>194.5774037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813315644">
                <text:p>1.813315644</text:p>
              </table:table-cell>
              <table:table-cell office:value-type="float" office:value="0.390519588">
                <text:p>0.390519588</text:p>
              </table:table-cell>
              <table:table-cell office:value-type="float" office:value="2.940701407">
                <text:p>2.940701407</text:p>
              </table:table-cell>
              <table:table-cell office:value-type="float" office:value="24.993253632">
                <text:p>24.993253632</text:p>
              </table:table-cell>
              <table:table-cell office:value-type="float" office:value="188.204890048">
                <text:p>188.2048900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696304404">
                <text:p>1.696304404</text:p>
              </table:table-cell>
              <table:table-cell office:value-type="float" office:value="0.532920039">
                <text:p>0.532920039</text:p>
              </table:table-cell>
              <table:table-cell office:value-type="float" office:value="2.840388677">
                <text:p>2.840388677</text:p>
              </table:table-cell>
              <table:table-cell office:value-type="float" office:value="34.639802535">
                <text:p>34.639802535</text:p>
              </table:table-cell>
              <table:table-cell office:value-type="float" office:value="184.625264005">
                <text:p>184.6252640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800318271">
                <text:p>1.800318271</text:p>
              </table:table-cell>
              <table:table-cell office:value-type="float" office:value="0.719046817">
                <text:p>0.719046817</text:p>
              </table:table-cell>
              <table:table-cell office:value-type="float" office:value="2.674555834">
                <text:p>2.674555834</text:p>
              </table:table-cell>
              <table:table-cell office:value-type="float" office:value="47.457089922">
                <text:p>47.457089922</text:p>
              </table:table-cell>
              <table:table-cell office:value-type="float" office:value="176.520685044">
                <text:p>176.5206850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829780956">
                <text:p>1.829780956</text:p>
              </table:table-cell>
              <table:table-cell office:value-type="float" office:value="0.928187652">
                <text:p>0.928187652</text:p>
              </table:table-cell>
              <table:table-cell office:value-type="float" office:value="2.486931392">
                <text:p>2.486931392</text:p>
              </table:table-cell>
              <table:table-cell office:value-type="float" office:value="62.188572684">
                <text:p>62.188572684</text:p>
              </table:table-cell>
              <table:table-cell office:value-type="float" office:value="166.624403264">
                <text:p>166.6244032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846366415">
                <text:p>1.846366415</text:p>
              </table:table-cell>
              <table:table-cell office:value-type="float" office:value="1.161326303">
                <text:p>1.161326303</text:p>
              </table:table-cell>
              <table:table-cell office:value-type="float" office:value="2.248607299">
                <text:p>2.248607299</text:p>
              </table:table-cell>
              <table:table-cell office:value-type="float" office:value="78.970188604">
                <text:p>78.970188604</text:p>
              </table:table-cell>
              <table:table-cell office:value-type="float" office:value="152.905296332">
                <text:p>152.9052963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869607741">
                <text:p>1.869607741</text:p>
              </table:table-cell>
              <table:table-cell office:value-type="float" office:value="1.250317501">
                <text:p>1.250317501</text:p>
              </table:table-cell>
              <table:table-cell office:value-type="float" office:value="1.777424347">
                <text:p>1.777424347</text:p>
              </table:table-cell>
              <table:table-cell office:value-type="float" office:value="86.271907569">
                <text:p>86.271907569</text:p>
              </table:table-cell>
              <table:table-cell office:value-type="float" office:value="122.642279943">
                <text:p>122.6422799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029113987">
                <text:p>2.029113987</text:p>
              </table:table-cell>
              <table:table-cell office:value-type="float" office:value="1.500975619">
                <text:p>1.500975619</text:p>
              </table:table-cell>
              <table:table-cell office:value-type="float" office:value="1.679163031">
                <text:p>1.679163031</text:p>
              </table:table-cell>
              <table:table-cell office:value-type="float" office:value="105.06829333">
                <text:p>105.06829333</text:p>
              </table:table-cell>
              <table:table-cell office:value-type="float" office:value="117.54141217">
                <text:p>117.541412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838795147">
                <text:p>1.838795147</text:p>
              </table:table-cell>
              <table:table-cell office:value-type="float" office:value="0.000165398">
                <text:p>0.000165398</text:p>
              </table:table-cell>
              <table:table-cell office:value-type="float" office:value="3.102786584">
                <text:p>3.102786584</text:p>
              </table:table-cell>
              <table:table-cell office:value-type="float" office:value="0.011743258">
                <text:p>0.011743258</text:p>
              </table:table-cell>
              <table:table-cell office:value-type="float" office:value="220.297847464">
                <text:p>220.2978474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872262327">
                <text:p>1.872262327</text:p>
              </table:table-cell>
              <table:table-cell office:value-type="float" office:value="0.000146161">
                <text:p>0.000146161</text:p>
              </table:table-cell>
              <table:table-cell office:value-type="float" office:value="2.922223006">
                <text:p>2.922223006</text:p>
              </table:table-cell>
              <table:table-cell office:value-type="float" office:value="0.010523592">
                <text:p>0.010523592</text:p>
              </table:table-cell>
              <table:table-cell office:value-type="float" office:value="210.400056432">
                <text:p>210.4000564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986855264">
                <text:p>1.986855264</text:p>
              </table:table-cell>
              <table:table-cell office:value-type="float" office:value="0.00014556">
                <text:p>0.00014556</text:p>
              </table:table-cell>
              <table:table-cell office:value-type="float" office:value="3.00143387">
                <text:p>3.00143387</text:p>
              </table:table-cell>
              <table:table-cell office:value-type="float" office:value="0.01062588">
                <text:p>0.01062588</text:p>
              </table:table-cell>
              <table:table-cell office:value-type="float" office:value="219.10467251">
                <text:p>219.104672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069466953">
                <text:p>2.069466953</text:p>
              </table:table-cell>
              <table:table-cell office:value-type="float" office:value="0.000165857">
                <text:p>0.000165857</text:p>
              </table:table-cell>
              <table:table-cell office:value-type="float" office:value="2.934207463">
                <text:p>2.934207463</text:p>
              </table:table-cell>
              <table:table-cell office:value-type="float" office:value="0.012273418">
                <text:p>0.012273418</text:p>
              </table:table-cell>
              <table:table-cell office:value-type="float" office:value="217.131352262">
                <text:p>217.1313522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969892976">
                <text:p>1.969892976</text:p>
              </table:table-cell>
              <table:table-cell office:value-type="float" office:value="0.0001773">
                <text:p>0.0001773</text:p>
              </table:table-cell>
              <table:table-cell office:value-type="float" office:value="2.985563413">
                <text:p>2.985563413</text:p>
              </table:table-cell>
              <table:table-cell office:value-type="float" office:value="0.0132975">
                <text:p>0.0132975</text:p>
              </table:table-cell>
              <table:table-cell office:value-type="float" office:value="223.917255975">
                <text:p>223.9172559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931313033">
                <text:p>1.931313033</text:p>
              </table:table-cell>
              <table:table-cell office:value-type="float" office:value="0.000157116">
                <text:p>0.000157116</text:p>
              </table:table-cell>
              <table:table-cell office:value-type="float" office:value="2.941851953">
                <text:p>2.941851953</text:p>
              </table:table-cell>
              <table:table-cell office:value-type="float" office:value="0.011940816">
                <text:p>0.011940816</text:p>
              </table:table-cell>
              <table:table-cell office:value-type="float" office:value="223.580748428">
                <text:p>223.5807484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948454227">
                <text:p>1.948454227</text:p>
              </table:table-cell>
              <table:table-cell office:value-type="float" office:value="0.000162435">
                <text:p>0.000162435</text:p>
              </table:table-cell>
              <table:table-cell office:value-type="float" office:value="3.172004302">
                <text:p>3.172004302</text:p>
              </table:table-cell>
              <table:table-cell office:value-type="float" office:value="0.012507495">
                <text:p>0.012507495</text:p>
              </table:table-cell>
              <table:table-cell office:value-type="float" office:value="244.244331254">
                <text:p>244.2443312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013610782">
                <text:p>2.013610782</text:p>
              </table:table-cell>
              <table:table-cell office:value-type="float" office:value="0.000160648">
                <text:p>0.000160648</text:p>
              </table:table-cell>
              <table:table-cell office:value-type="float" office:value="3.029720935">
                <text:p>3.029720935</text:p>
              </table:table-cell>
              <table:table-cell office:value-type="float" office:value="0.012530544">
                <text:p>0.012530544</text:p>
              </table:table-cell>
              <table:table-cell office:value-type="float" office:value="236.31823293">
                <text:p>236.318232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642721929">
                <text:p>1.642721929</text:p>
              </table:table-cell>
              <table:table-cell office:value-type="float" office:value="0.000174851">
                <text:p>0.000174851</text:p>
              </table:table-cell>
              <table:table-cell office:value-type="float" office:value="3.177031927">
                <text:p>3.177031927</text:p>
              </table:table-cell>
              <table:table-cell office:value-type="float" office:value="0.013813229">
                <text:p>0.013813229</text:p>
              </table:table-cell>
              <table:table-cell office:value-type="float" office:value="250.985522233">
                <text:p>250.9855222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733523245">
                <text:p>1.733523245</text:p>
              </table:table-cell>
              <table:table-cell office:value-type="float" office:value="0.000152237">
                <text:p>0.000152237</text:p>
              </table:table-cell>
              <table:table-cell office:value-type="float" office:value="3.081153251">
                <text:p>3.081153251</text:p>
              </table:table-cell>
              <table:table-cell office:value-type="float" office:value="0.01217896">
                <text:p>0.01217896</text:p>
              </table:table-cell>
              <table:table-cell office:value-type="float" office:value="246.49226008">
                <text:p>246.492260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704887205">
                <text:p>1.704887205</text:p>
              </table:table-cell>
              <table:table-cell office:value-type="float" office:value="0.000163724">
                <text:p>0.000163724</text:p>
              </table:table-cell>
              <table:table-cell office:value-type="float" office:value="3.30430442">
                <text:p>3.30430442</text:p>
              </table:table-cell>
              <table:table-cell office:value-type="float" office:value="0.013261644">
                <text:p>0.013261644</text:p>
              </table:table-cell>
              <table:table-cell office:value-type="float" office:value="267.64865802">
                <text:p>267.648658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98358982">
                <text:p>1.698358982</text:p>
              </table:table-cell>
              <table:table-cell office:value-type="float" office:value="0.00017008">
                <text:p>0.00017008</text:p>
              </table:table-cell>
              <table:table-cell office:value-type="float" office:value="3.280324614">
                <text:p>3.280324614</text:p>
              </table:table-cell>
              <table:table-cell office:value-type="float" office:value="0.01394656">
                <text:p>0.01394656</text:p>
              </table:table-cell>
              <table:table-cell office:value-type="float" office:value="268.986618348">
                <text:p>268.9866183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9641114">
                <text:p>1.69641114</text:p>
              </table:table-cell>
              <table:table-cell office:value-type="float" office:value="0.000143787">
                <text:p>0.000143787</text:p>
              </table:table-cell>
              <table:table-cell office:value-type="float" office:value="3.100754473">
                <text:p>3.100754473</text:p>
              </table:table-cell>
              <table:table-cell office:value-type="float" office:value="0.011934321">
                <text:p>0.011934321</text:p>
              </table:table-cell>
              <table:table-cell office:value-type="float" office:value="257.362621259">
                <text:p>257.3626212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719889621">
                <text:p>1.719889621</text:p>
              </table:table-cell>
              <table:table-cell office:value-type="float" office:value="0.000158753">
                <text:p>0.000158753</text:p>
              </table:table-cell>
              <table:table-cell office:value-type="float" office:value="3.208990014">
                <text:p>3.208990014</text:p>
              </table:table-cell>
              <table:table-cell office:value-type="float" office:value="0.013335252">
                <text:p>0.013335252</text:p>
              </table:table-cell>
              <table:table-cell office:value-type="float" office:value="269.555161176">
                <text:p>269.5551611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768785987">
                <text:p>1.768785987</text:p>
              </table:table-cell>
              <table:table-cell office:value-type="float" office:value="0.000173625">
                <text:p>0.000173625</text:p>
              </table:table-cell>
              <table:table-cell office:value-type="float" office:value="3.377894163">
                <text:p>3.377894163</text:p>
              </table:table-cell>
              <table:table-cell office:value-type="float" office:value="0.014758125">
                <text:p>0.014758125</text:p>
              </table:table-cell>
              <table:table-cell office:value-type="float" office:value="287.121003855">
                <text:p>287.1210038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82942971">
                <text:p>1.82942971</text:p>
              </table:table-cell>
              <table:table-cell office:value-type="float" office:value="0.00016007">
                <text:p>0.00016007</text:p>
              </table:table-cell>
              <table:table-cell office:value-type="float" office:value="3.437621812">
                <text:p>3.437621812</text:p>
              </table:table-cell>
              <table:table-cell office:value-type="float" office:value="0.01376602">
                <text:p>0.01376602</text:p>
              </table:table-cell>
              <table:table-cell office:value-type="float" office:value="295.635475832">
                <text:p>295.6354758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81988612">
                <text:p>1.81988612</text:p>
              </table:table-cell>
              <table:table-cell office:value-type="float" office:value="0.000157971">
                <text:p>0.000157971</text:p>
              </table:table-cell>
              <table:table-cell office:value-type="float" office:value="3.358457858">
                <text:p>3.358457858</text:p>
              </table:table-cell>
              <table:table-cell office:value-type="float" office:value="0.013743477">
                <text:p>0.013743477</text:p>
              </table:table-cell>
              <table:table-cell office:value-type="float" office:value="292.185833646">
                <text:p>292.1858336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844746514">
                <text:p>1.844746514</text:p>
              </table:table-cell>
              <table:table-cell office:value-type="float" office:value="0.000174122">
                <text:p>0.000174122</text:p>
              </table:table-cell>
              <table:table-cell office:value-type="float" office:value="3.394838753">
                <text:p>3.394838753</text:p>
              </table:table-cell>
              <table:table-cell office:value-type="float" office:value="0.015322736">
                <text:p>0.015322736</text:p>
              </table:table-cell>
              <table:table-cell office:value-type="float" office:value="298.745810264">
                <text:p>298.7458102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72975989">
                <text:p>1.772975989</text:p>
              </table:table-cell>
              <table:table-cell office:value-type="float" office:value="0.000155295">
                <text:p>0.000155295</text:p>
              </table:table-cell>
              <table:table-cell office:value-type="float" office:value="3.475726407">
                <text:p>3.475726407</text:p>
              </table:table-cell>
              <table:table-cell office:value-type="float" office:value="0.013821255">
                <text:p>0.013821255</text:p>
              </table:table-cell>
              <table:table-cell office:value-type="float" office:value="309.339650223">
                <text:p>309.3396502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808582329">
                <text:p>1.808582329</text:p>
              </table:table-cell>
              <table:table-cell office:value-type="float" office:value="0.000179711">
                <text:p>0.000179711</text:p>
              </table:table-cell>
              <table:table-cell office:value-type="float" office:value="3.514327183">
                <text:p>3.514327183</text:p>
              </table:table-cell>
              <table:table-cell office:value-type="float" office:value="0.01617399">
                <text:p>0.01617399</text:p>
              </table:table-cell>
              <table:table-cell office:value-type="float" office:value="316.28944647">
                <text:p>316.289446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72981965">
                <text:p>1.872981965</text:p>
              </table:table-cell>
              <table:table-cell office:value-type="float" office:value="0.000161995">
                <text:p>0.000161995</text:p>
              </table:table-cell>
              <table:table-cell office:value-type="float" office:value="3.46360094">
                <text:p>3.46360094</text:p>
              </table:table-cell>
              <table:table-cell office:value-type="float" office:value="0.014741545">
                <text:p>0.014741545</text:p>
              </table:table-cell>
              <table:table-cell office:value-type="float" office:value="315.18768554">
                <text:p>315.187685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46889057">
                <text:p>1.846889057</text:p>
              </table:table-cell>
              <table:table-cell office:value-type="float" office:value="0.000193589">
                <text:p>0.000193589</text:p>
              </table:table-cell>
              <table:table-cell office:value-type="float" office:value="3.51877093">
                <text:p>3.51877093</text:p>
              </table:table-cell>
              <table:table-cell office:value-type="float" office:value="0.017810188">
                <text:p>0.017810188</text:p>
              </table:table-cell>
              <table:table-cell office:value-type="float" office:value="323.72692556">
                <text:p>323.726925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21287056">
                <text:p>1.821287056</text:p>
              </table:table-cell>
              <table:table-cell office:value-type="float" office:value="0.000193954">
                <text:p>0.000193954</text:p>
              </table:table-cell>
              <table:table-cell office:value-type="float" office:value="3.574464727">
                <text:p>3.574464727</text:p>
              </table:table-cell>
              <table:table-cell office:value-type="float" office:value="0.018037722">
                <text:p>0.018037722</text:p>
              </table:table-cell>
              <table:table-cell office:value-type="float" office:value="332.425219611">
                <text:p>332.4252196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0162405">
                <text:p>1.860162405</text:p>
              </table:table-cell>
              <table:table-cell office:value-type="float" office:value="0.000156432">
                <text:p>0.000156432</text:p>
              </table:table-cell>
              <table:table-cell office:value-type="float" office:value="3.599144328">
                <text:p>3.599144328</text:p>
              </table:table-cell>
              <table:table-cell office:value-type="float" office:value="0.014704608">
                <text:p>0.014704608</text:p>
              </table:table-cell>
              <table:table-cell office:value-type="float" office:value="338.319566832">
                <text:p>338.3195668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75023773">
                <text:p>1.875023773</text:p>
              </table:table-cell>
              <table:table-cell office:value-type="float" office:value="0.000160495">
                <text:p>0.000160495</text:p>
              </table:table-cell>
              <table:table-cell office:value-type="float" office:value="3.625576357">
                <text:p>3.625576357</text:p>
              </table:table-cell>
              <table:table-cell office:value-type="float" office:value="0.015247025">
                <text:p>0.015247025</text:p>
              </table:table-cell>
              <table:table-cell office:value-type="float" office:value="344.429753915">
                <text:p>344.4297539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03593895">
                <text:p>1.903593895</text:p>
              </table:table-cell>
              <table:table-cell office:value-type="float" office:value="0.00016441">
                <text:p>0.00016441</text:p>
              </table:table-cell>
              <table:table-cell office:value-type="float" office:value="3.893458422">
                <text:p>3.893458422</text:p>
              </table:table-cell>
              <table:table-cell office:value-type="float" office:value="0.01578336">
                <text:p>0.01578336</text:p>
              </table:table-cell>
              <table:table-cell office:value-type="float" office:value="373.772008512">
                <text:p>373.7720085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159074009">
                <text:p>2.159074009</text:p>
              </table:table-cell>
              <table:table-cell office:value-type="float" office:value="0.000166387">
                <text:p>0.000166387</text:p>
              </table:table-cell>
              <table:table-cell office:value-type="float" office:value="3.826184426">
                <text:p>3.826184426</text:p>
              </table:table-cell>
              <table:table-cell office:value-type="float" office:value="0.016139539">
                <text:p>0.016139539</text:p>
              </table:table-cell>
              <table:table-cell office:value-type="float" office:value="371.139889322">
                <text:p>371.1398893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54410201">
                <text:p>1.954410201</text:p>
              </table:table-cell>
              <table:table-cell office:value-type="float" office:value="0.000165344">
                <text:p>0.000165344</text:p>
              </table:table-cell>
              <table:table-cell office:value-type="float" office:value="3.698874562">
                <text:p>3.698874562</text:p>
              </table:table-cell>
              <table:table-cell office:value-type="float" office:value="0.016203712">
                <text:p>0.016203712</text:p>
              </table:table-cell>
              <table:table-cell office:value-type="float" office:value="362.489707076">
                <text:p>362.4897070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5109844">
                <text:p>1.95109844</text:p>
              </table:table-cell>
              <table:table-cell office:value-type="float" office:value="0.000220542">
                <text:p>0.000220542</text:p>
              </table:table-cell>
              <table:table-cell office:value-type="float" office:value="3.766500271">
                <text:p>3.766500271</text:p>
              </table:table-cell>
              <table:table-cell office:value-type="float" office:value="0.021833658">
                <text:p>0.021833658</text:p>
              </table:table-cell>
              <table:table-cell office:value-type="float" office:value="372.883526829">
                <text:p>372.8835268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9774191">
                <text:p>1.989774191</text:p>
              </table:table-cell>
              <table:table-cell office:value-type="float" office:value="0.000170444">
                <text:p>0.000170444</text:p>
              </table:table-cell>
              <table:table-cell office:value-type="float" office:value="3.726275201">
                <text:p>3.726275201</text:p>
              </table:table-cell>
              <table:table-cell office:value-type="float" office:value="0.0170444">
                <text:p>0.0170444</text:p>
              </table:table-cell>
              <table:table-cell office:value-type="float" office:value="372.6275201">
                <text:p>372.62752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003963347">
                <text:p>2.003963347</text:p>
              </table:table-cell>
              <table:table-cell office:value-type="float" office:value="0.000165296">
                <text:p>0.000165296</text:p>
              </table:table-cell>
              <table:table-cell office:value-type="float" office:value="3.836169534">
                <text:p>3.836169534</text:p>
              </table:table-cell>
              <table:table-cell office:value-type="float" office:value="0.016694896">
                <text:p>0.016694896</text:p>
              </table:table-cell>
              <table:table-cell office:value-type="float" office:value="387.453122934">
                <text:p>387.4531229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962584794">
                <text:p>1.962584794</text:p>
              </table:table-cell>
              <table:table-cell office:value-type="float" office:value="0.000159512">
                <text:p>0.000159512</text:p>
              </table:table-cell>
              <table:table-cell office:value-type="float" office:value="3.849992208">
                <text:p>3.849992208</text:p>
              </table:table-cell>
              <table:table-cell office:value-type="float" office:value="0.016270224">
                <text:p>0.016270224</text:p>
              </table:table-cell>
              <table:table-cell office:value-type="float" office:value="392.699205216">
                <text:p>392.6992052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1835441">
                <text:p>2.041835441</text:p>
              </table:table-cell>
              <table:table-cell office:value-type="float" office:value="0.000157873">
                <text:p>0.000157873</text:p>
              </table:table-cell>
              <table:table-cell office:value-type="float" office:value="3.965106603">
                <text:p>3.965106603</text:p>
              </table:table-cell>
              <table:table-cell office:value-type="float" office:value="0.016260919">
                <text:p>0.016260919</text:p>
              </table:table-cell>
              <table:table-cell office:value-type="float" office:value="408.405980109">
                <text:p>408.4059801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26487702">
                <text:p>2.026487702</text:p>
              </table:table-cell>
              <table:table-cell office:value-type="float" office:value="0.000163855">
                <text:p>0.000163855</text:p>
              </table:table-cell>
              <table:table-cell office:value-type="float" office:value="3.88720311">
                <text:p>3.88720311</text:p>
              </table:table-cell>
              <table:table-cell office:value-type="float" office:value="0.01704092">
                <text:p>0.01704092</text:p>
              </table:table-cell>
              <table:table-cell office:value-type="float" office:value="404.26912344">
                <text:p>404.269123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68788939">
                <text:p>2.068788939</text:p>
              </table:table-cell>
              <table:table-cell office:value-type="float" office:value="0.00017508">
                <text:p>0.00017508</text:p>
              </table:table-cell>
              <table:table-cell office:value-type="float" office:value="3.952148591">
                <text:p>3.952148591</text:p>
              </table:table-cell>
              <table:table-cell office:value-type="float" office:value="0.0183834">
                <text:p>0.0183834</text:p>
              </table:table-cell>
              <table:table-cell office:value-type="float" office:value="414.975602055">
                <text:p>414.9756020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080841246">
                <text:p>2.080841246</text:p>
              </table:table-cell>
              <table:table-cell office:value-type="float" office:value="0.000161514">
                <text:p>0.000161514</text:p>
              </table:table-cell>
              <table:table-cell office:value-type="float" office:value="3.943918202">
                <text:p>3.943918202</text:p>
              </table:table-cell>
              <table:table-cell office:value-type="float" office:value="0.017120484">
                <text:p>0.017120484</text:p>
              </table:table-cell>
              <table:table-cell office:value-type="float" office:value="418.055329412">
                <text:p>418.0553294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01165797">
                <text:p>2.101165797</text:p>
              </table:table-cell>
              <table:table-cell office:value-type="float" office:value="0.000173273">
                <text:p>0.000173273</text:p>
              </table:table-cell>
              <table:table-cell office:value-type="float" office:value="4.02963741">
                <text:p>4.02963741</text:p>
              </table:table-cell>
              <table:table-cell office:value-type="float" office:value="0.018540211">
                <text:p>0.018540211</text:p>
              </table:table-cell>
              <table:table-cell office:value-type="float" office:value="431.17120287">
                <text:p>431.1712028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053327002">
                <text:p>2.053327002</text:p>
              </table:table-cell>
              <table:table-cell office:value-type="float" office:value="0.000150771">
                <text:p>0.000150771</text:p>
              </table:table-cell>
              <table:table-cell office:value-type="float" office:value="4.088667392">
                <text:p>4.088667392</text:p>
              </table:table-cell>
              <table:table-cell office:value-type="float" office:value="0.016283268">
                <text:p>0.016283268</text:p>
              </table:table-cell>
              <table:table-cell office:value-type="float" office:value="441.576078336">
                <text:p>441.5760783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224946705">
                <text:p>2.224946705</text:p>
              </table:table-cell>
              <table:table-cell office:value-type="float" office:value="0.000153456">
                <text:p>0.000153456</text:p>
              </table:table-cell>
              <table:table-cell office:value-type="float" office:value="4.099045295">
                <text:p>4.099045295</text:p>
              </table:table-cell>
              <table:table-cell office:value-type="float" office:value="0.016726704">
                <text:p>0.016726704</text:p>
              </table:table-cell>
              <table:table-cell office:value-type="float" office:value="446.795937155">
                <text:p>446.7959371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1706372">
                <text:p>2.181706372</text:p>
              </table:table-cell>
              <table:table-cell office:value-type="float" office:value="0.00017332">
                <text:p>0.00017332</text:p>
              </table:table-cell>
              <table:table-cell office:value-type="float" office:value="4.194222427">
                <text:p>4.194222427</text:p>
              </table:table-cell>
              <table:table-cell office:value-type="float" office:value="0.0190652">
                <text:p>0.0190652</text:p>
              </table:table-cell>
              <table:table-cell office:value-type="float" office:value="461.36446697">
                <text:p>461.364466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091464288">
                <text:p>2.091464288</text:p>
              </table:table-cell>
              <table:table-cell office:value-type="float" office:value="0.000178247">
                <text:p>0.000178247</text:p>
              </table:table-cell>
              <table:table-cell office:value-type="float" office:value="4.205902386">
                <text:p>4.205902386</text:p>
              </table:table-cell>
              <table:table-cell office:value-type="float" office:value="0.019785417">
                <text:p>0.019785417</text:p>
              </table:table-cell>
              <table:table-cell office:value-type="float" office:value="466.855164846">
                <text:p>466.8551648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125770454">
                <text:p>2.125770454</text:p>
              </table:table-cell>
              <table:table-cell office:value-type="float" office:value="0.000171026">
                <text:p>0.000171026</text:p>
              </table:table-cell>
              <table:table-cell office:value-type="float" office:value="4.175038454">
                <text:p>4.175038454</text:p>
              </table:table-cell>
              <table:table-cell office:value-type="float" office:value="0.019154912">
                <text:p>0.019154912</text:p>
              </table:table-cell>
              <table:table-cell office:value-type="float" office:value="467.604306848">
                <text:p>467.6043068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168166081">
                <text:p>2.168166081</text:p>
              </table:table-cell>
              <table:table-cell office:value-type="float" office:value="0.004555297">
                <text:p>0.004555297</text:p>
              </table:table-cell>
              <table:table-cell office:value-type="float" office:value="3.368594581">
                <text:p>3.368594581</text:p>
              </table:table-cell>
              <table:table-cell office:value-type="float" office:value="0.514748561">
                <text:p>0.514748561</text:p>
              </table:table-cell>
              <table:table-cell office:value-type="float" office:value="380.651187653">
                <text:p>380.6511876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42370859">
                <text:p>2.242370859</text:p>
              </table:table-cell>
              <table:table-cell office:value-type="float" office:value="0.000160563">
                <text:p>0.000160563</text:p>
              </table:table-cell>
              <table:table-cell office:value-type="float" office:value="3.193060164">
                <text:p>3.193060164</text:p>
              </table:table-cell>
              <table:table-cell office:value-type="float" office:value="0.018304182">
                <text:p>0.018304182</text:p>
              </table:table-cell>
              <table:table-cell office:value-type="float" office:value="364.008858696">
                <text:p>364.0088586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69220085">
                <text:p>2.269220085</text:p>
              </table:table-cell>
              <table:table-cell office:value-type="float" office:value="0.000159702">
                <text:p>0.000159702</text:p>
              </table:table-cell>
              <table:table-cell office:value-type="float" office:value="3.256233011">
                <text:p>3.256233011</text:p>
              </table:table-cell>
              <table:table-cell office:value-type="float" office:value="0.01836573">
                <text:p>0.01836573</text:p>
              </table:table-cell>
              <table:table-cell office:value-type="float" office:value="374.466796265">
                <text:p>374.4667962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47255979">
                <text:p>2.347255979</text:p>
              </table:table-cell>
              <table:table-cell office:value-type="float" office:value="0.000164129">
                <text:p>0.000164129</text:p>
              </table:table-cell>
              <table:table-cell office:value-type="float" office:value="3.228115821">
                <text:p>3.228115821</text:p>
              </table:table-cell>
              <table:table-cell office:value-type="float" office:value="0.019038964">
                <text:p>0.019038964</text:p>
              </table:table-cell>
              <table:table-cell office:value-type="float" office:value="374.461435236">
                <text:p>374.4614352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06518176">
                <text:p>2.306518176</text:p>
              </table:table-cell>
              <table:table-cell office:value-type="float" office:value="0.00017304">
                <text:p>0.00017304</text:p>
              </table:table-cell>
              <table:table-cell office:value-type="float" office:value="3.414179259">
                <text:p>3.414179259</text:p>
              </table:table-cell>
              <table:table-cell office:value-type="float" office:value="0.02024568">
                <text:p>0.02024568</text:p>
              </table:table-cell>
              <table:table-cell office:value-type="float" office:value="399.458973303">
                <text:p>399.45897330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259022391">
                <text:p>2.259022391</text:p>
              </table:table-cell>
              <table:table-cell office:value-type="float" office:value="0.000169979">
                <text:p>0.000169979</text:p>
              </table:table-cell>
              <table:table-cell office:value-type="float" office:value="3.294813327">
                <text:p>3.294813327</text:p>
              </table:table-cell>
              <table:table-cell office:value-type="float" office:value="0.020057522">
                <text:p>0.020057522</text:p>
              </table:table-cell>
              <table:table-cell office:value-type="float" office:value="388.787972586">
                <text:p>388.7879725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239326824">
                <text:p>2.239326824</text:p>
              </table:table-cell>
              <table:table-cell office:value-type="float" office:value="0.000149574">
                <text:p>0.000149574</text:p>
              </table:table-cell>
              <table:table-cell office:value-type="float" office:value="3.293968547">
                <text:p>3.293968547</text:p>
              </table:table-cell>
              <table:table-cell office:value-type="float" office:value="0.017799306">
                <text:p>0.017799306</text:p>
              </table:table-cell>
              <table:table-cell office:value-type="float" office:value="391.982257093">
                <text:p>391.9822570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290382047">
                <text:p>2.290382047</text:p>
              </table:table-cell>
              <table:table-cell office:value-type="float" office:value="0.000161939">
                <text:p>0.000161939</text:p>
              </table:table-cell>
              <table:table-cell office:value-type="float" office:value="3.324514532">
                <text:p>3.324514532</text:p>
              </table:table-cell>
              <table:table-cell office:value-type="float" office:value="0.01943268">
                <text:p>0.01943268</text:p>
              </table:table-cell>
              <table:table-cell office:value-type="float" office:value="398.94174384">
                <text:p>398.941743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778114289">
                <text:p>1.778114289</text:p>
              </table:table-cell>
              <table:table-cell office:value-type="float" office:value="0.00018006">
                <text:p>0.00018006</text:p>
              </table:table-cell>
              <table:table-cell office:value-type="float" office:value="3.336232646">
                <text:p>3.336232646</text:p>
              </table:table-cell>
              <table:table-cell office:value-type="float" office:value="0.02178726">
                <text:p>0.02178726</text:p>
              </table:table-cell>
              <table:table-cell office:value-type="float" office:value="403.684150166">
                <text:p>403.68415016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803421336">
                <text:p>1.803421336</text:p>
              </table:table-cell>
              <table:table-cell office:value-type="float" office:value="0.000182892">
                <text:p>0.000182892</text:p>
              </table:table-cell>
              <table:table-cell office:value-type="float" office:value="3.37549458">
                <text:p>3.37549458</text:p>
              </table:table-cell>
              <table:table-cell office:value-type="float" office:value="0.022312824">
                <text:p>0.022312824</text:p>
              </table:table-cell>
              <table:table-cell office:value-type="float" office:value="411.81033876">
                <text:p>411.810338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785482262">
                <text:p>1.785482262</text:p>
              </table:table-cell>
              <table:table-cell office:value-type="float" office:value="0.000162907">
                <text:p>0.000162907</text:p>
              </table:table-cell>
              <table:table-cell office:value-type="float" office:value="3.367074436">
                <text:p>3.367074436</text:p>
              </table:table-cell>
              <table:table-cell office:value-type="float" office:value="0.020037561">
                <text:p>0.020037561</text:p>
              </table:table-cell>
              <table:table-cell office:value-type="float" office:value="414.150155628">
                <text:p>414.1501556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813858543">
                <text:p>1.813858543</text:p>
              </table:table-cell>
              <table:table-cell office:value-type="float" office:value="0.000182104">
                <text:p>0.000182104</text:p>
              </table:table-cell>
              <table:table-cell office:value-type="float" office:value="3.369133324">
                <text:p>3.369133324</text:p>
              </table:table-cell>
              <table:table-cell office:value-type="float" office:value="0.022580896">
                <text:p>0.022580896</text:p>
              </table:table-cell>
              <table:table-cell office:value-type="float" office:value="417.772532176">
                <text:p>417.7725321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834466532">
                <text:p>1.834466532</text:p>
              </table:table-cell>
              <table:table-cell office:value-type="float" office:value="0.00024869">
                <text:p>0.00024869</text:p>
              </table:table-cell>
              <table:table-cell office:value-type="float" office:value="3.365707169">
                <text:p>3.365707169</text:p>
              </table:table-cell>
              <table:table-cell office:value-type="float" office:value="0.03108625">
                <text:p>0.03108625</text:p>
              </table:table-cell>
              <table:table-cell office:value-type="float" office:value="420.713396125">
                <text:p>420.7133961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834812124">
                <text:p>1.834812124</text:p>
              </table:table-cell>
              <table:table-cell office:value-type="float" office:value="0.000187754">
                <text:p>0.000187754</text:p>
              </table:table-cell>
              <table:table-cell office:value-type="float" office:value="3.444660552">
                <text:p>3.444660552</text:p>
              </table:table-cell>
              <table:table-cell office:value-type="float" office:value="0.023657004">
                <text:p>0.023657004</text:p>
              </table:table-cell>
              <table:table-cell office:value-type="float" office:value="434.027229552">
                <text:p>434.0272295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836855357">
                <text:p>1.836855357</text:p>
              </table:table-cell>
              <table:table-cell office:value-type="float" office:value="0.00018367">
                <text:p>0.00018367</text:p>
              </table:table-cell>
              <table:table-cell office:value-type="float" office:value="3.45000692">
                <text:p>3.45000692</text:p>
              </table:table-cell>
              <table:table-cell office:value-type="float" office:value="0.02332609">
                <text:p>0.02332609</text:p>
              </table:table-cell>
              <table:table-cell office:value-type="float" office:value="438.15087884">
                <text:p>438.150878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891213936">
                <text:p>1.891213936</text:p>
              </table:table-cell>
              <table:table-cell office:value-type="float" office:value="0.000165708">
                <text:p>0.000165708</text:p>
              </table:table-cell>
              <table:table-cell office:value-type="float" office:value="3.512947368">
                <text:p>3.512947368</text:p>
              </table:table-cell>
              <table:table-cell office:value-type="float" office:value="0.021210624">
                <text:p>0.021210624</text:p>
              </table:table-cell>
              <table:table-cell office:value-type="float" office:value="449.657263104">
                <text:p>449.6572631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